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3.175cm"/>
    </style:style>
    <style:style style:name="co0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5.265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0.794cm"/>
    </style:style>
    <style:style style:name="co9" style:family="table-column">
      <style:table-column-properties fo:break-before="auto" style:column-width="0.635cm"/>
    </style:style>
    <style:style style:name="ro7" style:family="table-row">
      <style:table-row-properties style:row-height="0.459cm" fo:break-before="auto" style:use-optimal-row-height="false"/>
    </style:style>
    <style:style style:name="ro0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517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1" style:family="table-row">
      <style:table-row-properties style:row-height="1.023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0.811cm" fo:break-before="auto" style:use-optimal-row-height="false"/>
    </style:style>
    <style:style style:name="ta0" style:family="table" style:master-page-name="mp0">
      <style:table-properties table:display="true" style:writing-mode="lr-tb"/>
    </style:style>
    <style:style style:name="ce46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80808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ff9900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dddddd" style:text-align-source="fix" style:repeat-content="false" fo:wrap-option="wrap"/>
      <style:paragraph-properties fo:text-align="end"/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99cc00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9900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0c0c0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99cc00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5" style:base-cell-address="'July 2011 _Time_'.A48"/>
    </style:style>
    <style:style style:name="ce11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wrap" fo:border-left="none" fo:border-right="none" fo:border-top="none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12" style:family="table-cell" style:parent-style-name="Default" style:data-style-name="N10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0.035cm solid #000000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3" style:family="table-cell" style:parent-style-name="Default" style:data-style-name="N10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0.035cm solid #000000" fo:border-top="none"/>
      <style:paragraph-properties fo:text-align="end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style-complex="normal" style:font-weight-complex="bold"/>
    </style:style>
    <style:style style:name="ce14" style:family="table-cell" style:parent-style-name="Default" style:data-style-name="N10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0.035cm solid #000000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5" style:family="table-cell" style:parent-style-name="Default" style:data-style-name="N10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0.035cm solid #000000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 style:data-style-name="N10">
      <style:table-cell-properties fo:background-color="#dddddd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7" style:family="table-cell" style:parent-style-name="Default" style:data-style-name="N10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0.035cm solid #000000" fo:border-top="none"/>
      <style:paragraph-properties fo:text-align="end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dddddd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dddddd" style:text-align-source="fix" style:repeat-content="false" fo:wrap-option="wrap"/>
      <style:paragraph-properties fo:text-align="start"/>
    </style:style>
    <style:style style:name="ce21" style:family="table-cell" style:parent-style-name="Default">
      <style:table-cell-properties fo:background-color="#00ffff" style:text-align-source="fix" style:repeat-content="false" fo:wrap-option="wrap"/>
      <style:paragraph-properties fo:text-align="start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dddddd" style:text-align-source="fix" style:repeat-content="false" fo:wrap-option="wrap"/>
      <style:paragraph-properties fo:text-align="start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wrap-option="wrap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wrap-option="wrap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dddddd" fo:wrap-option="wrap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dddddd" fo:wrap-option="wrap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2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035cm solid #000000" fo:border-right="none" fo:border-top="none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035cm solid #000000" fo:background-color="#dddddd" style:diagonal-bl-tr="none" style:diagonal-tl-br="none" fo:wrap-option="wrap" fo:border-left="0.035cm solid #000000" fo:border-right="none" fo:border-top="none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none" fo:background-color="#dddddd" style:diagonal-bl-tr="none" style:diagonal-tl-br="none" fo:wrap-option="wrap" fo:border-left="0.035cm solid #000000" fo:border-right="none" fo:border-top="0.035cm solid #000000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none" fo:background-color="#dddddd" style:diagonal-bl-tr="none" style:diagonal-tl-br="none" fo:wrap-option="wrap" fo:border-left="0.035cm solid #000000" fo:border-right="none" fo:border-top="none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dddddd" fo:wrap-option="wrap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fo:background-color="#dddddd" style:diagonal-bl-tr="none" style:diagonal-tl-br="none" fo:wrap-option="wrap" fo:border-left="0.035cm solid #000000" fo:border-right="none" fo:border-top="none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33" style:family="table-cell" style:parent-style-name="Default">
      <style:table-cell-properties fo:border-bottom="none" fo:background-color="#dddddd" style:diagonal-bl-tr="none" style:diagonal-tl-br="none" fo:wrap-option="wrap" fo:border-left="0.035cm solid #000000" fo:border-right="0.035cm solid #000000" fo:border-top="none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5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5" style:base-cell-address="'July 2011 _Time_'.A48"/>
    </style:style>
    <style:style style:name="ce38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dddddd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40" style:family="table-cell" style:parent-style-name="Default">
      <style:table-cell-properties fo:border-bottom="0.035cm solid #000000" fo:background-color="#dddddd" style:diagonal-bl-tr="none" style:diagonal-tl-br="none" fo:wrap-option="wrap" fo:border-left="none" fo:border-right="none" fo:border-top="none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none" fo:border-right="none" fo:border-top="0.035cm solid #000000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42" style:family="table-cell" style:parent-style-name="Default">
      <style:table-cell-properties fo:background-color="#dddddd" fo:wrap-option="wrap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43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  <style:map style:condition="cell-content()&lt;0" style:apply-style-name="cf-6" style:base-cell-address="'July 2011 _Time_'.D49"/>
      <style:map style:condition="cell-content()=0" style:apply-style-name="cf-7" style:base-cell-address="'July 2011 _Time_'.D49"/>
      <style:map style:condition="cell-content()&gt;0" style:apply-style-name="cf-1" style:base-cell-address="'July 2011 _Time_'.D49"/>
    </style:style>
    <style:style style:name="ce44" style:family="table-cell" style:parent-style-name="Default">
      <style:table-cell-properties fo:background-color="#dddddd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4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none" fo:border-right="none" fo:border-top="0.035cm solid #000000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47" style:family="table-cell" style:parent-style-name="Default">
      <style:table-cell-properties fo:background-color="#dddddd" fo:wrap-option="wrap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48" style:family="table-cell" style:parent-style-name="Default">
      <style:table-cell-properties fo:border-bottom="none" fo:background-color="#dddddd" style:diagonal-bl-tr="none" style:diagonal-tl-br="none" fo:wrap-option="wrap" fo:border-left="none" fo:border-right="0.035cm solid #000000" fo:border-top="none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  <style:map style:condition="cell-content()&gt;20" style:apply-style-name="cf-1" style:base-cell-address="'July 2011 _Time_'.E5"/>
      <style:map style:condition="cell-content()&lt;0" style:apply-style-name="cf-3" style:base-cell-address="'July 2011 _Time_'.E5"/>
      <style:map style:condition="cell-content-is-between(20,0)" style:apply-style-name="cf-4" style:base-cell-address="'July 2011 _Time_'.E5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  <style:map style:condition="cell-content()&lt;0" style:apply-style-name="cf-6" style:base-cell-address="'July 2011 _Time_'.D49"/>
      <style:map style:condition="cell-content()=0" style:apply-style-name="cf-7" style:base-cell-address="'July 2011 _Time_'.D49"/>
      <style:map style:condition="cell-content()&gt;0" style:apply-style-name="cf-1" style:base-cell-address="'July 2011 _Time_'.D49"/>
    </style:style>
    <style:style style:name="ce51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wrap" fo:border-left="none" fo:border-right="none" fo:border-top="none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52" style:family="table-cell" style:parent-style-name="Default">
      <style:table-cell-properties fo:background-color="#dddddd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53" style:family="table-cell" style:parent-style-name="Default">
      <style:table-cell-properties fo:background-color="#dddddd" style:text-align-source="fix" style:repeat-content="false" fo:wrap-option="wrap"/>
      <style:paragraph-properties fo:text-align="center"/>
    </style:style>
    <style:style style:name="ce5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55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F66"/>
    </style:style>
    <style:style style:name="ce58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F66"/>
    </style:style>
    <style:style style:name="ce59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60" style:family="table-cell" style:parent-style-name="Default">
      <style:table-cell-properties fo:background-color="#99ccff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1" style:family="table-cell" style:parent-style-name="Default" style:data-style-name="N120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3" style:family="table-cell" style:parent-style-name="Default" style:data-style-name="N10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4" style:family="table-cell" style:parent-style-name="Default" style:data-style-name="N10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5" style:family="table-cell" style:parent-style-name="Default" style:data-style-name="N10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66" style:family="table-cell" style:parent-style-name="Default">
      <style:table-cell-properties fo:background-color="#ff99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67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F66"/>
    </style:style>
    <style:style style:name="ce68" style:family="table-cell" style:parent-style-name="Default" style:data-style-name="N10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&lt;0.8" style:apply-style-name="cf-10" style:base-cell-address="'July 2011 _Time_'.A71"/>
      <style:map style:condition="cell-content()&gt;1.02" style:apply-style-name="cf-11" style:base-cell-address="'July 2011 _Time_'.A71"/>
    </style:style>
    <style:style style:name="ce69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  <style:map style:condition="cell-content()=0" style:apply-style-name="cf-9" style:base-cell-address="'July 2011 _Time_'.A63"/>
    </style:style>
    <style:style style:name="ce70" style:family="table-cell" style:parent-style-name="Default">
      <style:table-cell-properties fo:background-color="#99ccff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fo:background-color="#99cc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72" style:family="table-cell" style:parent-style-name="Default">
      <style:table-cell-properties fo:background-color="#b3d58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3" style:family="table-cell" style:parent-style-name="Default">
      <style:table-cell-properties fo:background-color="#b3d58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9" style:base-cell-address="'July 2011 _Time_'.A63"/>
    </style:style>
    <style:style style:name="ce75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7" style:family="table-cell" style:parent-style-name="Default">
      <style:table-cell-properties fo:background-color="#00ff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ackground-color="#00ff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fo:background-color="#99cc00" style:text-align-source="fix" style:repeat-content="false" fo:wrap-option="wrap"/>
      <style:paragraph-properties fo:text-align="end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5" style:base-cell-address="'June 2011 _Time_'.A49"/>
    </style:style>
    <style:style style:name="ce80" style:family="table-cell" style:parent-style-name="Default">
      <style:table-cell-properties fo:wrap-option="wrap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5" style:base-cell-address="'June 2011 _Time_'.A49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5" style:base-cell-address="'June 2011 _Time_'.A49"/>
    </style:style>
    <style:style style:name="ce82" style:family="table-cell" style:parent-style-name="Default">
      <style:table-cell-properties fo:background-color="#99cc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  <style:map style:condition="cell-content()&lt;0" style:apply-style-name="cf-6" style:base-cell-address="'June 2011 _Time_'.E5"/>
      <style:map style:condition="cell-content()=0" style:apply-style-name="cf-7" style:base-cell-address="'June 2011 _Time_'.E5"/>
      <style:map style:condition="cell-content()&gt;0" style:apply-style-name="cf-1" style:base-cell-address="'June 2011 _Time_'.E5"/>
    </style:style>
    <style:style style:name="ce84" style:family="table-cell" style:parent-style-name="Default">
      <style:table-cell-properties fo:background-color="#ff99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  <style:map style:condition="cell-content()&lt;0" style:apply-style-name="cf-6" style:base-cell-address="'June 2011 _Time_'.E5"/>
      <style:map style:condition="cell-content()=0" style:apply-style-name="cf-7" style:base-cell-address="'June 2011 _Time_'.E5"/>
      <style:map style:condition="cell-content()&gt;0" style:apply-style-name="cf-1" style:base-cell-address="'June 2011 _Time_'.E5"/>
    </style:style>
    <style:style style:name="ce86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12" style:base-cell-address="'June 2011 _Time_'.F64"/>
    </style:style>
    <style:style style:name="ce88" style:family="table-cell" style:parent-style-name="Default">
      <style:table-cell-properties fo:background-color="#99cc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12" style:base-cell-address="'June 2011 _Time_'.F64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12" style:base-cell-address="'June 2011 _Time_'.F64"/>
    </style:style>
    <style:style style:name="ce90" style:family="table-cell" style:parent-style-name="Default">
      <style:table-cell-properties fo:background-color="#ff99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12" style:base-cell-address="'June 2011 _Time_'.F64"/>
    </style:style>
    <style:style style:name="ce91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fo:color="#33333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12" style:base-cell-address="'June 2011 _Time_'.F64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12" style:base-cell-address="'June 2011 _Time_'.F64"/>
    </style:style>
    <style:style style:name="ce93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0" style:apply-style-name="cf-12" style:base-cell-address="'June 2011 _Time_'.F64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July 2011 _Time_" table:style-name="ta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"/>
        <table:table-column table:style-name="co2" table:default-cell-style-name="ce22"/>
        <table:table-column table:style-name="co5" table:default-cell-style-name="ce36"/>
        <table:table-column table:style-name="co6" table:default-cell-style-name="ce36"/>
        <table:table-column table:style-name="co7" table:default-cell-style-name="ce49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9" table:default-cell-style-name="ce36"/>
        <table:table-column table:style-name="co8" table:number-columns-repeated="3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number-columns-repeated="4" table:default-cell-style-name="ce36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8" table:default-cell-style-name="ce36"/>
        <table:table-column table:style-name="co8" table:number-columns-repeated="3" table:default-cell-style-name="ce34"/>
        <table:table-column table:style-name="co8" table:default-cell-style-name="ce38"/>
        <table:table-column table:style-name="co2" table:number-columns-repeated="888" table:default-cell-style-name="Default"/>
        <table:table-row table:style-name="ro1">
          <table:table-cell table:style-name="ce2" office:value-type="string">
            <text:p>Project Name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vailable Hours</text:p>
          </table:table-cell>
          <table:table-cell table:style-name="ce2" office:value-type="string">
            <text:p>Used Hours</text:p>
          </table:table-cell>
          <table:table-cell table:style-name="ce2" office:value-type="string">
            <text:p>Hours Left</text:p>
          </table:table-cell>
          <table:table-cell/>
          <table:table-cell table:style-name="ce60" office:value-type="string" table:number-columns-spanned="4" table:number-rows-spanned="1">
            <text:p>Cartlidge, Adam</text:p>
          </table:table-cell>
          <table:covered-table-cell table:number-columns-repeated="3" table:style-name="ce60"/>
          <table:table-cell/>
          <table:table-cell table:style-name="ce60" office:value-type="string" table:number-columns-spanned="4" table:number-rows-spanned="1">
            <text:p>Dinesh, Ashwin</text:p>
          </table:table-cell>
          <table:covered-table-cell table:number-columns-repeated="3" table:style-name="ce60"/>
          <table:table-cell/>
          <table:table-cell table:style-name="ce70" office:value-type="string" table:number-columns-spanned="4" table:number-rows-spanned="1">
            <text:p>Forgash, David</text:p>
          </table:table-cell>
          <table:covered-table-cell table:number-columns-repeated="3" table:style-name="ce60"/>
          <table:table-cell/>
          <table:table-cell table:style-name="ce70" office:value-type="string" table:number-columns-spanned="4" table:number-rows-spanned="1">
            <text:p>Howe, Gary</text:p>
          </table:table-cell>
          <table:covered-table-cell table:number-columns-repeated="3" table:style-name="ce60"/>
          <table:table-cell/>
          <table:table-cell table:style-name="ce72" office:value-type="string" table:number-columns-spanned="4" table:number-rows-spanned="1">
            <text:p>Gajos, Piotr</text:p>
          </table:table-cell>
          <table:covered-table-cell table:number-columns-repeated="3" table:style-name="ce72"/>
          <table:table-cell/>
          <table:table-cell table:style-name="ce73" office:value-type="string" table:number-columns-spanned="4" table:number-rows-spanned="1">
            <text:p>Patrick, Rick</text:p>
          </table:table-cell>
          <table:covered-table-cell table:number-columns-repeated="3" table:style-name="ce73"/>
          <table:table-cell/>
          <table:table-cell table:style-name="ce72" office:value-type="string" table:number-columns-spanned="4" table:number-rows-spanned="1">
            <text:p>Stremiakov, Alex</text:p>
          </table:table-cell>
          <table:covered-table-cell table:number-columns-repeated="3" table:style-name="ce73"/>
          <table:table-cell/>
          <table:table-cell table:style-name="ce73" office:value-type="string" table:number-columns-spanned="4" table:number-rows-spanned="1">
            <text:p>Tsibulski, Alex</text:p>
          </table:table-cell>
          <table:covered-table-cell table:number-columns-repeated="3"/>
          <table:table-cell/>
          <table:table-cell table:style-name="ce73" office:value-type="string" table:number-columns-spanned="4" table:number-rows-spanned="1">
            <text:p>Verin, Nikolay</text:p>
          </table:table-cell>
          <table:covered-table-cell table:number-columns-repeated="3"/>
          <table:table-cell/>
          <table:table-cell table:style-name="ce75" office:value-type="string" table:number-columns-spanned="4" table:number-rows-spanned="1">
            <text:p>George, Benjamin</text:p>
          </table:table-cell>
          <table:covered-table-cell table:number-columns-repeated="3" table:style-name="ce76"/>
          <table:table-cell/>
          <table:table-cell table:style-name="ce76" office:value-type="string" table:number-columns-spanned="4" table:number-rows-spanned="1">
            <text:p>Krishna, Radha</text:p>
          </table:table-cell>
          <table:covered-table-cell table:number-columns-repeated="3" table:style-name="ce76"/>
          <table:table-cell/>
          <table:table-cell table:style-name="ce76" office:value-type="string" table:number-columns-spanned="4" table:number-rows-spanned="1">
            <text:p>Lazarus, Jeevan</text:p>
          </table:table-cell>
          <table:covered-table-cell table:number-columns-repeated="3" table:style-name="ce76"/>
          <table:table-cell/>
          <table:table-cell table:style-name="ce76" office:value-type="string" table:number-columns-spanned="4" table:number-rows-spanned="1">
            <text:p>M S, Rohith</text:p>
          </table:table-cell>
          <table:covered-table-cell table:number-columns-repeated="3" table:style-name="ce76"/>
          <table:table-cell/>
          <table:table-cell table:style-name="ce76" office:value-type="string" table:number-columns-spanned="4" table:number-rows-spanned="1">
            <text:p>Prabhu, Saravana</text:p>
          </table:table-cell>
          <table:covered-table-cell table:number-columns-repeated="3" table:style-name="ce76"/>
          <table:table-cell/>
          <table:table-cell table:style-name="ce75" office:value-type="string" table:number-columns-spanned="4" table:number-rows-spanned="1">
            <text:p>Shet, Raghav</text:p>
          </table:table-cell>
          <table:covered-table-cell table:number-columns-repeated="3" table:style-name="ce76"/>
          <table:table-cell/>
          <table:table-cell table:style-name="ce76" office:value-type="string" table:number-columns-spanned="4" table:number-rows-spanned="1">
            <text:p>Wright, Julian</text:p>
          </table:table-cell>
          <table:covered-table-cell table:number-columns-repeated="3" table:style-name="ce76"/>
          <table:table-cell/>
          <table:table-cell table:style-name="ce76" office:value-type="string" table:number-columns-spanned="4" table:number-rows-spanned="1">
            <text:p>A, Deepak</text:p>
          </table:table-cell>
          <table:covered-table-cell table:number-columns-repeated="3" table:style-name="ce76"/>
          <table:table-cell/>
          <table:table-cell table:style-name="ce77" office:value-type="string" table:number-columns-spanned="4" table:number-rows-spanned="1">
            <text:p>Josef, John</text:p>
          </table:table-cell>
          <table:covered-table-cell table:number-columns-repeated="3" table:style-name="ce77"/>
          <table:table-cell/>
          <table:table-cell table:style-name="ce77" office:value-type="string" table:number-columns-spanned="4" table:number-rows-spanned="1">
            <text:p>K, Junaiba</text:p>
          </table:table-cell>
          <table:covered-table-cell table:number-columns-repeated="3" table:style-name="ce77"/>
          <table:table-cell/>
          <table:table-cell table:style-name="ce78" office:value-type="string" table:number-columns-spanned="4" table:number-rows-spanned="1">
            <text:p>Kanchikare, Ravindra</text:p>
          </table:table-cell>
          <table:covered-table-cell table:number-columns-repeated="3" table:style-name="ce78"/>
          <table:table-cell/>
          <table:table-cell table:style-name="ce77" office:value-type="string" table:number-columns-spanned="4" table:number-rows-spanned="1">
            <text:p>M, Baraneedharan</text:p>
          </table:table-cell>
          <table:covered-table-cell table:number-columns-repeated="3" table:style-name="ce77"/>
          <table:table-cell/>
          <table:table-cell table:style-name="ce77" office:value-type="string" table:number-columns-spanned="4" table:number-rows-spanned="1">
            <text:p>Mehta, Vikram</text:p>
          </table:table-cell>
          <table:covered-table-cell table:number-columns-repeated="3" table:style-name="ce77"/>
          <table:table-cell/>
          <table:table-cell table:style-name="ce77" office:value-type="string" table:number-columns-spanned="4" table:number-rows-spanned="1">
            <text:p>Tom, Joby</text:p>
          </table:table-cell>
          <table:covered-table-cell table:number-columns-repeated="3" table:style-name="ce77"/>
          <table:table-cell/>
          <table:table-cell table:style-name="ce78" office:value-type="string" table:number-columns-spanned="4" table:number-rows-spanned="1">
            <text:p>Trivedi, Dhaval</text:p>
          </table:table-cell>
          <table:covered-table-cell table:number-columns-repeated="3" table:style-name="ce78"/>
          <table:table-cell/>
          <table:table-cell table:style-name="ce77" office:value-type="string" table:number-columns-spanned="4" table:number-rows-spanned="1">
            <text:p>V, Vipin</text:p>
          </table:table-cell>
          <table:covered-table-cell table:number-columns-repeated="3" table:style-name="ce77"/>
          <table:table-cell/>
          <table:table-cell table:style-name="ce77" office:value-type="string" table:number-columns-spanned="4" table:number-rows-spanned="1">
            <text:p>Paul, Logesh</text:p>
          </table:table-cell>
          <table:covered-table-cell table:number-columns-repeated="3" table:style-name="ce77"/>
          <table:table-cell table:number-columns-repeated="889"/>
        </table:table-row>
        <table:table-row table:style-name="ro2">
          <table:table-cell table:style-name="ce3" office:value-type="string">
            <text:p>Misc Tasks</text:p>
          </table:table-cell>
          <table:table-cell table:style-name="ce18"/>
          <table:table-cell table:style-name="ce34"/>
          <table:table-cell table:formula="of:=SUM([.F2:.EA2])" office:value-type="float" office:value="740.35">
            <text:p>740.35</text:p>
          </table:table-cell>
          <table:table-cell table:style-name="ce34"/>
          <table:table-cell table:style-name="ce53"/>
          <table:table-cell table:number-columns-repeated="4" table:style-name="ce34"/>
          <table:table-cell table:style-name="ce53"/>
          <table:table-cell table:style-name="ce34" office:value-type="float" office:value="1">
            <text:p>1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34" office:value-type="float" office:value="2.5">
            <office:annotation draw:style-name="gr1" draw:text-style-name="P1" svg:width="3.387cm" svg:height="1.958cm" svg:x="48.022cm" svg:y="0.238cm" draw:caption-point-x="-26.497cm" draw:caption-point-y="0.792cm">
              <dc:date>1899-12-30T00:00:00</dc:date>
              <text:p text:style-name="P1">Magazine</text:p>
              <text:p text:style-name="P1">Newbie Orientation</text:p>
            </office:annotation>
            <text:p>2.5</text:p>
          </table:table-cell>
          <table:table-cell table:style-name="ce53"/>
          <table:table-cell table:number-columns-repeated="2" table:style-name="ce34"/>
          <table:table-cell table:style-name="ce34" office:value-type="float" office:value="4">
            <office:annotation draw:style-name="gr1" draw:text-style-name="P1" svg:width="3.387cm" svg:height="1.958cm" svg:x="60.722cm" svg:y="0.238cm" draw:caption-point-x="-36.034cm" draw:caption-point-y="0.792cm">
              <dc:date>1899-12-30T00:00:00</dc:date>
              <text:p text:style-name="P1">Misc</text:p>
              <text:p text:style-name="P1"/>
            </office:annotation>
            <text:p>4</text:p>
          </table:table-cell>
          <table:table-cell table:style-name="ce34" office:value-type="float" office:value="2.5">
            <office:annotation draw:style-name="gr1" draw:text-style-name="P1" svg:width="3.387cm" svg:height="1.958cm" svg:x="63.897cm" svg:y="0.238cm" draw:caption-point-x="-38.418cm" draw:caption-point-y="0.792cm">
              <dc:date>1899-12-30T00:00:00</dc:date>
              <text:p text:style-name="P1">Omniplan</text:p>
              <text:p text:style-name="P1">Assessment</text:p>
            </office:annotation>
            <text:p>2.5</text:p>
          </table:table-cell>
          <table:table-cell table:style-name="ce53"/>
          <table:table-cell table:style-name="ce34"/>
          <table:table-cell table:style-name="ce34" office:value-type="float" office:value="1.5">
            <office:annotation draw:style-name="gr1" draw:text-style-name="P1" svg:width="3.387cm" svg:height="1.958cm" svg:x="73.422cm" svg:y="0.238cm" draw:caption-point-x="-45.571cm" draw:caption-point-y="0.792cm">
              <dc:date>1899-12-30T00:00:00</dc:date>
              <text:p text:style-name="P1">GE</text:p>
            </office:annotation>
            <text:p>1.5</text:p>
          </table:table-cell>
          <table:table-cell table:number-columns-repeated="2" table:style-name="ce34"/>
          <table:table-cell table:style-name="ce53"/>
          <table:table-cell table:number-columns-repeated="4" table:style-name="ce34"/>
          <table:table-cell table:style-name="ce53"/>
          <table:table-cell table:number-columns-repeated="4" table:style-name="ce34"/>
          <table:table-cell table:style-name="ce53"/>
          <table:table-cell table:style-name="ce34" office:value-type="float" office:value="2">
            <text:p>2</text:p>
          </table:table-cell>
          <table:table-cell table:style-name="ce34"/>
          <table:table-cell table:style-name="ce34" office:value-type="float" office:value="5">
            <office:annotation draw:style-name="gr1" draw:text-style-name="P1" svg:width="3.387cm" svg:height="1.958cm" svg:x="124.222cm" svg:y="0.238cm" draw:caption-point-x="-83.876cm" draw:caption-point-y="0.792cm">
              <dc:date>1899-12-30T00:00:00</dc:date>
              <text:p text:style-name="P1">Misc</text:p>
              <text:p text:style-name="P1"/>
            </office:annotation>
            <text:p>5</text:p>
          </table:table-cell>
          <table:table-cell table:style-name="ce34" office:value-type="float" office:value="3">
            <office:annotation draw:style-name="gr1" draw:text-style-name="P1" svg:width="3.387cm" svg:height="1.958cm" svg:x="127.397cm" svg:y="0.238cm" draw:caption-point-x="-86.26cm" draw:caption-point-y="0.792cm">
              <dc:date>1899-12-30T00:00:00</dc:date>
              <text:p text:style-name="P1">Discovering UI Practices</text:p>
              <text:p text:style-name="P1"/>
            </office:annotation>
            <text:p>3</text:p>
          </table:table-cell>
          <table:table-cell table:style-name="ce53"/>
          <table:table-cell table:style-name="ce34" office:value-type="float" office:value="4">
            <text:p>4</text:p>
          </table:table-cell>
          <table:table-cell table:style-name="ce34"/>
          <table:table-cell table:style-name="ce34" office:value-type="float" office:value="2.5">
            <text:p>2.5</text:p>
          </table:table-cell>
          <table:table-cell table:style-name="ce34" office:value-type="float" office:value="3">
            <office:annotation draw:style-name="gr1" draw:text-style-name="P1" svg:width="3.387cm" svg:height="1.958cm" svg:x="143.272cm" svg:y="0.238cm" draw:caption-point-x="-98.181cm" draw:caption-point-y="0.792cm">
              <dc:date>1899-12-30T00:00:00</dc:date>
              <text:p text:style-name="P1">Helping Teammates</text:p>
              <text:p text:style-name="P1"/>
            </office:annotation>
            <text:p>3</text:p>
          </table:table-cell>
          <table:table-cell table:style-name="ce53"/>
          <table:table-cell table:style-name="ce34" office:value-type="float" office:value="18">
            <text:p>18</text:p>
          </table:table-cell>
          <table:table-cell table:style-name="ce34" office:value-type="float" office:value="22">
            <office:annotation draw:style-name="gr1" draw:text-style-name="P1" svg:width="3.387cm" svg:height="1.958cm" svg:x="152.797cm" svg:y="0.238cm" draw:caption-point-x="-105.334cm" draw:caption-point-y="0.792cm">
              <dc:date>1899-12-30T00:00:00</dc:date>
              <text:p text:style-name="P1">Vivox mockups, Learning about UI Design.</text:p>
            </office:annotation>
            <text:p>22</text:p>
          </table:table-cell>
          <table:table-cell table:style-name="ce34" office:value-type="float" office:value="23.5">
            <text:p>23.5</text:p>
          </table:table-cell>
          <table:table-cell table:style-name="ce34" office:value-type="float" office:value="24">
            <office:annotation draw:style-name="gr1" draw:text-style-name="P1" svg:width="3.387cm" svg:height="1.958cm" svg:x="159.147cm" svg:y="0.238cm" draw:caption-point-x="-110.102cm" draw:caption-point-y="0.792cm">
              <dc:date>1899-12-30T00:00:00</dc:date>
              <text:p text:style-name="P1">Company and Partner Pages UI</text:p>
            </office:annotation>
            <text:p>24</text:p>
          </table:table-cell>
          <table:table-cell table:style-name="ce53"/>
          <table:table-cell table:style-name="ce34" office:value-type="float" office:value="12">
            <text:p>12</text:p>
          </table:table-cell>
          <table:table-cell table:style-name="ce34" office:value-type="float" office:value="4.7">
            <office:annotation draw:style-name="gr1" draw:text-style-name="P1" svg:width="3.387cm" svg:height="1.958cm" svg:x="168.672cm" svg:y="0.238cm" draw:caption-point-x="-117.255cm" draw:caption-point-y="0.792cm">
              <dc:date>1899-12-30T00:00:00</dc:date>
              <text:p text:style-name="P1">Interviews, NID Presentation, Status and Reports</text:p>
            </office:annotation>
            <text:p>4.7</text:p>
          </table:table-cell>
          <table:table-cell table:style-name="ce34" office:value-type="float" office:value="7.6">
            <text:p>7.6</text:p>
          </table:table-cell>
          <table:table-cell table:style-name="ce34" office:value-type="float" office:value="11">
            <office:annotation draw:style-name="gr1" draw:text-style-name="P1" svg:width="3.387cm" svg:height="1.958cm" svg:x="175.022cm" svg:y="0.238cm" draw:caption-point-x="-122.024cm" draw:caption-point-y="0.792cm">
              <dc:date>1899-12-30T00:00:00</dc:date>
              <text:p text:style-name="P1">Newbie Briefing</text:p>
              <text:p text:style-name="P1">iStream Meeting</text:p>
              <text:p text:style-name="P1">Admin Work</text:p>
            </office:annotation>
            <text:p>11</text:p>
          </table:table-cell>
          <table:table-cell table:style-name="ce53"/>
          <table:table-cell table:style-name="ce34" office:value-type="float" office:value="24">
            <text:p>24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4.5">
            <text:p>4.5</text:p>
          </table:table-cell>
          <table:table-cell table:style-name="ce34" office:value-type="float" office:value="16.5">
            <office:annotation draw:style-name="gr1" draw:text-style-name="P1" svg:width="3.387cm" svg:height="1.958cm" svg:x="190.897cm" svg:y="0.238cm" draw:caption-point-x="-133.945cm" draw:caption-point-y="0.792cm">
              <dc:date>1899-12-30T00:00:00</dc:date>
              <text:p text:style-name="P1">Reading Books</text:p>
              <text:p text:style-name="P1">SB Portfolio</text:p>
            </office:annotation>
            <text:p>16.5</text:p>
          </table:table-cell>
          <table:table-cell table:style-name="ce53"/>
          <table:table-cell table:style-name="ce34" office:value-type="float" office:value="3.75">
            <text:p>3.75</text:p>
          </table:table-cell>
          <table:table-cell table:style-name="ce34" office:value-type="float" office:value="1.5">
            <office:annotation draw:style-name="gr1" draw:text-style-name="P1" svg:width="3.387cm" svg:height="1.958cm" svg:x="200.422cm" svg:y="0.238cm" draw:caption-point-x="-141.097cm" draw:caption-point-y="0.792cm">
              <dc:date>1899-12-30T00:00:00</dc:date>
              <text:p text:style-name="P1">Dhingana</text:p>
              <text:p text:style-name="P1">Quran</text:p>
              <text:p text:style-name="P1"/>
            </office:annotation>
            <text:p>1.5</text:p>
          </table:table-cell>
          <table:table-cell table:style-name="ce34" office:value-type="float" office:value="3.7">
            <office:annotation draw:style-name="gr1" draw:text-style-name="P1" svg:width="3.387cm" svg:height="1.958cm" svg:x="203.597cm" svg:y="0.238cm" draw:caption-point-x="-143.482cm" draw:caption-point-y="0.792cm">
              <dc:date>1899-12-30T00:00:00</dc:date>
              <text:p text:style-name="P1">Misc</text:p>
              <text:p text:style-name="P1">Hands</text:p>
              <text:p text:style-name="P1"/>
            </office:annotation>
            <text:p>3.7</text:p>
          </table:table-cell>
          <table:table-cell table:style-name="ce34" office:value-type="float" office:value="1.25">
            <office:annotation draw:style-name="gr1" draw:text-style-name="P1" svg:width="3.387cm" svg:height="1.958cm" svg:x="206.772cm" svg:y="0.238cm" draw:caption-point-x="-145.866cm" draw:caption-point-y="0.792cm">
              <dc:date>1899-12-30T00:00:00</dc:date>
              <text:p text:style-name="P1">Sourcebits Portfolio</text:p>
              <text:p text:style-name="P1">Hands Project</text:p>
            </office:annotation>
            <text:p>1.25</text:p>
          </table:table-cell>
          <table:table-cell table:style-name="ce53"/>
          <table:table-cell table:style-name="ce34" office:value-type="float" office:value="1.5">
            <text:p>1.5</text:p>
          </table:table-cell>
          <table:table-cell table:style-name="ce34" office:value-type="float" office:value="2.5">
            <office:annotation draw:style-name="gr1" draw:text-style-name="P1" svg:width="3.387cm" svg:height="1.958cm" svg:x="216.297cm" svg:y="0.238cm" draw:caption-point-x="-153.018cm" draw:caption-point-y="0.792cm">
              <dc:date>1899-12-30T00:00:00</dc:date>
              <text:p text:style-name="P1">Quran</text:p>
              <text:p text:style-name="P1"/>
            </office:annotation>
            <text:p>2.5</text:p>
          </table:table-cell>
          <table:table-cell table:style-name="ce34"/>
          <table:table-cell table:style-name="ce34" office:value-type="float" office:value="7">
            <office:annotation draw:style-name="gr1" draw:text-style-name="P1" svg:width="3.387cm" svg:height="1.958cm" svg:x="222.647cm" svg:y="0.238cm" draw:caption-point-x="-157.787cm" draw:caption-point-y="0.792cm">
              <dc:date>1899-12-30T00:00:00</dc:date>
              <text:p text:style-name="P1">Newbie Brief</text:p>
              <text:p text:style-name="P1">Design Practice</text:p>
              <text:p text:style-name="P1">Quran v2.0</text:p>
              <text:p text:style-name="P1"/>
            </office:annotation>
            <text:p>7</text:p>
          </table:table-cell>
          <table:table-cell table:style-name="ce53"/>
          <table:table-cell table:style-name="ce34" office:value-type="float" office:value="9.5">
            <office:annotation draw:style-name="gr1" draw:text-style-name="P1" svg:width="3.387cm" svg:height="1.958cm" svg:x="228.997cm" svg:y="0.238cm" draw:caption-point-x="-162.555cm" draw:caption-point-y="0.792cm">
              <dc:date>1899-12-30T00:00:00</dc:date>
              <text:p text:style-name="P1">2 Hours Quran with Devs</text:p>
            </office:annotation>
            <text:p>9.5</text:p>
          </table:table-cell>
          <table:table-cell table:style-name="ce34"/>
          <table:table-cell table:style-name="ce34" office:value-type="float" office:value="3.1">
            <office:annotation draw:style-name="gr1" draw:text-style-name="P1" svg:width="3.387cm" svg:height="1.958cm" svg:x="235.347cm" svg:y="0.238cm" draw:caption-point-x="-167.324cm" draw:caption-point-y="0.792cm">
              <dc:date>1899-12-30T00:00:00</dc:date>
              <text:p text:style-name="P1">Quran</text:p>
              <text:p text:style-name="P1"/>
            </office:annotation>
            <text:p>3.1</text:p>
          </table:table-cell>
          <table:table-cell table:style-name="ce34" office:value-type="float" office:value="14.25">
            <office:annotation draw:style-name="gr1" draw:text-style-name="P1" svg:width="3.387cm" svg:height="1.958cm" svg:x="238.522cm" svg:y="0.238cm" draw:caption-point-x="-169.708cm" draw:caption-point-y="0.792cm">
              <dc:date>1899-12-30T00:00:00</dc:date>
              <text:p text:style-name="P1">Icon Design Practice</text:p>
              <text:p text:style-name="P1">Quran v2.0</text:p>
              <text:p text:style-name="P1"/>
            </office:annotation>
            <text:p>14.25</text:p>
          </table:table-cell>
          <table:table-cell table:style-name="ce53"/>
          <table:table-cell table:style-name="ce34" office:value-type="float" office:value="3">
            <text:p>3</text:p>
          </table:table-cell>
          <table:table-cell table:style-name="ce18"/>
          <table:table-cell table:style-name="ce34" office:value-type="float" office:value="16">
            <office:annotation draw:style-name="gr1" draw:text-style-name="P1" svg:width="3.387cm" svg:height="1.958cm" svg:x="251.222cm" svg:y="0.238cm" draw:caption-point-x="-179.245cm" draw:caption-point-y="0.792cm">
              <dc:date>1899-12-30T00:00:00</dc:date>
              <text:p text:style-name="P1">Quran (0.5)</text:p>
              <text:p text:style-name="P1">Misc</text:p>
            </office:annotation>
            <text:p>16</text:p>
          </table:table-cell>
          <table:table-cell table:style-name="ce34"/>
          <table:table-cell table:style-name="ce53"/>
          <table:table-cell table:style-name="ce34"/>
          <table:table-cell office:value-type="float" office:value="3.5">
            <text:p>3.5</text:p>
          </table:table-cell>
          <table:table-cell office:value-type="float" office:value="15.5">
            <office:annotation draw:style-name="gr1" draw:text-style-name="P1" svg:width="3.387cm" svg:height="1.958cm" svg:x="267.097cm" svg:y="0.238cm" draw:caption-point-x="-191.166cm" draw:caption-point-y="0.792cm">
              <dc:date>1899-12-30T00:00:00</dc:date>
              <text:p text:style-name="P1">Crushpath (5)</text:p>
              <text:p text:style-name="P1">Misc</text:p>
              <text:p text:style-name="P1"/>
            </office:annotation>
            <text:p>15.5</text:p>
          </table:table-cell>
          <table:table-cell office:value-type="float" office:value="13.5">
            <office:annotation draw:style-name="gr1" draw:text-style-name="P1" svg:width="3.387cm" svg:height="1.958cm" svg:x="270.272cm" svg:y="0.238cm" draw:caption-point-x="-193.55cm" draw:caption-point-y="0.792cm">
              <dc:date>1899-12-30T00:00:00</dc:date>
              <text:p text:style-name="P1">Newbie Brief</text:p>
              <text:p text:style-name="P1">iStream Meeting</text:p>
              <text:p text:style-name="P1">CrushPath</text:p>
            </office:annotation>
            <text:p>13.5</text:p>
          </table:table-cell>
          <table:table-cell table:style-name="ce53"/>
          <table:table-cell table:style-name="ce34"/>
          <table:table-cell table:number-columns-repeated="2"/>
          <table:table-cell office:value-type="float" office:value="41">
            <office:annotation draw:style-name="gr1" draw:text-style-name="P1" svg:width="3.387cm" svg:height="1.958cm" svg:x="286.147cm" svg:y="0.238cm" draw:caption-point-x="-205.471cm" draw:caption-point-y="0.792cm">
              <dc:date>1899-12-30T00:00:00</dc:date>
              <text:p text:style-name="P1">Wantsa Icon Sketchs</text:p>
              <text:p text:style-name="P1">HIG Reading</text:p>
              <text:p text:style-name="P1">Design Practices</text:p>
              <text:p text:style-name="P1"/>
            </office:annotation>
            <text:p>41</text:p>
          </table:table-cell>
          <table:table-cell table:style-name="ce53"/>
          <table:table-cell table:style-name="ce34"/>
          <table:table-cell office:value-type="float" office:value="6">
            <office:annotation draw:style-name="gr1" draw:text-style-name="P1" svg:width="3.387cm" svg:height="1.958cm" svg:x="295.672cm" svg:y="0.238cm" draw:caption-point-x="-212.624cm" draw:caption-point-y="0.792cm">
              <dc:date>1899-12-30T00:00:00</dc:date>
              <text:p text:style-name="P1">HR, Payroll</text:p>
              <text:p text:style-name="P1"/>
            </office:annotation>
            <text:p>6</text:p>
          </table:table-cell>
          <table:table-cell table:number-columns-repeated="2"/>
          <table:table-cell table:style-name="ce53"/>
          <table:table-cell table:style-name="ce34" office:value-type="float" office:value="35">
            <text:p>35</text:p>
          </table:table-cell>
          <table:table-cell office:value-type="float" office:value="40">
            <office:annotation draw:style-name="gr1" draw:text-style-name="P1" svg:width="3.387cm" svg:height="1.958cm" svg:x="311.547cm" svg:y="0.238cm" draw:caption-point-x="-224.545cm" draw:caption-point-y="0.792cm">
              <dc:date>1899-12-30T00:00:00</dc:date>
              <text:p text:style-name="P1">PS, HTML, JS Training</text:p>
            </office:annotation>
            <text:p>40</text:p>
          </table:table-cell>
          <table:table-cell office:value-type="float" office:value="32">
            <text:p>32</text:p>
          </table:table-cell>
          <table:table-cell office:value-type="float" office:value="9">
            <office:annotation draw:style-name="gr1" draw:text-style-name="P1" svg:width="3.387cm" svg:height="1.958cm" svg:x="317.897cm" svg:y="0.238cm" draw:caption-point-x="-229.313cm" draw:caption-point-y="0.792cm">
              <dc:date>1899-12-30T00:00:00</dc:date>
              <text:p text:style-name="P1">jQuery Plugin</text:p>
              <text:p text:style-name="P1">Forms with CSS3</text:p>
            </office:annotation>
            <text:p>9</text:p>
          </table:table-cell>
          <table:table-cell table:style-name="ce53"/>
          <table:table-cell table:style-name="ce34" office:value-type="float" office:value="14">
            <text:p>14</text:p>
          </table:table-cell>
          <table:table-cell office:value-type="float" office:value="3.5">
            <office:annotation draw:style-name="gr1" draw:text-style-name="P1" svg:width="3.387cm" svg:height="1.958cm" svg:x="327.422cm" svg:y="0.238cm" draw:caption-point-x="-236.466cm" draw:caption-point-y="0.792cm">
              <dc:date>1899-12-30T00:00:00</dc:date>
              <text:p text:style-name="P1">Web Design Best Practices</text:p>
              <text:p text:style-name="P1"/>
            </office:annotation>
            <text:p>3.5</text:p>
          </table:table-cell>
          <table:table-cell table:number-columns-repeated="2"/>
          <table:table-cell table:style-name="ce53"/>
          <table:table-cell table:style-name="ce34" office:value-type="float" office:value="16">
            <text:p>16</text:p>
          </table:table-cell>
          <table:table-cell office:value-type="float" office:value="15.5">
            <office:annotation draw:style-name="gr1" draw:text-style-name="P1" svg:width="3.387cm" svg:height="1.958cm" svg:x="343.297cm" svg:y="0.238cm" draw:caption-point-x="-248.387cm" draw:caption-point-y="0.792cm">
              <dc:date>1899-12-30T00:00:00</dc:date>
              <text:p text:style-name="P1">JS, ROR Training and Meeting.</text:p>
            </office:annotation>
            <text:p>15.5</text:p>
          </table:table-cell>
          <table:table-cell table:number-columns-repeated="2"/>
          <table:table-cell table:style-name="ce53"/>
          <table:table-cell table:style-name="ce34" office:value-type="float" office:value="5">
            <text:p>5</text:p>
          </table:table-cell>
          <table:table-cell office:value-type="float" office:value="10.5">
            <office:annotation draw:style-name="gr1" draw:text-style-name="P1" svg:width="3.387cm" svg:height="1.958cm" svg:x="359.172cm" svg:y="0.238cm" draw:caption-point-x="-260.308cm" draw:caption-point-y="0.792cm">
              <dc:date>1899-12-30T00:00:00</dc:date>
              <text:p text:style-name="P1">JS, ROR Training, KT and Meeting.</text:p>
            </office:annotation>
            <text:p>10.5</text:p>
          </table:table-cell>
          <table:table-cell/>
          <table:table-cell office:value-type="float" office:value="4">
            <office:annotation draw:style-name="gr1" draw:text-style-name="P1" svg:width="3.387cm" svg:height="1.958cm" svg:x="365.522cm" svg:y="0.238cm" draw:caption-point-x="-265.077cm" draw:caption-point-y="0.792cm">
              <dc:date>1899-12-30T00:00:00</dc:date>
              <text:p text:style-name="P1">Meeting</text:p>
              <text:p text:style-name="P1"/>
            </office:annotation>
            <text:p>4</text:p>
          </table:table-cell>
          <table:table-cell table:style-name="ce53"/>
          <table:table-cell table:style-name="ce34" office:value-type="float" office:value="19.5">
            <text:p>19.5</text:p>
          </table:table-cell>
          <table:table-cell office:value-type="float" office:value="13">
            <office:annotation draw:style-name="gr1" draw:text-style-name="P1" svg:width="3.387cm" svg:height="1.958cm" svg:x="375.047cm" svg:y="0.238cm" draw:caption-point-x="-272.229cm" draw:caption-point-y="0.792cm">
              <dc:date>1899-12-30T00:00:00</dc:date>
              <text:p text:style-name="P1">JS, ROR Training and Meeting.</text:p>
              <text:p text:style-name="P1"/>
            </office:annotation>
            <text:p>13</text:p>
          </table:table-cell>
          <table:table-cell office:value-type="float" office:value="0.5">
            <text:p>0.5</text:p>
          </table:table-cell>
          <table:table-cell/>
          <table:table-cell table:style-name="ce53"/>
          <table:table-cell table:style-name="ce34"/>
          <table:table-cell office:value-type="float" office:value="5.5">
            <office:annotation draw:style-name="gr1" draw:text-style-name="P1" svg:width="3.387cm" svg:height="1.958cm" svg:x="390.922cm" svg:y="0.238cm" draw:caption-point-x="-284.15cm" draw:caption-point-y="0.792cm">
              <dc:date>1899-12-30T00:00:00</dc:date>
              <text:p text:style-name="P1">Meeting and sessions</text:p>
            </office:annotation>
            <text:p>5.5</text:p>
          </table:table-cell>
          <table:table-cell office:value-type="float" office:value="3">
            <text:p>3</text:p>
          </table:table-cell>
          <table:table-cell office:value-type="float" office:value="2">
            <office:annotation draw:style-name="gr1" draw:text-style-name="P1" svg:width="3.387cm" svg:height="1.958cm" svg:x="397.272cm" svg:y="0.238cm" draw:caption-point-x="-288.919cm" draw:caption-point-y="0.792cm">
              <dc:date>1899-12-30T00:00:00</dc:date>
              <text:p text:style-name="P1">Meeting</text:p>
              <text:p text:style-name="P1"/>
            </office:annotation>
            <text:p>2</text:p>
          </table:table-cell>
          <table:table-cell table:style-name="ce53"/>
          <table:table-cell table:style-name="ce34"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44.5">
            <text:p>44.5</text:p>
          </table:table-cell>
          <table:table-cell office:value-type="float" office:value="32">
            <office:annotation draw:style-name="gr1" draw:text-style-name="P1" svg:width="3.387cm" svg:height="1.958cm" svg:x="413.147cm" svg:y="0.238cm" draw:caption-point-x="-300.84cm" draw:caption-point-y="0.792cm">
              <dc:date>1899-12-30T00:00:00</dc:date>
              <text:p text:style-name="P1">Piano??</text:p>
              <text:p text:style-name="P1">Meeting</text:p>
            </office:annotation>
            <text:p>32</text:p>
          </table:table-cell>
          <table:table-cell table:style-name="ce53"/>
          <table:table-cell table:style-name="ce34" office:value-type="float" office:value="17">
            <text:p>17</text:p>
          </table:table-cell>
          <table:table-cell office:value-type="float" office:value="29.5">
            <text:p>29.5</text:p>
          </table:table-cell>
          <table:table-cell office:value-type="float" office:value="4.5">
            <text:p>4.5</text:p>
          </table:table-cell>
          <table:table-cell>
            <office:annotation draw:style-name="gr1" draw:text-style-name="P1" svg:width="3.387cm" svg:height="1.958cm" svg:x="429.022cm" svg:y="0.238cm" draw:caption-point-x="-312.761cm" draw:caption-point-y="0.792cm">
              <dc:date>1899-12-30T00:00:00</dc:date>
              <text:p text:style-name="P1">SocialSee</text:p>
              <text:p text:style-name="P1">VoicesRepublic</text:p>
              <text:p text:style-name="P1"/>
              <text:p text:style-name="P1">!! Added to correct projects - David</text:p>
            </office:annotation>
          </table:table-cell>
          <table:table-cell table:style-name="ce53"/>
          <table:table-cell table:number-columns-repeated="888"/>
        </table:table-row>
        <table:table-row table:style-name="ro2">
          <table:table-cell table:style-name="ce3" office:value-type="string">
            <text:p>Sales Tasks</text:p>
          </table:table-cell>
          <table:table-cell table:style-name="ce18"/>
          <table:table-cell table:style-name="ce34"/>
          <table:table-cell table:formula="of:=SUM([.F3:.EA3])" office:value-type="float" office:value="149.5">
            <text:p>149.5</text:p>
          </table:table-cell>
          <table:table-cell table:style-name="ce3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2">
            <text:p>2</text:p>
          </table:table-cell>
          <table:table-cell table:style-name="ce34" office:value-type="float" office:value="12.5">
            <office:annotation draw:style-name="gr1" draw:text-style-name="P1" svg:width="3.387cm" svg:height="1.958cm" svg:x="73.422cm" svg:y="0.688cm" draw:caption-point-x="-45.571cm" draw:caption-point-y="0.834cm">
              <dc:date>1899-12-30T00:00:00</dc:date>
              <text:p text:style-name="P1">Workcomm</text:p>
            </office:annotation>
            <text:p>12.5</text:p>
          </table:table-cell>
          <table:table-cell table:style-name="ce34" table:number-columns-repeated="2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3"/>
          <table:table-cell table:style-name="ce34" office:value-type="float" office:value="38">
            <office:annotation draw:style-name="gr1" draw:text-style-name="P1" svg:width="3.387cm" svg:height="1.958cm" svg:x="143.272cm" svg:y="0.688cm" draw:caption-point-x="-98.181cm" draw:caption-point-y="0.834cm">
              <dc:date>1899-12-30T00:00:00</dc:date>
              <text:p text:style-name="P1">ICICI App (UI)</text:p>
              <text:p text:style-name="P1"/>
            </office:annotation>
            <text:p>38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4.5">
            <text:p>4.5</text:p>
          </table:table-cell>
          <table:table-cell table:style-name="ce18"/>
          <table:table-cell table:style-name="ce34" office:value-type="float" office:value="7.7">
            <text:p>7.7</text:p>
          </table:table-cell>
          <table:table-cell table:style-name="ce34" office:value-type="float" office:value="1">
            <office:annotation draw:style-name="gr1" draw:text-style-name="P1" svg:width="3.387cm" svg:height="1.958cm" svg:x="175.022cm" svg:y="0.688cm" draw:caption-point-x="-122.024cm" draw:caption-point-y="0.834cm">
              <dc:date>1899-12-30T00:00:00</dc:date>
              <text:p text:style-name="P1">iStream</text:p>
              <text:p text:style-name="P1"/>
            </office:annotation>
            <text:p>1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2"/>
          <table:table-cell table:style-name="ce34" office:value-type="float" office:value="23">
            <text:p>23</text:p>
          </table:table-cell>
          <table:table-cell table:style-name="ce34"/>
          <table:table-cell table:style-name="ce53"/>
          <table:table-cell table:style-name="ce34" office:value-type="float" office:value="13.5">
            <text:p>13.5</text:p>
          </table:table-cell>
          <table:table-cell table:style-name="ce34" office:value-type="float" office:value="17.5">
            <office:annotation draw:style-name="gr1" draw:text-style-name="P1" svg:width="3.387cm" svg:height="1.958cm" svg:x="248.047cm" svg:y="0.688cm" draw:caption-point-x="-176.861cm" draw:caption-point-y="0.834cm">
              <dc:date>1899-12-30T00:00:00</dc:date>
              <text:p text:style-name="P1">Estimations</text:p>
            </office:annotation>
            <text:p>17.5</text:p>
          </table:table-cell>
          <table:table-cell table:style-name="ce34" office:value-type="float" office:value="6.5">
            <text:p>6.5</text:p>
          </table:table-cell>
          <table:table-cell table:style-name="ce34" office:value-type="float" office:value="8">
            <office:annotation draw:style-name="gr1" draw:text-style-name="P1" svg:width="3.387cm" svg:height="1.958cm" svg:x="254.397cm" svg:y="0.688cm" draw:caption-point-x="-181.629cm" draw:caption-point-y="0.834cm">
              <dc:date>1899-12-30T00:00:00</dc:date>
              <text:p text:style-name="P1">Estimations</text:p>
              <text:p text:style-name="P1"/>
            </office:annotation>
            <text:p>8</text:p>
          </table:table-cell>
          <table:table-cell table:style-name="ce53"/>
          <table:table-cell table:style-name="ce34"/>
          <table:table-cell>
            <office:annotation draw:style-name="gr1" draw:text-style-name="P1" svg:width="3.387cm" svg:height="1.958cm" svg:x="263.922cm" svg:y="0.688cm" draw:caption-point-x="-188.782cm" draw:caption-point-y="0.834cm">
              <dc:date>1899-12-30T00:00:00</dc:date>
              <text:p text:style-name="P1">Mobile Web Presentation</text:p>
            </office:annotation>
          </table:table-cell>
          <table:table-cell table:number-columns-repeated="2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 office:value-type="float" office:value="3">
            <office:annotation draw:style-name="gr1" draw:text-style-name="P1" svg:width="3.387cm" svg:height="1.958cm" svg:x="324.247cm" svg:y="0.688cm" draw:caption-point-x="-234.082cm" draw:caption-point-y="0.834cm">
              <dc:date>1899-12-30T00:00:00</dc:date>
              <text:p text:style-name="P1">2 Hours for So Sponsored Estimation</text:p>
            </office:annotation>
            <text:p>3</text:p>
          </table:table-cell>
          <table:table-cell office:value-type="float" office:value="2.8">
            <office:annotation draw:style-name="gr1" draw:text-style-name="P1" svg:width="3.387cm" svg:height="1.958cm" svg:x="327.422cm" svg:y="0.688cm" draw:caption-point-x="-236.466cm" draw:caption-point-y="0.834cm">
              <dc:date>1899-12-30T00:00:00</dc:date>
              <text:p text:style-name="P1">Apperpropo, Western Sales, Synacor, Globo.com</text:p>
              <text:p text:style-name="P1"/>
            </office:annotation>
            <text:p>2.8</text:p>
          </table:table-cell>
          <table:table-cell office:value-type="float" office:value="4.5">
            <text:p>4.5</text:p>
          </table:table-cell>
          <table:table-cell office:value-type="float" office:value="5">
            <office:annotation draw:style-name="gr1" draw:text-style-name="P1" svg:width="3.387cm" svg:height="1.958cm" svg:x="333.772cm" svg:y="0.688cm" draw:caption-point-x="-241.234cm" draw:caption-point-y="0.834cm">
              <dc:date>1899-12-30T00:00:00</dc:date>
              <text:p text:style-name="P1">Estimations</text:p>
              <text:p text:style-name="P1"/>
            </office:annotation>
            <text:p>5</text:p>
          </table:table-cell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Default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number-columns-repeated="888"/>
        </table:table-row>
        <table:table-row table:style-name="ro8">
          <table:table-cell table:style-name="ce4" table:formula="of:=(&quot;Client (&quot;&amp;COUNTA([.A5:.A47]))&amp;&quot;)&quot;" office:value-type="string" office:string-value="Client (42)">
            <text:p>Client (42)</text:p>
          </table:table-cell>
          <table:table-cell table:style-name="ce19"/>
          <table:table-cell table:style-name="ce35" table:number-columns-repeated="14"/>
          <table:table-cell table:style-name="ce35"/>
          <table:table-cell table:style-name="ce35" table:number-columns-repeated="119"/>
          <table:table-cell table:number-columns-repeated="888"/>
        </table:table-row>
        <table:table-row table:style-name="ro2">
          <table:table-cell table:style-name="ce5" office:value-type="string">
            <text:p>AccountEdge</text:p>
          </table:table-cell>
          <table:table-cell table:style-name="ce20" office:value-type="string">
            <text:p>Piotr Gajos</text:p>
          </table:table-cell>
          <table:table-cell office:value-type="float" office:value="80">
            <office:annotation draw:style-name="gr1" draw:text-style-name="P1" svg:width="3.387cm" svg:height="1.958cm" svg:x="9.922cm" svg:y="1.588cm" draw:caption-point-x="0.242cm" draw:caption-point-y="1.48cm">
              <dc:date>1899-12-30T00:00:00</dc:date>
              <text:p text:style-name="P1">T&amp;M</text:p>
              <text:p text:style-name="P1"/>
              <text:p text:style-name="P1">80 per month</text:p>
            </office:annotation>
            <text:p>80</text:p>
          </table:table-cell>
          <table:table-cell table:formula="of:=SUM([.F5:.EA5])" office:value-type="float" office:value="11">
            <text:p>11</text:p>
          </table:table-cell>
          <table:table-cell table:formula="of:=[.C5]-[.D5]" office:value-type="float" office:value="69">
            <text:p>69</text:p>
          </table:table-cell>
          <table:table-cell/>
          <table:table-cell/>
          <table:table-cell table:number-columns-repeated="19"/>
          <table:table-cell office:value-type="float" office:value="4">
            <text:p>4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80"/>
        </table:table-row>
        <table:table-row table:style-name="ro1">
          <table:table-cell office:value-type="string">
            <text:p>Al Rajhi iPad</text:p>
          </table:table-cell>
          <table:table-cell table:style-name="ce20" office:value-type="string">
            <text:p>Raghavendra Shet</text:p>
          </table:table-cell>
          <table:table-cell office:value-type="float" office:value="42.5">
            <office:annotation draw:style-name="gr1" draw:text-style-name="P1" svg:width="3.387cm" svg:height="1.958cm" svg:x="9.922cm" svg:y="2.037cm" draw:caption-point-x="0.242cm" draw:caption-point-y="1.523cm">
              <dc:date>1899-12-30T00:00:00</dc:date>
              <text:p text:style-name="P1">Fixed cost</text:p>
              <text:p text:style-name="P1"/>
              <text:p text:style-name="P1">184 in total</text:p>
            </office:annotation>
            <text:p>42.5</text:p>
          </table:table-cell>
          <table:table-cell table:formula="of:=SUM([.F6:.EA6])" office:value-type="float" office:value="54.5">
            <text:p>54.5</text:p>
          </table:table-cell>
          <table:table-cell table:formula="of:=[.C6]-[.D6]" office:value-type="float" office:value="-12">
            <text:p>-12</text:p>
          </table:table-cell>
          <table:table-cell/>
          <table:table-cell/>
          <table:table-cell table:number-columns-repeated="46"/>
          <table:table-cell office:value-type="float" office:value="0.5">
            <text:p>0.5</text:p>
          </table:table-cell>
          <table:table-cell table:number-columns-repeated="7"/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table:number-columns-repeated="945"/>
        </table:table-row>
        <table:table-row table:style-name="ro2">
          <table:table-cell table:style-name="ce7" office:value-type="string">
            <text:p>Apalya</text:p>
          </table:table-cell>
          <table:table-cell table:style-name="ce21" office:value-type="string">
            <text:p>Benjamin George</text:p>
          </table:table-cell>
          <table:table-cell office:value-type="float" office:value="320">
            <office:annotation draw:style-name="gr1" draw:text-style-name="P1" svg:width="3.387cm" svg:height="1.958cm" svg:x="9.922cm" svg:y="2.487cm" draw:caption-point-x="0.242cm" draw:caption-point-y="2.092cm">
              <dc:date>1899-12-30T00:00:00</dc:date>
              <text:p text:style-name="P1">T&amp;M</text:p>
              <text:p text:style-name="P1"/>
              <text:p text:style-name="P1">320 Per month</text:p>
            </office:annotation>
            <text:p>320</text:p>
          </table:table-cell>
          <table:table-cell table:formula="of:=SUM([.F7:.EA7])" office:value-type="float" office:value="0">
            <text:p>0</text:p>
          </table:table-cell>
          <table:table-cell table:formula="of:=[.C7]-[.D7]" office:value-type="float" office:value="320">
            <text:p>320</text:p>
          </table:table-cell>
          <table:table-cell/>
          <table:table-cell/>
          <table:table-cell table:number-columns-repeated="1017"/>
        </table:table-row>
        <table:table-row table:style-name="ro2">
          <table:table-cell table:style-name="ce5" office:value-type="string">
            <text:p>Blueplate</text:p>
          </table:table-cell>
          <table:table-cell office:value-type="string">
            <text:p>Gary Howe</text:p>
          </table:table-cell>
          <table:table-cell office:value-type="float" office:value="53.75">
            <office:annotation draw:style-name="gr1" draw:text-style-name="P1" svg:width="3.387cm" svg:height="1.958cm" svg:x="9.922cm" svg:y="2.937cm" draw:caption-point-x="0.242cm" draw:caption-point-y="2.135cm">
              <dc:date>1899-12-30T00:00:00</dc:date>
              <text:p text:style-name="P1">Fixed cost</text:p>
              <text:p text:style-name="P1"/>
              <text:p text:style-name="P1">In total</text:p>
            </office:annotation>
            <text:p>53.75</text:p>
          </table:table-cell>
          <table:table-cell table:formula="of:=SUM([.F8:.EA8])" office:value-type="float" office:value="42.5">
            <text:p>42.5</text:p>
          </table:table-cell>
          <table:table-cell table:formula="of:=[.C8]-[.D8]" office:value-type="float" office:value="11.25">
            <text:p>11.25</text:p>
          </table:table-cell>
          <table:table-cell/>
          <table:table-cell table:style-name="ce61"/>
          <table:table-cell table:number-columns-repeated="14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42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955"/>
        </table:table-row>
        <table:table-row table:style-name="ro1">
          <table:table-cell office:value-type="string">
            <text:p>Blueplate Mobile Web</text:p>
          </table:table-cell>
          <table:table-cell office:value-type="string">
            <text:p>Dhaval Trivedi</text:p>
          </table:table-cell>
          <table:table-cell office:value-type="float" office:value="296">
            <office:annotation draw:style-name="gr1" draw:text-style-name="P1" svg:width="3.387cm" svg:height="1.958cm" svg:x="9.922cm" svg:y="3.387cm" draw:caption-point-x="0.242cm" draw:caption-point-y="2.177cm">
              <dc:date>1899-12-30T00:00:00</dc:date>
              <text:p text:style-name="P1">Fixed cost</text:p>
              <text:p text:style-name="P1"/>
              <text:p text:style-name="P1">In total</text:p>
            </office:annotation>
            <text:p>296</text:p>
          </table:table-cell>
          <table:table-cell table:formula="of:=SUM([.F9:.EA9])" office:value-type="float" office:value="36.5">
            <text:p>36.5</text:p>
          </table:table-cell>
          <table:table-cell table:formula="of:=[.C9]-[.D9]" office:value-type="float" office:value="259.5">
            <text:p>259.5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 table:number-columns-repeated="77"/>
          <table:table-cell office:value-type="float" office:value="2">
            <text:p>2</text:p>
          </table:table-cell>
          <table:table-cell table:number-columns-repeated="4"/>
          <table:table-cell office:value-type="float" office:value="5.5">
            <text:p>5.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899"/>
        </table:table-row>
        <table:table-row table:style-name="ro2">
          <table:table-cell office:value-type="string">
            <text:p>CloudTrigger</text:p>
          </table:table-cell>
          <table:table-cell office:value-type="string">
            <text:p>Dave Forgash</text:p>
          </table:table-cell>
          <table:table-cell office:value-type="float" office:value="160">
            <office:annotation draw:style-name="gr1" draw:text-style-name="P1" svg:width="3.387cm" svg:height="1.958cm" svg:x="9.922cm" svg:y="3.836cm" draw:caption-point-x="0.242cm" draw:caption-point-y="2.747cm">
              <dc:date>1899-12-30T00:00:00</dc:date>
              <text:p text:style-name="P1">T&amp;M</text:p>
              <text:p text:style-name="P1"/>
              <text:p text:style-name="P1">4 weeks</text:p>
            </office:annotation>
            <text:p>160</text:p>
          </table:table-cell>
          <table:table-cell table:formula="of:=SUM([.F10:.EA10])" office:value-type="float" office:value="103">
            <text:p>103</text:p>
          </table:table-cell>
          <table:table-cell table:formula="of:=[.C10]-[.D10]" office:value-type="float" office:value="57">
            <text:p>57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table:style-name="ce34" table:number-columns-repeated="4"/>
          <table:table-cell/>
          <table:table-cell table:style-name="ce34" table:number-columns-repeated="4"/>
          <table:table-cell table:number-columns-repeated="2"/>
          <table:table-cell office:value-type="float" office:value="23">
            <text:p>23</text:p>
          </table:table-cell>
          <table:table-cell office:value-type="float" office:value="25.5">
            <text:p>25.5</text:p>
          </table:table-cell>
          <table:table-cell table:number-columns-repeated="5"/>
          <table:table-cell office:value-type="float" office:value="10.5">
            <text:p>10.5</text:p>
          </table:table-cell>
          <table:table-cell table:number-columns-repeated="14"/>
          <table:table-cell office:value-type="float" office:value="23">
            <text:p>23</text:p>
          </table:table-cell>
          <table:table-cell table:number-columns-repeated="959"/>
        </table:table-row>
        <table:table-row table:style-name="ro2">
          <table:table-cell table:style-name="ce5" office:value-type="string">
            <text:p>Code2Cloud</text:p>
          </table:table-cell>
          <table:table-cell office:value-type="string">
            <text:p>Rick Patrick</text:p>
          </table:table-cell>
          <table:table-cell office:value-type="float" office:value="96.5">
            <office:annotation draw:style-name="gr1" draw:text-style-name="P1" svg:width="3.387cm" svg:height="1.958cm" svg:x="9.922cm" svg:y="4.286cm" draw:caption-point-x="0.242cm" draw:caption-point-y="2.789cm">
              <dc:date>1899-12-30T00:00:00</dc:date>
              <text:p text:style-name="P1">Fixed cost</text:p>
            </office:annotation>
            <text:p>96.5</text:p>
          </table:table-cell>
          <table:table-cell table:formula="of:=SUM([.F11:.EA11])" office:value-type="float" office:value="22.9">
            <text:p>22.9</text:p>
          </table:table-cell>
          <table:table-cell table:formula="of:=[.C11]-[.D11]" office:value-type="float" office:value="73.6">
            <text:p>73.6</text:p>
          </table:table-cell>
          <table:table-cell table:number-columns-repeated="26"/>
          <table:table-cell table:style-name="ce34"/>
          <table:table-cell table:style-name="ce34" office:value-type="float" office:value="0.63">
            <text:p>0.63</text:p>
          </table:table-cell>
          <table:table-cell table:style-name="ce34" office:value-type="float" office:value="15.77">
            <text:p>15.77</text:p>
          </table:table-cell>
          <table:table-cell table:style-name="ce34" office:value-type="float" office:value="6.5">
            <text:p>6.5</text:p>
          </table:table-cell>
          <table:table-cell/>
          <table:table-cell table:style-name="ce34" table:number-columns-repeated="4"/>
          <table:table-cell table:number-columns-repeated="984"/>
        </table:table-row>
        <table:table-row table:style-name="ro1">
          <table:table-cell table:style-name="ce5" office:value-type="string">
            <text:p>Code2Cloud Web</text:p>
          </table:table-cell>
          <table:table-cell office:value-type="string">
            <text:p>John Josef</text:p>
          </table:table-cell>
          <table:table-cell office:value-type="float" office:value="100">
            <office:annotation draw:style-name="gr1" draw:text-style-name="P1" svg:width="3.387cm" svg:height="1.958cm" svg:x="9.922cm" svg:y="4.736cm" draw:caption-point-x="0.242cm" draw:caption-point-y="2.831cm">
              <dc:date>1899-12-30T00:00:00</dc:date>
              <text:p text:style-name="P1">Fixed cost</text:p>
            </office:annotation>
            <text:p>100</text:p>
          </table:table-cell>
          <table:table-cell table:formula="of:=SUM([.F12:.EA12])" office:value-type="float" office:value="22">
            <text:p>22</text:p>
          </table:table-cell>
          <table:table-cell table:formula="of:=[.C12]-[.D12]" office:value-type="float" office:value="78">
            <text:p>78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 table:number-columns-repeated="52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930"/>
        </table:table-row>
        <table:table-row table:style-name="ro2">
          <table:table-cell table:style-name="ce5" office:value-type="string">
            <text:p>Dharma</text:p>
          </table:table-cell>
          <table:table-cell office:value-type="string">
            <text:p>Piotr Gajos</text:p>
          </table:table-cell>
          <table:table-cell office:value-type="float" office:value="8">
            <office:annotation draw:style-name="gr1" draw:text-style-name="P1" svg:width="3.387cm" svg:height="1.958cm" svg:x="9.922cm" svg:y="5.186cm" draw:caption-point-x="0.242cm" draw:caption-point-y="3.4cm">
              <dc:date>1899-12-30T00:00:00</dc:date>
              <text:p text:style-name="P1">8 per month</text:p>
            </office:annotation>
            <text:p>8</text:p>
          </table:table-cell>
          <table:table-cell table:formula="of:=SUM([.F13:.EA13])" office:value-type="float" office:value="0">
            <text:p>0</text:p>
          </table:table-cell>
          <table:table-cell table:formula="of:=[.C13]-[.D13]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hingana Web</text:p>
          </table:table-cell>
          <table:table-cell office:value-type="string">
            <text:p>Piotr Gajos</text:p>
          </table:table-cell>
          <table:table-cell office:value-type="float" office:value="120">
            <office:annotation draw:style-name="gr1" draw:text-style-name="P1" svg:width="3.387cm" svg:height="1.958cm" svg:x="9.922cm" svg:y="5.636cm" draw:caption-point-x="0.242cm" draw:caption-point-y="3.442cm">
              <dc:date>1899-12-30T00:00:00</dc:date>
              <text:p text:style-name="P1">Time and material</text:p>
              <text:p text:style-name="P1">20+20+40+40</text:p>
              <text:p text:style-name="P1">After that 160/month</text:p>
            </office:annotation>
            <text:p>120</text:p>
          </table:table-cell>
          <table:table-cell table:formula="of:=SUM([.F14:.EA14])" office:value-type="float" office:value="45.3">
            <text:p>45.3</text:p>
          </table:table-cell>
          <table:table-cell table:formula="of:=[.C14]-[.D14]" office:value-type="float" office:value="74.7">
            <text:p>74.7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34" table:number-columns-repeated="4"/>
          <table:table-cell/>
          <table:table-cell table:style-name="ce34" table:number-columns-repeated="3"/>
          <table:table-cell table:style-name="ce34" office:value-type="float" office:value="22">
            <text:p>22</text:p>
          </table:table-cell>
          <table:table-cell table:number-columns-repeated="33"/>
          <table:table-cell office:value-type="float" office:value="0.3">
            <text:p>0.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1">
          <table:table-cell table:style-name="ce5" office:value-type="string">
            <text:p>Dr In Touch Web</text:p>
          </table:table-cell>
          <table:table-cell office:value-type="string">
            <text:p>Dhaval Trivedi</text:p>
          </table:table-cell>
          <table:table-cell office:value-type="float" office:value="188">
            <office:annotation draw:style-name="gr1" draw:text-style-name="P1" svg:width="3.387cm" svg:height="1.958cm" svg:x="9.922cm" svg:y="6.085cm" draw:caption-point-x="0.242cm" draw:caption-point-y="3.485cm">
              <dc:date>1899-12-30T00:00:00</dc:date>
              <text:p text:style-name="P1">Fixed cost</text:p>
              <text:p text:style-name="P1"/>
              <text:p text:style-name="P1">240 in total</text:p>
            </office:annotation>
            <text:p>188</text:p>
          </table:table-cell>
          <table:table-cell table:formula="of:=SUM([.F15:.EA15])" office:value-type="float" office:value="0">
            <text:p>0</text:p>
          </table:table-cell>
          <table:table-cell table:formula="of:=[.C15]-[.D15]" office:value-type="float" office:value="188">
            <text:p>188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 table:number-columns-repeated="36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1">
          <table:table-cell office:value-type="string">
            <text:p>Expense Reporter</text:p>
          </table:table-cell>
          <table:table-cell office:value-type="string">
            <text:p>Benjamin George</text:p>
          </table:table-cell>
          <table:table-cell table:formula="of:=[.D16]" office:value-type="float" office:value="17.5">
            <office:annotation draw:style-name="gr1" draw:text-style-name="P1" svg:width="3.387cm" svg:height="1.958cm" svg:x="9.922cm" svg:y="6.535cm" draw:caption-point-x="0.242cm" draw:caption-point-y="4.054cm">
              <dc:date>1899-12-30T00:00:00</dc:date>
              <text:p text:style-name="P1">Billable</text:p>
            </office:annotation>
            <text:p>17.5</text:p>
          </table:table-cell>
          <table:table-cell table:formula="of:=SUM([.F16:.EA16])" office:value-type="float" office:value="17.5">
            <text:p>17.5</text:p>
          </table:table-cell>
          <table:table-cell table:formula="of:=[.C16]-[.D16]" office:value-type="float" office:value="0">
            <text:p>0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 table:number-columns-repeated="36"/>
          <table:table-cell table:style-name="ce34" table:number-columns-repeated="2"/>
          <table:table-cell/>
          <table:table-cell table:style-name="ce34"/>
          <table:table-cell/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table:number-columns-repeated="941"/>
        </table:table-row>
        <table:table-row table:style-name="ro2">
          <table:table-cell office:value-type="string">
            <text:p>GlobalStar</text:p>
          </table:table-cell>
          <table:table-cell office:value-type="string">
            <text:p>Gary Howe</text:p>
          </table:table-cell>
          <table:table-cell office:value-type="float" office:value="80">
            <office:annotation draw:style-name="gr1" draw:text-style-name="P1" svg:width="3.387cm" svg:height="1.958cm" svg:x="9.922cm" svg:y="6.985cm" draw:caption-point-x="0.242cm" draw:caption-point-y="4.624cm">
              <dc:date>1899-12-30T00:00:00</dc:date>
              <text:p text:style-name="P1">Per month</text:p>
            </office:annotation>
            <text:p>80</text:p>
          </table:table-cell>
          <table:table-cell table:formula="of:=SUM([.F17:.EA17])" office:value-type="float" office:value="62.25">
            <text:p>62.25</text:p>
          </table:table-cell>
          <table:table-cell table:formula="of:=[.C17]-[.D17]" office:value-type="float" office:value="17.75">
            <text:p>17.7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9">
            <text:p>19</text:p>
          </table:table-cell>
          <table:table-cell office:value-type="float" office:value="13.5">
            <text:p>13.5</text:p>
          </table:table-cell>
          <table:table-cell table:number-columns-repeated="36"/>
          <table:table-cell office:value-type="float" office:value="4.75">
            <text:p>4.7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959"/>
        </table:table-row>
        <table:table-row table:style-name="ro1">
          <table:table-cell office:value-type="string">
            <text:p>Hydration Coach</text:p>
          </table:table-cell>
          <table:table-cell office:value-type="string">
            <text:p>Dave Forgash</text:p>
          </table:table-cell>
          <table:table-cell office:value-type="float" office:value="200">
            <office:annotation draw:style-name="gr1" draw:text-style-name="P1" svg:width="3.387cm" svg:height="1.958cm" svg:x="9.922cm" svg:y="7.435cm" draw:caption-point-x="0.242cm" draw:caption-point-y="4.666cm">
              <dc:date>1899-12-30T00:00:00</dc:date>
              <text:p text:style-name="P1">In total</text:p>
            </office:annotation>
            <text:p>200</text:p>
          </table:table-cell>
          <table:table-cell table:formula="of:=SUM([.F18:.EA18])" office:value-type="float" office:value="46.25">
            <text:p>46.25</text:p>
          </table:table-cell>
          <table:table-cell table:formula="of:=[.C18]-[.D18]" office:value-type="float" office:value="153.75">
            <text:p>153.7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table:style-name="ce34" table:number-columns-repeated="4"/>
          <table:table-cell table:number-columns-repeated="11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6.25">
            <text:p>6.25</text:p>
          </table:table-cell>
          <table:table-cell table:number-columns-repeated="26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1">
          <table:table-cell office:value-type="string">
            <text:p>Hydration Coach Android</text:p>
          </table:table-cell>
          <table:table-cell office:value-type="string">
            <text:p>Dave Forgash</text:p>
          </table:table-cell>
          <table:table-cell office:value-type="float" office:value="120">
            <office:annotation draw:style-name="gr1" draw:text-style-name="P1" svg:width="3.387cm" svg:height="1.958cm" svg:x="9.922cm" svg:y="7.885cm" draw:caption-point-x="0.242cm" draw:caption-point-y="5.235cm">
              <dc:date>1899-12-30T00:00:00</dc:date>
              <text:p text:style-name="P1">Fixed cost</text:p>
              <text:p text:style-name="P1"/>
              <text:p text:style-name="P1">120 total</text:p>
            </office:annotation>
            <text:p>120</text:p>
          </table:table-cell>
          <table:table-cell table:formula="of:=SUM([.F19:.EA19])" office:value-type="float" office:value="44.5">
            <text:p>44.5</text:p>
          </table:table-cell>
          <table:table-cell table:formula="of:=[.C19]-[.D19]" office:value-type="float" office:value="75.5">
            <text:p>75.5</text:p>
          </table:table-cell>
          <table:table-cell table:number-columns-repeated="7"/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1"/>
          <table:table-cell table:style-name="ce34" table:number-columns-repeated="4"/>
          <table:table-cell table:number-columns-repeated="41"/>
          <table:table-cell table:style-name="ce34"/>
          <table:table-cell table:style-name="ce34" office:value-type="float" office:value="1.5">
            <text:p>1.5</text:p>
          </table:table-cell>
          <table:table-cell/>
          <table:table-cell table:style-name="ce34"/>
          <table:table-cell table:number-columns-repeated="944"/>
        </table:table-row>
        <table:table-row table:style-name="ro1">
          <table:table-cell office:value-type="string">
            <text:p>Hydration Coach Web</text:p>
          </table:table-cell>
          <table:table-cell office:value-type="string">
            <text:p>Dave Forgash</text:p>
          </table:table-cell>
          <table:table-cell office:value-type="float" office:value="100">
            <text:p>100</text:p>
          </table:table-cell>
          <table:table-cell table:formula="of:=SUM([.F20:.EA20])" office:value-type="float" office:value="1">
            <text:p>1</text:p>
          </table:table-cell>
          <table:table-cell table:formula="of:=[.C20]-[.D20]" office:value-type="float" office:value="99">
            <text:p>99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2"/>
          <table:table-cell table:style-name="ce34" table:number-columns-repeated="4"/>
          <table:table-cell table:number-columns-repeated="41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1">
          <table:table-cell office:value-type="string">
            <text:p>Hydration Coach HTML</text:p>
          </table:table-cell>
          <table:table-cell office:value-type="string">
            <text:p>Ravi Kanchikare</text:p>
          </table:table-cell>
          <table:table-cell office:value-type="float" office:value="360">
            <office:annotation draw:style-name="gr1" draw:text-style-name="P1" svg:width="3.387cm" svg:height="1.958cm" svg:x="9.922cm" svg:y="8.784cm" draw:caption-point-x="0.242cm" draw:caption-point-y="6.374cm">
              <dc:date>1899-12-30T00:00:00</dc:date>
              <text:p text:style-name="P1">Fixed cost.</text:p>
              <text:p text:style-name="P1"/>
              <text:p text:style-name="P1">Totals:</text:p>
              <text:p text:style-name="P1">Design: 100 hours</text:p>
              <text:p text:style-name="P1">Development: 360 hours (need to divide between FE and BE!</text:p>
              <text:p text:style-name="P1">Testing: 200 hours</text:p>
            </office:annotation>
            <text:p>360</text:p>
          </table:table-cell>
          <table:table-cell table:formula="of:=SUM([.F21:.EA21])" office:value-type="float" office:value="0">
            <text:p>0</text:p>
          </table:table-cell>
          <table:table-cell table:formula="of:=[.C21]-[.D21]" office:value-type="float" office:value="360">
            <text:p>360</text:p>
          </table:table-cell>
          <table:table-cell table:number-columns-repeated="26"/>
          <table:table-cell table:style-name="ce34" table:number-columns-repeated="4"/>
          <table:table-cell table:number-columns-repeated="41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2">
          <table:table-cell office:value-type="string">
            <text:p>Intel</text:p>
          </table:table-cell>
          <table:table-cell office:value-type="string">
            <text:p>Dave Forgash</text:p>
          </table:table-cell>
          <table:table-cell table:formula="of:=(78+25)+89" office:value-type="float" office:value="192">
            <office:annotation draw:style-name="gr1" draw:text-style-name="P1" svg:width="3.387cm" svg:height="1.958cm" svg:x="9.922cm" svg:y="9.234cm" draw:caption-point-x="0.242cm" draw:caption-point-y="6.944cm">
              <dc:date>1899-12-30T00:00:00</dc:date>
              <text:p text:style-name="P1">Fixed cost</text:p>
              <text:p text:style-name="P1"/>
              <text:p text:style-name="P1">ISS — 156</text:p>
              <text:p text:style-name="P1">ICRS — 154</text:p>
              <text:p text:style-name="P1">Acronym — 25</text:p>
              <text:p text:style-name="P1">Acronym for BB - 89</text:p>
            </office:annotation>
            <text:p>192</text:p>
          </table:table-cell>
          <table:table-cell table:formula="of:=SUM([.F22:.EA22])" office:value-type="float" office:value="158">
            <text:p>158</text:p>
          </table:table-cell>
          <table:table-cell table:formula="of:=[.C22]-[.D22]" office:value-type="float" office:value="34">
            <text:p>34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22.5">
            <text:p>22.5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8">
            <text:p>18</text:p>
          </table:table-cell>
          <table:table-cell/>
          <table:table-cell office:value-type="float" office:value="20.5">
            <text:p>20.5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.5">
            <text:p>13.5</text:p>
          </table:table-cell>
          <table:table-cell office:value-type="float" office:value="11.5">
            <text:p>11.5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46"/>
        </table:table-row>
        <table:table-row table:style-name="ro2">
          <table:table-cell office:value-type="string">
            <text:p>JB Remote</text:p>
          </table:table-cell>
          <table:table-cell office:value-type="string">
            <text:p>Benjamin George</text:p>
          </table:table-cell>
          <table:table-cell table:formula="of:=15+105" office:value-type="float" office:value="120">
            <office:annotation draw:style-name="gr1" draw:text-style-name="P1" svg:width="3.387cm" svg:height="1.958cm" svg:x="9.922cm" svg:y="9.684cm" draw:caption-point-x="0.242cm" draw:caption-point-y="6.986cm">
              <dc:date>1899-12-30T00:00:00</dc:date>
              <text:p text:style-name="P1">Fixed cost</text:p>
              <text:p text:style-name="P1"/>
              <text:p text:style-name="P1">312 hours + 105 absorbed</text:p>
              <text:p text:style-name="P1">6 weeks</text:p>
              <text:p text:style-name="P1"/>
            </office:annotation>
            <text:p>120</text:p>
          </table:table-cell>
          <table:table-cell table:formula="of:=SUM([.F23:.EA23])" office:value-type="float" office:value="151.15">
            <text:p>151.15</text:p>
          </table:table-cell>
          <table:table-cell table:formula="of:=[.C23]-[.D23]" office:value-type="float" office:value="-31.15">
            <text:p>-31.15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/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4.5">
            <text:p>4.5</text:p>
          </table:table-cell>
          <table:table-cell table:number-columns-repeated="7"/>
          <table:table-cell office:value-type="float" office:value="22.5">
            <text:p>22.5</text:p>
          </table:table-cell>
          <table:table-cell office:value-type="float" office:value="19.65">
            <text:p>19.65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4">
            <text:p>14</text:p>
          </table:table-cell>
          <table:table-cell table:number-columns-repeated="3"/>
          <table:table-cell office:value-type="float" office:value="17.5">
            <text:p>17.5</text:p>
          </table:table-cell>
          <table:table-cell office:value-type="float" office:value="9">
            <text:p>9</text:p>
          </table:table-cell>
          <table:table-cell table:number-columns-repeated="960"/>
        </table:table-row>
        <table:table-row table:style-name="ro2">
          <table:table-cell table:style-name="ce5" office:value-type="string">
            <text:p>Knocking</text:p>
          </table:table-cell>
          <table:table-cell office:value-type="string">
            <text:p>Piotr Gajos</text:p>
          </table:table-cell>
          <table:table-cell office:value-type="float" office:value="160">
            <office:annotation draw:style-name="gr1" draw:text-style-name="P1" svg:width="3.387cm" svg:height="1.958cm" svg:x="9.922cm" svg:y="10.134cm" draw:caption-point-x="0.242cm" draw:caption-point-y="7.028cm">
              <dc:date>1899-12-30T00:00:00</dc:date>
              <text:p text:style-name="P1">T&amp;M</text:p>
              <text:p text:style-name="P1"/>
              <text:p text:style-name="P1">160 Per month</text:p>
            </office:annotation>
            <text:p>160</text:p>
          </table:table-cell>
          <table:table-cell table:formula="of:=SUM([.F24:.EA24])" office:value-type="float" office:value="0">
            <text:p>0</text:p>
          </table:table-cell>
          <table:table-cell table:formula="of:=[.C24]-[.D24]"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ive Dibs </text:p>
          </table:table-cell>
          <table:table-cell office:value-type="string">
            <text:p>Dave Forgash</text:p>
          </table:table-cell>
          <table:table-cell office:value-type="float" office:value="-284.5">
            <office:annotation draw:style-name="gr1" draw:text-style-name="P1" svg:width="3.387cm" svg:height="1.958cm" svg:x="9.922cm" svg:y="10.583cm" draw:caption-point-x="0.242cm" draw:caption-point-y="7.071cm">
              <dc:date>1899-12-30T00:00:00</dc:date>
              <text:p text:style-name="P1">Fixed cost</text:p>
            </office:annotation>
            <text:p>-284.5</text:p>
          </table:table-cell>
          <table:table-cell table:formula="of:=SUM([.F25:.EA25])" office:value-type="float" office:value="24.75">
            <text:p>24.75</text:p>
          </table:table-cell>
          <table:table-cell table:formula="of:=[.C25]-[.D25]" office:value-type="float" office:value="-309.25">
            <text:p>-309.25</text:p>
          </table:table-cell>
          <table:table-cell table:style-name="ce53"/>
          <table:table-cell table:style-name="ce34" table:number-columns-repeated="4"/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34" office:value-type="float" office:value="12.5">
            <text:p>12.5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2"/>
          <table:table-cell table:number-columns-repeated="15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2"/>
          <table:table-cell office:value-type="float" office:value="0.75">
            <text:p>0.75</text:p>
          </table:table-cell>
          <table:table-cell/>
          <table:table-cell table:style-name="ce53"/>
          <table:table-cell table:number-columns-repeated="4"/>
          <table:table-cell table:style-name="ce53"/>
          <table:table-cell/>
          <table:table-cell office:value-type="float" office:value="5">
            <text:p>5</text:p>
          </table:table-cell>
          <table:table-cell table:number-columns-repeated="2"/>
          <table:table-cell table:style-name="ce53"/>
          <table:table-cell/>
          <table:table-cell office:value-type="float" office:value="0.5">
            <text:p>0.5</text:p>
          </table:table-cell>
          <table:table-cell table:number-columns-repeated="2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888"/>
        </table:table-row>
        <table:table-row table:style-name="ro2">
          <table:table-cell office:value-type="string">
            <text:p>Live Dibs Web</text:p>
          </table:table-cell>
          <table:table-cell office:value-type="string">
            <text:p>Dhaval Trivedi</text:p>
          </table:table-cell>
          <table:table-cell office:value-type="float" office:value="543">
            <office:annotation draw:style-name="gr1" draw:text-style-name="P1" svg:width="3.387cm" svg:height="1.958cm" svg:x="9.922cm" svg:y="11.033cm" draw:caption-point-x="0.242cm" draw:caption-point-y="7.113cm">
              <dc:date>1899-12-30T00:00:00</dc:date>
              <text:p text:style-name="P1">In total</text:p>
            </office:annotation>
            <text:p>543</text:p>
          </table:table-cell>
          <table:table-cell table:formula="of:=SUM([.F26:.EA26])" office:value-type="float" office:value="13">
            <text:p>13</text:p>
          </table:table-cell>
          <table:table-cell table:formula="of:=[.C26]-[.D26]" office:value-type="float" office:value="530">
            <text:p>530</text:p>
          </table:table-cell>
          <table:table-cell table:style-name="ce53"/>
          <table:table-cell table:style-name="ce34" table:number-columns-repeated="4"/>
          <table:table-cell table:number-columns-repeated="6"/>
          <table:table-cell table:style-name="ce34" table:number-columns-repeated="4"/>
          <table:table-cell table:number-columns-repeated="15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888"/>
        </table:table-row>
        <table:table-row table:style-name="ro2">
          <table:table-cell office:value-type="string">
            <text:p>New Leaf</text:p>
          </table:table-cell>
          <table:table-cell office:value-type="string">
            <text:p>Adam Cartlidge</text:p>
          </table:table-cell>
          <table:table-cell office:value-type="float" office:value="94">
            <office:annotation draw:style-name="gr1" draw:text-style-name="P1" svg:width="3.387cm" svg:height="1.958cm" svg:x="9.922cm" svg:y="11.483cm" draw:caption-point-x="0.242cm" draw:caption-point-y="7.155cm">
              <dc:date>1899-12-30T00:00:00</dc:date>
              <text:p text:style-name="P1">Fixed cost</text:p>
              <text:p text:style-name="P1"/>
              <text:p text:style-name="P1">Total: 168</text:p>
            </office:annotation>
            <text:p>94</text:p>
          </table:table-cell>
          <table:table-cell table:formula="of:=SUM([.F27:.EA27])" office:value-type="float" office:value="60">
            <text:p>60</text:p>
          </table:table-cell>
          <table:table-cell table:formula="of:=[.C27]-[.D27]" office:value-type="float" office:value="34">
            <text:p>34</text:p>
          </table:table-cell>
          <table:table-cell table:style-name="ce53"/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3.5">
            <text:p>3.5</text:p>
          </table:table-cell>
          <table:table-cell table:number-columns-repeated="6"/>
          <table:table-cell table:style-name="ce34"/>
          <table:table-cell table:number-columns-repeated="2" table:style-name="ce34" office:value-type="float" office:value="1">
            <text:p>1</text:p>
          </table:table-cell>
          <table:table-cell table:style-name="ce34"/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/>
          <table:table-cell office:value-type="float" office:value="4.5">
            <text:p>4.5</text:p>
          </table:table-cell>
          <table:table-cell table:number-columns-repeated="2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3"/>
          <table:table-cell office:value-type="float" office:value="14">
            <text:p>14</text:p>
          </table:table-cell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4"/>
          <table:table-cell table:style-name="ce53"/>
          <table:table-cell table:number-columns-repeated="888"/>
        </table:table-row>
        <table:table-row table:style-name="ro2">
          <table:table-cell office:value-type="string">
            <text:p>nForm</text:p>
          </table:table-cell>
          <table:table-cell office:value-type="string">
            <text:p>Piotr Gajos</text:p>
          </table:table-cell>
          <table:table-cell table:formula="of:=[.D28]" office:value-type="float" office:value="90">
            <office:annotation draw:style-name="gr1" draw:text-style-name="P1" svg:width="3.387cm" svg:height="1.958cm" svg:x="9.922cm" svg:y="11.933cm" draw:caption-point-x="0.242cm" draw:caption-point-y="7.197cm">
              <dc:date>1899-12-30T00:00:00</dc:date>
              <text:p text:style-name="P1">Billable</text:p>
            </office:annotation>
            <text:p>90</text:p>
          </table:table-cell>
          <table:table-cell table:formula="of:=SUM([.F28:.EA28])" office:value-type="float" office:value="90">
            <text:p>90</text:p>
          </table:table-cell>
          <table:table-cell table:formula="of:=[.C28]-[.D28]" office:value-type="float" office:value="0">
            <text:p>0</text:p>
          </table:table-cell>
          <table:table-cell table:number-columns-repeated="96"/>
          <table:table-cell office:value-type="float" office:value="23.5">
            <text:p>23.5</text:p>
          </table:table-cell>
          <table:table-cell/>
          <table:table-cell table:style-name="ce46" office:value-type="float" office:value="35.3">
            <text:p>35.3</text:p>
          </table:table-cell>
          <table:table-cell office:value-type="float" office:value="31.2">
            <text:p>31.2</text:p>
          </table:table-cell>
          <table:table-cell table:number-columns-repeated="919"/>
        </table:table-row>
        <table:table-row table:style-name="ro2">
          <table:table-cell office:value-type="string">
            <text:p>nForm Web</text:p>
          </table:table-cell>
          <table:table-cell office:value-type="string">
            <text:p>Ravi Kanchikare</text:p>
          </table:table-cell>
          <table:table-cell office:value-type="float" office:value="160">
            <office:annotation draw:style-name="gr1" draw:text-style-name="P1" svg:width="3.387cm" svg:height="1.958cm" svg:x="9.922cm" svg:y="12.383cm" draw:caption-point-x="0.242cm" draw:caption-point-y="7.239cm">
              <dc:date>1899-12-30T00:00:00</dc:date>
              <text:p text:style-name="P1">T&amp;M</text:p>
              <text:p text:style-name="P1"/>
              <text:p text:style-name="P1">160 per month</text:p>
            </office:annotation>
            <text:p>160</text:p>
          </table:table-cell>
          <table:table-cell table:formula="of:=SUM([.F29:.EA29])" office:value-type="float" office:value="28.2">
            <text:p>28.2</text:p>
          </table:table-cell>
          <table:table-cell table:formula="of:=[.C29]-[.D29]" office:value-type="float" office:value="131.8">
            <text:p>131.8</text:p>
          </table:table-cell>
          <table:table-cell table:number-columns-repeated="97"/>
          <table:table-cell office:value-type="float" office:value="28.2">
            <text:p>28.2</text:p>
          </table:table-cell>
          <table:table-cell table:number-columns-repeated="921"/>
        </table:table-row>
        <table:table-row table:style-name="ro1">
          <table:table-cell office:value-type="string">
            <text:p>Online Soft. Management</text:p>
          </table:table-cell>
          <table:table-cell office:value-type="string">
            <text:p>Dave Forgash</text:p>
          </table:table-cell>
          <table:table-cell table:formula="of:=156+200" office:value-type="float" office:value="356">
            <office:annotation draw:style-name="gr1" draw:text-style-name="P1" svg:width="3.387cm" svg:height="1.958cm" svg:x="9.922cm" svg:y="12.832cm" draw:caption-point-x="0.242cm" draw:caption-point-y="7.282cm">
              <dc:date>1899-12-30T00:00:00</dc:date>
              <text:p text:style-name="P1">In total.</text:p>
              <text:p text:style-name="P1"/>
              <text:p text:style-name="P1">150 for Functional Skills System</text:p>
              <text:p text:style-name="P1">250 for Management System</text:p>
              <text:p text:style-name="P1">200 for Management</text:p>
            </office:annotation>
            <text:p>356</text:p>
          </table:table-cell>
          <table:table-cell table:formula="of:=SUM([.F30:.EA30])" office:value-type="float" office:value="201.5">
            <text:p>201.5</text:p>
          </table:table-cell>
          <table:table-cell table:formula="of:=[.C30]-[.D30]" office:value-type="float" office:value="154.5">
            <text:p>154.5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16"/>
          <table:table-cell table:style-name="Default"/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2"/>
          <table:table-cell office:value-type="float" office:value="18.5">
            <text:p>18.5</text:p>
          </table:table-cell>
          <table:table-cell table:number-columns-repeated="949"/>
        </table:table-row>
        <table:table-row table:style-name="ro4">
          <table:table-cell office:value-type="string">
            <text:p>Online Soft. Management Web</text:p>
          </table:table-cell>
          <table:table-cell office:value-type="string">
            <text:p>Dhaval Trivedi</text:p>
          </table:table-cell>
          <table:table-cell office:value-type="float" office:value="222">
            <office:annotation draw:style-name="gr1" draw:text-style-name="P1" svg:width="3.387cm" svg:height="1.958cm" svg:x="9.922cm" svg:y="13.282cm" draw:caption-point-x="0.242cm" draw:caption-point-y="7.851cm">
              <dc:date>1899-12-30T00:00:00</dc:date>
              <text:p text:style-name="P1">Fixed cost</text:p>
              <text:p text:style-name="P1"/>
              <text:p text:style-name="P1">400 in total</text:p>
            </office:annotation>
            <text:p>222</text:p>
          </table:table-cell>
          <table:table-cell table:formula="of:=SUM([.F31:.EA31])" office:value-type="float" office:value="157.45">
            <text:p>157.45</text:p>
          </table:table-cell>
          <table:table-cell table:formula="of:=[.C31]-[.D31]" office:value-type="float" office:value="64.55">
            <text:p>64.55</text:p>
          </table:table-cell>
          <table:table-cell table:number-columns-repeated="93"/>
          <table:table-cell office:value-type="float" office:value="8">
            <text:p>8</text:p>
          </table:table-cell>
          <table:table-cell office:value-type="float" office:value="28.5">
            <text:p>28.5</text:p>
          </table:table-cell>
          <table:table-cell table:number-columns-repeated="16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9.2">
            <text:p>39.2</text:p>
          </table:table-cell>
          <table:table-cell office:value-type="float" office:value="39.75">
            <text:p>39.75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99"/>
        </table:table-row>
        <table:table-row table:style-name="ro1">
          <table:table-cell office:value-type="string">
            <text:p>Procter &amp; Gamble</text:p>
          </table:table-cell>
          <table:table-cell office:value-type="string">
            <text:p>Piotr Gajos</text:p>
          </table:table-cell>
          <table:table-cell office:value-type="float" office:value="134.5">
            <office:annotation draw:style-name="gr1" draw:text-style-name="P1" svg:width="3.387cm" svg:height="1.958cm" svg:x="9.922cm" svg:y="13.732cm" draw:caption-point-x="0.242cm" draw:caption-point-y="8.913cm">
              <dc:date>1899-12-30T00:00:00</dc:date>
              <text:p text:style-name="P1">In total</text:p>
            </office:annotation>
            <text:p>134.5</text:p>
          </table:table-cell>
          <table:table-cell table:formula="of:=SUM([.F32:.EA32])" office:value-type="float" office:value="0">
            <text:p>0</text:p>
          </table:table-cell>
          <table:table-cell table:formula="of:=[.C32]-[.D32]" office:value-type="float" office:value="134.5">
            <text:p>134.5</text:p>
          </table:table-cell>
          <table:table-cell table:number-columns-repeated="26"/>
          <table:table-cell table:style-name="ce34" table:number-columns-repeated="4"/>
          <table:table-cell table:number-columns-repeated="41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1">
          <table:table-cell office:value-type="string">
            <text:p>Procter &amp; Gamble Web</text:p>
          </table:table-cell>
          <table:table-cell table:style-name="ce20" office:value-type="string">
            <text:p>John Josef</text:p>
          </table:table-cell>
          <table:table-cell office:value-type="float" office:value="87">
            <office:annotation draw:style-name="gr1" draw:text-style-name="P1" svg:width="3.387cm" svg:height="1.958cm" svg:x="9.922cm" svg:y="14.182cm" draw:caption-point-x="0.242cm" draw:caption-point-y="9.482cm">
              <dc:date>1899-12-30T00:00:00</dc:date>
              <text:p text:style-name="P1">In total</text:p>
            </office:annotation>
            <text:p>87</text:p>
          </table:table-cell>
          <table:table-cell table:formula="of:=SUM([.F33:.EA33])" office:value-type="float" office:value="140">
            <text:p>140</text:p>
          </table:table-cell>
          <table:table-cell table:formula="of:=[.C33]-[.D33]" office:value-type="float" office:value="-53">
            <text:p>-53</text:p>
          </table:table-cell>
          <table:table-cell table:number-columns-repeated="26"/>
          <table:table-cell table:style-name="ce34" table:number-columns-repeated="4"/>
          <table:table-cell table:number-columns-repeated="41"/>
          <table:table-cell table:style-name="ce34" table:number-columns-repeated="2"/>
          <table:table-cell/>
          <table:table-cell table:style-name="ce34"/>
          <table:table-cell table:number-columns-repeated="11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number-columns-repeated="929"/>
        </table:table-row>
        <table:table-row table:style-name="ro2">
          <table:table-cell table:style-name="ce8" office:value-type="string">
            <text:p>Prolexic</text:p>
          </table:table-cell>
          <table:table-cell table:style-name="ce20" office:value-type="string">
            <text:p>Alex Tsibulski</text:p>
          </table:table-cell>
          <table:table-cell office:value-type="float" office:value="98.5">
            <office:annotation draw:style-name="gr1" draw:text-style-name="P1" svg:width="3.387cm" svg:height="1.958cm" svg:x="9.922cm" svg:y="14.631cm" draw:caption-point-x="0.242cm" draw:caption-point-y="10.052cm">
              <dc:date>1899-12-30T00:00:00</dc:date>
              <text:p text:style-name="P1">Fixed cost</text:p>
              <text:p text:style-name="P1"/>
              <text:p text:style-name="P1">120 total</text:p>
            </office:annotation>
            <text:p>98.5</text:p>
          </table:table-cell>
          <table:table-cell table:formula="of:=SUM([.F34:.EA34])" office:value-type="float" office:value="4">
            <text:p>4</text:p>
          </table:table-cell>
          <table:table-cell table:formula="of:=[.C34]-[.D34]" office:value-type="float" office:value="94.5">
            <text:p>94.5</text:p>
          </table:table-cell>
          <table:table-cell table:number-columns-repeated="26"/>
          <table:table-cell table:style-name="ce34" table:number-columns-repeated="4"/>
          <table:table-cell table:number-columns-repeated="6"/>
          <table:table-cell office:value-type="float" office:value="4">
            <text:p>4</text:p>
          </table:table-cell>
          <table:table-cell table:number-columns-repeated="34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2">
          <table:table-cell table:style-name="ce5" office:value-type="string">
            <text:p>Rerun</text:p>
          </table:table-cell>
          <table:table-cell office:value-type="string">
            <text:p>Piotr Gajos</text:p>
          </table:table-cell>
          <table:table-cell table:formula="of:=[.D35]" office:value-type="float" office:value="50.75">
            <office:annotation draw:style-name="gr1" draw:text-style-name="P1" svg:width="3.387cm" svg:height="1.958cm" svg:x="9.922cm" svg:y="15.081cm" draw:caption-point-x="0.242cm" draw:caption-point-y="10.094cm">
              <dc:date>1899-12-30T00:00:00</dc:date>
              <text:p text:style-name="P1">Billable</text:p>
            </office:annotation>
            <text:p>50.75</text:p>
          </table:table-cell>
          <table:table-cell table:formula="of:=SUM([.F35:.EA35])" office:value-type="float" office:value="50.75">
            <text:p>50.75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 table:number-columns-repeated="24"/>
          <table:table-cell office:value-type="float" office:value="0.75">
            <text:p>0.75</text:p>
          </table:table-cell>
          <table:table-cell table:number-columns-repeated="16"/>
          <table:table-cell office:value-type="float" office:value="10">
            <text:p>10</text:p>
          </table:table-cell>
          <table:table-cell office:value-type="float" office:value="14.5">
            <text:p>14.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1"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905"/>
        </table:table-row>
        <table:table-row table:style-name="ro4">
          <table:table-cell office:value-type="string">
            <text:p>Sequoia Website Design</text:p>
          </table:table-cell>
          <table:table-cell table:style-name="ce20" office:value-type="string">
            <text:p>Piotr Gajos</text:p>
          </table:table-cell>
          <table:table-cell table:formula="of:=[.D36]" office:value-type="float" office:value="5">
            <office:annotation draw:style-name="gr1" draw:text-style-name="P1" svg:width="3.387cm" svg:height="1.958cm" svg:x="9.922cm" svg:y="15.531cm" draw:caption-point-x="0.242cm" draw:caption-point-y="10.136cm">
              <dc:date>1899-12-30T00:00:00</dc:date>
              <text:p text:style-name="P1">T&amp;M</text:p>
              <text:p text:style-name="P1"/>
              <text:p text:style-name="P1">Bill every month</text:p>
            </office:annotation>
            <text:p>5</text:p>
          </table:table-cell>
          <table:table-cell table:formula="of:=SUM([.F36:.EA36])" office:value-type="float" office:value="5">
            <text:p>5</text:p>
          </table:table-cell>
          <table:table-cell table:formula="of:=[.C36]-[.D36]" office:value-type="float" office:value="0">
            <text:p>0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 table:number-columns-repeated="3"/>
          <table:table-cell office:value-type="float" office:value="5">
            <text:p>5</text:p>
          </table:table-cell>
          <table:table-cell table:number-columns-repeated="980"/>
        </table:table-row>
        <table:table-row table:style-name="ro1">
          <table:table-cell office:value-type="string">
            <text:p>Sequoia Website Web</text:p>
          </table:table-cell>
          <table:table-cell table:style-name="ce20" office:value-type="string">
            <text:p>Dhaval Trivedi</text:p>
          </table:table-cell>
          <table:table-cell table:formula="of:=[.D37]" office:value-type="float" office:value="43">
            <office:annotation draw:style-name="gr1" draw:text-style-name="P1" svg:width="3.387cm" svg:height="1.958cm" svg:x="9.922cm" svg:y="15.981cm" draw:caption-point-x="0.242cm" draw:caption-point-y="11.197cm">
              <dc:date>1899-12-30T00:00:00</dc:date>
              <text:p text:style-name="P1">T&amp;M</text:p>
              <text:p text:style-name="P1"/>
              <text:p text:style-name="P1">Bill every month</text:p>
            </office:annotation>
            <text:p>43</text:p>
          </table:table-cell>
          <table:table-cell table:formula="of:=SUM([.F37:.EA37])" office:value-type="float" office:value="43">
            <text:p>43</text:p>
          </table:table-cell>
          <table:table-cell table:formula="of:=[.C37]-[.D37]" office:value-type="float" office:value="0">
            <text:p>0</text:p>
          </table:table-cell>
          <table:table-cell table:number-columns-repeated="26"/>
          <table:table-cell table:style-name="ce34" table:number-columns-repeated="4"/>
          <table:table-cell/>
          <table:table-cell table:style-name="ce34" table:number-columns-repeated="4"/>
          <table:table-cell table:number-columns-repeated="81"/>
          <table:table-cell office:value-type="float" office:value="12">
            <text:p>12</text:p>
          </table:table-cell>
          <table:table-cell office:value-type="float" office:value="14.5">
            <text:p>14.5</text:p>
          </table:table-cell>
          <table:table-cell office:value-type="float" office:value="16.5">
            <text:p>16.5</text:p>
          </table:table-cell>
          <table:table-cell table:number-columns-repeated="900"/>
        </table:table-row>
        <table:table-row table:style-name="ro1">
          <table:table-cell office:value-type="string">
            <text:p>SGS Raga</text:p>
          </table:table-cell>
          <table:table-cell table:style-name="ce20" office:value-type="string">
            <text:p>Raghavendra Shet</text:p>
          </table:table-cell>
          <table:table-cell office:value-type="float" office:value="181">
            <office:annotation draw:style-name="gr1" draw:text-style-name="P1" svg:width="3.387cm" svg:height="1.958cm" svg:x="9.922cm" svg:y="16.431cm" draw:caption-point-x="0.242cm" draw:caption-point-y="11.767cm">
              <dc:date>1899-12-30T00:00:00</dc:date>
              <text:p text:style-name="P1">Fixed</text:p>
              <text:p text:style-name="P1"/>
              <text:p text:style-name="P1">iPad — 156</text:p>
              <text:p text:style-name="P1">iPhone — 116</text:p>
              <text:p text:style-name="P1">Web — 176</text:p>
            </office:annotation>
            <text:p>181</text:p>
          </table:table-cell>
          <table:table-cell table:formula="of:=SUM([.F38:.EA38])" office:value-type="float" office:value="155.41">
            <text:p>155.41</text:p>
          </table:table-cell>
          <table:table-cell table:formula="of:=[.C38]-[.D38]" office:value-type="float" office:value="25.59">
            <text:p>25.59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2.75">
            <text:p>2.75</text:p>
          </table:table-cell>
          <table:table-cell table:style-name="ce34" office:value-type="float" office:value="8.5">
            <text:p>8.5</text:p>
          </table:table-cell>
          <table:table-cell table:style-name="ce34" table:number-columns-repeated="2"/>
          <table:table-cell table:style-name="ce53"/>
          <table:table-cell table:style-name="ce34" office:value-type="float" office:value="16">
            <text:p>16</text:p>
          </table:table-cell>
          <table:table-cell table:style-name="ce34" office:value-type="float" office:value="8">
            <text:p>8</text:p>
          </table:table-cell>
          <table:table-cell table:style-name="ce34" table:number-columns-repeated="2"/>
          <table:table-cell table:style-name="ce53"/>
          <table:table-cell table:style-name="ce34" office:value-type="float" office:value="12.5">
            <text:p>12.5</text:p>
          </table:table-cell>
          <table:table-cell table:style-name="ce34" office:value-type="float" office:value="9.75">
            <text:p>9.75</text:p>
          </table:table-cell>
          <table:table-cell table:style-name="ce34" office:value-type="float" office:value="15.5">
            <text:p>15.5</text:p>
          </table:table-cell>
          <table:table-cell table:style-name="ce34" office:value-type="float" office:value="3">
            <text:p>3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22">
            <text:p>22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12.41">
            <text:p>12.41</text:p>
          </table:table-cell>
          <table:table-cell table:style-name="ce34" office:value-type="float" office:value="4">
            <text:p>4</text:p>
          </table:table-cell>
          <table:table-cell table:style-name="ce53"/>
          <table:table-cell table:style-name="ce34" office:value-type="float" office:value="2.5">
            <text:p>2.5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.5">
            <text:p>6.5</text:p>
          </table:table-cell>
          <table:table-cell table:style-name="ce34" office:value-type="float" office:value="1">
            <text:p>1</text:p>
          </table:table-cell>
          <table:table-cell table:style-name="ce53"/>
          <table:table-cell table:style-name="ce3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number-columns-repeated="888"/>
        </table:table-row>
        <table:table-row table:style-name="ro2">
          <table:table-cell office:value-type="string">
            <text:p>SGS Raga Web</text:p>
          </table:table-cell>
          <table:table-cell table:style-name="ce20" office:value-type="string">
            <text:p>Ravi Kanchikare</text:p>
          </table:table-cell>
          <table:table-cell office:value-type="float" office:value="144">
            <office:annotation draw:style-name="gr1" draw:text-style-name="P1" svg:width="3.387cm" svg:height="1.958cm" svg:x="9.922cm" svg:y="16.88cm" draw:caption-point-x="0.242cm" draw:caption-point-y="12.337cm">
              <dc:date>1899-12-30T00:00:00</dc:date>
              <text:p text:style-name="P1">Fixed Cost</text:p>
              <text:p text:style-name="P1"/>
              <text:p text:style-name="P1">144 in total</text:p>
            </office:annotation>
            <text:p>144</text:p>
          </table:table-cell>
          <table:table-cell table:formula="of:=SUM([.F39:.EA39])" office:value-type="float" office:value="93.4">
            <text:p>93.4</text:p>
          </table:table-cell>
          <table:table-cell table:formula="of:=[.C39]-[.D39]" office:value-type="float" office:value="50.6">
            <text:p>50.6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office:value-type="float" office:value="1.9">
            <text:p>1.9</text:p>
          </table:table-cell>
          <table:table-cell/>
          <table:table-cell office:value-type="float" office:value="1">
            <text:p>1</text:p>
          </table:table-cell>
          <table:table-cell table:style-name="ce53"/>
          <table:table-cell table:style-name="ce34"/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office:value-type="float" office:value="22.5">
            <text:p>22.5</text:p>
          </table:table-cell>
          <table:table-cell table:number-columns-repeated="2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number-columns-repeated="888"/>
        </table:table-row>
        <table:table-row table:style-name="ro2">
          <table:table-cell office:value-type="string">
            <text:p>SocialSee</text:p>
          </table:table-cell>
          <table:table-cell table:style-name="ce20" office:value-type="string">
            <text:p>Dave Forgash</text:p>
          </table:table-cell>
          <table:table-cell office:value-type="float" office:value="210">
            <office:annotation draw:style-name="gr1" draw:text-style-name="P1" svg:width="3.387cm" svg:height="1.958cm" svg:x="9.922cm" svg:y="17.33cm" draw:caption-point-x="0.242cm" draw:caption-point-y="12.379cm">
              <dc:date>1899-12-30T00:00:00</dc:date>
              <text:p text:style-name="P1">In total</text:p>
            </office:annotation>
            <text:p>210</text:p>
          </table:table-cell>
          <table:table-cell table:formula="of:=SUM([.F40:.EA40])" office:value-type="float" office:value="44">
            <text:p>44</text:p>
          </table:table-cell>
          <table:table-cell table:formula="of:=[.C40]-[.D40]" office:value-type="float" office:value="166">
            <text:p>166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number-columns-repeated="2" table:style-name="ce34" office:value-type="float" office:value="1">
            <text:p>1</text:p>
          </table:table-cell>
          <table:table-cell table:style-name="ce53"/>
          <table:table-cell table:style-name="ce34" office:value-type="float" office:value="8.5">
            <text:p>8.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5">
            <text:p>5</text:p>
          </table:table-cell>
          <table:table-cell table:style-name="ce34" table:number-columns-repeated="3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9.5">
            <text:p>9.5</text:p>
          </table:table-cell>
          <table:table-cell table:style-name="ce34" table:number-columns-repeated="3"/>
          <table:table-cell table:style-name="ce53"/>
          <table:table-cell table:style-name="ce34" table:number-columns-repeated="4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 office:value-type="float" office:value="5">
            <text:p>5</text:p>
          </table:table-cell>
          <table:table-cell office:value-type="float" office:value="22">
            <text:p>22</text:p>
          </table:table-cell>
          <table:table-cell/>
          <table:table-cell office:value-type="float" office:value="1.5">
            <text:p>1.5</text:p>
          </table:table-cell>
          <table:table-cell table:style-name="ce53"/>
          <table:table-cell table:number-columns-repeated="888"/>
        </table:table-row>
        <table:table-row table:style-name="ro1">
          <table:table-cell table:style-name="ce5" office:value-type="string">
            <text:p>Voices Republic</text:p>
          </table:table-cell>
          <table:table-cell table:style-name="ce20" office:value-type="string">
            <text:p>Piotr Gajos</text:p>
          </table:table-cell>
          <table:table-cell table:formula="of:=[.D41]" office:value-type="float" office:value="90.7">
            <office:annotation draw:style-name="gr1" draw:text-style-name="P1" svg:width="3.387cm" svg:height="1.958cm" svg:x="9.922cm" svg:y="17.78cm" draw:caption-point-x="0.242cm" draw:caption-point-y="12.421cm">
              <dc:date>1899-12-30T00:00:00</dc:date>
              <text:p text:style-name="P1">Billable</text:p>
            </office:annotation>
            <text:p>90.7</text:p>
          </table:table-cell>
          <table:table-cell table:formula="of:=SUM([.F41:.EA41])" office:value-type="float" office:value="90.7">
            <text:p>90.7</text:p>
          </table:table-cell>
          <table:table-cell table:formula="of:=[.C41]-[.D41]" office:value-type="float" office:value="0">
            <text:p>0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42"/>
          <table:table-cell office:value-type="float" office:value="0.7">
            <text:p>0.7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951"/>
        </table:table-row>
        <table:table-row table:style-name="ro1">
          <table:table-cell office:value-type="string">
            <text:p>Voices Republic Web</text:p>
          </table:table-cell>
          <table:table-cell office:value-type="string">
            <text:p>Dhaval Trivedi</text:p>
          </table:table-cell>
          <table:table-cell office:value-type="float" office:value="160">
            <office:annotation draw:style-name="gr1" draw:text-style-name="P1" svg:width="3.387cm" svg:height="1.958cm" svg:x="9.922cm" svg:y="18.23cm" draw:caption-point-x="0.242cm" draw:caption-point-y="12.99cm">
              <dc:date>1899-12-30T00:00:00</dc:date>
              <text:p text:style-name="P1">T&amp;M</text:p>
              <text:p text:style-name="P1"/>
              <text:p text:style-name="P1">160 per month</text:p>
            </office:annotation>
            <text:p>160</text:p>
          </table:table-cell>
          <table:table-cell table:formula="of:=SUM([.F42:.EA42])" office:value-type="float" office:value="123.5">
            <text:p>123.5</text:p>
          </table:table-cell>
          <table:table-cell table:formula="of:=[.C42]-[.D42]" office:value-type="float" office:value="36.5">
            <text:p>36.5</text:p>
          </table:table-cell>
          <table:table-cell table:number-columns-repeated="99"/>
          <table:table-cell office:value-type="float" office:value="2.5">
            <text:p>2.5</text:p>
          </table:table-cell>
          <table:table-cell table:number-columns-repeated="6"/>
          <table:table-cell office:value-type="float" office:value="26">
            <text:p>26</text:p>
          </table:table-cell>
          <table:table-cell office:value-type="float" office:value="29.5">
            <text:p>29.5</text:p>
          </table:table-cell>
          <table:table-cell office:value-type="float" office:value="37.5">
            <text:p>37.5</text:p>
          </table:table-cell>
          <table:table-cell office:value-type="float" office:value="28">
            <text:p>28</text:p>
          </table:table-cell>
          <table:table-cell table:number-columns-repeated="19"/>
          <table:table-cell office:value-type="float" office:value="14.5">
            <text:p>14.5</text:p>
          </table:table-cell>
          <table:table-cell table:number-columns-repeated="889"/>
        </table:table-row>
        <table:table-row table:style-name="ro2">
          <table:table-cell office:value-type="string">
            <text:p>That App</text:p>
          </table:table-cell>
          <table:table-cell table:style-name="ce20" office:value-type="string">
            <text:p>Rick Patrick</text:p>
          </table:table-cell>
          <table:table-cell table:formula="of:=43+1040" office:value-type="float" office:value="1083">
            <office:annotation draw:style-name="gr1" draw:text-style-name="P1" svg:width="3.387cm" svg:height="1.958cm" svg:x="9.922cm" svg:y="18.68cm" draw:caption-point-x="0.242cm" draw:caption-point-y="13.559cm">
              <dc:date>1899-12-30T00:00:00</dc:date>
              <text:p text:style-name="P1">Fixed cost</text:p>
              <text:p text:style-name="P1"/>
              <text:p text:style-name="P1">43 remaining from previous phase</text:p>
              <text:p text:style-name="P1">1040 for phase 2. T&amp;M, 6.5 weeks</text:p>
            </office:annotation>
            <text:p>1083</text:p>
          </table:table-cell>
          <table:table-cell table:formula="of:=SUM([.F43:.EA43])" office:value-type="float" office:value="164.27">
            <text:p>164.27</text:p>
          </table:table-cell>
          <table:table-cell table:formula="of:=[.C43]-[.D43]" office:value-type="float" office:value="918.73">
            <text:p>918.73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2">
            <text:p>2</text:p>
          </table:table-cell>
          <table:table-cell table:style-name="ce34" table:number-columns-repeated="3"/>
          <table:table-cell table:style-name="ce53"/>
          <table:table-cell table:style-name="ce34" office:value-type="float" office:value="45">
            <text:p>45</text:p>
          </table:table-cell>
          <table:table-cell table:style-name="ce34" office:value-type="float" office:value="43.95">
            <text:p>43.95</text:p>
          </table:table-cell>
          <table:table-cell table:style-name="ce34" office:value-type="float" office:value="29.82">
            <text:p>29.82</text:p>
          </table:table-cell>
          <table:table-cell table:style-name="ce34" office:value-type="float" office:value="36">
            <text:p>36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5.5">
            <text:p>5.5</text:p>
          </table:table-cell>
          <table:table-cell table:style-name="ce34" office:value-type="float" office:value="2">
            <text:p>2</text:p>
          </table:table-cell>
          <table:table-cell table:style-name="ce34" table:number-columns-repeated="2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number-columns-repeated="888"/>
        </table:table-row>
        <table:table-row table:style-name="ro2">
          <table:table-cell office:value-type="string">
            <text:p>Vivox Vring</text:p>
          </table:table-cell>
          <table:table-cell table:style-name="ce20" office:value-type="string">
            <text:p>Saravana Prabhu</text:p>
          </table:table-cell>
          <table:table-cell office:value-type="float" office:value="119">
            <text:p>119</text:p>
          </table:table-cell>
          <table:table-cell table:formula="of:=SUM([.F44:.EA44])" office:value-type="float" office:value="60.75">
            <text:p>60.75</text:p>
          </table:table-cell>
          <table:table-cell table:formula="of:=[.C44]-[.D44]" office:value-type="float" office:value="58.25">
            <text:p>58.25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2"/>
          <table:table-cell table:style-name="ce34" office:value-type="float" office:value="1">
            <text:p>1</text:p>
          </table:table-cell>
          <table:table-cell table:style-name="ce3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2"/>
          <table:table-cell table:style-name="ce34" office:value-type="float" office:value="1.5">
            <text:p>1.5</text:p>
          </table:table-cell>
          <table:table-cell table:style-name="ce3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3"/>
          <table:table-cell table:style-name="ce34" office:value-type="float" office:value="11">
            <text:p>11</text:p>
          </table:table-cell>
          <table:table-cell table:style-name="ce53"/>
          <table:table-cell table:style-name="ce34" table:number-columns-repeated="2"/>
          <table:table-cell table:style-name="ce34" office:value-type="float" office:value="1.5">
            <text:p>1.5</text:p>
          </table:table-cell>
          <table:table-cell table:style-name="ce34" office:value-type="float" office:value="2.25">
            <text:p>2.25</text:p>
          </table:table-cell>
          <table:table-cell table:style-name="ce53"/>
          <table:table-cell table:style-name="ce34" office:value-type="float" office:value="1">
            <text:p>1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21.5">
            <text:p>21.5</text:p>
          </table:table-cell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number-columns-repeated="888"/>
        </table:table-row>
        <table:table-row table:style-name="ro2">
          <table:table-cell office:value-type="string">
            <text:p>Wantsa</text:p>
          </table:table-cell>
          <table:table-cell table:style-name="ce20" office:value-type="string">
            <text:p>Jacob Griffin</text:p>
          </table:table-cell>
          <table:table-cell office:value-type="float" office:value="-89.5">
            <text:p>-89.5</text:p>
          </table:table-cell>
          <table:table-cell table:formula="of:=SUM([.F45:.EA45])" office:value-type="float" office:value="122.5">
            <text:p>122.5</text:p>
          </table:table-cell>
          <table:table-cell table:formula="of:=[.C45]-[.D45]" office:value-type="float" office:value="-212">
            <text:p>-212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office:value-type="float" office:value="26">
            <text:p>26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6">
            <text:p>6</text:p>
          </table:table-cell>
          <table:table-cell table:style-name="ce53"/>
          <table:table-cell table:style-name="ce34" office:value-type="float" office:value="1">
            <text:p>1</text:p>
          </table:table-cell>
          <table:table-cell table:style-name="ce34" table:number-columns-repeated="3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3"/>
          <table:table-cell table:style-name="ce34" office:value-type="float" office:value="9">
            <text:p>9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/>
          <table:table-cell table:style-name="ce34" office:value-type="float" office:value="17.5">
            <text:p>17.5</text:p>
          </table:table-cell>
          <table:table-cell table:style-name="ce34" office:value-type="float" office:value="22.5">
            <text:p>22.5</text:p>
          </table:table-cell>
          <table:table-cell table:style-name="ce34" office:value-type="float" office:value="21.5">
            <text:p>21.5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number-columns-repeated="888"/>
        </table:table-row>
        <table:table-row table:style-name="ro2">
          <table:table-cell office:value-type="string">
            <text:p>Wantsa Web</text:p>
          </table:table-cell>
          <table:table-cell table:style-name="ce20" office:value-type="string">
            <text:p>Jacob Griffin</text:p>
          </table:table-cell>
          <table:table-cell office:value-type="float" office:value="1918">
            <text:p>1918</text:p>
          </table:table-cell>
          <table:table-cell table:formula="of:=SUM([.F46:.EA46])" office:value-type="float" office:value="17">
            <text:p>17</text:p>
          </table:table-cell>
          <table:table-cell table:formula="of:=[.C46]-[.D46]" office:value-type="float" office:value="1901">
            <text:p>1901</text:p>
          </table:table-cell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/>
          <table:table-cell table:style-name="ce34" office:value-type="float" office:value="3">
            <text:p>3</text:p>
          </table:table-cell>
          <table:table-cell table:style-name="ce34" table:number-columns-repeated="2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 table:number-columns-repeated="4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 office:value-type="float" office:value="9.5">
            <text:p>9.5</text:p>
          </table:table-cell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style-name="ce34"/>
          <table:table-cell table:number-columns-repeated="3"/>
          <table:table-cell table:style-name="ce53"/>
          <table:table-cell table:number-columns-repeated="888"/>
        </table:table-row>
        <table:table-row table:style-name="ro2">
          <table:table-cell table:style-name="ce9"/>
          <table:table-cell table:style-name="ce18"/>
          <table:table-cell table:number-columns-repeated="3"/>
          <table:table-cell table:style-name="ce53" table:number-columns-repeated="131"/>
          <table:table-cell table:number-columns-repeated="888"/>
        </table:table-row>
        <table:table-row table:style-name="ro2">
          <table:table-cell table:style-name="ce10" office:value-type="string">
            <text:p>Totals</text:p>
          </table:table-cell>
          <table:table-cell table:style-name="ce23"/>
          <table:table-cell table:style-name="ce37" table:formula="of:=SUM([.C2:.C41])" office:value-type="float" office:value="5039.2">
            <text:p>5039.2</text:p>
          </table:table-cell>
          <table:table-cell table:style-name="ce37" table:formula="of:=SUM([.D2:.D46])" office:value-type="float" office:value="3397.38">
            <text:p>3397.38</text:p>
          </table:table-cell>
          <table:table-cell table:style-name="ce37" table:formula="of:=SUM([.E2:.E41])" office:value-type="float" office:value="3019.69">
            <text:p>3019.69</text:p>
          </table:table-cell>
          <table:table-cell table:style-name="ce53" table:number-columns-repeated="131"/>
          <table:table-cell table:number-columns-repeated="888"/>
        </table:table-row>
        <table:table-row table:style-name="ro8">
          <table:table-cell table:style-name="ce4" table:formula="of:=(&quot;Internal (&quot;&amp;COUNTA([.A50:.A61]))&amp;&quot;)&quot;" office:value-type="string" office:string-value="Internal (12)">
            <text:p>Internal (12)</text:p>
          </table:table-cell>
          <table:table-cell table:style-name="ce19"/>
          <table:table-cell table:style-name="ce35"/>
          <table:table-cell table:style-name="ce43" table:number-columns-repeated="2"/>
          <table:table-cell table:style-name="ce35" table:number-columns-repeated="131"/>
          <table:table-cell table:number-columns-repeated="888"/>
        </table:table-row>
        <table:table-row table:style-name="ro2">
          <table:table-cell table:style-name="ce5" office:value-type="string">
            <text:p>Beats</text:p>
          </table:table-cell>
          <table:table-cell table:style-name="ce24"/>
          <table:table-cell/>
          <table:table-cell table:formula="of:=SUM([.F50:.EA50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table:style-name="ce5" office:value-type="string">
            <text:p>Climate</text:p>
          </table:table-cell>
          <table:table-cell table:style-name="ce24"/>
          <table:table-cell/>
          <table:table-cell table:formula="of:=SUM([.F51:.EA51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table:style-name="ce5" office:value-type="string">
            <text:p>Contacts</text:p>
          </table:table-cell>
          <table:table-cell table:style-name="ce24"/>
          <table:table-cell/>
          <table:table-cell table:formula="of:=SUM([.F52:.EA52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office:value-type="string">
            <text:p>Courier Killer</text:p>
          </table:table-cell>
          <table:table-cell table:style-name="ce24"/>
          <table:table-cell/>
          <table:table-cell table:formula="of:=SUM([.F53:.EA53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table:style-name="ce5" office:value-type="string">
            <text:p>Day Stand</text:p>
          </table:table-cell>
          <table:table-cell table:style-name="ce24"/>
          <table:table-cell/>
          <table:table-cell table:formula="of:=SUM([.F54:.EA54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office:value-type="string">
            <text:p>Fun Booth 3</text:p>
          </table:table-cell>
          <table:table-cell table:style-name="ce24"/>
          <table:table-cell/>
          <table:table-cell table:formula="of:=SUM([.F55:.EA55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office:value-type="string">
            <text:p>Night Stand</text:p>
          </table:table-cell>
          <table:table-cell table:style-name="ce24"/>
          <table:table-cell/>
          <table:table-cell table:formula="of:=SUM([.F56:.EA56])" office:value-type="float" office:value="39.5">
            <text:p>39.5</text:p>
          </table:table-cell>
          <table:table-cell table:style-name="ce50"/>
          <table:table-cell table:number-columns-repeated="6"/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The Plateau</text:p>
          </table:table-cell>
          <table:table-cell table:style-name="ce24"/>
          <table:table-cell/>
          <table:table-cell table:formula="of:=SUM([.F57:.EA57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office:value-type="string">
            <text:p>iGame Social</text:p>
          </table:table-cell>
          <table:table-cell table:style-name="ce24"/>
          <table:table-cell/>
          <table:table-cell table:formula="of:=SUM([.F58:.EA58])" office:value-type="float" office:value="22.5">
            <text:p>22.5</text:p>
          </table:table-cell>
          <table:table-cell table:style-name="ce50"/>
          <table:table-cell table:number-columns-repeated="76"/>
          <table:table-cell office:value-type="float" office:value="2.5">
            <text:p>2.5</text:p>
          </table:table-cell>
          <table:table-cell office:value-type="float" office:value="20">
            <text:p>20</text:p>
          </table:table-cell>
          <table:table-cell table:number-columns-repeated="941"/>
        </table:table-row>
        <table:table-row table:style-name="ro2">
          <table:table-cell table:style-name="ce5" office:value-type="string">
            <text:p>Robokill</text:p>
          </table:table-cell>
          <table:table-cell table:style-name="ce24"/>
          <table:table-cell/>
          <table:table-cell table:formula="of:=SUM([.F59:.EA59])" office:value-type="float" office:value="0">
            <text:p>0</text:p>
          </table:table-cell>
          <table:table-cell table:style-name="ce50"/>
          <table:table-cell table:number-columns-repeated="1019"/>
        </table:table-row>
        <table:table-row table:style-name="ro2">
          <table:table-cell office:value-type="string">
            <text:p>sourcebits.com</text:p>
          </table:table-cell>
          <table:table-cell table:style-name="ce24"/>
          <table:table-cell/>
          <table:table-cell table:formula="of:=SUM([.F60:.EA60])" office:value-type="float" office:value="74.5">
            <text:p>74.5</text:p>
          </table:table-cell>
          <table:table-cell table:style-name="ce50"/>
          <table:table-cell table:number-columns-repeated="21"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75"/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99"/>
        </table:table-row>
        <table:table-row table:style-name="ro2">
          <table:table-cell office:value-type="string">
            <text:p>Zombie <text:s/>Game</text:p>
          </table:table-cell>
          <table:table-cell table:style-name="ce24"/>
          <table:table-cell/>
          <table:table-cell table:formula="of:=SUM([.F61:.EA61])" office:value-type="float" office:value="18.69">
            <text:p>18.69</text:p>
          </table:table-cell>
          <table:table-cell table:style-name="ce50"/>
          <table:table-cell table:number-columns-repeated="28"/>
          <table:table-cell office:value-type="float" office:value="2.69">
            <text:p>2.69</text:p>
          </table:table-cell>
          <table:table-cell table:number-columns-repeated="20"/>
          <table:table-cell office:value-type="float" office:value="16">
            <text:p>16</text:p>
          </table:table-cell>
          <table:table-cell table:number-columns-repeated="969"/>
        </table:table-row>
        <table:table-row table:style-name="ro2">
          <table:table-cell table:style-name="ce8"/>
          <table:table-cell table:style-name="ce25"/>
          <table:table-cell table:style-name="ce38" table:number-columns-repeated="3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 table:number-columns-repeated="4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/>
          <table:table-cell table:style-name="ce38"/>
          <table:table-cell table:style-name="ce53" table:number-columns-repeated="3"/>
          <table:table-cell table:number-columns-repeated="889"/>
        </table:table-row>
        <table:table-row table:style-name="ro1">
          <table:table-cell table:style-name="ce11"/>
          <table:table-cell table:style-name="ce26"/>
          <table:table-cell table:style-name="ce39" office:value-type="string" table:number-columns-spanned="3" table:number-rows-spanned="1">
            <text:p>Billable Weekly Hours</text:p>
          </table:table-cell>
          <table:covered-table-cell table:number-columns-repeated="2" table:style-name="ce44"/>
          <table:table-cell table:style-name="ce54"/>
          <table:table-cell table:style-name="ce54" table:formula="of:=SUM([.G3:.G48])" office:value-type="float" office:value="40">
            <text:p>40</text:p>
          </table:table-cell>
          <table:table-cell table:style-name="ce66" table:formula="of:=SUM([.H3:.H48])" office:value-type="float" office:value="33">
            <text:p>33</text:p>
          </table:table-cell>
          <table:table-cell table:style-name="ce54" table:formula="of:=SUM([.I3:.I48])" office:value-type="float" office:value="41">
            <text:p>41</text:p>
          </table:table-cell>
          <table:table-cell table:style-name="ce54" table:formula="of:=SUM([.J3:.J48])" office:value-type="float" office:value="38.5">
            <text:p>38.5</text:p>
          </table:table-cell>
          <table:table-cell table:style-name="ce54"/>
          <table:table-cell table:style-name="ce54" table:formula="of:=SUM([.L3:.L48])" office:value-type="float" office:value="33">
            <text:p>33</text:p>
          </table:table-cell>
          <table:table-cell table:style-name="ce54" table:formula="of:=SUM([.M3:.M48])" office:value-type="float" office:value="33">
            <text:p>33</text:p>
          </table:table-cell>
          <table:table-cell table:style-name="ce54" table:formula="of:=SUM([.N3:.N48])" office:value-type="float" office:value="21">
            <office:annotation draw:style-name="gr1" draw:text-style-name="P1" svg:width="3.387cm" svg:height="1.958cm" svg:x="44.847cm" svg:y="27.675cm" draw:caption-point-x="-24.113cm" draw:caption-point-y="14.968cm">
              <dc:date>1899-12-30T00:00:00</dc:date>
              <text:p text:style-name="P1">1 day leave</text:p>
            </office:annotation>
            <text:p>21</text:p>
          </table:table-cell>
          <table:table-cell table:style-name="ce66" table:formula="of:=SUM([.O3:.O48])" office:value-type="float" office:value="22">
            <text:p>22</text:p>
          </table:table-cell>
          <table:table-cell table:style-name="ce69"/>
          <table:table-cell table:style-name="ce71" table:formula="of:=SUM([.Q3:.Q62])" office:value-type="float" office:value="41.5">
            <office:annotation draw:style-name="gr1" draw:text-style-name="P1" svg:width="3.387cm" svg:height="1.958cm" svg:x="54.372cm" svg:y="27.675cm" draw:caption-point-x="-31.265cm" draw:caption-point-y="14.968cm">
              <dc:date>1899-12-30T00:00:00</dc:date>
              <text:p text:style-name="P1">July 4th Holiday</text:p>
            </office:annotation>
            <text:p>41.5</text:p>
          </table:table-cell>
          <table:table-cell table:style-name="ce71" table:formula="of:=SUM([.R3:.R62])" office:value-type="float" office:value="49">
            <text:p>49</text:p>
          </table:table-cell>
          <table:table-cell table:style-name="ce71" table:formula="of:=SUM([.S3:.S62])" office:value-type="float" office:value="43">
            <text:p>43</text:p>
          </table:table-cell>
          <table:table-cell table:style-name="ce71" table:formula="of:=SUM([.T3:.T48])" office:value-type="float" office:value="41">
            <text:p>41</text:p>
          </table:table-cell>
          <table:table-cell table:style-name="ce54"/>
          <table:table-cell table:style-name="ce54" table:formula="of:=SUM([.V3:.V62])" office:value-type="float" office:value="42">
            <text:p>42</text:p>
          </table:table-cell>
          <table:table-cell table:style-name="ce66" table:formula="of:=SUM([.W3:.W62])" office:value-type="float" office:value="34.5">
            <text:p>34.5</text:p>
          </table:table-cell>
          <table:table-cell table:style-name="ce66" table:formula="of:=SUM([.X3:.X62])" office:value-type="float" office:value="35">
            <text:p>35</text:p>
          </table:table-cell>
          <table:table-cell table:style-name="ce54" table:formula="of:=SUM([.Y3:.Y48])" office:value-type="float" office:value="19.5">
            <office:annotation draw:style-name="gr1" draw:text-style-name="P1" svg:width="3.387cm" svg:height="1.958cm" svg:x="79.772cm" svg:y="27.675cm" draw:caption-point-x="-50.339cm" draw:caption-point-y="14.968cm">
              <dc:date>1899-12-30T00:00:00</dc:date>
              <text:p text:style-name="P1">2d — 7/28 7/29</text:p>
            </office:annotation>
            <text:p>19.5</text:p>
          </table:table-cell>
          <table:table-cell table:style-name="ce54"/>
          <table:table-cell table:style-name="ce54" table:formula="of:=SUM([.AA3:.AA48])" office:value-type="float" office:value="9">
            <text:p>9</text:p>
          </table:table-cell>
          <table:table-cell table:style-name="ce54" table:formula="of:=SUM([.AB3:.AB48])" office:value-type="float" office:value="1">
            <text:p>1</text:p>
          </table:table-cell>
          <table:table-cell table:style-name="ce54" table:formula="of:=SUM([.AC3:.AC48])" office:value-type="float" office:value="5">
            <text:p>5</text:p>
          </table:table-cell>
          <table:table-cell table:style-name="ce54" table:formula="of:=SUM([.AD3:.AD48])" office:value-type="float" office:value="3">
            <text:p>3</text:p>
          </table:table-cell>
          <table:table-cell table:style-name="ce54"/>
          <table:table-cell table:style-name="ce71" table:formula="of:=SUM([.AF3:.AF48])" office:value-type="float" office:value="45">
            <text:p>45</text:p>
          </table:table-cell>
          <table:table-cell table:style-name="ce71" table:formula="of:=SUM([.AG3:.AG48])" office:value-type="float" office:value="44.58">
            <text:p>44.58</text:p>
          </table:table-cell>
          <table:table-cell table:style-name="ce71" table:formula="of:=SUM([.AH3:.AH48])" office:value-type="float" office:value="45.59">
            <text:p>45.59</text:p>
          </table:table-cell>
          <table:table-cell table:style-name="ce71" table:formula="of:=SUM([.AI3:.AI48])" office:value-type="float" office:value="42.5">
            <text:p>42.5</text:p>
          </table:table-cell>
          <table:table-cell table:style-name="ce54"/>
          <table:table-cell table:style-name="ce54" table:formula="of:=SUM([.AK3:.AK48])" office:value-type="float" office:value="22.5">
            <text:p>22.5</text:p>
          </table:table-cell>
          <table:table-cell table:style-name="ce54" table:formula="of:=SUM([.AL3:.AL48])" office:value-type="float" office:value="25">
            <text:p>25</text:p>
          </table:table-cell>
          <table:table-cell table:style-name="ce54" table:formula="of:=SUM([.AM3:.AM48])" office:value-type="float" office:value="20">
            <text:p>20</text:p>
          </table:table-cell>
          <table:table-cell table:style-name="ce54" table:formula="of:=SUM([.AN3:.AN48])" office:value-type="float" office:value="23">
            <text:p>23</text:p>
          </table:table-cell>
          <table:table-cell table:style-name="ce54"/>
          <table:table-cell table:style-name="ce54" table:formula="of:=SUM([.AP3:.AP48])" office:value-type="float" office:value="28">
            <office:annotation draw:style-name="gr1" draw:text-style-name="P1" svg:width="3.387cm" svg:height="1.958cm" svg:x="133.747cm" svg:y="27.675cm" draw:caption-point-x="-91.029cm" draw:caption-point-y="14.968cm">
              <dc:date>1899-12-30T00:00:00</dc:date>
              <text:p text:style-name="P1">1d 7/4</text:p>
            </office:annotation>
            <text:p>28</text:p>
          </table:table-cell>
          <table:table-cell table:style-name="ce54" table:formula="of:=SUM([.AQ3:.AQ48])" office:value-type="float" office:value="42">
            <text:p>42</text:p>
          </table:table-cell>
          <table:table-cell table:style-name="ce54" table:formula="of:=SUM([.AR3:.AR48])" office:value-type="float" office:value="39">
            <text:p>39</text:p>
          </table:table-cell>
          <table:table-cell table:style-name="ce54" table:formula="of:=SUM([.AS3:.AS48])" office:value-type="float" office:value="38">
            <text:p>38</text:p>
          </table:table-cell>
          <table:table-cell table:style-name="ce54"/>
          <table:table-cell table:style-name="ce74" table:formula="of:=SUM([.AU3:.AU48])" office:value-type="float" office:value="6">
            <text:p>6</text:p>
          </table:table-cell>
          <table:table-cell table:style-name="ce74" table:formula="of:=SUM([.AV3:.AV48])" office:value-type="float" office:value="18">
            <text:p>18</text:p>
          </table:table-cell>
          <table:table-cell table:style-name="ce74" table:formula="of:=SUM([.AW3:.AW48])" office:value-type="float" office:value="15">
            <text:p>15</text:p>
          </table:table-cell>
          <table:table-cell table:style-name="ce71" table:formula="of:=SUM([.AX3:.AX48])" office:value-type="float" office:value="41.25">
            <text:p>41.25</text:p>
          </table:table-cell>
          <table:table-cell table:style-name="ce54"/>
          <table:table-cell table:style-name="ce66" table:formula="of:=SUM([.AZ3:.AZ62])" office:value-type="float" office:value="31.75">
            <text:p>31.75</text:p>
          </table:table-cell>
          <table:table-cell table:style-name="ce66" table:formula="of:=SUM([.BA3:.BA62])" office:value-type="float" office:value="33.35">
            <office:annotation draw:style-name="gr1" draw:text-style-name="P1" svg:width="3.387cm" svg:height="1.958cm" svg:x="168.672cm" svg:y="27.675cm" draw:caption-point-x="-117.255cm" draw:caption-point-y="14.968cm">
              <dc:date>1899-12-30T00:00:00</dc:date>
              <text:p text:style-name="P1">0.5d 7/12</text:p>
            </office:annotation>
            <text:p>33.35</text:p>
          </table:table-cell>
          <table:table-cell table:style-name="ce66" table:formula="of:=SUM([.BB3:.BB62])" office:value-type="float" office:value="33.7">
            <text:p>33.7</text:p>
          </table:table-cell>
          <table:table-cell table:style-name="ce74" table:formula="of:=SUM([.BC3:.BC48])" office:value-type="float" office:value="17">
            <text:p>17</text:p>
          </table:table-cell>
          <table:table-cell table:style-name="ce54"/>
          <table:table-cell table:style-name="ce74" table:formula="of:=SUM([.BE3:.BE62])" office:value-type="float" office:value="21">
            <text:p>21</text:p>
          </table:table-cell>
          <table:table-cell table:style-name="ce74" table:formula="of:=SUM([.BF3:.BF62])" office:value-type="float" office:value="18">
            <office:annotation draw:style-name="gr1" draw:text-style-name="P1" svg:width="3.387cm" svg:height="1.958cm" svg:x="184.547cm" svg:y="27.675cm" draw:caption-point-x="-129.176cm" draw:caption-point-y="14.968cm">
              <dc:date>1899-12-30T00:00:00</dc:date>
              <text:p text:style-name="P1">1d 7/11</text:p>
            </office:annotation>
            <text:p>18</text:p>
          </table:table-cell>
          <table:table-cell table:style-name="ce74" table:formula="of:=SUM([.BG3:.BG62])" office:value-type="float" office:value="20">
            <office:annotation draw:style-name="gr1" draw:text-style-name="P1" svg:width="3.387cm" svg:height="1.958cm" svg:x="187.722cm" svg:y="27.675cm" draw:caption-point-x="-131.56cm" draw:caption-point-y="14.968cm">
              <dc:date>1899-12-30T00:00:00</dc:date>
              <text:p text:style-name="P1">1d 7/22</text:p>
            </office:annotation>
            <text:p>20</text:p>
          </table:table-cell>
          <table:table-cell table:style-name="ce74" table:formula="of:=SUM([.BH3:.BH48])" office:value-type="float" office:value="9">
            <text:p>9</text:p>
          </table:table-cell>
          <table:table-cell table:style-name="ce54"/>
          <table:table-cell table:style-name="ce74" table:formula="of:=SUM([.BJ3:.BJ62])" office:value-type="float" office:value="19.25">
            <office:annotation draw:style-name="gr1" draw:text-style-name="P1" svg:width="3.387cm" svg:height="1.958cm" svg:x="197.247cm" svg:y="27.675cm" draw:caption-point-x="-138.713cm" draw:caption-point-y="14.968cm">
              <dc:date>1899-12-30T00:00:00</dc:date>
              <text:p text:style-name="P1">2d</text:p>
            </office:annotation>
            <text:p>19.25</text:p>
          </table:table-cell>
          <table:table-cell table:style-name="ce54" table:formula="of:=SUM([.BK3:.BK62])" office:value-type="float" office:value="41.25">
            <text:p>41.25</text:p>
          </table:table-cell>
          <table:table-cell table:style-name="ce54" table:formula="of:=SUM([.BL3:.BL62])" office:value-type="float" office:value="40.75">
            <text:p>40.75</text:p>
          </table:table-cell>
          <table:table-cell table:style-name="ce66" table:formula="of:=SUM([.BM3:.BM48])" office:value-type="float" office:value="30.25">
            <text:p>30.25</text:p>
          </table:table-cell>
          <table:table-cell table:style-name="ce54"/>
          <table:table-cell table:style-name="ce54" table:formula="of:=SUM([.BO3:.BO62])" office:value-type="float" office:value="41.5">
            <text:p>41.5</text:p>
          </table:table-cell>
          <table:table-cell table:style-name="ce54" table:formula="of:=SUM([.BP3:.BP62])" office:value-type="float" office:value="38.5">
            <text:p>38.5</text:p>
          </table:table-cell>
          <table:table-cell table:style-name="ce71" table:formula="of:=SUM([.BQ3:.BQ62])" office:value-type="float" office:value="43">
            <text:p>43</text:p>
          </table:table-cell>
          <table:table-cell table:style-name="ce54" table:formula="of:=SUM([.BR3:.BR48])" office:value-type="float" office:value="32.5">
            <text:p>32.5</text:p>
          </table:table-cell>
          <table:table-cell table:style-name="ce54"/>
          <table:table-cell table:style-name="ce66" table:formula="of:=SUM([.BT3:.BT62])" office:value-type="float" office:value="31.5">
            <text:p>31.5</text:p>
          </table:table-cell>
          <table:table-cell table:style-name="ce54" table:formula="of:=SUM([.BU3:.BU62])" office:value-type="float" office:value="16">
            <office:annotation draw:style-name="gr1" draw:text-style-name="P1" svg:width="3.387cm" svg:height="1.958cm" svg:x="232.172cm" svg:y="27.675cm" draw:caption-point-x="-164.939cm" draw:caption-point-y="14.968cm">
              <dc:date>1899-12-30T00:00:00</dc:date>
              <text:p text:style-name="P1">3d 7/11-7/13</text:p>
            </office:annotation>
            <text:p>16</text:p>
          </table:table-cell>
          <table:table-cell table:style-name="ce54" table:formula="of:=SUM([.BV3:.BV62])" office:value-type="float" office:value="37.21">
            <text:p>37.21</text:p>
          </table:table-cell>
          <table:table-cell table:style-name="ce66" table:formula="of:=SUM([.BW3:.BW48])" office:value-type="float" office:value="24.75">
            <text:p>24.75</text:p>
          </table:table-cell>
          <table:table-cell table:style-name="ce54"/>
          <table:table-cell table:style-name="ce54" table:formula="of:=SUM([.BY3:.BY62])" office:value-type="float" office:value="19">
            <office:annotation draw:style-name="gr1" draw:text-style-name="P1" svg:width="3.387cm" svg:height="1.958cm" svg:x="244.872cm" svg:y="27.675cm" draw:caption-point-x="-174.476cm" draw:caption-point-y="14.968cm">
              <dc:date>1899-12-30T00:00:00</dc:date>
              <text:p text:style-name="P1">2d</text:p>
            </office:annotation>
            <text:p>19</text:p>
          </table:table-cell>
          <table:table-cell table:style-name="ce71" table:formula="of:=SUM([.BZ3:.BZ62])" office:value-type="float" office:value="44.5">
            <text:p>44.5</text:p>
          </table:table-cell>
          <table:table-cell table:style-name="ce74" table:formula="of:=SUM([.CA3:.CA62])" office:value-type="float" office:value="25.5">
            <text:p>25.5</text:p>
          </table:table-cell>
          <table:table-cell table:style-name="ce66" table:formula="of:=SUM([.CB3:.CB48])" office:value-type="float" office:value="30.5">
            <text:p>30.5</text:p>
          </table:table-cell>
          <table:table-cell table:style-name="ce54"/>
          <table:table-cell table:style-name="ce54" table:formula="of:=SUM([.CD3:.CD48])" office:value-type="float" office:value="22.5">
            <office:annotation draw:style-name="gr1" draw:text-style-name="P1" svg:width="3.387cm" svg:height="1.958cm" svg:x="260.747cm" svg:y="27.675cm" draw:caption-point-x="-186.397cm" draw:caption-point-y="14.968cm">
              <dc:date>1899-12-30T00:00:00</dc:date>
              <text:p text:style-name="P1">1d 7/6</text:p>
              <text:p text:style-name="P1">1d 7/7</text:p>
            </office:annotation>
            <text:p>22.5</text:p>
          </table:table-cell>
          <table:table-cell table:style-name="ce66" table:formula="of:=SUM([.CE3:.CE48])" office:value-type="float" office:value="21.5">
            <text:p>21.5</text:p>
          </table:table-cell>
          <table:table-cell table:style-name="ce66" table:formula="of:=SUM([.CF3:.CF62])" office:value-type="float" office:value="23">
            <text:p>23</text:p>
          </table:table-cell>
          <table:table-cell table:style-name="ce66" table:formula="of:=SUM([.CG3:.CG48])" office:value-type="float" office:value="27">
            <text:p>27</text:p>
          </table:table-cell>
          <table:table-cell table:style-name="ce54"/>
          <table:table-cell table:style-name="ce54" table:formula="of:=SUM([.CI3:.CI48])" office:value-type="float" office:value="0">
            <text:p>0</text:p>
          </table:table-cell>
          <table:table-cell table:style-name="ce54" table:formula="of:=SUM([.CJ3:.CJ48])" office:value-type="float" office:value="0">
            <text:p>0</text:p>
          </table:table-cell>
          <table:table-cell table:style-name="ce74" table:formula="of:=SUM([.CK3:.CK62])" office:value-type="float" office:value="0">
            <text:p>0</text:p>
          </table:table-cell>
          <table:table-cell table:style-name="ce54" table:formula="of:=SUM([.CL3:.CL48])" office:value-type="float" office:value="0">
            <text:p>0</text:p>
          </table:table-cell>
          <table:table-cell table:style-name="ce54"/>
          <table:table-cell table:style-name="ce71" table:formula="of:=SUM([.CN3:.CN62])" office:value-type="float" office:value="40">
            <text:p>40</text:p>
          </table:table-cell>
          <table:table-cell table:style-name="ce54" table:formula="of:=SUM([.CO3:.CO62])" office:value-type="float" office:value="39">
            <text:p>39</text:p>
          </table:table-cell>
          <table:table-cell table:style-name="ce54" table:formula="of:=SUM([.CP3:.CP62])" office:value-type="float" office:value="41">
            <text:p>41</text:p>
          </table:table-cell>
          <table:table-cell table:style-name="ce71" table:formula="of:=SUM([.CQ3:.CQ48])" office:value-type="float" office:value="42">
            <text:p>42</text:p>
          </table:table-cell>
          <table:table-cell table:style-name="ce54"/>
          <table:table-cell table:number-columns-repeated="2" table:style-name="ce74"/>
          <table:table-cell table:style-name="ce74" table:formula="of:=SUM([.CU3:.CU62])" office:value-type="float" office:value="8">
            <text:p>8</text:p>
          </table:table-cell>
          <table:table-cell table:style-name="ce66" table:formula="of:=SUM([.CV3:.CV48])" office:value-type="float" office:value="28.5">
            <text:p>28.5</text:p>
          </table:table-cell>
          <table:table-cell table:style-name="ce54"/>
          <table:table-cell table:style-name="ce74" table:formula="of:=SUM([.CX3:.CX62])" office:value-type="float" office:value="26.5">
            <text:p>26.5</text:p>
          </table:table-cell>
          <table:table-cell table:style-name="ce54" table:formula="of:=SUM([.CY3:.CY62])" office:value-type="float" office:value="35.4">
            <text:p>35.4</text:p>
          </table:table-cell>
          <table:table-cell table:style-name="ce54" table:formula="of:=SUM([.CZ3:.CZ62])" office:value-type="float" office:value="39.8">
            <text:p>39.8</text:p>
          </table:table-cell>
          <table:table-cell table:style-name="ce54" table:formula="of:=SUM([.DA3:.DA48])" office:value-type="float" office:value="41.7">
            <text:p>41.7</text:p>
          </table:table-cell>
          <table:table-cell table:style-name="ce54"/>
          <table:table-cell table:style-name="ce74" table:formula="of:=SUM([.DC3:.DC62])" office:value-type="float" office:value="8">
            <text:p>8</text:p>
          </table:table-cell>
          <table:table-cell table:style-name="ce74" table:formula="of:=SUM([.DD3:.DD62])" office:value-type="float" office:value="26">
            <text:p>26</text:p>
          </table:table-cell>
          <table:table-cell table:style-name="ce66" table:formula="of:=SUM([.DE3:.DE62])" office:value-type="float" office:value="31">
            <text:p>31</text:p>
          </table:table-cell>
          <table:table-cell table:style-name="ce74" table:formula="of:=SUM([.DF3:.DF62])" office:value-type="float" office:value="16">
            <text:p>16</text:p>
          </table:table-cell>
          <table:table-cell table:style-name="ce54"/>
          <table:table-cell table:style-name="ce74" table:formula="of:=SUM([.DH3:.DH62])" office:value-type="float" office:value="26">
            <office:annotation draw:style-name="gr1" draw:text-style-name="P1" svg:width="3.387cm" svg:height="1.958cm" svg:x="355.997cm" svg:y="27.675cm" draw:caption-point-x="-257.924cm" draw:caption-point-y="14.968cm">
              <dc:date>1899-12-30T00:00:00</dc:date>
              <text:p text:style-name="P1">1d 7/7</text:p>
            </office:annotation>
            <text:p>26</text:p>
          </table:table-cell>
          <table:table-cell table:style-name="ce74" table:formula="of:=SUM([.DI3:.DI62])" office:value-type="float" office:value="29.5">
            <text:p>29.5</text:p>
          </table:table-cell>
          <table:table-cell table:style-name="ce54" table:formula="of:=SUM([.DJ3:.DJ62])" office:value-type="float" office:value="37.5">
            <text:p>37.5</text:p>
          </table:table-cell>
          <table:table-cell table:style-name="ce66" table:formula="of:=SUM([.DK3:.DK62])" office:value-type="float" office:value="28">
            <text:p>28</text:p>
          </table:table-cell>
          <table:table-cell table:style-name="ce54"/>
          <table:table-cell table:style-name="ce74" table:formula="of:=SUM([.DM3:.DM62])" office:value-type="float" office:value="21.5">
            <text:p>21.5</text:p>
          </table:table-cell>
          <table:table-cell table:style-name="ce74" table:formula="of:=SUM([.DN3:.DN62])" office:value-type="float" office:value="31">
            <text:p>31</text:p>
          </table:table-cell>
          <table:table-cell table:style-name="ce54" table:formula="of:=SUM([.DO3:.DO62])" office:value-type="float" office:value="40.2">
            <text:p>40.2</text:p>
          </table:table-cell>
          <table:table-cell table:style-name="ce54" table:formula="of:=SUM([.DP3:.DP48])" office:value-type="float" office:value="39.75">
            <text:p>39.75</text:p>
          </table:table-cell>
          <table:table-cell table:style-name="ce54"/>
          <table:table-cell table:style-name="ce74" table:formula="of:=SUM([.DR3:.DR62])" office:value-type="float" office:value="20">
            <office:annotation draw:style-name="gr1" draw:text-style-name="P1" svg:width="3.387cm" svg:height="1.958cm" svg:x="387.747cm" svg:y="27.675cm" draw:caption-point-x="-281.766cm" draw:caption-point-y="14.968cm">
              <dc:date>1899-12-30T00:00:00</dc:date>
              <text:p text:style-name="P1">2d 7/5 7/6</text:p>
            </office:annotation>
            <text:p>20</text:p>
          </table:table-cell>
          <table:table-cell table:style-name="ce66" table:formula="of:=SUM([.DS3:.DS48])" office:value-type="float" office:value="29">
            <text:p>29</text:p>
          </table:table-cell>
          <table:table-cell table:style-name="ce54" table:formula="of:=SUM([.DT3:.DT48])" office:value-type="float" office:value="36.5">
            <office:annotation draw:style-name="gr1" draw:text-style-name="P1" svg:width="3.387cm" svg:height="1.958cm" svg:x="394.097cm" svg:y="27.675cm" draw:caption-point-x="-286.534cm" draw:caption-point-y="14.968cm">
              <dc:date>1899-12-30T00:00:00</dc:date>
              <text:p text:style-name="P1">1d 7/25</text:p>
            </office:annotation>
            <text:p>36.5</text:p>
          </table:table-cell>
          <table:table-cell table:style-name="ce66" table:formula="of:=SUM([.DU3:.DU62])" office:value-type="float" office:value="30">
            <text:p>30</text:p>
          </table:table-cell>
          <table:table-cell table:style-name="ce54"/>
          <table:table-cell table:number-columns-repeated="2" table:style-name="ce74"/>
          <table:table-cell table:style-name="ce54" table:formula="of:=SUM([.DY3:.DY62])" office:value-type="float" office:value="0">
            <office:annotation draw:style-name="gr1" draw:text-style-name="P1" svg:width="3.387cm" svg:height="1.958cm" svg:x="409.972cm" svg:y="27.675cm" draw:caption-point-x="-298.456cm" draw:caption-point-y="14.968cm">
              <dc:date>1899-12-30T00:00:00</dc:date>
              <text:p text:style-name="P1">1d - 7/25</text:p>
            </office:annotation>
            <text:p>0</text:p>
          </table:table-cell>
          <table:table-cell table:style-name="ce54" table:formula="of:=SUM([.DZ3:.DZ48])" office:value-type="float" office:value="0">
            <text:p>0</text:p>
          </table:table-cell>
          <table:table-cell table:style-name="ce54"/>
          <table:table-cell table:style-name="ce74" table:formula="of:=SUM([.EB3:.EB62])" office:value-type="float" office:value="5">
            <text:p>5</text:p>
          </table:table-cell>
          <table:table-cell table:style-name="ce74" table:formula="of:=SUM([.EC3:.EC62])" office:value-type="float" office:value="22">
            <text:p>22</text:p>
          </table:table-cell>
          <table:table-cell table:style-name="ce74" office:value-type="float" office:value="0">
            <text:p>0</text:p>
          </table:table-cell>
          <table:table-cell table:style-name="ce74" table:formula="of:=SUM([.EE3:.EE48])" office:value-type="float" office:value="16">
            <text:p>16</text:p>
          </table:table-cell>
          <table:table-cell table:style-name="ce54"/>
          <table:table-cell table:number-columns-repeated="888"/>
        </table:table-row>
        <table:table-row table:style-name="ro9">
          <table:table-cell table:style-name="ce12" office:value-type="string">
            <text:p>GLOBAL MONTHLY BILLABLE EFFICIENCY</text:p>
          </table:table-cell>
          <table:table-cell table:style-name="ce27"/>
          <table:table-cell table:style-name="ce31" office:value-type="string" table:number-columns-spanned="3" table:number-rows-spanned="1">
            <text:p>Billable Monthly Hours</text:p>
          </table:table-cell>
          <table:covered-table-cell table:style-name="ce31"/>
          <table:covered-table-cell table:style-name="ce44"/>
          <table:table-cell table:style-name="ce55"/>
          <table:table-cell table:style-name="ce62" table:formula="of:=SUM([.G63:.J63])" office:value-type="float" office:value="152.5" table:number-columns-spanned="4" table:number-rows-spanned="1">
            <text:p>152.5</text:p>
          </table:table-cell>
          <table:covered-table-cell table:number-columns-repeated="3" table:style-name="ce62"/>
          <table:table-cell table:style-name="ce55"/>
          <table:table-cell table:style-name="ce62" table:formula="of:=SUM([.L63:.O63])" office:value-type="float" office:value="109" table:number-columns-spanned="4" table:number-rows-spanned="1">
            <text:p>109</text:p>
          </table:table-cell>
          <table:covered-table-cell table:number-columns-repeated="3" table:style-name="ce62"/>
          <table:table-cell table:style-name="ce55"/>
          <table:table-cell table:style-name="ce62" table:formula="of:=SUM([.Q63:.T63])" office:value-type="float" office:value="174.5" table:number-columns-spanned="4" table:number-rows-spanned="1">
            <text:p>174.5</text:p>
          </table:table-cell>
          <table:covered-table-cell table:number-columns-repeated="3" table:style-name="ce62"/>
          <table:table-cell table:style-name="ce55"/>
          <table:table-cell table:style-name="ce62" table:formula="of:=SUM([.V63:.Y63])" office:value-type="float" office:value="131" table:number-columns-spanned="4" table:number-rows-spanned="1">
            <text:p>131</text:p>
          </table:table-cell>
          <table:covered-table-cell table:number-columns-repeated="3" table:style-name="ce62"/>
          <table:table-cell table:style-name="ce55"/>
          <table:table-cell table:style-name="ce62" table:formula="of:=SUM([.AA63:.AD63])" office:value-type="float" office:value="18" table:number-columns-spanned="4" table:number-rows-spanned="1">
            <text:p>18</text:p>
          </table:table-cell>
          <table:covered-table-cell table:number-columns-repeated="3" table:style-name="ce62"/>
          <table:table-cell table:style-name="ce55"/>
          <table:table-cell table:style-name="ce62" table:formula="of:=SUM([.AF63:.AI63])" office:value-type="float" office:value="177.67" table:number-columns-spanned="4" table:number-rows-spanned="1">
            <text:p>177.67</text:p>
          </table:table-cell>
          <table:covered-table-cell table:number-columns-repeated="3" table:style-name="ce62"/>
          <table:table-cell table:style-name="ce55"/>
          <table:table-cell table:style-name="ce62" table:formula="of:=SUM([.AK63:.AN63])" office:value-type="float" office:value="90.5" table:number-columns-spanned="4" table:number-rows-spanned="1">
            <text:p>90.5</text:p>
          </table:table-cell>
          <table:covered-table-cell table:number-columns-repeated="3" table:style-name="ce62"/>
          <table:table-cell table:style-name="ce55"/>
          <table:table-cell table:style-name="ce62" table:formula="of:=SUM([.AP63:.AS63])" office:value-type="float" office:value="147" table:number-columns-spanned="4" table:number-rows-spanned="1">
            <text:p>147</text:p>
          </table:table-cell>
          <table:covered-table-cell table:number-columns-repeated="3" table:style-name="ce62"/>
          <table:table-cell table:style-name="ce55"/>
          <table:table-cell table:style-name="ce62" table:formula="of:=SUM([.AU63:.AX63])" office:value-type="float" office:value="80.25" table:number-columns-spanned="4" table:number-rows-spanned="1">
            <text:p>80.25</text:p>
          </table:table-cell>
          <table:covered-table-cell table:number-columns-repeated="3" table:style-name="ce62"/>
          <table:table-cell table:style-name="ce55"/>
          <table:table-cell table:style-name="ce62" table:formula="of:=SUM([.AZ63:.BC63])" office:value-type="float" office:value="115.8" table:number-columns-spanned="4" table:number-rows-spanned="1">
            <text:p>115.8</text:p>
          </table:table-cell>
          <table:covered-table-cell table:number-columns-repeated="3" table:style-name="ce62"/>
          <table:table-cell table:style-name="ce55"/>
          <table:table-cell table:style-name="ce62" table:formula="of:=SUM([.BE63:.BH63])" office:value-type="float" office:value="68" table:number-columns-spanned="4" table:number-rows-spanned="1">
            <text:p>68</text:p>
          </table:table-cell>
          <table:covered-table-cell table:number-columns-repeated="3" table:style-name="ce62"/>
          <table:table-cell table:style-name="ce55"/>
          <table:table-cell table:style-name="ce62" table:formula="of:=SUM([.BJ63:.BM63])" office:value-type="float" office:value="131.5" table:number-columns-spanned="4" table:number-rows-spanned="1">
            <text:p>131.5</text:p>
          </table:table-cell>
          <table:covered-table-cell table:number-columns-repeated="3" table:style-name="ce62"/>
          <table:table-cell table:style-name="ce55"/>
          <table:table-cell table:style-name="ce62" table:formula="of:=SUM([.BO63:.BR63])" office:value-type="float" office:value="155.5" table:number-columns-spanned="4" table:number-rows-spanned="1">
            <text:p>155.5</text:p>
          </table:table-cell>
          <table:covered-table-cell table:number-columns-repeated="3" table:style-name="ce62"/>
          <table:table-cell table:style-name="ce55"/>
          <table:table-cell table:style-name="ce62" table:formula="of:=SUM([.BT63:.BW63])" office:value-type="float" office:value="109.46" table:number-columns-spanned="4" table:number-rows-spanned="1">
            <text:p>109.46</text:p>
          </table:table-cell>
          <table:covered-table-cell table:number-columns-repeated="3" table:style-name="ce62"/>
          <table:table-cell table:style-name="ce55"/>
          <table:table-cell table:style-name="ce62" table:formula="of:=SUM([.BY63:.CB63])" office:value-type="float" office:value="119.5" table:number-columns-spanned="4" table:number-rows-spanned="1">
            <text:p>119.5</text:p>
          </table:table-cell>
          <table:covered-table-cell table:number-columns-repeated="3" table:style-name="ce62"/>
          <table:table-cell table:style-name="ce55"/>
          <table:table-cell table:style-name="ce62" table:formula="of:=SUM([.CD63:.CG63])" office:value-type="float" office:value="94" table:number-columns-spanned="4" table:number-rows-spanned="1">
            <text:p>94</text:p>
          </table:table-cell>
          <table:covered-table-cell table:number-columns-repeated="3" table:style-name="ce62"/>
          <table:table-cell table:style-name="ce55"/>
          <table:table-cell table:style-name="ce62" table:formula="of:=SUM([.CI63:.CL63])" office:value-type="float" office:value="0" table:number-columns-spanned="4" table:number-rows-spanned="1">
            <text:p>0</text:p>
          </table:table-cell>
          <table:covered-table-cell table:number-columns-repeated="3" table:style-name="ce62"/>
          <table:table-cell table:style-name="ce55"/>
          <table:table-cell table:style-name="ce62" table:formula="of:=SUM([.CN63:.CQ63])" office:value-type="float" office:value="162" table:number-columns-spanned="4" table:number-rows-spanned="1">
            <text:p>162</text:p>
          </table:table-cell>
          <table:covered-table-cell table:number-columns-repeated="3" table:style-name="ce62"/>
          <table:table-cell table:style-name="ce55"/>
          <table:table-cell table:style-name="ce62" table:formula="of:=SUM([.CS63:.CV63])" office:value-type="float" office:value="36.5" table:number-columns-spanned="4" table:number-rows-spanned="1">
            <text:p>36.5</text:p>
          </table:table-cell>
          <table:covered-table-cell table:number-columns-repeated="3" table:style-name="ce62"/>
          <table:table-cell table:style-name="ce55"/>
          <table:table-cell table:style-name="ce62" table:formula="of:=SUM([.CX63:.DA63])" office:value-type="float" office:value="143.4" table:number-columns-spanned="4" table:number-rows-spanned="1">
            <text:p>143.4</text:p>
          </table:table-cell>
          <table:covered-table-cell table:number-columns-repeated="3" table:style-name="ce62"/>
          <table:table-cell table:style-name="ce55"/>
          <table:table-cell table:style-name="ce62" table:formula="of:=SUM([.DC63:.DF63])" office:value-type="float" office:value="81" table:number-columns-spanned="4" table:number-rows-spanned="1">
            <text:p>81</text:p>
          </table:table-cell>
          <table:covered-table-cell table:number-columns-repeated="3" table:style-name="ce62"/>
          <table:table-cell table:style-name="ce55"/>
          <table:table-cell table:style-name="ce62" table:formula="of:=SUM([.DH63:.DK63])" office:value-type="float" office:value="121" table:number-columns-spanned="4" table:number-rows-spanned="1">
            <text:p>121</text:p>
          </table:table-cell>
          <table:covered-table-cell table:number-columns-repeated="3" table:style-name="ce62"/>
          <table:table-cell table:style-name="ce55"/>
          <table:table-cell table:style-name="ce62" table:formula="of:=SUM([.DM63:.DP63])" office:value-type="float" office:value="132.45" table:number-columns-spanned="4" table:number-rows-spanned="1">
            <text:p>132.45</text:p>
          </table:table-cell>
          <table:covered-table-cell table:number-columns-repeated="3" table:style-name="ce62"/>
          <table:table-cell table:style-name="ce55"/>
          <table:table-cell table:style-name="ce62" table:formula="of:=SUM([.DR63:.DU63])" office:value-type="float" office:value="115.5" table:number-columns-spanned="4" table:number-rows-spanned="1">
            <text:p>115.5</text:p>
          </table:table-cell>
          <table:covered-table-cell table:number-columns-repeated="3" table:style-name="ce62"/>
          <table:table-cell table:style-name="ce55"/>
          <table:table-cell table:style-name="ce62" table:formula="of:=SUM([.DW63:.DZ63])" office:value-type="float" office:value="0" table:number-columns-spanned="4" table:number-rows-spanned="1">
            <text:p>0</text:p>
          </table:table-cell>
          <table:covered-table-cell table:number-columns-repeated="3" table:style-name="ce62"/>
          <table:table-cell table:style-name="ce55"/>
          <table:table-cell table:style-name="ce62" table:formula="of:=SUM([.EB63:.EE63])" office:value-type="float" office:value="43" table:number-columns-spanned="4" table:number-rows-spanned="1">
            <text:p>43</text:p>
          </table:table-cell>
          <table:covered-table-cell table:number-columns-repeated="3" table:style-name="ce62"/>
          <table:table-cell table:style-name="ce55"/>
          <table:table-cell table:number-columns-repeated="888"/>
        </table:table-row>
        <table:table-row table:style-name="ro1">
          <table:table-cell table:style-name="ce13" table:formula="of:=(SUM([.$F$65:.$EF$65])-[.AA65])/(COUNT([.$F$65:.$EF$65])-1.5)" office:value-type="percentage" office:value="0.722541666666667">
            <text:p>72%</text:p>
          </table:table-cell>
          <table:table-cell table:style-name="ce28"/>
          <table:table-cell table:style-name="ce40" office:value-type="string" table:number-columns-spanned="3" table:number-rows-spanned="1">
            <text:p>Billable Efficiency</text:p>
          </table:table-cell>
          <table:covered-table-cell table:style-name="ce40"/>
          <table:covered-table-cell table:style-name="ce51"/>
          <table:table-cell table:style-name="ce56"/>
          <table:table-cell table:style-name="ce63" table:formula="of:=IF(([.G64]&gt;0);([.G64]/(COUNTIF([.G63:.J63];&quot;&gt;0&quot;)*40));0)" office:value-type="percentage" office:value="0.953125" table:number-columns-spanned="4" table:number-rows-spanned="1">
            <text:p>95%</text:p>
          </table:table-cell>
          <table:covered-table-cell table:number-columns-repeated="3" table:style-name="ce63"/>
          <table:table-cell table:style-name="ce56"/>
          <table:table-cell table:style-name="ce63" table:formula="of:=IF(([.L64]&gt;0);([.L64]/(COUNTIF([.L63:.O63];&quot;&gt;0&quot;)*40));0)" office:value-type="percentage" office:value="0.68125" table:number-columns-spanned="4" table:number-rows-spanned="1">
            <text:p>68%</text:p>
          </table:table-cell>
          <table:covered-table-cell table:number-columns-repeated="3" table:style-name="ce63"/>
          <table:table-cell table:style-name="ce56"/>
          <table:table-cell table:style-name="ce63" table:formula="of:=IF(([.Q64]&gt;0);([.Q64]/(COUNTIF([.Q63:.T63];&quot;&gt;0&quot;)*40));0)" office:value-type="percentage" office:value="1.090625" table:number-columns-spanned="4" table:number-rows-spanned="1">
            <text:p>109%</text:p>
          </table:table-cell>
          <table:covered-table-cell table:number-columns-repeated="3" table:style-name="ce63"/>
          <table:table-cell table:style-name="ce56"/>
          <table:table-cell table:style-name="ce63" table:formula="of:=IF(([.V64]&gt;0);([.V64]/(COUNTIF([.V63:.Y63];&quot;&gt;0&quot;)*40));0)" office:value-type="percentage" office:value="0.81875" table:number-columns-spanned="4" table:number-rows-spanned="1">
            <text:p>82%</text:p>
          </table:table-cell>
          <table:covered-table-cell table:number-columns-repeated="3" table:style-name="ce63"/>
          <table:table-cell table:style-name="ce56"/>
          <table:table-cell table:style-name="ce63" table:formula="of:=IF(([.AA64]&gt;0);([.AA64]/(COUNTIF([.AA63:.AD63];&quot;&gt;0&quot;)*40));0)" office:value-type="percentage" office:value="0.1125" table:number-columns-spanned="4" table:number-rows-spanned="1">
            <text:p>11%</text:p>
          </table:table-cell>
          <table:covered-table-cell table:number-columns-repeated="3" table:style-name="ce63"/>
          <table:table-cell table:style-name="ce56"/>
          <table:table-cell table:style-name="ce63" table:formula="of:=IF(([.AF64]&gt;0);([.AF64]/(COUNTIF([.AF63:.AI63];&quot;&gt;0&quot;)*40));0)" office:value-type="percentage" office:value="1.1104375" table:number-columns-spanned="4" table:number-rows-spanned="1">
            <text:p>111%</text:p>
          </table:table-cell>
          <table:covered-table-cell table:number-columns-repeated="3" table:style-name="ce63"/>
          <table:table-cell table:style-name="ce56"/>
          <table:table-cell table:style-name="ce63" table:formula="of:=IF(([.AK64]&gt;0);([.AK64]/(COUNTIF([.AK63:.AN63];&quot;&gt;0&quot;)*20));0)" office:value-type="percentage" office:value="1.13125" table:number-columns-spanned="4" table:number-rows-spanned="1">
            <text:p>113%</text:p>
          </table:table-cell>
          <table:covered-table-cell table:number-columns-repeated="3" table:style-name="ce63"/>
          <table:table-cell table:style-name="ce56"/>
          <table:table-cell table:style-name="ce63" table:formula="of:=IF(([.AP64]&gt;0);([.AP64]/(COUNTIF([.AP63:.AS63];&quot;&gt;0&quot;)*40));0)" office:value-type="percentage" office:value="0.91875" table:number-columns-spanned="4" table:number-rows-spanned="1">
            <text:p>92%</text:p>
          </table:table-cell>
          <table:covered-table-cell table:number-columns-repeated="3" table:style-name="ce63"/>
          <table:table-cell table:style-name="ce56"/>
          <table:table-cell table:style-name="ce63" table:formula="of:=IF(([.AU64]&gt;0);([.AU64]/(COUNTIF([.AU63:.AX63];&quot;&gt;0&quot;)*40));0)" office:value-type="percentage" office:value="0.5015625" table:number-columns-spanned="4" table:number-rows-spanned="1">
            <text:p>50%</text:p>
          </table:table-cell>
          <table:covered-table-cell table:number-columns-repeated="3" table:style-name="ce63"/>
          <table:table-cell table:style-name="ce56"/>
          <table:table-cell table:style-name="ce63" table:formula="of:=IF(([.AZ64]&gt;0);([.AZ64]/(COUNTIF([.AZ63:.BC63];&quot;&gt;0&quot;)*40));0)" office:value-type="percentage" office:value="0.72375" table:number-columns-spanned="4" table:number-rows-spanned="1">
            <text:p>72%</text:p>
          </table:table-cell>
          <table:covered-table-cell table:number-columns-repeated="3" table:style-name="ce63"/>
          <table:table-cell table:style-name="ce56"/>
          <table:table-cell table:style-name="ce63" table:formula="of:=IF(([.BE64]&gt;0);([.BE64]/(COUNTIF([.BE63:.BH63];&quot;&gt;0&quot;)*40));0)" office:value-type="percentage" office:value="0.425" table:number-columns-spanned="4" table:number-rows-spanned="1">
            <text:p>43%</text:p>
          </table:table-cell>
          <table:covered-table-cell table:number-columns-repeated="3" table:style-name="ce63"/>
          <table:table-cell table:style-name="ce56"/>
          <table:table-cell table:style-name="ce63" table:formula="of:=IF(([.BJ64]&gt;0);([.BJ64]/(COUNTIF([.BJ63:.BM63];&quot;&gt;0&quot;)*40));0)" office:value-type="percentage" office:value="0.821875" table:number-columns-spanned="4" table:number-rows-spanned="1">
            <text:p>82%</text:p>
          </table:table-cell>
          <table:covered-table-cell table:number-columns-repeated="3" table:style-name="ce63"/>
          <table:table-cell table:style-name="ce56"/>
          <table:table-cell table:style-name="ce63" table:formula="of:=IF(([.BO64]&gt;0);([.BO64]/(COUNTIF([.BO63:.BR63];&quot;&gt;0&quot;)*40));0)" office:value-type="percentage" office:value="0.971875" table:number-columns-spanned="4" table:number-rows-spanned="1">
            <text:p>97%</text:p>
          </table:table-cell>
          <table:covered-table-cell table:number-columns-repeated="3" table:style-name="ce63"/>
          <table:table-cell table:style-name="ce56"/>
          <table:table-cell table:style-name="ce63" table:formula="of:=IF(([.BT64]&gt;0);([.BT64]/(COUNTIF([.BT63:.BW63];&quot;&gt;0&quot;)*40));0)" office:value-type="percentage" office:value="0.684125" table:number-columns-spanned="4" table:number-rows-spanned="1">
            <text:p>68%</text:p>
          </table:table-cell>
          <table:covered-table-cell table:number-columns-repeated="3" table:style-name="ce63"/>
          <table:table-cell table:style-name="ce56"/>
          <table:table-cell table:style-name="ce63" table:formula="of:=IF(([.BY64]&gt;0);([.BY64]/(COUNTIF([.BY63:.CB63];&quot;&gt;0&quot;)*40));0)" office:value-type="percentage" office:value="0.746875" table:number-columns-spanned="4" table:number-rows-spanned="1">
            <text:p>75%</text:p>
          </table:table-cell>
          <table:covered-table-cell table:number-columns-repeated="3" table:style-name="ce63"/>
          <table:table-cell table:style-name="ce56"/>
          <table:table-cell table:style-name="ce63" table:formula="of:=IF(([.CD64]&gt;0);([.CD64]/(COUNTIF([.CD63:.CG63];&quot;&gt;0&quot;)*40));0)" office:value-type="percentage" office:value="0.5875" table:number-columns-spanned="4" table:number-rows-spanned="1">
            <text:p>59%</text:p>
          </table:table-cell>
          <table:covered-table-cell table:number-columns-repeated="3" table:style-name="ce63"/>
          <table:table-cell table:style-name="ce56"/>
          <table:table-cell table:style-name="ce63" table:formula="of:=IF(([.CI64]&gt;0);([.CI64]/(COUNTIF([.CI63:.CL63];&quot;&gt;0&quot;)*40));0)" office:value-type="percentage" office:value="0" table:number-columns-spanned="4" table:number-rows-spanned="1">
            <text:p>0%</text:p>
          </table:table-cell>
          <table:covered-table-cell table:number-columns-repeated="3" table:style-name="ce63"/>
          <table:table-cell table:style-name="ce56"/>
          <table:table-cell table:style-name="ce63" table:formula="of:=IF(([.CN64]&gt;0);([.CN64]/(COUNTIF([.CN63:.CQ63];&quot;&gt;0&quot;)*40));0)" office:value-type="percentage" office:value="1.0125" table:number-columns-spanned="4" table:number-rows-spanned="1">
            <text:p>101%</text:p>
          </table:table-cell>
          <table:covered-table-cell table:number-columns-repeated="3" table:style-name="ce63"/>
          <table:table-cell table:style-name="ce56"/>
          <table:table-cell table:style-name="ce63" table:formula="of:=IF(([.CS64]&gt;0);([.CS64]/(COUNTIF([.CS63:.CV63];&quot;&gt;0&quot;)*40));0)" office:value-type="percentage" office:value="0.45625" table:number-columns-spanned="4" table:number-rows-spanned="1">
            <text:p>46%</text:p>
          </table:table-cell>
          <table:covered-table-cell table:number-columns-repeated="3" table:style-name="ce63"/>
          <table:table-cell table:style-name="ce56"/>
          <table:table-cell table:style-name="ce63" table:formula="of:=IF(([.CX64]&gt;0);([.CX64]/(COUNTIF([.CX63:.DA63];&quot;&gt;0&quot;)*40));0)" office:value-type="percentage" office:value="0.89625" table:number-columns-spanned="4" table:number-rows-spanned="1">
            <text:p>90%</text:p>
          </table:table-cell>
          <table:covered-table-cell table:number-columns-repeated="3" table:style-name="ce63"/>
          <table:table-cell table:style-name="ce56"/>
          <table:table-cell table:style-name="ce63" table:formula="of:=IF(([.DC64]&gt;0);([.DC64]/(COUNTIF([.DC63:.DF63];&quot;&gt;0&quot;)*40));0)" office:value-type="percentage" office:value="0.50625" table:number-columns-spanned="4" table:number-rows-spanned="1">
            <text:p>51%</text:p>
          </table:table-cell>
          <table:covered-table-cell table:number-columns-repeated="3" table:style-name="ce63"/>
          <table:table-cell table:style-name="ce56"/>
          <table:table-cell table:style-name="ce63" table:formula="of:=IF(([.DH64]&gt;0);([.DH64]/(COUNTIF([.DH63:.DK63];&quot;&gt;0&quot;)*40));0)" office:value-type="percentage" office:value="0.75625" table:number-columns-spanned="4" table:number-rows-spanned="1">
            <text:p>76%</text:p>
          </table:table-cell>
          <table:covered-table-cell table:number-columns-repeated="3" table:style-name="ce63"/>
          <table:table-cell table:style-name="ce56"/>
          <table:table-cell table:style-name="ce63" table:formula="of:=IF(([.DM64]&gt;0);([.DM64]/(COUNTIF([.DM63:.DP63];&quot;&gt;0&quot;)*40));0)" office:value-type="percentage" office:value="0.8278125" table:number-columns-spanned="4" table:number-rows-spanned="1">
            <text:p>83%</text:p>
          </table:table-cell>
          <table:covered-table-cell table:number-columns-repeated="3" table:style-name="ce63"/>
          <table:table-cell table:style-name="ce56"/>
          <table:table-cell table:style-name="ce63" table:formula="of:=IF(([.DR64]&gt;0);([.DR64]/(COUNTIF([.DR63:.DU63];&quot;&gt;0&quot;)*40));0)" office:value-type="percentage" office:value="0.721875" table:number-columns-spanned="4" table:number-rows-spanned="1">
            <text:p>72%</text:p>
          </table:table-cell>
          <table:covered-table-cell table:number-columns-repeated="3" table:style-name="ce63"/>
          <table:table-cell table:style-name="ce56"/>
          <table:table-cell table:style-name="ce63" table:formula="of:=IF(([.DW64]&gt;0);([.DW64]/(COUNTIF([.DW63:.DZ63];&quot;&gt;0&quot;)*40));0)" office:value-type="percentage" office:value="0" table:number-columns-spanned="4" table:number-rows-spanned="1">
            <text:p>0%</text:p>
          </table:table-cell>
          <table:covered-table-cell table:number-columns-repeated="3" table:style-name="ce63"/>
          <table:table-cell table:style-name="ce56"/>
          <table:table-cell table:style-name="ce63" table:formula="of:=IF(([.EB64]&gt;0);([.EB64]/(COUNTIF([.EB63:.EE63];&quot;&gt;0&quot;)*40));0)" office:value-type="percentage" office:value="0.358333333333333" table:number-columns-spanned="4" table:number-rows-spanned="1">
            <text:p>36%</text:p>
          </table:table-cell>
          <table:covered-table-cell table:number-columns-repeated="3" table:style-name="ce63"/>
          <table:table-cell table:style-name="ce56"/>
          <table:table-cell table:number-columns-repeated="888"/>
        </table:table-row>
        <table:table-row table:style-name="ro1">
          <table:table-cell table:style-name="ce14"/>
          <table:table-cell table:style-name="ce29"/>
          <table:table-cell table:style-name="ce41" office:value-type="string" table:number-columns-spanned="3" table:number-rows-spanned="1">
            <text:p>Non-Billable Weekly Hours</text:p>
          </table:table-cell>
          <table:covered-table-cell table:number-columns-repeated="2" table:style-name="ce45"/>
          <table:table-cell table:style-name="ce57" table:formula="of:=[.F2]+SUM([.F50:.F61])" office:value-type="float" office:value="0">
            <text:p>0</text:p>
          </table:table-cell>
          <table:table-cell table:style-name="ce57" table:formula="of:=[.G2]+SUM([.G50:.G61])" office:value-type="float" office:value="0">
            <text:p>0</text:p>
          </table:table-cell>
          <table:table-cell table:style-name="ce57" table:formula="of:=[.H2]+SUM([.H50:.H61])" office:value-type="float" office:value="0">
            <text:p>0</text:p>
          </table:table-cell>
          <table:table-cell table:style-name="ce57" table:formula="of:=[.I2]+SUM([.I50:.I61])" office:value-type="float" office:value="0">
            <text:p>0</text:p>
          </table:table-cell>
          <table:table-cell table:style-name="ce57" table:formula="of:=[.J2]+SUM([.J50:.J61])" office:value-type="float" office:value="0">
            <text:p>0</text:p>
          </table:table-cell>
          <table:table-cell table:style-name="ce57"/>
          <table:table-cell table:style-name="ce57" table:formula="of:=[.L2]+SUM([.L50:.L61])" office:value-type="float" office:value="8.5">
            <text:p>8.5</text:p>
          </table:table-cell>
          <table:table-cell table:style-name="ce57" table:formula="of:=[.M2]+SUM([.M50:.M61])" office:value-type="float" office:value="6">
            <text:p>6</text:p>
          </table:table-cell>
          <table:table-cell table:style-name="ce57" table:formula="of:=[.N2]+SUM([.N50:.N61])" office:value-type="float" office:value="13">
            <text:p>13</text:p>
          </table:table-cell>
          <table:table-cell table:style-name="ce57" table:formula="of:=[.O2]+SUM([.O50:.O61])" office:value-type="float" office:value="16.5">
            <text:p>16.5</text:p>
          </table:table-cell>
          <table:table-cell table:style-name="ce57"/>
          <table:table-cell table:style-name="ce57" table:formula="of:=[.Q2]+SUM([.Q50:.Q61])" office:value-type="float" office:value="0">
            <text:p>0</text:p>
          </table:table-cell>
          <table:table-cell table:style-name="ce57" table:formula="of:=[.R2]+SUM([.R50:.R61])" office:value-type="float" office:value="0">
            <text:p>0</text:p>
          </table:table-cell>
          <table:table-cell table:style-name="ce57" table:formula="of:=[.S2]+SUM([.S50:.S61])" office:value-type="float" office:value="4">
            <text:p>4</text:p>
          </table:table-cell>
          <table:table-cell table:style-name="ce57" table:formula="of:=[.T2]+SUM([.T50:.T61])" office:value-type="float" office:value="2.5">
            <text:p>2.5</text:p>
          </table:table-cell>
          <table:table-cell table:style-name="ce57"/>
          <table:table-cell table:style-name="ce57" table:formula="of:=[.V2]+SUM([.V50:.V61])" office:value-type="float" office:value="0">
            <text:p>0</text:p>
          </table:table-cell>
          <table:table-cell table:style-name="ce57" table:formula="of:=[.W2]+SUM([.W50:.W61])" office:value-type="float" office:value="1.5">
            <text:p>1.5</text:p>
          </table:table-cell>
          <table:table-cell table:style-name="ce57" table:formula="of:=[.X2]+SUM([.X50:.X61])" office:value-type="float" office:value="0">
            <text:p>0</text:p>
          </table:table-cell>
          <table:table-cell table:style-name="ce57" table:formula="of:=[.Y2]+SUM([.Y50:.Y61])" office:value-type="float" office:value="0">
            <text:p>0</text:p>
          </table:table-cell>
          <table:table-cell table:style-name="ce57"/>
          <table:table-cell table:style-name="ce57" table:formula="of:=[.AA2]+SUM([.AA50:.AA61])" office:value-type="float" office:value="24">
            <text:p>24</text:p>
          </table:table-cell>
          <table:table-cell table:style-name="ce57" table:formula="of:=[.AB2]+SUM([.AB50:.AB61])" office:value-type="float" office:value="20">
            <text:p>20</text:p>
          </table:table-cell>
          <table:table-cell table:style-name="ce57" table:formula="of:=[.AC2]+SUM([.AC50:.AC61])" office:value-type="float" office:value="0">
            <text:p>0</text:p>
          </table:table-cell>
          <table:table-cell table:style-name="ce57" table:formula="of:=[.AD2]+SUM([.AD50:.AD61])" office:value-type="float" office:value="0">
            <text:p>0</text:p>
          </table:table-cell>
          <table:table-cell table:style-name="ce57"/>
          <table:table-cell table:style-name="ce57" table:formula="of:=[.AF2]+SUM([.AF50:.AF61])" office:value-type="float" office:value="0">
            <text:p>0</text:p>
          </table:table-cell>
          <table:table-cell table:style-name="ce57" table:formula="of:=[.AG2]+SUM([.AG50:.AG61])" office:value-type="float" office:value="0">
            <text:p>0</text:p>
          </table:table-cell>
          <table:table-cell table:style-name="ce57" table:formula="of:=[.AH2]+SUM([.AH50:.AH61])" office:value-type="float" office:value="2.69">
            <text:p>2.69</text:p>
          </table:table-cell>
          <table:table-cell table:style-name="ce57" table:formula="of:=[.AI2]+SUM([.AI50:.AI61])" office:value-type="float" office:value="0">
            <text:p>0</text:p>
          </table:table-cell>
          <table:table-cell table:style-name="ce57" table:formula="of:=[.AJ2]+SUM([.AJ50:.AJ61])" office:value-type="float" office:value="0">
            <text:p>0</text:p>
          </table:table-cell>
          <table:table-cell table:style-name="ce57" table:formula="of:=[.AK2]+SUM([.AK50:.AK61])" office:value-type="float" office:value="2.5">
            <text:p>2.5</text:p>
          </table:table-cell>
          <table:table-cell table:style-name="ce57" table:formula="of:=[.AL2]+SUM([.AL50:.AL61])" office:value-type="float" office:value="0">
            <text:p>0</text:p>
          </table:table-cell>
          <table:table-cell table:style-name="ce57" table:formula="of:=[.AM2]+SUM([.AM50:.AM61])" office:value-type="float" office:value="5">
            <text:p>5</text:p>
          </table:table-cell>
          <table:table-cell table:style-name="ce57" table:formula="of:=[.AN2]+SUM([.AN50:.AN61])" office:value-type="float" office:value="3">
            <text:p>3</text:p>
          </table:table-cell>
          <table:table-cell table:style-name="ce57" table:formula="of:=[.AO2]+SUM([.AO50:.AO61])" office:value-type="float" office:value="0">
            <text:p>0</text:p>
          </table:table-cell>
          <table:table-cell table:style-name="ce57" table:formula="of:=[.AP2]+SUM([.AP50:.AP61])" office:value-type="float" office:value="5">
            <text:p>5</text:p>
          </table:table-cell>
          <table:table-cell table:style-name="ce57" table:formula="of:=[.AQ2]+SUM([.AQ50:.AQ61])" office:value-type="float" office:value="0">
            <text:p>0</text:p>
          </table:table-cell>
          <table:table-cell table:style-name="ce57" table:formula="of:=[.AR2]+SUM([.AR50:.AR61])" office:value-type="float" office:value="2.5">
            <text:p>2.5</text:p>
          </table:table-cell>
          <table:table-cell table:style-name="ce57" table:formula="of:=[.AS2]+SUM([.AS50:.AS61])" office:value-type="float" office:value="3">
            <text:p>3</text:p>
          </table:table-cell>
          <table:table-cell table:style-name="ce57" table:formula="of:=[.AT2]+SUM([.AT50:.AT61])" office:value-type="float" office:value="0">
            <text:p>0</text:p>
          </table:table-cell>
          <table:table-cell table:style-name="ce57" table:formula="of:=[.AU2]+SUM([.AU50:.AU61])" office:value-type="float" office:value="34">
            <text:p>34</text:p>
          </table:table-cell>
          <table:table-cell table:style-name="ce57" table:formula="of:=[.AV2]+SUM([.AV50:.AV61])" office:value-type="float" office:value="22">
            <text:p>22</text:p>
          </table:table-cell>
          <table:table-cell table:style-name="ce57" table:formula="of:=[.AW2]+SUM([.AW50:.AW61])" office:value-type="float" office:value="23.5">
            <text:p>23.5</text:p>
          </table:table-cell>
          <table:table-cell table:style-name="ce57" table:formula="of:=[.AX2]+SUM([.AX50:.AX61])" office:value-type="float" office:value="24">
            <text:p>24</text:p>
          </table:table-cell>
          <table:table-cell table:style-name="ce57" table:formula="of:=[.AY2]+SUM([.AY50:.AY61])" office:value-type="float" office:value="0">
            <text:p>0</text:p>
          </table:table-cell>
          <table:table-cell table:style-name="ce57" table:formula="of:=[.AZ2]+SUM([.AZ50:.AZ61])" office:value-type="float" office:value="12">
            <text:p>12</text:p>
          </table:table-cell>
          <table:table-cell table:style-name="ce57" table:formula="of:=[.BA2]+SUM([.BA50:.BA61])" office:value-type="float" office:value="4.7">
            <text:p>4.7</text:p>
          </table:table-cell>
          <table:table-cell table:style-name="ce57" table:formula="of:=[.BB2]+SUM([.BB50:.BB61])" office:value-type="float" office:value="7.6">
            <text:p>7.6</text:p>
          </table:table-cell>
          <table:table-cell table:style-name="ce57" table:formula="of:=[.BC2]+SUM([.BC50:.BC61])" office:value-type="float" office:value="27">
            <text:p>27</text:p>
          </table:table-cell>
          <table:table-cell table:style-name="ce57" table:formula="of:=[.BD2]+SUM([.BD50:.BD61])" office:value-type="float" office:value="0">
            <text:p>0</text:p>
          </table:table-cell>
          <table:table-cell table:style-name="ce57" table:formula="of:=[.BE2]+SUM([.BE50:.BE61])" office:value-type="float" office:value="24">
            <text:p>24</text:p>
          </table:table-cell>
          <table:table-cell table:style-name="ce57" table:formula="of:=[.BF2]+SUM([.BF50:.BF61])" office:value-type="float" office:value="13">
            <text:p>13</text:p>
          </table:table-cell>
          <table:table-cell table:style-name="ce57" table:formula="of:=[.BG2]+SUM([.BG50:.BG61])" office:value-type="float" office:value="4.5">
            <text:p>4.5</text:p>
          </table:table-cell>
          <table:table-cell table:style-name="ce57" table:formula="of:=[.BH2]+SUM([.BH50:.BH61])" office:value-type="float" office:value="16.5">
            <text:p>16.5</text:p>
          </table:table-cell>
          <table:table-cell table:style-name="ce57" table:formula="of:=[.BI2]+SUM([.BI50:.BI61])" office:value-type="float" office:value="0">
            <text:p>0</text:p>
          </table:table-cell>
          <table:table-cell table:style-name="ce57" table:formula="of:=[.BJ2]+SUM([.BJ50:.BJ61])" office:value-type="float" office:value="3.75">
            <text:p>3.75</text:p>
          </table:table-cell>
          <table:table-cell table:style-name="ce57" table:formula="of:=[.BK2]+SUM([.BK50:.BK61])" office:value-type="float" office:value="1.5">
            <text:p>1.5</text:p>
          </table:table-cell>
          <table:table-cell table:style-name="ce57" table:formula="of:=[.BL2]+SUM([.BL50:.BL61])" office:value-type="float" office:value="3.7">
            <text:p>3.7</text:p>
          </table:table-cell>
          <table:table-cell table:style-name="ce57" table:formula="of:=[.BM2]+SUM([.BM50:.BM61])" office:value-type="float" office:value="1.25">
            <text:p>1.25</text:p>
          </table:table-cell>
          <table:table-cell table:style-name="ce57" table:formula="of:=[.BN2]+SUM([.BN50:.BN61])" office:value-type="float" office:value="0">
            <text:p>0</text:p>
          </table:table-cell>
          <table:table-cell table:style-name="ce57" table:formula="of:=[.BO2]+SUM([.BO50:.BO61])" office:value-type="float" office:value="1.5">
            <text:p>1.5</text:p>
          </table:table-cell>
          <table:table-cell table:style-name="ce57" table:formula="of:=[.BP2]+SUM([.BP50:.BP61])" office:value-type="float" office:value="2.5">
            <text:p>2.5</text:p>
          </table:table-cell>
          <table:table-cell table:style-name="ce57" table:formula="of:=[.BQ2]+SUM([.BQ50:.BQ61])" office:value-type="float" office:value="0">
            <text:p>0</text:p>
          </table:table-cell>
          <table:table-cell table:style-name="ce57" table:formula="of:=[.BR2]+SUM([.BR50:.BR61])" office:value-type="float" office:value="7">
            <text:p>7</text:p>
          </table:table-cell>
          <table:table-cell table:style-name="ce57" table:formula="of:=[.BS2]+SUM([.BS50:.BS61])" office:value-type="float" office:value="0">
            <text:p>0</text:p>
          </table:table-cell>
          <table:table-cell table:style-name="ce57" table:formula="of:=[.BT2]+SUM([.BT50:.BT61])" office:value-type="float" office:value="9.5">
            <text:p>9.5</text:p>
          </table:table-cell>
          <table:table-cell table:style-name="ce57" table:formula="of:=[.BU2]+SUM([.BU50:.BU61])" office:value-type="float" office:value="0">
            <text:p>0</text:p>
          </table:table-cell>
          <table:table-cell table:style-name="ce57" table:formula="of:=[.BV2]+SUM([.BV50:.BV61])" office:value-type="float" office:value="3.1">
            <text:p>3.1</text:p>
          </table:table-cell>
          <table:table-cell table:style-name="ce57" table:formula="of:=[.BW2]+SUM([.BW50:.BW61])" office:value-type="float" office:value="14.25">
            <text:p>14.25</text:p>
          </table:table-cell>
          <table:table-cell table:style-name="ce57" table:formula="of:=[.BX2]+SUM([.BX50:.BX61])" office:value-type="float" office:value="0">
            <text:p>0</text:p>
          </table:table-cell>
          <table:table-cell table:style-name="ce57" table:formula="of:=[.BY2]+SUM([.BY50:.BY61])" office:value-type="float" office:value="3">
            <text:p>3</text:p>
          </table:table-cell>
          <table:table-cell table:style-name="ce57" table:formula="of:=[.BZ2]+SUM([.BZ50:.BZ61])" office:value-type="float" office:value="0">
            <text:p>0</text:p>
          </table:table-cell>
          <table:table-cell table:style-name="ce57" table:formula="of:=[.CA2]+SUM([.CA50:.CA61])" office:value-type="float" office:value="16">
            <text:p>16</text:p>
          </table:table-cell>
          <table:table-cell table:style-name="ce57" table:formula="of:=[.CB2]+SUM([.CB50:.CB61])" office:value-type="float" office:value="0">
            <text:p>0</text:p>
          </table:table-cell>
          <table:table-cell table:style-name="ce57" table:formula="of:=[.CC2]+SUM([.CC50:.CC61])" office:value-type="float" office:value="0">
            <text:p>0</text:p>
          </table:table-cell>
          <table:table-cell table:style-name="ce57" table:formula="of:=[.CD2]+SUM([.CD50:.CD61])" office:value-type="float" office:value="2.5">
            <text:p>2.5</text:p>
          </table:table-cell>
          <table:table-cell table:style-name="ce57" table:formula="of:=[.CE2]+SUM([.CE50:.CE61])" office:value-type="float" office:value="23.5">
            <text:p>23.5</text:p>
          </table:table-cell>
          <table:table-cell table:style-name="ce57" table:formula="of:=[.CF2]+SUM([.CF50:.CF61])" office:value-type="float" office:value="15.5">
            <text:p>15.5</text:p>
          </table:table-cell>
          <table:table-cell table:style-name="ce57" table:formula="of:=[.CG2]+SUM([.CG50:.CG61])" office:value-type="float" office:value="13.5">
            <text:p>13.5</text:p>
          </table:table-cell>
          <table:table-cell table:style-name="ce57" table:formula="of:=[.CH2]+SUM([.CH50:.CH61])" office:value-type="float" office:value="0">
            <text:p>0</text:p>
          </table:table-cell>
          <table:table-cell table:style-name="ce57" table:formula="of:=[.CI2]+SUM([.CI50:.CI61])" office:value-type="float" office:value="0">
            <text:p>0</text:p>
          </table:table-cell>
          <table:table-cell table:style-name="ce57" table:formula="of:=[.CJ2]+SUM([.CJ50:.CJ61])" office:value-type="float" office:value="0">
            <text:p>0</text:p>
          </table:table-cell>
          <table:table-cell table:style-name="ce57" table:formula="of:=[.CK2]+SUM([.CK50:.CK61])" office:value-type="float" office:value="0">
            <text:p>0</text:p>
          </table:table-cell>
          <table:table-cell table:style-name="ce57" table:formula="of:=[.CL2]+SUM([.CL50:.CL61])" office:value-type="float" office:value="41">
            <text:p>41</text:p>
          </table:table-cell>
          <table:table-cell table:style-name="ce57" table:formula="of:=[.CM2]+SUM([.CM50:.CM61])" office:value-type="float" office:value="0">
            <text:p>0</text:p>
          </table:table-cell>
          <table:table-cell table:style-name="ce57" table:formula="of:=[.CN2]+SUM([.CN50:.CN61])" office:value-type="float" office:value="0">
            <text:p>0</text:p>
          </table:table-cell>
          <table:table-cell table:style-name="ce57" table:formula="of:=[.CO2]+SUM([.CO50:.CO61])" office:value-type="float" office:value="6">
            <text:p>6</text:p>
          </table:table-cell>
          <table:table-cell table:style-name="ce57" table:formula="of:=[.CP2]+SUM([.CP50:.CP61])" office:value-type="float" office:value="0">
            <text:p>0</text:p>
          </table:table-cell>
          <table:table-cell table:style-name="ce57" table:formula="of:=[.CQ2]+SUM([.CQ50:.CQ61])" office:value-type="float" office:value="0">
            <text:p>0</text:p>
          </table:table-cell>
          <table:table-cell table:style-name="ce57" table:formula="of:=[.CR2]+SUM([.CR50:.CR61])" office:value-type="float" office:value="0">
            <text:p>0</text:p>
          </table:table-cell>
          <table:table-cell table:style-name="ce57" table:formula="of:=[.CS2]+SUM([.CS50:.CS61])" office:value-type="float" office:value="35">
            <text:p>35</text:p>
          </table:table-cell>
          <table:table-cell table:style-name="ce57" table:formula="of:=[.CT2]+SUM([.CT50:.CT61])" office:value-type="float" office:value="40">
            <text:p>40</text:p>
          </table:table-cell>
          <table:table-cell table:style-name="ce57" table:formula="of:=[.CU2]+SUM([.CU50:.CU61])" office:value-type="float" office:value="32">
            <text:p>32</text:p>
          </table:table-cell>
          <table:table-cell table:style-name="ce57" table:formula="of:=[.CV2]+SUM([.CV50:.CV61])" office:value-type="float" office:value="9">
            <text:p>9</text:p>
          </table:table-cell>
          <table:table-cell table:style-name="ce57" table:formula="of:=[.CW2]+SUM([.CW50:.CW61])" office:value-type="float" office:value="0">
            <text:p>0</text:p>
          </table:table-cell>
          <table:table-cell table:style-name="ce57" table:formula="of:=[.CX2]+SUM([.CX50:.CX61])" office:value-type="float" office:value="14">
            <text:p>14</text:p>
          </table:table-cell>
          <table:table-cell table:style-name="ce57" table:formula="of:=[.CY2]+SUM([.CY50:.CY61])" office:value-type="float" office:value="3.5">
            <text:p>3.5</text:p>
          </table:table-cell>
          <table:table-cell table:style-name="ce57" table:formula="of:=[.CZ2]+SUM([.CZ50:.CZ61])" office:value-type="float" office:value="0">
            <text:p>0</text:p>
          </table:table-cell>
          <table:table-cell table:style-name="ce57" table:formula="of:=[.DA2]+SUM([.DA50:.DA61])" office:value-type="float" office:value="0">
            <text:p>0</text:p>
          </table:table-cell>
          <table:table-cell table:style-name="ce57" table:formula="of:=[.DB2]+SUM([.DB50:.DB61])" office:value-type="float" office:value="0">
            <text:p>0</text:p>
          </table:table-cell>
          <table:table-cell table:style-name="ce57" table:formula="of:=[.DC2]+SUM([.DC50:.DC61])" office:value-type="float" office:value="16">
            <text:p>16</text:p>
          </table:table-cell>
          <table:table-cell table:style-name="ce57" table:formula="of:=[.DD2]+SUM([.DD50:.DD61])" office:value-type="float" office:value="15.5">
            <text:p>15.5</text:p>
          </table:table-cell>
          <table:table-cell table:style-name="ce57" table:formula="of:=[.DE2]+SUM([.DE50:.DE61])" office:value-type="float" office:value="0">
            <text:p>0</text:p>
          </table:table-cell>
          <table:table-cell table:style-name="ce57" table:formula="of:=[.DF2]+SUM([.DF50:.DF61])" office:value-type="float" office:value="0">
            <text:p>0</text:p>
          </table:table-cell>
          <table:table-cell table:style-name="ce57" table:formula="of:=[.DG2]+SUM([.DG50:.DG61])" office:value-type="float" office:value="0">
            <text:p>0</text:p>
          </table:table-cell>
          <table:table-cell table:style-name="ce57" table:formula="of:=[.DH2]+SUM([.DH50:.DH61])" office:value-type="float" office:value="5">
            <text:p>5</text:p>
          </table:table-cell>
          <table:table-cell table:style-name="ce57" table:formula="of:=[.DI2]+SUM([.DI50:.DI61])" office:value-type="float" office:value="10.5">
            <text:p>10.5</text:p>
          </table:table-cell>
          <table:table-cell table:style-name="ce57" table:formula="of:=[.DJ2]+SUM([.DJ50:.DJ61])" office:value-type="float" office:value="0">
            <text:p>0</text:p>
          </table:table-cell>
          <table:table-cell table:style-name="ce57" table:formula="of:=[.DK2]+SUM([.DK50:.DK61])" office:value-type="float" office:value="4">
            <text:p>4</text:p>
          </table:table-cell>
          <table:table-cell table:style-name="ce57" table:formula="of:=[.DL2]+SUM([.DL50:.DL61])" office:value-type="float" office:value="0">
            <text:p>0</text:p>
          </table:table-cell>
          <table:table-cell table:style-name="ce57" table:formula="of:=[.DM2]+SUM([.DM50:.DM61])" office:value-type="float" office:value="19.5">
            <text:p>19.5</text:p>
          </table:table-cell>
          <table:table-cell table:style-name="ce57" table:formula="of:=[.DN2]+SUM([.DN50:.DN61])" office:value-type="float" office:value="13">
            <text:p>13</text:p>
          </table:table-cell>
          <table:table-cell table:style-name="ce57" table:formula="of:=[.DO2]+SUM([.DO50:.DO61])" office:value-type="float" office:value="0.5">
            <text:p>0.5</text:p>
          </table:table-cell>
          <table:table-cell table:style-name="ce57" table:formula="of:=[.DP2]+SUM([.DP50:.DP61])" office:value-type="float" office:value="0">
            <text:p>0</text:p>
          </table:table-cell>
          <table:table-cell table:style-name="ce57" table:formula="of:=[.DQ2]+SUM([.DQ50:.DQ61])" office:value-type="float" office:value="0">
            <text:p>0</text:p>
          </table:table-cell>
          <table:table-cell table:style-name="ce57" table:formula="of:=[.DR2]+SUM([.DR50:.DR61])" office:value-type="float" office:value="0">
            <text:p>0</text:p>
          </table:table-cell>
          <table:table-cell table:style-name="ce57" table:formula="of:=[.DS2]+SUM([.DS50:.DS61])" office:value-type="float" office:value="7.5">
            <text:p>7.5</text:p>
          </table:table-cell>
          <table:table-cell table:style-name="ce57" table:formula="of:=[.DT2]+SUM([.DT50:.DT61])" office:value-type="float" office:value="5">
            <text:p>5</text:p>
          </table:table-cell>
          <table:table-cell table:style-name="ce57" table:formula="of:=[.DU2]+SUM([.DU50:.DU61])" office:value-type="float" office:value="11">
            <text:p>11</text:p>
          </table:table-cell>
          <table:table-cell table:style-name="ce57" table:formula="of:=[.DV2]+SUM([.DV50:.DV61])" office:value-type="float" office:value="0">
            <text:p>0</text:p>
          </table:table-cell>
          <table:table-cell table:style-name="ce57" table:formula="of:=[.DW2]+SUM([.DW50:.DW61])" office:value-type="float" office:value="38.5">
            <text:p>38.5</text:p>
          </table:table-cell>
          <table:table-cell table:style-name="ce57" table:formula="of:=[.DX2]+SUM([.DX50:.DX61])" office:value-type="float" office:value="38">
            <text:p>38</text:p>
          </table:table-cell>
          <table:table-cell table:style-name="ce57" table:formula="of:=[.DY2]+SUM([.DY50:.DY61])" office:value-type="float" office:value="44.5">
            <text:p>44.5</text:p>
          </table:table-cell>
          <table:table-cell table:style-name="ce57" table:formula="of:=[.DZ2]+SUM([.DZ50:.DZ61])" office:value-type="float" office:value="32">
            <text:p>32</text:p>
          </table:table-cell>
          <table:table-cell table:style-name="ce57" table:formula="of:=[.EA2]+SUM([.EA50:.EA61])" office:value-type="float" office:value="0">
            <text:p>0</text:p>
          </table:table-cell>
          <table:table-cell table:style-name="ce57" table:formula="of:=[.EB2]+SUM([.EB50:.EB61])" office:value-type="float" office:value="17">
            <text:p>17</text:p>
          </table:table-cell>
          <table:table-cell table:style-name="ce57" table:formula="of:=[.EC2]+SUM([.EC50:.EC61])" office:value-type="float" office:value="29.5">
            <text:p>29.5</text:p>
          </table:table-cell>
          <table:table-cell table:style-name="ce57" table:formula="of:=[.ED2]+SUM([.ED50:.ED61])" office:value-type="float" office:value="4.5">
            <text:p>4.5</text:p>
          </table:table-cell>
          <table:table-cell table:style-name="ce57" table:formula="of:=[.EE2]+SUM([.EE50:.EE61])" office:value-type="float" office:value="0">
            <text:p>0</text:p>
          </table:table-cell>
          <table:table-cell table:style-name="ce57" table:formula="of:=[.EF2]+SUM([.EF50:.EF61])" office:value-type="float" office:value="0">
            <text:p>0</text:p>
          </table:table-cell>
          <table:table-cell table:number-columns-repeated="888"/>
        </table:table-row>
        <table:table-row table:style-name="ro9">
          <table:table-cell table:style-name="ce15" office:value-type="string">
            <text:p>GLOBAL MONTHLY NON-BILLABLE EFFICIENCY</text:p>
          </table:table-cell>
          <table:table-cell table:style-name="ce27"/>
          <table:table-cell table:style-name="ce31" office:value-type="string" table:number-columns-spanned="3" table:number-rows-spanned="1">
            <text:p>Non-Billable Monthly Hours</text:p>
          </table:table-cell>
          <table:covered-table-cell table:style-name="ce31"/>
          <table:covered-table-cell table:style-name="ce44"/>
          <table:table-cell table:style-name="ce55"/>
          <table:table-cell table:style-name="ce62" table:formula="of:=SUM([.G66:.J66])" office:value-type="float" office:value="0" table:number-columns-spanned="4" table:number-rows-spanned="1">
            <text:p>0</text:p>
          </table:table-cell>
          <table:covered-table-cell table:number-columns-repeated="3" table:style-name="ce62"/>
          <table:table-cell table:style-name="ce55"/>
          <table:table-cell table:style-name="ce62" table:formula="of:=SUM([.L66:.O66])" office:value-type="float" office:value="44" table:number-columns-spanned="4" table:number-rows-spanned="1">
            <text:p>44</text:p>
          </table:table-cell>
          <table:covered-table-cell table:number-columns-repeated="3" table:style-name="ce62"/>
          <table:table-cell table:style-name="ce55"/>
          <table:table-cell table:style-name="ce62" table:formula="of:=SUM([.Q66:.T66])" office:value-type="float" office:value="6.5" table:number-columns-spanned="4" table:number-rows-spanned="1">
            <text:p>6.5</text:p>
          </table:table-cell>
          <table:covered-table-cell table:number-columns-repeated="3" table:style-name="ce62"/>
          <table:table-cell table:style-name="ce55"/>
          <table:table-cell table:style-name="ce62" table:formula="of:=SUM([.V66:.Y66])" office:value-type="float" office:value="1.5" table:number-columns-spanned="4" table:number-rows-spanned="1">
            <text:p>1.5</text:p>
          </table:table-cell>
          <table:covered-table-cell table:number-columns-repeated="3" table:style-name="ce62"/>
          <table:table-cell table:style-name="ce55"/>
          <table:table-cell table:style-name="ce62" table:formula="of:=SUM([.AA66:.AD66])" office:value-type="float" office:value="44" table:number-columns-spanned="4" table:number-rows-spanned="1">
            <text:p>44</text:p>
          </table:table-cell>
          <table:covered-table-cell table:number-columns-repeated="3" table:style-name="ce62"/>
          <table:table-cell table:style-name="ce55"/>
          <table:table-cell table:style-name="ce62" table:formula="of:=SUM([.AF66:.AI66])" office:value-type="float" office:value="2.69" table:number-columns-spanned="4" table:number-rows-spanned="1">
            <text:p>2.69</text:p>
          </table:table-cell>
          <table:covered-table-cell table:number-columns-repeated="3" table:style-name="ce62"/>
          <table:table-cell table:style-name="ce55"/>
          <table:table-cell table:style-name="ce62" table:formula="of:=SUM([.AK66:.AN66])" office:value-type="float" office:value="10.5" table:number-columns-spanned="4" table:number-rows-spanned="1">
            <text:p>10.5</text:p>
          </table:table-cell>
          <table:covered-table-cell table:number-columns-repeated="3" table:style-name="ce62"/>
          <table:table-cell table:style-name="ce55"/>
          <table:table-cell table:style-name="ce62" table:formula="of:=SUM([.AP66:.AS66])" office:value-type="float" office:value="10.5" table:number-columns-spanned="4" table:number-rows-spanned="1">
            <text:p>10.5</text:p>
          </table:table-cell>
          <table:covered-table-cell table:number-columns-repeated="3" table:style-name="ce62"/>
          <table:table-cell table:style-name="ce55"/>
          <table:table-cell table:style-name="ce62" table:formula="of:=SUM([.AU66:.AX66])" office:value-type="float" office:value="103.5" table:number-columns-spanned="4" table:number-rows-spanned="1">
            <text:p>103.5</text:p>
          </table:table-cell>
          <table:covered-table-cell table:number-columns-repeated="3" table:style-name="ce62"/>
          <table:table-cell table:style-name="ce55"/>
          <table:table-cell table:style-name="ce62" table:formula="of:=SUM([.AZ66:.BC66])" office:value-type="float" office:value="51.3" table:number-columns-spanned="4" table:number-rows-spanned="1">
            <text:p>51.3</text:p>
          </table:table-cell>
          <table:covered-table-cell table:number-columns-repeated="3" table:style-name="ce62"/>
          <table:table-cell table:style-name="ce55"/>
          <table:table-cell table:style-name="ce62" table:formula="of:=SUM([.BE66:.BH66])" office:value-type="float" office:value="58" table:number-columns-spanned="4" table:number-rows-spanned="1">
            <text:p>58</text:p>
          </table:table-cell>
          <table:covered-table-cell table:number-columns-repeated="3" table:style-name="ce62"/>
          <table:table-cell table:style-name="ce55"/>
          <table:table-cell table:style-name="ce62" table:formula="of:=SUM([.BJ66:.BM66])" office:value-type="float" office:value="10.2" table:number-columns-spanned="4" table:number-rows-spanned="1">
            <text:p>10.2</text:p>
          </table:table-cell>
          <table:covered-table-cell table:number-columns-repeated="3" table:style-name="ce62"/>
          <table:table-cell table:style-name="ce55"/>
          <table:table-cell table:style-name="ce62" table:formula="of:=SUM([.BO66:.BR66])" office:value-type="float" office:value="11" table:number-columns-spanned="4" table:number-rows-spanned="1">
            <text:p>11</text:p>
          </table:table-cell>
          <table:covered-table-cell table:number-columns-repeated="3" table:style-name="ce62"/>
          <table:table-cell table:style-name="ce55"/>
          <table:table-cell table:style-name="ce62" table:formula="of:=SUM([.BT66:.BW66])" office:value-type="float" office:value="26.85" table:number-columns-spanned="4" table:number-rows-spanned="1">
            <text:p>26.85</text:p>
          </table:table-cell>
          <table:covered-table-cell table:number-columns-repeated="3" table:style-name="ce62"/>
          <table:table-cell table:style-name="ce55"/>
          <table:table-cell table:style-name="ce62" table:formula="of:=SUM([.BY66:.CB66])" office:value-type="float" office:value="19" table:number-columns-spanned="4" table:number-rows-spanned="1">
            <text:p>19</text:p>
          </table:table-cell>
          <table:covered-table-cell table:number-columns-repeated="3" table:style-name="ce62"/>
          <table:table-cell table:style-name="ce55"/>
          <table:table-cell table:style-name="ce62" table:formula="of:=SUM([.CD66:.CG66])" office:value-type="float" office:value="55" table:number-columns-spanned="4" table:number-rows-spanned="1">
            <text:p>55</text:p>
          </table:table-cell>
          <table:covered-table-cell table:number-columns-repeated="3" table:style-name="ce62"/>
          <table:table-cell table:style-name="ce55"/>
          <table:table-cell table:style-name="ce62" table:formula="of:=SUM([.CI66:.CL66])" office:value-type="float" office:value="41" table:number-columns-spanned="4" table:number-rows-spanned="1">
            <text:p>41</text:p>
          </table:table-cell>
          <table:covered-table-cell table:number-columns-repeated="3" table:style-name="ce62"/>
          <table:table-cell table:style-name="ce55"/>
          <table:table-cell table:style-name="ce62" table:formula="of:=SUM([.CN66:.CQ66])" office:value-type="float" office:value="6" table:number-columns-spanned="4" table:number-rows-spanned="1">
            <text:p>6</text:p>
          </table:table-cell>
          <table:covered-table-cell table:number-columns-repeated="3" table:style-name="ce62"/>
          <table:table-cell table:style-name="ce55"/>
          <table:table-cell table:style-name="ce62" table:formula="of:=SUM([.CS66:.CV66])" office:value-type="float" office:value="116" table:number-columns-spanned="4" table:number-rows-spanned="1">
            <text:p>116</text:p>
          </table:table-cell>
          <table:covered-table-cell table:number-columns-repeated="3" table:style-name="ce62"/>
          <table:table-cell table:style-name="ce55"/>
          <table:table-cell table:style-name="ce62" table:formula="of:=SUM([.CX66:.DA66])" office:value-type="float" office:value="17.5" table:number-columns-spanned="4" table:number-rows-spanned="1">
            <text:p>17.5</text:p>
          </table:table-cell>
          <table:covered-table-cell table:number-columns-repeated="3" table:style-name="ce62"/>
          <table:table-cell table:style-name="ce55"/>
          <table:table-cell table:style-name="ce62" table:formula="of:=SUM([.DC66:.DF66])" office:value-type="float" office:value="31.5" table:number-columns-spanned="4" table:number-rows-spanned="1">
            <text:p>31.5</text:p>
          </table:table-cell>
          <table:covered-table-cell table:number-columns-repeated="3" table:style-name="ce62"/>
          <table:table-cell table:style-name="ce55"/>
          <table:table-cell table:style-name="ce62" table:formula="of:=SUM([.DH66:.DK66])" office:value-type="float" office:value="19.5" table:number-columns-spanned="4" table:number-rows-spanned="1">
            <text:p>19.5</text:p>
          </table:table-cell>
          <table:covered-table-cell table:number-columns-repeated="3" table:style-name="ce62"/>
          <table:table-cell table:style-name="ce55"/>
          <table:table-cell table:style-name="ce62" table:formula="of:=SUM([.DM66:.DP66])" office:value-type="float" office:value="33" table:number-columns-spanned="4" table:number-rows-spanned="1">
            <text:p>33</text:p>
          </table:table-cell>
          <table:covered-table-cell table:number-columns-repeated="3" table:style-name="ce62"/>
          <table:table-cell table:style-name="ce55"/>
          <table:table-cell table:style-name="ce62" table:formula="of:=SUM([.DR66:.DU66])" office:value-type="float" office:value="23.5" table:number-columns-spanned="4" table:number-rows-spanned="1">
            <text:p>23.5</text:p>
          </table:table-cell>
          <table:covered-table-cell table:number-columns-repeated="3" table:style-name="ce62"/>
          <table:table-cell table:style-name="ce55"/>
          <table:table-cell table:style-name="ce62" table:formula="of:=SUM([.DW66:.DZ66])" office:value-type="float" office:value="153" table:number-columns-spanned="4" table:number-rows-spanned="1">
            <text:p>153</text:p>
          </table:table-cell>
          <table:covered-table-cell table:number-columns-repeated="3" table:style-name="ce62"/>
          <table:table-cell table:style-name="ce55"/>
          <table:table-cell table:style-name="ce62" table:formula="of:=SUM([.EB66:.EE66])" office:value-type="float" office:value="51" table:number-columns-spanned="4" table:number-rows-spanned="1">
            <text:p>51</text:p>
          </table:table-cell>
          <table:covered-table-cell table:number-columns-repeated="3" table:style-name="ce62"/>
          <table:table-cell table:style-name="ce55"/>
          <table:table-cell table:number-columns-repeated="888"/>
        </table:table-row>
        <table:table-row table:style-name="ro1">
          <table:table-cell table:style-name="ce13" table:formula="of:=(SUM([.$F$68:.$EF$68])-[.AA68])/(COUNT([.$F$68:.$EF$68])-1.5)" office:value-type="percentage" office:value="0.307795918367347">
            <text:p>31%</text:p>
          </table:table-cell>
          <table:table-cell table:style-name="ce30"/>
          <table:table-cell table:style-name="ce31" office:value-type="string" table:number-columns-spanned="3" table:number-rows-spanned="1">
            <text:p>Non-Billable Efficiency</text:p>
          </table:table-cell>
          <table:covered-table-cell table:style-name="ce31"/>
          <table:covered-table-cell table:style-name="ce44"/>
          <table:table-cell table:style-name="ce55"/>
          <table:table-cell table:style-name="ce64" table:formula="of:=IF(([.G67]&gt;0);([.G67]/(COUNTIF([.G66:.J66];&quot;&gt;0&quot;)*40));0)" office:value-type="percentage" office:value="0" table:number-columns-spanned="4" table:number-rows-spanned="1">
            <text:p>0%</text:p>
          </table:table-cell>
          <table:covered-table-cell table:number-columns-repeated="3" table:style-name="ce64"/>
          <table:table-cell table:style-name="ce55"/>
          <table:table-cell table:style-name="ce64" table:formula="of:=IF(([.L67]&gt;0);([.L67]/(COUNTIF([.L66:.O66];&quot;&gt;0&quot;)*40));0)" office:value-type="percentage" office:value="0.275" table:number-columns-spanned="4" table:number-rows-spanned="1">
            <text:p>28%</text:p>
          </table:table-cell>
          <table:covered-table-cell table:number-columns-repeated="3" table:style-name="ce64"/>
          <table:table-cell table:style-name="ce55"/>
          <table:table-cell table:style-name="ce64" table:formula="of:=IF(([.Q67]&gt;0);([.Q67]/(COUNTIF([.Q66:.T66];&quot;&gt;0&quot;)*40));0)" office:value-type="percentage" office:value="0.08125" table:number-columns-spanned="4" table:number-rows-spanned="1">
            <text:p>8%</text:p>
          </table:table-cell>
          <table:covered-table-cell table:number-columns-repeated="3" table:style-name="ce64"/>
          <table:table-cell table:style-name="ce55"/>
          <table:table-cell table:style-name="ce64" table:formula="of:=IF(([.V67]&gt;0);([.V67]/(COUNTIF([.V66:.Y66];&quot;&gt;0&quot;)*40));0)" office:value-type="percentage" office:value="0.0375" table:number-columns-spanned="4" table:number-rows-spanned="1">
            <text:p>4%</text:p>
          </table:table-cell>
          <table:covered-table-cell table:number-columns-repeated="3" table:style-name="ce64"/>
          <table:table-cell table:style-name="ce55"/>
          <table:table-cell table:style-name="ce64" table:formula="of:=IF(([.AA67]&gt;0);([.AA67]/(COUNTIF([.AA66:.AD66];&quot;&gt;0&quot;)*40));0)" office:value-type="percentage" office:value="0.55" table:number-columns-spanned="4" table:number-rows-spanned="1">
            <text:p>55%</text:p>
          </table:table-cell>
          <table:covered-table-cell table:number-columns-repeated="3" table:style-name="ce64"/>
          <table:table-cell table:style-name="ce55"/>
          <table:table-cell table:style-name="ce64" table:formula="of:=IF(([.AF67]&gt;0);([.AF67]/(COUNTIF([.AF66:.AI66];&quot;&gt;0&quot;)*40));0)" office:value-type="percentage" office:value="0.06725" table:number-columns-spanned="4" table:number-rows-spanned="1">
            <text:p>7%</text:p>
          </table:table-cell>
          <table:covered-table-cell table:number-columns-repeated="3" table:style-name="ce64"/>
          <table:table-cell table:style-name="ce55"/>
          <table:table-cell table:style-name="ce64" table:formula="of:=IF(([.AK67]&gt;0);([.AK67]/(COUNTIF([.AK66:.AN66];&quot;&gt;0&quot;)*20));0)" office:value-type="percentage" office:value="0.175" table:number-columns-spanned="4" table:number-rows-spanned="1">
            <text:p>18%</text:p>
          </table:table-cell>
          <table:covered-table-cell table:number-columns-repeated="3" table:style-name="ce64"/>
          <table:table-cell table:style-name="ce55"/>
          <table:table-cell table:style-name="ce64" table:formula="of:=IF(([.AP67]&gt;0);([.AP67]/(COUNTIF([.AP66:.AS66];&quot;&gt;0&quot;)*40));0)" office:value-type="percentage" office:value="0.0875" table:number-columns-spanned="4" table:number-rows-spanned="1">
            <text:p>9%</text:p>
          </table:table-cell>
          <table:covered-table-cell table:number-columns-repeated="3" table:style-name="ce64"/>
          <table:table-cell table:style-name="ce55"/>
          <table:table-cell table:style-name="ce64" table:formula="of:=IF(([.AU67]&gt;0);([.AU67]/(COUNTIF([.AU66:.AX66];&quot;&gt;0&quot;)*40));0)" office:value-type="percentage" office:value="0.646875" table:number-columns-spanned="4" table:number-rows-spanned="1">
            <text:p>65%</text:p>
          </table:table-cell>
          <table:covered-table-cell table:number-columns-repeated="3" table:style-name="ce64"/>
          <table:table-cell table:style-name="ce55"/>
          <table:table-cell table:style-name="ce64" table:formula="of:=IF(([.AZ67]&gt;0);([.AZ67]/(COUNTIF([.AZ66:.BC66];&quot;&gt;0&quot;)*40));0)" office:value-type="percentage" office:value="0.320625" table:number-columns-spanned="4" table:number-rows-spanned="1">
            <text:p>32%</text:p>
          </table:table-cell>
          <table:covered-table-cell table:number-columns-repeated="3" table:style-name="ce64"/>
          <table:table-cell table:style-name="ce55"/>
          <table:table-cell table:style-name="ce64" table:formula="of:=IF(([.BE67]&gt;0);([.BE67]/(COUNTIF([.BE66:.BH66];&quot;&gt;0&quot;)*40));0)" office:value-type="percentage" office:value="0.3625" table:number-columns-spanned="4" table:number-rows-spanned="1">
            <text:p>36%</text:p>
          </table:table-cell>
          <table:covered-table-cell table:number-columns-repeated="3" table:style-name="ce64"/>
          <table:table-cell table:style-name="ce55"/>
          <table:table-cell table:style-name="ce64" table:formula="of:=IF(([.BJ67]&gt;0);([.BJ67]/(COUNTIF([.BJ66:.BM66];&quot;&gt;0&quot;)*40));0)" office:value-type="percentage" office:value="0.06375" table:number-columns-spanned="4" table:number-rows-spanned="1">
            <text:p>6%</text:p>
          </table:table-cell>
          <table:covered-table-cell table:number-columns-repeated="3" table:style-name="ce64"/>
          <table:table-cell table:style-name="ce55"/>
          <table:table-cell table:style-name="ce64" table:formula="of:=IF(([.BO67]&gt;0);([.BO67]/(COUNTIF([.BO66:.BR66];&quot;&gt;0&quot;)*40));0)" office:value-type="percentage" office:value="0.0916666666666667" table:number-columns-spanned="4" table:number-rows-spanned="1">
            <text:p>9%</text:p>
          </table:table-cell>
          <table:covered-table-cell table:number-columns-repeated="3" table:style-name="ce64"/>
          <table:table-cell table:style-name="ce55"/>
          <table:table-cell table:style-name="ce64" table:formula="of:=IF(([.BT67]&gt;0);([.BT67]/(COUNTIF([.BT66:.BW66];&quot;&gt;0&quot;)*40));0)" office:value-type="percentage" office:value="0.22375" table:number-columns-spanned="4" table:number-rows-spanned="1">
            <text:p>22%</text:p>
          </table:table-cell>
          <table:covered-table-cell table:number-columns-repeated="3" table:style-name="ce64"/>
          <table:table-cell table:style-name="ce55"/>
          <table:table-cell table:style-name="ce64" table:formula="of:=IF(([.BY67]&gt;0);([.BY67]/(COUNTIF([.BY66:.CB66];&quot;&gt;0&quot;)*40));0)" office:value-type="percentage" office:value="0.2375" table:number-columns-spanned="4" table:number-rows-spanned="1">
            <text:p>24%</text:p>
          </table:table-cell>
          <table:covered-table-cell table:number-columns-repeated="3" table:style-name="ce64"/>
          <table:table-cell table:style-name="ce55"/>
          <table:table-cell table:style-name="ce64" table:formula="of:=IF(([.CD67]&gt;0);([.CD67]/(COUNTIF([.CD66:.CG66];&quot;&gt;0&quot;)*40));0)" office:value-type="percentage" office:value="0.34375" table:number-columns-spanned="4" table:number-rows-spanned="1">
            <text:p>34%</text:p>
          </table:table-cell>
          <table:covered-table-cell table:number-columns-repeated="3" table:style-name="ce64"/>
          <table:table-cell table:style-name="ce55"/>
          <table:table-cell table:style-name="ce64" table:formula="of:=IF(([.CI67]&gt;0);([.CI67]/(COUNTIF([.CI66:.CL66];&quot;&gt;0&quot;)*40));0)" office:value-type="percentage" office:value="1.025" table:number-columns-spanned="4" table:number-rows-spanned="1">
            <text:p>103%</text:p>
          </table:table-cell>
          <table:covered-table-cell table:number-columns-repeated="3" table:style-name="ce64"/>
          <table:table-cell table:style-name="ce55"/>
          <table:table-cell table:style-name="ce64" table:formula="of:=IF(([.CN67]&gt;0);([.CN67]/(COUNTIF([.CN66:.CQ66];&quot;&gt;0&quot;)*40));0)" office:value-type="percentage" office:value="0.15" table:number-columns-spanned="4" table:number-rows-spanned="1">
            <text:p>15%</text:p>
          </table:table-cell>
          <table:covered-table-cell table:number-columns-repeated="3" table:style-name="ce64"/>
          <table:table-cell table:style-name="ce55"/>
          <table:table-cell table:style-name="ce64" table:formula="of:=IF(([.CS67]&gt;0);([.CS67]/(COUNTIF([.CS66:.CV66];&quot;&gt;0&quot;)*40));0)" office:value-type="percentage" office:value="0.725" table:number-columns-spanned="4" table:number-rows-spanned="1">
            <text:p>73%</text:p>
          </table:table-cell>
          <table:covered-table-cell table:number-columns-repeated="3" table:style-name="ce64"/>
          <table:table-cell table:style-name="ce55"/>
          <table:table-cell table:style-name="ce64" table:formula="of:=IF(([.CX67]&gt;0);([.CX67]/(COUNTIF([.CX66:.DA66];&quot;&gt;0&quot;)*40));0)" office:value-type="percentage" office:value="0.21875" table:number-columns-spanned="4" table:number-rows-spanned="1">
            <text:p>22%</text:p>
          </table:table-cell>
          <table:covered-table-cell table:number-columns-repeated="3" table:style-name="ce64"/>
          <table:table-cell table:style-name="ce55"/>
          <table:table-cell table:style-name="ce64" table:formula="of:=IF(([.DC67]&gt;0);([.DC67]/(COUNTIF([.DC66:.DF66];&quot;&gt;0&quot;)*40));0)" office:value-type="percentage" office:value="0.39375" table:number-columns-spanned="4" table:number-rows-spanned="1">
            <text:p>39%</text:p>
          </table:table-cell>
          <table:covered-table-cell table:number-columns-repeated="3" table:style-name="ce64"/>
          <table:table-cell table:style-name="ce55"/>
          <table:table-cell table:style-name="ce64" table:formula="of:=IF(([.DH67]&gt;0);([.DH67]/(COUNTIF([.DH66:.DK66];&quot;&gt;0&quot;)*40));0)" office:value-type="percentage" office:value="0.1625" table:number-columns-spanned="4" table:number-rows-spanned="1">
            <text:p>16%</text:p>
          </table:table-cell>
          <table:covered-table-cell table:number-columns-repeated="3" table:style-name="ce64"/>
          <table:table-cell table:style-name="ce55"/>
          <table:table-cell table:style-name="ce64" table:formula="of:=IF(([.DM67]&gt;0);([.DM67]/(COUNTIF([.DM66:.DP66];&quot;&gt;0&quot;)*40));0)" office:value-type="percentage" office:value="0.275" table:number-columns-spanned="4" table:number-rows-spanned="1">
            <text:p>28%</text:p>
          </table:table-cell>
          <table:covered-table-cell table:number-columns-repeated="3" table:style-name="ce64"/>
          <table:table-cell table:style-name="ce55"/>
          <table:table-cell table:style-name="ce64" table:formula="of:=IF(([.DR67]&gt;0);([.DR67]/(COUNTIF([.DR66:.DU66];&quot;&gt;0&quot;)*40));0)" office:value-type="percentage" office:value="0.195833333333333" table:number-columns-spanned="4" table:number-rows-spanned="1">
            <text:p>20%</text:p>
          </table:table-cell>
          <table:covered-table-cell table:number-columns-repeated="3" table:style-name="ce64"/>
          <table:table-cell table:style-name="ce55"/>
          <table:table-cell table:style-name="ce64" table:formula="of:=IF(([.DW67]&gt;0);([.DW67]/(COUNTIF([.DW66:.DZ66];&quot;&gt;0&quot;)*40));0)" office:value-type="percentage" office:value="0.95625" table:number-columns-spanned="4" table:number-rows-spanned="1">
            <text:p>96%</text:p>
          </table:table-cell>
          <table:covered-table-cell table:number-columns-repeated="3" table:style-name="ce64"/>
          <table:table-cell table:style-name="ce55"/>
          <table:table-cell table:style-name="ce64" table:formula="of:=IF(([.EB67]&gt;0);([.EB67]/(COUNTIF([.EB66:.EE66];&quot;&gt;0&quot;)*40));0)" office:value-type="percentage" office:value="0.425" table:number-columns-spanned="4" table:number-rows-spanned="1">
            <text:p>43%</text:p>
          </table:table-cell>
          <table:covered-table-cell table:number-columns-repeated="3" table:style-name="ce64"/>
          <table:table-cell table:style-name="ce56"/>
          <table:table-cell table:number-columns-repeated="888"/>
        </table:table-row>
        <table:table-row table:style-name="ro2">
          <table:table-cell table:style-name="ce16"/>
          <table:table-cell table:style-name="ce31"/>
          <table:table-cell table:style-name="ce39" table:number-columns-spanned="3" table:number-rows-spanned="1"/>
          <table:covered-table-cell table:number-columns-repeated="2" table:style-name="ce44"/>
          <table:table-cell table:style-name="ce58"/>
          <table:table-cell table:style-name="ce58" table:formula="of:=[.G63]+[.G66]" office:value-type="float" office:value="40">
            <text:p>40</text:p>
          </table:table-cell>
          <table:table-cell table:style-name="ce67" table:formula="of:=[.H63]+[.H66]" office:value-type="float" office:value="33">
            <text:p>33</text:p>
          </table:table-cell>
          <table:table-cell table:style-name="ce58" table:formula="of:=[.I63]+[.I66]" office:value-type="float" office:value="41">
            <text:p>41</text:p>
          </table:table-cell>
          <table:table-cell table:style-name="ce58" table:formula="of:=[.J63]+[.J66]" office:value-type="float" office:value="38.5">
            <text:p>38.5</text:p>
          </table:table-cell>
          <table:table-cell table:style-name="ce58"/>
          <table:table-cell table:style-name="ce58" table:formula="of:=[.L63]+[.L66]" office:value-type="float" office:value="41.5">
            <text:p>41.5</text:p>
          </table:table-cell>
          <table:table-cell table:style-name="ce58" table:formula="of:=[.M63]+[.M66]" office:value-type="float" office:value="39">
            <text:p>39</text:p>
          </table:table-cell>
          <table:table-cell table:style-name="ce58" table:formula="of:=[.N63]+[.N66]" office:value-type="float" office:value="34">
            <text:p>34</text:p>
          </table:table-cell>
          <table:table-cell table:style-name="ce58" table:formula="of:=[.O63]+[.O66]" office:value-type="float" office:value="38.5">
            <text:p>38.5</text:p>
          </table:table-cell>
          <table:table-cell table:style-name="ce58"/>
          <table:table-cell table:style-name="ce58" table:formula="of:=[.Q63]+[.Q66]" office:value-type="float" office:value="41.5">
            <text:p>41.5</text:p>
          </table:table-cell>
          <table:table-cell table:style-name="ce58" table:formula="of:=[.R63]+[.R66]" office:value-type="float" office:value="49">
            <text:p>49</text:p>
          </table:table-cell>
          <table:table-cell table:style-name="ce58" table:formula="of:=[.S63]+[.S66]" office:value-type="float" office:value="47">
            <text:p>47</text:p>
          </table:table-cell>
          <table:table-cell table:style-name="ce58" table:formula="of:=[.T63]+[.T66]" office:value-type="float" office:value="43.5">
            <text:p>43.5</text:p>
          </table:table-cell>
          <table:table-cell table:style-name="ce58"/>
          <table:table-cell table:style-name="ce58" table:formula="of:=[.V63]+[.V66]" office:value-type="float" office:value="42">
            <text:p>42</text:p>
          </table:table-cell>
          <table:table-cell table:style-name="ce58" table:formula="of:=[.W63]+[.W66]" office:value-type="float" office:value="36">
            <text:p>36</text:p>
          </table:table-cell>
          <table:table-cell table:style-name="ce58" table:formula="of:=[.X63]+[.X66]" office:value-type="float" office:value="35">
            <text:p>35</text:p>
          </table:table-cell>
          <table:table-cell table:style-name="ce58" table:formula="of:=[.Y63]+[.Y66]" office:value-type="float" office:value="19.5">
            <text:p>19.5</text:p>
          </table:table-cell>
          <table:table-cell table:style-name="ce58"/>
          <table:table-cell table:style-name="ce58" table:formula="of:=[.AA63]+[.AA66]" office:value-type="float" office:value="33">
            <text:p>33</text:p>
          </table:table-cell>
          <table:table-cell table:style-name="ce58" table:formula="of:=[.AB63]+[.AB66]" office:value-type="float" office:value="21">
            <text:p>21</text:p>
          </table:table-cell>
          <table:table-cell table:style-name="ce58" table:formula="of:=[.AC63]+[.AC66]" office:value-type="float" office:value="5">
            <text:p>5</text:p>
          </table:table-cell>
          <table:table-cell table:style-name="ce58" table:formula="of:=[.AD63]+[.AD66]" office:value-type="float" office:value="3">
            <text:p>3</text:p>
          </table:table-cell>
          <table:table-cell table:style-name="ce58"/>
          <table:table-cell table:style-name="ce58" table:formula="of:=[.AF63]+[.AF66]" office:value-type="float" office:value="45">
            <text:p>45</text:p>
          </table:table-cell>
          <table:table-cell table:style-name="ce58" table:formula="of:=[.AG63]+[.AG66]" office:value-type="float" office:value="44.58">
            <text:p>44.58</text:p>
          </table:table-cell>
          <table:table-cell table:style-name="ce58" table:formula="of:=[.AH63]+[.AH66]" office:value-type="float" office:value="48.28">
            <text:p>48.28</text:p>
          </table:table-cell>
          <table:table-cell table:style-name="ce58" table:formula="of:=[.AI63]+[.AI66]" office:value-type="float" office:value="42.5">
            <text:p>42.5</text:p>
          </table:table-cell>
          <table:table-cell table:style-name="ce58" table:formula="of:=[.AJ63]+[.AJ66]" office:value-type="float" office:value="0">
            <text:p>0</text:p>
          </table:table-cell>
          <table:table-cell table:style-name="ce58" table:formula="of:=[.AK63]+[.AK66]" office:value-type="float" office:value="25">
            <text:p>25</text:p>
          </table:table-cell>
          <table:table-cell table:style-name="ce58" table:formula="of:=[.AL63]+[.AL66]" office:value-type="float" office:value="25">
            <text:p>25</text:p>
          </table:table-cell>
          <table:table-cell table:style-name="ce58" table:formula="of:=[.AM63]+[.AM66]" office:value-type="float" office:value="25">
            <text:p>25</text:p>
          </table:table-cell>
          <table:table-cell table:style-name="ce58" table:formula="of:=[.AN63]+[.AN66]" office:value-type="float" office:value="26">
            <text:p>26</text:p>
          </table:table-cell>
          <table:table-cell table:style-name="ce58" table:formula="of:=[.AO63]+[.AO66]" office:value-type="float" office:value="0">
            <text:p>0</text:p>
          </table:table-cell>
          <table:table-cell table:style-name="ce58" table:formula="of:=[.AP63]+[.AP66]" office:value-type="float" office:value="33">
            <text:p>33</text:p>
          </table:table-cell>
          <table:table-cell table:style-name="ce58" table:formula="of:=[.AQ63]+[.AQ66]" office:value-type="float" office:value="42">
            <text:p>42</text:p>
          </table:table-cell>
          <table:table-cell table:style-name="ce58" table:formula="of:=[.AR63]+[.AR66]" office:value-type="float" office:value="41.5">
            <text:p>41.5</text:p>
          </table:table-cell>
          <table:table-cell table:style-name="ce58" table:formula="of:=[.AS63]+[.AS66]" office:value-type="float" office:value="41">
            <text:p>41</text:p>
          </table:table-cell>
          <table:table-cell table:style-name="ce58" table:formula="of:=[.AT63]+[.AT66]" office:value-type="float" office:value="0">
            <text:p>0</text:p>
          </table:table-cell>
          <table:table-cell table:style-name="ce58" table:formula="of:=[.AU63]+[.AU66]" office:value-type="float" office:value="40">
            <text:p>40</text:p>
          </table:table-cell>
          <table:table-cell table:style-name="ce58" table:formula="of:=[.AV63]+[.AV66]" office:value-type="float" office:value="40">
            <text:p>40</text:p>
          </table:table-cell>
          <table:table-cell table:style-name="ce58" table:formula="of:=[.AW63]+[.AW66]" office:value-type="float" office:value="38.5">
            <text:p>38.5</text:p>
          </table:table-cell>
          <table:table-cell table:style-name="ce58" table:formula="of:=[.AX63]+[.AX66]" office:value-type="float" office:value="65.25">
            <text:p>65.25</text:p>
          </table:table-cell>
          <table:table-cell table:style-name="ce58" table:formula="of:=[.AY63]+[.AY66]" office:value-type="float" office:value="0">
            <text:p>0</text:p>
          </table:table-cell>
          <table:table-cell table:style-name="ce58" table:formula="of:=[.AZ63]+[.AZ66]" office:value-type="float" office:value="43.75">
            <text:p>43.75</text:p>
          </table:table-cell>
          <table:table-cell table:style-name="ce58" table:formula="of:=[.BA63]+[.BA66]" office:value-type="float" office:value="38.05">
            <text:p>38.05</text:p>
          </table:table-cell>
          <table:table-cell table:style-name="ce58" table:formula="of:=[.BB63]+[.BB66]" office:value-type="float" office:value="41.3">
            <text:p>41.3</text:p>
          </table:table-cell>
          <table:table-cell table:style-name="ce58" table:formula="of:=[.BC63]+[.BC66]" office:value-type="float" office:value="44">
            <text:p>44</text:p>
          </table:table-cell>
          <table:table-cell table:style-name="ce58" table:formula="of:=[.BD63]+[.BD66]" office:value-type="float" office:value="0">
            <text:p>0</text:p>
          </table:table-cell>
          <table:table-cell table:style-name="ce58" table:formula="of:=[.BE63]+[.BE66]" office:value-type="float" office:value="45">
            <text:p>45</text:p>
          </table:table-cell>
          <table:table-cell table:style-name="ce58" table:formula="of:=[.BF63]+[.BF66]" office:value-type="float" office:value="31">
            <text:p>31</text:p>
          </table:table-cell>
          <table:table-cell table:style-name="ce58" table:formula="of:=[.BG63]+[.BG66]" office:value-type="float" office:value="24.5">
            <text:p>24.5</text:p>
          </table:table-cell>
          <table:table-cell table:style-name="ce58" table:formula="of:=[.BH63]+[.BH66]" office:value-type="float" office:value="25.5">
            <text:p>25.5</text:p>
          </table:table-cell>
          <table:table-cell table:style-name="ce58" table:formula="of:=[.BI63]+[.BI66]" office:value-type="float" office:value="0">
            <text:p>0</text:p>
          </table:table-cell>
          <table:table-cell table:style-name="ce58" table:formula="of:=[.BJ63]+[.BJ66]" office:value-type="float" office:value="23">
            <text:p>23</text:p>
          </table:table-cell>
          <table:table-cell table:style-name="ce58" table:formula="of:=[.BK63]+[.BK66]" office:value-type="float" office:value="42.75">
            <text:p>42.75</text:p>
          </table:table-cell>
          <table:table-cell table:style-name="ce58" table:formula="of:=[.BL63]+[.BL66]" office:value-type="float" office:value="44.45">
            <text:p>44.45</text:p>
          </table:table-cell>
          <table:table-cell table:style-name="ce58" table:formula="of:=[.BM63]+[.BM66]" office:value-type="float" office:value="31.5">
            <text:p>31.5</text:p>
          </table:table-cell>
          <table:table-cell table:style-name="ce58" table:formula="of:=[.BN63]+[.BN66]" office:value-type="float" office:value="0">
            <text:p>0</text:p>
          </table:table-cell>
          <table:table-cell table:style-name="ce58" table:formula="of:=[.BO63]+[.BO66]" office:value-type="float" office:value="43">
            <text:p>43</text:p>
          </table:table-cell>
          <table:table-cell table:style-name="ce58" table:formula="of:=[.BP63]+[.BP66]" office:value-type="float" office:value="41">
            <text:p>41</text:p>
          </table:table-cell>
          <table:table-cell table:style-name="ce58" table:formula="of:=[.BQ63]+[.BQ66]" office:value-type="float" office:value="43">
            <text:p>43</text:p>
          </table:table-cell>
          <table:table-cell table:style-name="ce58" table:formula="of:=[.BR63]+[.BR66]" office:value-type="float" office:value="39.5">
            <text:p>39.5</text:p>
          </table:table-cell>
          <table:table-cell table:style-name="ce58" table:formula="of:=[.BS63]+[.BS66]" office:value-type="float" office:value="0">
            <text:p>0</text:p>
          </table:table-cell>
          <table:table-cell table:style-name="ce58" table:formula="of:=[.BT63]+[.BT66]" office:value-type="float" office:value="41">
            <text:p>41</text:p>
          </table:table-cell>
          <table:table-cell table:style-name="ce58" table:formula="of:=[.BU63]+[.BU66]" office:value-type="float" office:value="16">
            <text:p>16</text:p>
          </table:table-cell>
          <table:table-cell table:style-name="ce58" table:formula="of:=[.BV63]+[.BV66]" office:value-type="float" office:value="40.31">
            <text:p>40.31</text:p>
          </table:table-cell>
          <table:table-cell table:style-name="ce58" table:formula="of:=[.BW63]+[.BW66]" office:value-type="float" office:value="39">
            <text:p>39</text:p>
          </table:table-cell>
          <table:table-cell table:style-name="ce58" table:formula="of:=[.BX63]+[.BX66]" office:value-type="float" office:value="0">
            <text:p>0</text:p>
          </table:table-cell>
          <table:table-cell table:style-name="ce58" table:formula="of:=[.BY63]+[.BY66]" office:value-type="float" office:value="22">
            <text:p>22</text:p>
          </table:table-cell>
          <table:table-cell table:style-name="ce58" table:formula="of:=[.BZ63]+[.BZ66]" office:value-type="float" office:value="44.5">
            <text:p>44.5</text:p>
          </table:table-cell>
          <table:table-cell table:style-name="ce58" table:formula="of:=[.CA63]+[.CA66]" office:value-type="float" office:value="41.5">
            <text:p>41.5</text:p>
          </table:table-cell>
          <table:table-cell table:style-name="ce58" table:formula="of:=[.CB63]+[.CB66]" office:value-type="float" office:value="30.5">
            <text:p>30.5</text:p>
          </table:table-cell>
          <table:table-cell table:style-name="ce58" table:formula="of:=[.CC63]+[.CC66]" office:value-type="float" office:value="0">
            <text:p>0</text:p>
          </table:table-cell>
          <table:table-cell table:style-name="ce58" table:formula="of:=[.CD63]+[.CD66]" office:value-type="float" office:value="25">
            <text:p>25</text:p>
          </table:table-cell>
          <table:table-cell table:style-name="ce58" table:formula="of:=[.CE63]+[.CE66]" office:value-type="float" office:value="45">
            <text:p>45</text:p>
          </table:table-cell>
          <table:table-cell table:style-name="ce58" table:formula="of:=[.CF63]+[.CF66]" office:value-type="float" office:value="38.5">
            <text:p>38.5</text:p>
          </table:table-cell>
          <table:table-cell table:style-name="ce58" table:formula="of:=[.CG63]+[.CG66]" office:value-type="float" office:value="40.5">
            <text:p>40.5</text:p>
          </table:table-cell>
          <table:table-cell table:style-name="ce58" table:formula="of:=[.CH63]+[.CH66]" office:value-type="float" office:value="0">
            <text:p>0</text:p>
          </table:table-cell>
          <table:table-cell table:style-name="ce58" table:formula="of:=[.CI63]+[.CI66]" office:value-type="float" office:value="0">
            <text:p>0</text:p>
          </table:table-cell>
          <table:table-cell table:style-name="ce58" table:formula="of:=[.CJ63]+[.CJ66]" office:value-type="float" office:value="0">
            <text:p>0</text:p>
          </table:table-cell>
          <table:table-cell table:style-name="ce58" table:formula="of:=[.CK63]+[.CK66]" office:value-type="float" office:value="0">
            <text:p>0</text:p>
          </table:table-cell>
          <table:table-cell table:style-name="ce58" table:formula="of:=[.CL63]+[.CL66]" office:value-type="float" office:value="41">
            <text:p>41</text:p>
          </table:table-cell>
          <table:table-cell table:style-name="ce58" table:formula="of:=[.CM63]+[.CM66]" office:value-type="float" office:value="0">
            <text:p>0</text:p>
          </table:table-cell>
          <table:table-cell table:style-name="ce58" table:formula="of:=[.CN63]+[.CN66]" office:value-type="float" office:value="40">
            <text:p>40</text:p>
          </table:table-cell>
          <table:table-cell table:style-name="ce58" table:formula="of:=[.CO63]+[.CO66]" office:value-type="float" office:value="45">
            <text:p>45</text:p>
          </table:table-cell>
          <table:table-cell table:style-name="ce58" table:formula="of:=[.CP63]+[.CP66]" office:value-type="float" office:value="41">
            <text:p>41</text:p>
          </table:table-cell>
          <table:table-cell table:style-name="ce58" table:formula="of:=[.CQ63]+[.CQ66]" office:value-type="float" office:value="42">
            <text:p>42</text:p>
          </table:table-cell>
          <table:table-cell table:style-name="ce58" table:formula="of:=[.CR63]+[.CR66]" office:value-type="float" office:value="0">
            <text:p>0</text:p>
          </table:table-cell>
          <table:table-cell table:style-name="ce58" table:formula="of:=[.CS63]+[.CS66]" office:value-type="float" office:value="35">
            <text:p>35</text:p>
          </table:table-cell>
          <table:table-cell table:style-name="ce58" table:formula="of:=[.CT63]+[.CT66]" office:value-type="float" office:value="40">
            <text:p>40</text:p>
          </table:table-cell>
          <table:table-cell table:style-name="ce58" table:formula="of:=[.CU63]+[.CU66]" office:value-type="float" office:value="40">
            <text:p>40</text:p>
          </table:table-cell>
          <table:table-cell table:style-name="ce58" table:formula="of:=[.CV63]+[.CV66]" office:value-type="float" office:value="37.5">
            <text:p>37.5</text:p>
          </table:table-cell>
          <table:table-cell table:style-name="ce58" table:formula="of:=[.CW63]+[.CW66]" office:value-type="float" office:value="0">
            <text:p>0</text:p>
          </table:table-cell>
          <table:table-cell table:style-name="ce58" table:formula="of:=[.CX63]+[.CX66]" office:value-type="float" office:value="40.5">
            <text:p>40.5</text:p>
          </table:table-cell>
          <table:table-cell table:style-name="ce58" table:formula="of:=[.CY63]+[.CY66]" office:value-type="float" office:value="38.9">
            <text:p>38.9</text:p>
          </table:table-cell>
          <table:table-cell table:style-name="ce58" table:formula="of:=[.CZ63]+[.CZ66]" office:value-type="float" office:value="39.8">
            <text:p>39.8</text:p>
          </table:table-cell>
          <table:table-cell table:style-name="ce58" table:formula="of:=[.DA63]+[.DA66]" office:value-type="float" office:value="41.7">
            <text:p>41.7</text:p>
          </table:table-cell>
          <table:table-cell table:style-name="ce58" table:formula="of:=[.DB63]+[.DB66]" office:value-type="float" office:value="0">
            <text:p>0</text:p>
          </table:table-cell>
          <table:table-cell table:style-name="ce58" table:formula="of:=[.DC63]+[.DC66]" office:value-type="float" office:value="24">
            <text:p>24</text:p>
          </table:table-cell>
          <table:table-cell table:style-name="ce58" table:formula="of:=[.DD63]+[.DD66]" office:value-type="float" office:value="41.5">
            <text:p>41.5</text:p>
          </table:table-cell>
          <table:table-cell table:style-name="ce58" table:formula="of:=[.DE63]+[.DE66]" office:value-type="float" office:value="31">
            <text:p>31</text:p>
          </table:table-cell>
          <table:table-cell table:style-name="ce58" table:formula="of:=[.DF63]+[.DF66]" office:value-type="float" office:value="16">
            <text:p>16</text:p>
          </table:table-cell>
          <table:table-cell table:style-name="ce58" table:formula="of:=[.DG63]+[.DG66]" office:value-type="float" office:value="0">
            <text:p>0</text:p>
          </table:table-cell>
          <table:table-cell table:style-name="ce58" table:formula="of:=[.DH63]+[.DH66]" office:value-type="float" office:value="31">
            <text:p>31</text:p>
          </table:table-cell>
          <table:table-cell table:style-name="ce58" table:formula="of:=[.DI63]+[.DI66]" office:value-type="float" office:value="40">
            <text:p>40</text:p>
          </table:table-cell>
          <table:table-cell table:style-name="ce58" table:formula="of:=[.DJ63]+[.DJ66]" office:value-type="float" office:value="37.5">
            <text:p>37.5</text:p>
          </table:table-cell>
          <table:table-cell table:style-name="ce58" table:formula="of:=[.DK63]+[.DK66]" office:value-type="float" office:value="32">
            <text:p>32</text:p>
          </table:table-cell>
          <table:table-cell table:style-name="ce58" table:formula="of:=[.DL63]+[.DL66]" office:value-type="float" office:value="0">
            <text:p>0</text:p>
          </table:table-cell>
          <table:table-cell table:style-name="ce58" table:formula="of:=[.DM63]+[.DM66]" office:value-type="float" office:value="41">
            <text:p>41</text:p>
          </table:table-cell>
          <table:table-cell table:style-name="ce58" table:formula="of:=[.DN63]+[.DN66]" office:value-type="float" office:value="44">
            <text:p>44</text:p>
          </table:table-cell>
          <table:table-cell table:style-name="ce58" table:formula="of:=[.DO63]+[.DO66]" office:value-type="float" office:value="40.7">
            <text:p>40.7</text:p>
          </table:table-cell>
          <table:table-cell table:style-name="ce58" table:formula="of:=[.DP63]+[.DP66]" office:value-type="float" office:value="39.75">
            <text:p>39.75</text:p>
          </table:table-cell>
          <table:table-cell table:style-name="ce58" table:formula="of:=[.DQ63]+[.DQ66]" office:value-type="float" office:value="0">
            <text:p>0</text:p>
          </table:table-cell>
          <table:table-cell table:style-name="ce58" table:formula="of:=[.DR63]+[.DR66]" office:value-type="float" office:value="20">
            <text:p>20</text:p>
          </table:table-cell>
          <table:table-cell table:style-name="ce58" table:formula="of:=[.DS63]+[.DS66]" office:value-type="float" office:value="36.5">
            <text:p>36.5</text:p>
          </table:table-cell>
          <table:table-cell table:style-name="ce58" table:formula="of:=[.DT63]+[.DT66]" office:value-type="float" office:value="41.5">
            <text:p>41.5</text:p>
          </table:table-cell>
          <table:table-cell table:style-name="ce58" table:formula="of:=[.DU63]+[.DU66]" office:value-type="float" office:value="41">
            <text:p>41</text:p>
          </table:table-cell>
          <table:table-cell table:style-name="ce58" table:formula="of:=[.DV63]+[.DV66]" office:value-type="float" office:value="0">
            <text:p>0</text:p>
          </table:table-cell>
          <table:table-cell table:style-name="ce58" table:formula="of:=[.DW63]+[.DW66]" office:value-type="float" office:value="38.5">
            <text:p>38.5</text:p>
          </table:table-cell>
          <table:table-cell table:style-name="ce58" table:formula="of:=[.DX63]+[.DX66]" office:value-type="float" office:value="38">
            <text:p>38</text:p>
          </table:table-cell>
          <table:table-cell table:style-name="ce58" table:formula="of:=[.DY63]+[.DY66]" office:value-type="float" office:value="44.5">
            <text:p>44.5</text:p>
          </table:table-cell>
          <table:table-cell table:style-name="ce58" table:formula="of:=[.DZ63]+[.DZ66]" office:value-type="float" office:value="32">
            <text:p>32</text:p>
          </table:table-cell>
          <table:table-cell table:style-name="ce58" table:formula="of:=[.EA63]+[.EA66]" office:value-type="float" office:value="0">
            <text:p>0</text:p>
          </table:table-cell>
          <table:table-cell table:style-name="ce58" table:formula="of:=[.EB63]+[.EB66]" office:value-type="float" office:value="22">
            <text:p>22</text:p>
          </table:table-cell>
          <table:table-cell table:style-name="ce58" table:formula="of:=[.EC63]+[.EC66]" office:value-type="float" office:value="51.5">
            <text:p>51.5</text:p>
          </table:table-cell>
          <table:table-cell table:style-name="ce58" table:formula="of:=[.ED63]+[.ED66]" office:value-type="float" office:value="4.5">
            <text:p>4.5</text:p>
          </table:table-cell>
          <table:table-cell table:style-name="ce58" table:formula="of:=[.EE63]+[.EE66]" office:value-type="float" office:value="16">
            <text:p>16</text:p>
          </table:table-cell>
          <table:table-cell table:style-name="ce57"/>
          <table:table-cell table:number-columns-repeated="888"/>
        </table:table-row>
        <table:table-row table:style-name="ro4">
          <table:table-cell table:style-name="ce15" office:value-type="string">
            <text:p>GLOBAL MONTHLY EFFICIENCY</text:p>
          </table:table-cell>
          <table:table-cell table:style-name="ce27"/>
          <table:table-cell table:style-name="ce31" office:value-type="string" table:number-columns-spanned="3" table:number-rows-spanned="1">
            <text:p>Total Monthly Hours</text:p>
          </table:table-cell>
          <table:covered-table-cell table:style-name="ce31"/>
          <table:covered-table-cell table:style-name="ce44"/>
          <table:table-cell table:style-name="ce55"/>
          <table:table-cell table:style-name="ce62" table:formula="of:=[.G64]+[.G67]" office:value-type="float" office:value="152.5" table:number-columns-spanned="4" table:number-rows-spanned="1">
            <text:p>152.5</text:p>
          </table:table-cell>
          <table:covered-table-cell table:number-columns-repeated="3" table:style-name="ce62"/>
          <table:table-cell table:style-name="ce55"/>
          <table:table-cell table:style-name="ce62" table:formula="of:=[.L64]+[.L67]" office:value-type="float" office:value="153" table:number-columns-spanned="4" table:number-rows-spanned="1">
            <text:p>153</text:p>
          </table:table-cell>
          <table:covered-table-cell table:number-columns-repeated="3" table:style-name="ce62"/>
          <table:table-cell table:style-name="ce55"/>
          <table:table-cell table:style-name="ce62" table:formula="of:=[.Q64]+[.Q67]" office:value-type="float" office:value="181" table:number-columns-spanned="4" table:number-rows-spanned="1">
            <text:p>181</text:p>
          </table:table-cell>
          <table:covered-table-cell table:number-columns-repeated="3" table:style-name="ce62"/>
          <table:table-cell table:style-name="ce55"/>
          <table:table-cell table:style-name="ce62" table:formula="of:=[.V64]+[.V67]" office:value-type="float" office:value="132.5" table:number-columns-spanned="4" table:number-rows-spanned="1">
            <text:p>132.5</text:p>
          </table:table-cell>
          <table:covered-table-cell table:number-columns-repeated="3" table:style-name="ce62"/>
          <table:table-cell table:style-name="ce55"/>
          <table:table-cell table:style-name="ce62" table:formula="of:=[.AA64]+[.AA67]" office:value-type="float" office:value="62" table:number-columns-spanned="4" table:number-rows-spanned="1">
            <text:p>62</text:p>
          </table:table-cell>
          <table:covered-table-cell table:number-columns-repeated="3" table:style-name="ce62"/>
          <table:table-cell table:style-name="ce55"/>
          <table:table-cell table:style-name="ce62" table:formula="of:=[.AF64]+[.AF67]" office:value-type="float" office:value="180.36" table:number-columns-spanned="4" table:number-rows-spanned="1">
            <text:p>180.36</text:p>
          </table:table-cell>
          <table:covered-table-cell table:number-columns-repeated="3" table:style-name="ce62"/>
          <table:table-cell table:style-name="ce55"/>
          <table:table-cell table:style-name="ce62" table:formula="of:=[.AK64]+[.AK67]" office:value-type="float" office:value="101" table:number-columns-spanned="4" table:number-rows-spanned="1">
            <text:p>101</text:p>
          </table:table-cell>
          <table:covered-table-cell table:number-columns-repeated="3" table:style-name="ce62"/>
          <table:table-cell table:style-name="ce55"/>
          <table:table-cell table:style-name="ce62" table:formula="of:=[.AP64]+[.AP67]" office:value-type="float" office:value="157.5" table:number-columns-spanned="4" table:number-rows-spanned="1">
            <text:p>157.5</text:p>
          </table:table-cell>
          <table:covered-table-cell table:number-columns-repeated="3" table:style-name="ce62"/>
          <table:table-cell table:style-name="ce55"/>
          <table:table-cell table:style-name="ce62" table:formula="of:=[.AU64]+[.AU67]" office:value-type="float" office:value="183.75" table:number-columns-spanned="4" table:number-rows-spanned="1">
            <text:p>183.75</text:p>
          </table:table-cell>
          <table:covered-table-cell table:number-columns-repeated="3" table:style-name="ce62"/>
          <table:table-cell table:style-name="ce55"/>
          <table:table-cell table:style-name="ce62" table:formula="of:=[.AZ64]+[.AZ67]" office:value-type="float" office:value="167.1" table:number-columns-spanned="4" table:number-rows-spanned="1">
            <text:p>167.1</text:p>
          </table:table-cell>
          <table:covered-table-cell table:number-columns-repeated="3" table:style-name="ce62"/>
          <table:table-cell table:style-name="ce55"/>
          <table:table-cell table:style-name="ce62" table:formula="of:=[.BE64]+[.BE67]" office:value-type="float" office:value="126" table:number-columns-spanned="4" table:number-rows-spanned="1">
            <text:p>126</text:p>
          </table:table-cell>
          <table:covered-table-cell table:number-columns-repeated="3" table:style-name="ce62"/>
          <table:table-cell table:style-name="ce55"/>
          <table:table-cell table:style-name="ce62" table:formula="of:=[.BJ64]+[.BJ67]" office:value-type="float" office:value="141.7" table:number-columns-spanned="4" table:number-rows-spanned="1">
            <text:p>141.7</text:p>
          </table:table-cell>
          <table:covered-table-cell table:number-columns-repeated="3" table:style-name="ce62"/>
          <table:table-cell table:style-name="ce55"/>
          <table:table-cell table:style-name="ce62" table:formula="of:=[.BO64]+[.BO67]" office:value-type="float" office:value="166.5" table:number-columns-spanned="4" table:number-rows-spanned="1">
            <text:p>166.5</text:p>
          </table:table-cell>
          <table:covered-table-cell table:number-columns-repeated="3" table:style-name="ce62"/>
          <table:table-cell table:style-name="ce55"/>
          <table:table-cell table:style-name="ce62" table:formula="of:=[.BT64]+[.BT67]" office:value-type="float" office:value="136.31" table:number-columns-spanned="4" table:number-rows-spanned="1">
            <text:p>136.31</text:p>
          </table:table-cell>
          <table:covered-table-cell table:number-columns-repeated="3" table:style-name="ce62"/>
          <table:table-cell table:style-name="ce55"/>
          <table:table-cell table:style-name="ce62" table:formula="of:=[.BY64]+[.BY67]" office:value-type="float" office:value="138.5" table:number-columns-spanned="4" table:number-rows-spanned="1">
            <text:p>138.5</text:p>
          </table:table-cell>
          <table:covered-table-cell table:number-columns-repeated="3" table:style-name="ce62"/>
          <table:table-cell table:style-name="ce55"/>
          <table:table-cell table:style-name="ce62" table:formula="of:=[.CD64]+[.CD67]" office:value-type="float" office:value="149" table:number-columns-spanned="4" table:number-rows-spanned="1">
            <text:p>149</text:p>
          </table:table-cell>
          <table:covered-table-cell table:number-columns-repeated="3" table:style-name="ce62"/>
          <table:table-cell table:style-name="ce55"/>
          <table:table-cell table:style-name="ce62" table:formula="of:=[.CI64]+[.CI67]" office:value-type="float" office:value="41" table:number-columns-spanned="4" table:number-rows-spanned="1">
            <text:p>41</text:p>
          </table:table-cell>
          <table:covered-table-cell table:number-columns-repeated="3" table:style-name="ce62"/>
          <table:table-cell table:style-name="ce55"/>
          <table:table-cell table:style-name="ce62" table:formula="of:=[.CN64]+[.CN67]" office:value-type="float" office:value="168" table:number-columns-spanned="4" table:number-rows-spanned="1">
            <text:p>168</text:p>
          </table:table-cell>
          <table:covered-table-cell table:number-columns-repeated="3" table:style-name="ce62"/>
          <table:table-cell table:style-name="ce55"/>
          <table:table-cell table:style-name="ce62" table:formula="of:=[.CS64]+[.CS67]" office:value-type="float" office:value="152.5" table:number-columns-spanned="4" table:number-rows-spanned="1">
            <text:p>152.5</text:p>
          </table:table-cell>
          <table:covered-table-cell table:number-columns-repeated="3" table:style-name="ce62"/>
          <table:table-cell table:style-name="ce55"/>
          <table:table-cell table:style-name="ce62" table:formula="of:=[.CX64]+[.CX67]" office:value-type="float" office:value="160.9" table:number-columns-spanned="4" table:number-rows-spanned="1">
            <text:p>160.9</text:p>
          </table:table-cell>
          <table:covered-table-cell table:number-columns-repeated="3" table:style-name="ce62"/>
          <table:table-cell table:style-name="ce55"/>
          <table:table-cell table:style-name="ce62" table:formula="of:=[.DC64]+[.DC67]" office:value-type="float" office:value="112.5" table:number-columns-spanned="4" table:number-rows-spanned="1">
            <text:p>112.5</text:p>
          </table:table-cell>
          <table:covered-table-cell table:number-columns-repeated="3" table:style-name="ce62"/>
          <table:table-cell table:style-name="ce55"/>
          <table:table-cell table:style-name="ce62" table:formula="of:=[.DH64]+[.DH67]" office:value-type="float" office:value="140.5" table:number-columns-spanned="4" table:number-rows-spanned="1">
            <text:p>140.5</text:p>
          </table:table-cell>
          <table:covered-table-cell table:number-columns-repeated="3" table:style-name="ce62"/>
          <table:table-cell table:style-name="ce55"/>
          <table:table-cell table:style-name="ce62" table:formula="of:=[.DM64]+[.DM67]" office:value-type="float" office:value="165.45" table:number-columns-spanned="4" table:number-rows-spanned="1">
            <text:p>165.45</text:p>
          </table:table-cell>
          <table:covered-table-cell table:number-columns-repeated="3" table:style-name="ce62"/>
          <table:table-cell table:style-name="ce55"/>
          <table:table-cell table:style-name="ce62" table:formula="of:=[.DR64]+[.DR67]" office:value-type="float" office:value="139" table:number-columns-spanned="4" table:number-rows-spanned="1">
            <text:p>139</text:p>
          </table:table-cell>
          <table:covered-table-cell table:number-columns-repeated="3" table:style-name="ce62"/>
          <table:table-cell table:style-name="ce55"/>
          <table:table-cell table:style-name="ce62" table:formula="of:=[.DW64]+[.DW67]" office:value-type="float" office:value="153" table:number-columns-spanned="4" table:number-rows-spanned="1">
            <text:p>153</text:p>
          </table:table-cell>
          <table:covered-table-cell table:number-columns-repeated="3" table:style-name="ce62"/>
          <table:table-cell table:style-name="ce55"/>
          <table:table-cell table:style-name="ce62" table:formula="of:=[.EB64]+[.EB67]" office:value-type="float" office:value="94" table:number-columns-spanned="4" table:number-rows-spanned="1">
            <text:p>94</text:p>
          </table:table-cell>
          <table:covered-table-cell table:number-columns-repeated="3" table:style-name="ce62"/>
          <table:table-cell table:style-name="ce55"/>
          <table:table-cell table:number-columns-repeated="888"/>
        </table:table-row>
        <table:table-row table:style-name="ro10">
          <table:table-cell table:style-name="ce17" table:formula="of:=[.A65]+[.A68]" office:value-type="percentage" office:value="1.03033758503401">
            <text:p>103%</text:p>
          </table:table-cell>
          <table:table-cell table:style-name="ce32"/>
          <table:table-cell table:style-name="ce42" office:value-type="string" table:number-columns-spanned="3" table:number-rows-spanned="1">
            <text:p>Total Efficiency</text:p>
          </table:table-cell>
          <table:covered-table-cell table:style-name="ce47"/>
          <table:covered-table-cell table:style-name="ce52"/>
          <table:table-cell table:style-name="ce59"/>
          <table:table-cell table:style-name="ce65" table:formula="of:=[.G65]+[.G68]" office:value-type="percentage" office:value="0.953125" table:number-columns-spanned="4" table:number-rows-spanned="1">
            <text:p>95%</text:p>
          </table:table-cell>
          <table:covered-table-cell table:number-columns-repeated="3" table:style-name="ce68"/>
          <table:table-cell table:style-name="ce59"/>
          <table:table-cell table:style-name="ce65" table:formula="of:=[.L65]+[.L68]" office:value-type="percentage" office:value="0.95625" table:number-columns-spanned="4" table:number-rows-spanned="1">
            <text:p>96%</text:p>
          </table:table-cell>
          <table:covered-table-cell table:number-columns-repeated="3" table:style-name="ce68"/>
          <table:table-cell table:style-name="ce59"/>
          <table:table-cell table:style-name="ce65" table:formula="of:=[.Q65]+[.Q68]" office:value-type="percentage" office:value="1.171875" table:number-columns-spanned="4" table:number-rows-spanned="1">
            <text:p>117%</text:p>
          </table:table-cell>
          <table:covered-table-cell table:number-columns-repeated="3" table:style-name="ce68"/>
          <table:table-cell table:style-name="ce59"/>
          <table:table-cell table:style-name="ce65" table:formula="of:=[.V65]+[.V68]" office:value-type="percentage" office:value="0.85625" table:number-columns-spanned="4" table:number-rows-spanned="1">
            <text:p>86%</text:p>
          </table:table-cell>
          <table:covered-table-cell table:number-columns-repeated="3" table:style-name="ce68"/>
          <table:table-cell table:style-name="ce59"/>
          <table:table-cell table:style-name="ce65" table:formula="of:=[.AA65]+[.AA68]" office:value-type="percentage" office:value="0.6625" table:number-columns-spanned="4" table:number-rows-spanned="1">
            <text:p>66%</text:p>
          </table:table-cell>
          <table:covered-table-cell table:number-columns-repeated="3" table:style-name="ce68"/>
          <table:table-cell table:style-name="ce59"/>
          <table:table-cell table:style-name="ce65" table:formula="of:=[.AF65]+[.AF68]" office:value-type="percentage" office:value="1.1776875" table:number-columns-spanned="4" table:number-rows-spanned="1">
            <text:p>118%</text:p>
          </table:table-cell>
          <table:covered-table-cell table:number-columns-repeated="3" table:style-name="ce68"/>
          <table:table-cell table:style-name="ce59"/>
          <table:table-cell table:style-name="ce65" table:formula="of:=[.AK65]+[.AK68]" office:value-type="percentage" office:value="1.30625" table:number-columns-spanned="4" table:number-rows-spanned="1">
            <text:p>131%</text:p>
          </table:table-cell>
          <table:covered-table-cell table:number-columns-repeated="3" table:style-name="ce68"/>
          <table:table-cell table:style-name="ce59"/>
          <table:table-cell table:style-name="ce65" table:formula="of:=[.AP65]+[.AP68]" office:value-type="percentage" office:value="1.00625" table:number-columns-spanned="4" table:number-rows-spanned="1">
            <text:p>101%</text:p>
          </table:table-cell>
          <table:covered-table-cell table:number-columns-repeated="3" table:style-name="ce68"/>
          <table:table-cell table:style-name="ce59"/>
          <table:table-cell table:style-name="ce65" table:formula="of:=[.AU65]+[.AU68]" office:value-type="percentage" office:value="1.1484375" table:number-columns-spanned="4" table:number-rows-spanned="1">
            <text:p>115%</text:p>
          </table:table-cell>
          <table:covered-table-cell table:number-columns-repeated="3" table:style-name="ce68"/>
          <table:table-cell table:style-name="ce59"/>
          <table:table-cell table:style-name="ce65" table:formula="of:=[.AZ65]+[.AZ68]" office:value-type="percentage" office:value="1.044375" table:number-columns-spanned="4" table:number-rows-spanned="1">
            <text:p>104%</text:p>
          </table:table-cell>
          <table:covered-table-cell table:number-columns-repeated="3" table:style-name="ce68"/>
          <table:table-cell table:style-name="ce59"/>
          <table:table-cell table:style-name="ce65" table:formula="of:=[.BE65]+[.BE68]" office:value-type="percentage" office:value="0.7875" table:number-columns-spanned="4" table:number-rows-spanned="1">
            <text:p>79%</text:p>
          </table:table-cell>
          <table:covered-table-cell table:number-columns-repeated="3" table:style-name="ce68"/>
          <table:table-cell table:style-name="ce59"/>
          <table:table-cell table:style-name="ce65" table:formula="of:=[.BJ65]+[.BJ68]" office:value-type="percentage" office:value="0.885625" table:number-columns-spanned="4" table:number-rows-spanned="1">
            <text:p>89%</text:p>
          </table:table-cell>
          <table:covered-table-cell table:number-columns-repeated="3" table:style-name="ce68"/>
          <table:table-cell table:style-name="ce59"/>
          <table:table-cell table:style-name="ce65" table:formula="of:=[.BO65]+[.BO68]" office:value-type="percentage" office:value="1.06354166666667" table:number-columns-spanned="4" table:number-rows-spanned="1">
            <text:p>106%</text:p>
          </table:table-cell>
          <table:covered-table-cell table:number-columns-repeated="3" table:style-name="ce68"/>
          <table:table-cell table:style-name="ce59"/>
          <table:table-cell table:style-name="ce65" table:formula="of:=[.BT65]+[.BT68]" office:value-type="percentage" office:value="0.907875" table:number-columns-spanned="4" table:number-rows-spanned="1">
            <text:p>91%</text:p>
          </table:table-cell>
          <table:covered-table-cell table:number-columns-repeated="3" table:style-name="ce68"/>
          <table:table-cell table:style-name="ce59"/>
          <table:table-cell table:style-name="ce65" table:formula="of:=[.BY65]+[.BY68]" office:value-type="percentage" office:value="0.984375" table:number-columns-spanned="4" table:number-rows-spanned="1">
            <text:p>98%</text:p>
          </table:table-cell>
          <table:covered-table-cell table:number-columns-repeated="3" table:style-name="ce68"/>
          <table:table-cell table:style-name="ce59"/>
          <table:table-cell table:style-name="ce65" table:formula="of:=[.CD65]+[.CD68]" office:value-type="percentage" office:value="0.93125" table:number-columns-spanned="4" table:number-rows-spanned="1">
            <text:p>93%</text:p>
          </table:table-cell>
          <table:covered-table-cell table:number-columns-repeated="3" table:style-name="ce68"/>
          <table:table-cell table:style-name="ce59"/>
          <table:table-cell table:style-name="ce65" table:formula="of:=[.CI65]+[.CI68]" office:value-type="percentage" office:value="1.025" table:number-columns-spanned="4" table:number-rows-spanned="1">
            <text:p>103%</text:p>
          </table:table-cell>
          <table:covered-table-cell table:number-columns-repeated="3" table:style-name="ce68"/>
          <table:table-cell table:style-name="ce59"/>
          <table:table-cell table:style-name="ce65" table:formula="of:=[.CN65]+[.CN68]" office:value-type="percentage" office:value="1.1625" table:number-columns-spanned="4" table:number-rows-spanned="1">
            <text:p>116%</text:p>
          </table:table-cell>
          <table:covered-table-cell table:number-columns-repeated="3" table:style-name="ce68"/>
          <table:table-cell table:style-name="ce59"/>
          <table:table-cell table:style-name="ce65" table:formula="of:=[.CS65]+[.CS68]" office:value-type="percentage" office:value="1.18125" table:number-columns-spanned="4" table:number-rows-spanned="1">
            <text:p>118%</text:p>
          </table:table-cell>
          <table:covered-table-cell table:number-columns-repeated="3" table:style-name="ce68"/>
          <table:table-cell table:style-name="ce59"/>
          <table:table-cell table:style-name="ce65" table:formula="of:=[.CX65]+[.CX68]" office:value-type="percentage" office:value="1.115" table:number-columns-spanned="4" table:number-rows-spanned="1">
            <text:p>112%</text:p>
          </table:table-cell>
          <table:covered-table-cell table:number-columns-repeated="3" table:style-name="ce68"/>
          <table:table-cell table:style-name="ce59"/>
          <table:table-cell table:style-name="ce65" table:formula="of:=[.DC65]+[.DC68]" office:value-type="percentage" office:value="0.9" table:number-columns-spanned="4" table:number-rows-spanned="1">
            <text:p>90%</text:p>
          </table:table-cell>
          <table:covered-table-cell table:number-columns-repeated="3" table:style-name="ce68"/>
          <table:table-cell table:style-name="ce59"/>
          <table:table-cell table:style-name="ce65" table:formula="of:=[.DH65]+[.DH68]" office:value-type="percentage" office:value="0.91875" table:number-columns-spanned="4" table:number-rows-spanned="1">
            <text:p>92%</text:p>
          </table:table-cell>
          <table:covered-table-cell table:number-columns-repeated="3" table:style-name="ce68"/>
          <table:table-cell table:style-name="ce59"/>
          <table:table-cell table:style-name="ce65" table:formula="of:=[.DM65]+[.DM68]" office:value-type="percentage" office:value="1.1028125" table:number-columns-spanned="4" table:number-rows-spanned="1">
            <text:p>110%</text:p>
          </table:table-cell>
          <table:covered-table-cell table:number-columns-repeated="3" table:style-name="ce68"/>
          <table:table-cell table:style-name="ce59"/>
          <table:table-cell table:style-name="ce65" table:formula="of:=[.DR65]+[.DR68]" office:value-type="percentage" office:value="0.917708333333333" table:number-columns-spanned="4" table:number-rows-spanned="1">
            <text:p>92%</text:p>
          </table:table-cell>
          <table:covered-table-cell table:number-columns-repeated="3" table:style-name="ce68"/>
          <table:table-cell table:style-name="ce59"/>
          <table:table-cell table:style-name="ce65" table:formula="of:=[.DW65]+[.DW68]" office:value-type="percentage" office:value="0.95625" table:number-columns-spanned="4" table:number-rows-spanned="1">
            <text:p>96%</text:p>
          </table:table-cell>
          <table:covered-table-cell table:number-columns-repeated="3" table:style-name="ce68"/>
          <table:table-cell table:style-name="ce59"/>
          <table:table-cell table:style-name="ce65" table:formula="of:=[.EB65]+[.EB68]" office:value-type="percentage" office:value="0.783333333333333" table:number-columns-spanned="4" table:number-rows-spanned="1">
            <text:p>78%</text:p>
          </table:table-cell>
          <table:covered-table-cell table:number-columns-repeated="3" table:style-name="ce68"/>
          <table:table-cell table:style-name="ce59"/>
          <table:table-cell table:number-columns-repeated="888"/>
        </table:table-row>
        <table:table-row table:style-name="ro10" table:number-rows-repeated="3">
          <table:table-cell table:style-name="ce13"/>
          <table:table-cell table:style-name="ce30"/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/>
          <table:table-cell table:style-name="ce33" table:formula="of:=[.A5]" office:value-type="string" office:string-value="AccountEdge">
            <text:p>AccountEdge</text:p>
          </table:table-cell>
          <table:table-cell table:style-name="ce33" table:formula="of:=[.A6]" office:value-type="string" office:string-value="Al Rajhi iPad">
            <text:p>Al Rajhi iPad</text:p>
          </table:table-cell>
          <table:table-cell table:style-name="ce33" table:formula="of:=[.A7]" office:value-type="string" office:string-value="Apalya">
            <text:p>Apalya</text:p>
          </table:table-cell>
          <table:table-cell table:style-name="ce30" table:formula="of:=[.A8]" office:value-type="string" office:string-value="Blueplate">
            <text:p>Blueplate</text:p>
          </table:table-cell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/>
          <table:table-cell table:style-name="ce30" table:formula="of:=[.G1]" office:value-type="string" office:string-value="Cartlidge, Adam">
            <text:p>Cartlidge, Adam</text:p>
          </table:table-cell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/>
          <table:table-cell table:style-name="ce30"/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2">
          <table:table-cell table:style-name="ce5" office:value-type="string">
            <text:p>Dhingana Web</text:p>
          </table:table-cell>
          <table:table-cell office:value-type="string">
            <text:p>Piotr Gajos</text:p>
          </table:table-cell>
          <table:table-cell office:value-type="float" office:value="120">
            <office:annotation draw:style-name="gr1" draw:text-style-name="P1" svg:width="3.387cm" svg:height="1.958cm" svg:x="9.922cm" svg:y="34.422cm" draw:caption-point-x="0.242cm" draw:caption-point-y="23.966cm">
              <dc:date>1899-12-30T00:00:00</dc:date>
              <text:p text:style-name="P1">Time and material</text:p>
              <text:p text:style-name="P1">20+20+40+40</text:p>
              <text:p text:style-name="P1">After that 160/month</text:p>
            </office:annotation>
            <text:p>120</text:p>
          </table:table-cell>
          <table:table-cell table:formula="of:=SUM([.F78:.EA78])" office:value-type="float" office:value="45.3">
            <text:p>45.3</text:p>
          </table:table-cell>
          <table:table-cell table:formula="of:=[.C78]-[.D78]" office:value-type="float" office:value="74.7">
            <text:p>74.7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34" table:number-columns-repeated="4"/>
          <table:table-cell/>
          <table:table-cell table:style-name="ce34" table:number-columns-repeated="3"/>
          <table:table-cell table:style-name="ce34" office:value-type="float" office:value="22">
            <text:p>22</text:p>
          </table:table-cell>
          <table:table-cell table:number-columns-repeated="33"/>
          <table:table-cell office:value-type="float" office:value="0.3">
            <text:p>0.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table:number-columns-repeated="944"/>
        </table:table-row>
        <table:table-row table:style-name="ro10">
          <table:table-cell table:style-name="ce13"/>
          <table:table-cell table:style-name="ce30"/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/>
          <table:table-cell table:style-name="ce30" table:formula="of:=[.A5]" office:value-type="string" office:string-value="AccountEdge">
            <text:p>AccountEdge</text:p>
          </table:table-cell>
          <table:table-cell table:style-name="ce31" table:formula="of:=[.A6]" office:value-type="string" office:string-value="Al Rajhi iPad">
            <text:p>Al Rajhi iPad</text:p>
          </table:table-cell>
          <table:table-cell table:style-name="ce48" table:formula="of:=[.A7]" office:value-type="string" office:string-value="Apalya">
            <text:p>Apalya</text:p>
          </table:table-cell>
          <table:table-cell table:style-name="ce30" table:formula="of:=[.D5]" office:value-type="float" office:value="11">
            <text:p>11</text:p>
          </table:table-cell>
          <table:table-cell table:style-name="ce31" table:formula="of:=[.D6]" office:value-type="float" office:value="54.5">
            <text:p>54.5</text:p>
          </table:table-cell>
          <table:table-cell table:style-name="ce48" table:formula="of:=[.D7]" office:value-type="float" office:value="0">
            <text:p>0</text:p>
          </table:table-cell>
          <table:table-cell table:style-name="ce30" table:formula="of:=[.G5]" office:value-type="float" office:value="0">
            <text:p>0</text:p>
          </table:table-cell>
          <table:table-cell table:style-name="ce31" table:formula="of:=[.G6]" office:value-type="float" office:value="0">
            <text:p>0</text:p>
          </table:table-cell>
          <table:table-cell table:style-name="ce48" table:formula="of:=[.G7]" office:value-type="float" office:value="0">
            <text:p>0</text:p>
          </table:table-cell>
          <table:table-cell table:style-name="ce30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 table:formula="of:=[.G1]" office:value-type="string" office:string-value="Cartlidge, Adam">
            <text:p>Cartlidge, Adam</text:p>
          </table:table-cell>
          <table:table-cell table:style-name="ce33" table:formula="of:=SUM([.G5:.K5])" office:value-type="float" office:value="0">
            <text:p>0</text:p>
          </table:table-cell>
          <table:table-cell table:style-name="ce30" table:formula="of:=SUM([.H5:.L5])" office:value-type="float" office:value="0">
            <text:p>0</text:p>
          </table:table-cell>
          <table:table-cell table:style-name="ce31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 table:formula="of:=[.L1]" office:value-type="string" office:string-value="Dinesh, Ashwin">
            <text:p>Dinesh, Ashwin</text:p>
          </table:table-cell>
          <table:table-cell table:style-name="ce30" table:formula="of:=SUM([.L5:.P5])" office:value-type="float" office:value="0">
            <text:p>0</text:p>
          </table:table-cell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 table:formula="of:=[.Q1]" office:value-type="string" office:string-value="Forgash, David">
            <text:p>Forgash, David</text:p>
          </table:table-cell>
          <table:table-cell table:style-name="ce30" table:formula="of:=SUM([.Q5:.U5])" office:value-type="float" office:value="0">
            <text:p>0</text:p>
          </table:table-cell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 table:formula="of:=[.V1]" office:value-type="string" office:string-value="Howe, Gary">
            <text:p>Howe, Gary</text:p>
          </table:table-cell>
          <table:table-cell table:style-name="ce30" table:formula="of:=SUM([.V5:.Z5])" office:value-type="float" office:value="0">
            <text:p>0</text:p>
          </table:table-cell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 table:formula="of:=[.AA1]" office:value-type="string" office:string-value="Gajos, Piotr">
            <text:p>Gajos, Piotr</text:p>
          </table:table-cell>
          <table:table-cell table:style-name="ce30" table:formula="of:=SUM([.AA5:.AE5])" office:value-type="float" office:value="4">
            <text:p>4</text:p>
          </table:table-cell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 table:formula="of:=[.Q4]" office:value-type="percentage" office:value="0">
            <text:p>0%</text:p>
          </table:table-cell>
          <table:table-cell table:style-name="ce30"/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/>
          <table:table-cell table:style-name="ce30"/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  <table:table-row table:style-name="ro10">
          <table:table-cell table:style-name="ce13"/>
          <table:table-cell table:style-name="ce30"/>
          <table:table-cell table:style-name="ce31" table:number-columns-repeated="2"/>
          <table:table-cell table:style-name="ce8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style-name="ce64" table:number-columns-repeated="4"/>
          <table:table-cell table:style-name="ce55"/>
          <table:table-cell table:number-columns-repeated="888"/>
        </table:table-row>
      </table:table>
      <table:table table:name="Sheet33" table:style-name="ta0">
        <table:table-column table:style-name="co2" table:number-columns-repeated="1024" table:default-cell-style-name="Default"/>
        <table:table-row table:style-name="ro7" table:number-rows-repeated="100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Pivot Table 3" table:style-name="ta0">
        <table:table-column table:style-name="co2" table:number-columns-repeated="1024" table:default-cell-style-name="Default"/>
        <table:table-row table:style-name="ro4">
          <table:table-cell table:style-name="ce46"/>
          <table:table-cell table:style-name="ce46" office:value-type="string">
            <text:p>AccountEdge</text:p>
          </table:table-cell>
          <table:table-cell table:style-name="ce46" office:value-type="string">
            <text:p>Al Rajhi iPad</text:p>
          </table:table-cell>
          <table:table-cell table:style-name="ce46" office:value-type="string">
            <text:p>Apalya</text:p>
          </table:table-cell>
          <table:table-cell table:style-name="ce46" office:value-type="string">
            <text:p>Blueplate</text:p>
          </table:table-cell>
          <table:table-cell table:style-name="ce46" office:value-type="string">
            <text:p>Blueplate Mobile Web</text:p>
          </table:table-cell>
          <table:table-cell table:style-name="ce46" office:value-type="string">
            <text:p>Client (42)</text:p>
          </table:table-cell>
          <table:table-cell table:style-name="ce46" office:value-type="string">
            <text:p>CloudTrigger</text:p>
          </table:table-cell>
          <table:table-cell table:style-name="ce46" office:value-type="string">
            <text:p>Code2Cloud</text:p>
          </table:table-cell>
          <table:table-cell table:style-name="ce46" office:value-type="string">
            <text:p>Code2Cloud Web</text:p>
          </table:table-cell>
          <table:table-cell table:style-name="ce46" office:value-type="string">
            <text:p>Dharma</text:p>
          </table:table-cell>
          <table:table-cell table:style-name="ce46" office:value-type="string">
            <text:p>Dhingana Web</text:p>
          </table:table-cell>
          <table:table-cell table:style-name="ce46" office:value-type="string">
            <text:p>Dr In Touch Web</text:p>
          </table:table-cell>
          <table:table-cell table:style-name="ce46" office:value-type="string">
            <text:p>Expense Reporter</text:p>
          </table:table-cell>
          <table:table-cell table:style-name="ce46" office:value-type="string">
            <text:p>GlobalStar</text:p>
          </table:table-cell>
          <table:table-cell table:style-name="ce46" office:value-type="string">
            <text:p>Hydration Coach</text:p>
          </table:table-cell>
          <table:table-cell table:style-name="ce46" office:value-type="string">
            <text:p>Hydration Coach Android</text:p>
          </table:table-cell>
          <table:table-cell table:style-name="ce46" office:value-type="string">
            <text:p>Hydration Coach HTML</text:p>
          </table:table-cell>
          <table:table-cell table:style-name="ce46" office:value-type="string">
            <text:p>Hydration Coach Web</text:p>
          </table:table-cell>
          <table:table-cell table:style-name="ce46" office:value-type="string">
            <text:p>Intel</text:p>
          </table:table-cell>
          <table:table-cell table:style-name="ce46" office:value-type="string">
            <text:p>JB Remote</text:p>
          </table:table-cell>
          <table:table-cell table:style-name="ce46" office:value-type="string">
            <text:p>Knocking</text:p>
          </table:table-cell>
          <table:table-cell table:style-name="ce46" office:value-type="string">
            <text:p>Live Dibs </text:p>
          </table:table-cell>
          <table:table-cell table:style-name="ce46" office:value-type="string">
            <text:p>Live Dibs Web</text:p>
          </table:table-cell>
          <table:table-cell table:style-name="ce46" office:value-type="string">
            <text:p>Misc Tasks</text:p>
          </table:table-cell>
          <table:table-cell table:style-name="ce46" office:value-type="string">
            <text:p>New Leaf</text:p>
          </table:table-cell>
          <table:table-cell table:style-name="ce46" office:value-type="string">
            <text:p>nForm</text:p>
          </table:table-cell>
          <table:table-cell table:style-name="ce46" office:value-type="string">
            <text:p>nForm Web</text:p>
          </table:table-cell>
          <table:table-cell table:style-name="ce46" office:value-type="string">
            <text:p>Online Soft. Management</text:p>
          </table:table-cell>
          <table:table-cell table:style-name="ce46" office:value-type="string">
            <text:p>Online Soft. Management Web</text:p>
          </table:table-cell>
          <table:table-cell table:style-name="ce46" office:value-type="string">
            <text:p>Sales Tasks</text:p>
          </table:table-cell>
          <table:table-cell table:style-name="ce46" office:value-type="string">
            <text:p>Grand Total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7" table:number-rows-repeated="448">
          <table:table-cell table:number-columns-repeated="1024"/>
        </table:table-row>
        <table:table-row table:style-name="ro2">
          <table:table-cell table:number-columns-repeated="5" table:style-name="ce46" office:value-type="string">
            <text:p>#VALUE!</text:p>
          </table:table-cell>
          <table:table-cell table:number-columns-repeated="1019"/>
        </table:table-row>
        <table:table-row table:style-name="ro0" table:number-rows-repeated="1048120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Pivot Table 2" table:style-name="ta0">
        <table:table-column table:style-name="co2" table:number-columns-repeated="1024" table:default-cell-style-name="Default"/>
        <table:table-row table:style-name="ro4">
          <table:table-cell table:style-name="ce46"/>
          <table:table-cell table:style-name="ce46" office:value-type="string">
            <text:p>AccountEdge</text:p>
          </table:table-cell>
          <table:table-cell table:style-name="ce46" office:value-type="string">
            <text:p>Al Rajhi iPad</text:p>
          </table:table-cell>
          <table:table-cell table:style-name="ce46" office:value-type="string">
            <text:p>Apalya</text:p>
          </table:table-cell>
          <table:table-cell table:style-name="ce46" office:value-type="string">
            <text:p>Blueplate</text:p>
          </table:table-cell>
          <table:table-cell table:style-name="ce46" office:value-type="string">
            <text:p>Blueplate Mobile Web</text:p>
          </table:table-cell>
          <table:table-cell table:style-name="ce46" office:value-type="string">
            <text:p>Client (42)</text:p>
          </table:table-cell>
          <table:table-cell table:style-name="ce46" office:value-type="string">
            <text:p>CloudTrigger</text:p>
          </table:table-cell>
          <table:table-cell table:style-name="ce46" office:value-type="string">
            <text:p>Code2Cloud</text:p>
          </table:table-cell>
          <table:table-cell table:style-name="ce46" office:value-type="string">
            <text:p>Code2Cloud Web</text:p>
          </table:table-cell>
          <table:table-cell table:style-name="ce46" office:value-type="string">
            <text:p>Dharma</text:p>
          </table:table-cell>
          <table:table-cell table:style-name="ce46" office:value-type="string">
            <text:p>Dhingana Web</text:p>
          </table:table-cell>
          <table:table-cell table:style-name="ce46" office:value-type="string">
            <text:p>Dr In Touch Web</text:p>
          </table:table-cell>
          <table:table-cell table:style-name="ce46" office:value-type="string">
            <text:p>Expense Reporter</text:p>
          </table:table-cell>
          <table:table-cell table:style-name="ce46" office:value-type="string">
            <text:p>GlobalStar</text:p>
          </table:table-cell>
          <table:table-cell table:style-name="ce46" office:value-type="string">
            <text:p>Hydration Coach</text:p>
          </table:table-cell>
          <table:table-cell table:style-name="ce46" office:value-type="string">
            <text:p>Hydration Coach Android</text:p>
          </table:table-cell>
          <table:table-cell table:style-name="ce46" office:value-type="string">
            <text:p>Hydration Coach HTML</text:p>
          </table:table-cell>
          <table:table-cell table:style-name="ce46" office:value-type="string">
            <text:p>Hydration Coach Web</text:p>
          </table:table-cell>
          <table:table-cell table:style-name="ce46" office:value-type="string">
            <text:p>Intel</text:p>
          </table:table-cell>
          <table:table-cell table:style-name="ce46" office:value-type="string">
            <text:p>JB Remote</text:p>
          </table:table-cell>
          <table:table-cell table:style-name="ce46" office:value-type="string">
            <text:p>Knocking</text:p>
          </table:table-cell>
          <table:table-cell table:style-name="ce46" office:value-type="string">
            <text:p>Live Dibs </text:p>
          </table:table-cell>
          <table:table-cell table:style-name="ce46" office:value-type="string">
            <text:p>Live Dibs Web</text:p>
          </table:table-cell>
          <table:table-cell table:style-name="ce46" office:value-type="string">
            <text:p>Misc Tasks</text:p>
          </table:table-cell>
          <table:table-cell table:style-name="ce46" office:value-type="string">
            <text:p>New Leaf</text:p>
          </table:table-cell>
          <table:table-cell table:style-name="ce46" office:value-type="string">
            <text:p>nForm</text:p>
          </table:table-cell>
          <table:table-cell table:style-name="ce46" office:value-type="string">
            <text:p>nForm Web</text:p>
          </table:table-cell>
          <table:table-cell table:style-name="ce46" office:value-type="string">
            <text:p>Online Soft. Management</text:p>
          </table:table-cell>
          <table:table-cell table:style-name="ce46" office:value-type="string">
            <text:p>Online Soft. Management Web</text:p>
          </table:table-cell>
          <table:table-cell table:style-name="ce46" office:value-type="string">
            <text:p>Sales Tasks</text:p>
          </table:table-cell>
          <table:table-cell table:style-name="ce46" office:value-type="string">
            <text:p>Grand Total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2">
          <table:table-cell table:style-name="ce46" office:value-type="string">
            <text:p>SUM of </text:p>
          </table:table-cell>
          <table:table-cell table:number-columns-repeated="31" table:style-name="ce46" office:value-type="float" office:value="0">
            <text:p>0</text:p>
          </table:table-cell>
          <table:table-cell table:number-columns-repeated="992"/>
        </table:table-row>
        <table:table-row table:style-name="ro7" table:number-rows-repeated="94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Pivot Table 1" table:style-name="ta0">
        <table:table-column table:style-name="co2" table:number-columns-repeated="1024" table:default-cell-style-name="Default"/>
        <table:table-row table:style-name="ro2">
          <table:table-cell table:style-name="ce46" table:number-columns-repeated="6"/>
          <table:table-cell table:style-name="ce46" office:value-type="string">
            <text:p>Grand Total</text:p>
          </table:table-cell>
          <table:table-cell table:style-name="ce46" table:number-columns-repeated="4"/>
          <table:table-cell table:number-columns-repeated="1013"/>
        </table:table-row>
        <table:table-row table:style-name="ro2">
          <table:table-cell table:style-name="ce46"/>
          <table:table-cell table:number-columns-repeated="10" table:style-name="ce46" office:value-type="string">
            <text:p>SUM of 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AccountEdge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Al Rajhi iPad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Apalya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Blueplate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46" office:value-type="string">
            <text:p>Blueplate Mobile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Client (42)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CloudTrigger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Code2Cloud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Code2Cloud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Dharma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Dhingana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Dr In Touch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Expense Reporter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GlobalStar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Hydration Coach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46" office:value-type="string">
            <text:p>Hydration Coach Android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46" office:value-type="string">
            <text:p>Hydration Coach HTML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46" office:value-type="string">
            <text:p>Hydration Coach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Intel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JB Remote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Knocking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Live Dibs 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Live Dibs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Misc Tasks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New Leaf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nForm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nForm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46" office:value-type="string">
            <text:p>Online Soft. Management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46" office:value-type="string">
            <text:p>Online Soft. Management Web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Sales Tasks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>
            <text:p>Grand Total</text:p>
          </table:table-cell>
          <table:table-cell table:number-columns-repeated="10" table:style-name="ce46" office:value-type="float" office:value="0">
            <text:p>0</text:p>
          </table:table-cell>
          <table:table-cell table:number-columns-repeated="1013"/>
        </table:table-row>
        <table:table-row table:style-name="ro7" table:number-rows-repeated="118">
          <table:table-cell table:number-columns-repeated="1024"/>
        </table:table-row>
        <table:table-row table:style-name="ro2">
          <table:table-cell table:number-columns-repeated="10" table:style-name="ce46" office:value-type="string">
            <text:p>#VALUE!</text:p>
          </table:table-cell>
          <table:table-cell table:number-columns-repeated="1014"/>
        </table:table-row>
        <table:table-row table:style-name="ro0" table:number-rows-repeated="1048423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June 2011 _Time_" table:style-name="ta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7" table:default-cell-style-name="Default"/>
        <table:table-column table:style-name="co2" table:number-columns-repeated="862" table:default-cell-style-name="Default"/>
        <table:table-row table:style-name="ro1">
          <table:table-cell table:style-name="ce2" office:value-type="string">
            <text:p>Project Name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vailable Hours</text:p>
          </table:table-cell>
          <table:table-cell table:style-name="ce2" office:value-type="string">
            <text:p>Used Hours</text:p>
          </table:table-cell>
          <table:table-cell table:style-name="ce2" office:value-type="string">
            <text:p>Hours Left</text:p>
          </table:table-cell>
          <table:table-cell table:style-name="ce38"/>
          <table:table-cell table:style-name="ce60" office:value-type="string" table:number-columns-spanned="5" table:number-rows-spanned="1">
            <text:p>Cartlidge, Adam</text:p>
          </table:table-cell>
          <table:covered-table-cell table:number-columns-repeated="3" table:style-name="ce60"/>
          <table:covered-table-cell table:style-name="ce36"/>
          <table:table-cell table:style-name="ce38"/>
          <table:table-cell table:style-name="ce60" office:value-type="string" table:number-columns-spanned="5" table:number-rows-spanned="1">
            <text:p>Dinesh, Ashwin</text:p>
          </table:table-cell>
          <table:covered-table-cell table:number-columns-repeated="3" table:style-name="ce60"/>
          <table:covered-table-cell table:style-name="ce36"/>
          <table:table-cell table:style-name="ce38"/>
          <table:table-cell table:style-name="ce70" office:value-type="string" table:number-columns-spanned="5" table:number-rows-spanned="1">
            <text:p>Forgash, David</text:p>
          </table:table-cell>
          <table:covered-table-cell table:number-columns-repeated="3" table:style-name="ce60"/>
          <table:covered-table-cell table:style-name="ce36"/>
          <table:table-cell table:style-name="ce38"/>
          <table:table-cell table:style-name="ce70" office:value-type="string" table:number-columns-spanned="5" table:number-rows-spanned="1">
            <text:p>Howe, Gary</text:p>
          </table:table-cell>
          <table:covered-table-cell table:number-columns-repeated="3" table:style-name="ce60"/>
          <table:covered-table-cell table:style-name="ce36"/>
          <table:table-cell table:style-name="ce38"/>
          <table:table-cell table:style-name="ce60" office:value-type="string" table:number-columns-spanned="5" table:number-rows-spanned="1">
            <text:p>Lau, Neway</text:p>
          </table:table-cell>
          <table:covered-table-cell table:number-columns-repeated="3" table:style-name="ce60"/>
          <table:covered-table-cell table:style-name="ce36"/>
          <table:table-cell table:style-name="ce38"/>
          <table:table-cell table:style-name="ce72" office:value-type="string" table:number-columns-spanned="5" table:number-rows-spanned="1">
            <text:p>Gajos, Piotr</text:p>
          </table:table-cell>
          <table:covered-table-cell table:number-columns-repeated="3" table:style-name="ce72"/>
          <table:covered-table-cell table:style-name="ce36"/>
          <table:table-cell table:style-name="ce38"/>
          <table:table-cell table:style-name="ce73" office:value-type="string" table:number-columns-spanned="5" table:number-rows-spanned="1">
            <text:p>Goffin, Daniel</text:p>
          </table:table-cell>
          <table:covered-table-cell table:number-columns-repeated="3" table:style-name="ce73"/>
          <table:covered-table-cell table:style-name="ce36"/>
          <table:table-cell table:style-name="ce38"/>
          <table:table-cell table:style-name="ce73" office:value-type="string" table:number-columns-spanned="5" table:number-rows-spanned="1">
            <text:p>Patrick, Rick</text:p>
          </table:table-cell>
          <table:covered-table-cell table:number-columns-repeated="3" table:style-name="ce73"/>
          <table:covered-table-cell table:style-name="ce36"/>
          <table:table-cell table:style-name="ce38"/>
          <table:table-cell table:style-name="ce72" office:value-type="string" table:number-columns-spanned="5" table:number-rows-spanned="1">
            <text:p>Stremiakov, Alex</text:p>
          </table:table-cell>
          <table:covered-table-cell table:number-columns-repeated="3" table:style-name="ce73"/>
          <table:covered-table-cell table:style-name="ce36"/>
          <table:table-cell table:style-name="ce38"/>
          <table:table-cell table:style-name="ce73" office:value-type="string" table:number-columns-spanned="5" table:number-rows-spanned="1">
            <text:p>Tsibulski, Alex</text:p>
          </table:table-cell>
          <table:covered-table-cell table:number-columns-repeated="4" table:style-name="ce36"/>
          <table:table-cell table:style-name="ce38"/>
          <table:table-cell table:style-name="ce73" office:value-type="string" table:number-columns-spanned="5" table:number-rows-spanned="1">
            <text:p>Verin, Nikolay</text:p>
          </table:table-cell>
          <table:covered-table-cell table:number-columns-repeated="4" table:style-name="ce36"/>
          <table:table-cell table:style-name="ce38"/>
          <table:table-cell table:style-name="ce75" office:value-type="string" table:number-columns-spanned="5" table:number-rows-spanned="1">
            <text:p>George, Benjamin</text:p>
          </table:table-cell>
          <table:covered-table-cell table:number-columns-repeated="3" table:style-name="ce76"/>
          <table:covered-table-cell table:style-name="ce36"/>
          <table:table-cell table:style-name="ce38"/>
          <table:table-cell table:style-name="ce76" office:value-type="string" table:number-columns-spanned="5" table:number-rows-spanned="1">
            <text:p>Lazarus, Jeevan</text:p>
          </table:table-cell>
          <table:covered-table-cell table:number-columns-repeated="3" table:style-name="ce76"/>
          <table:covered-table-cell table:style-name="ce36"/>
          <table:table-cell table:style-name="ce38"/>
          <table:table-cell table:style-name="ce76" office:value-type="string" table:number-columns-spanned="5" table:number-rows-spanned="1">
            <text:p>M S, Rohith</text:p>
          </table:table-cell>
          <table:covered-table-cell table:number-columns-repeated="3" table:style-name="ce76"/>
          <table:covered-table-cell table:style-name="ce36"/>
          <table:table-cell table:style-name="ce38"/>
          <table:table-cell table:style-name="ce76" office:value-type="string" table:number-columns-spanned="5" table:number-rows-spanned="1">
            <text:p>Prabhu, Saravana</text:p>
          </table:table-cell>
          <table:covered-table-cell table:number-columns-repeated="3" table:style-name="ce76"/>
          <table:covered-table-cell table:style-name="ce36"/>
          <table:table-cell table:style-name="ce38"/>
          <table:table-cell table:style-name="ce76" office:value-type="string" table:number-columns-spanned="5" table:number-rows-spanned="1">
            <text:p>Shankar, Udaya</text:p>
          </table:table-cell>
          <table:covered-table-cell table:number-columns-repeated="3" table:style-name="ce76"/>
          <table:covered-table-cell table:style-name="ce36"/>
          <table:table-cell table:style-name="ce38"/>
          <table:table-cell table:style-name="ce75" office:value-type="string" table:number-columns-spanned="5" table:number-rows-spanned="1">
            <text:p>Shet, Raghav</text:p>
          </table:table-cell>
          <table:covered-table-cell table:number-columns-repeated="3" table:style-name="ce76"/>
          <table:covered-table-cell table:style-name="ce36"/>
          <table:table-cell table:style-name="ce38"/>
          <table:table-cell table:style-name="ce76" office:value-type="string" table:number-columns-spanned="5" table:number-rows-spanned="1">
            <text:p>Wright, Julian</text:p>
          </table:table-cell>
          <table:covered-table-cell table:number-columns-repeated="3" table:style-name="ce76"/>
          <table:covered-table-cell table:style-name="ce36"/>
          <table:table-cell table:style-name="ce38"/>
          <table:table-cell table:style-name="ce77" office:value-type="string" table:number-columns-spanned="5" table:number-rows-spanned="1">
            <text:p>Josef, John</text:p>
          </table:table-cell>
          <table:covered-table-cell table:number-columns-repeated="3" table:style-name="ce77"/>
          <table:covered-table-cell table:style-name="ce36"/>
          <table:table-cell table:style-name="ce38"/>
          <table:table-cell table:style-name="ce77" office:value-type="string" table:number-columns-spanned="5" table:number-rows-spanned="1">
            <text:p>K, Junaiba</text:p>
          </table:table-cell>
          <table:covered-table-cell table:number-columns-repeated="3" table:style-name="ce77"/>
          <table:covered-table-cell table:style-name="ce36"/>
          <table:table-cell table:style-name="ce38"/>
          <table:table-cell table:style-name="ce78" office:value-type="string" table:number-columns-spanned="5" table:number-rows-spanned="1">
            <text:p>Kanchikare, Ravindra</text:p>
          </table:table-cell>
          <table:covered-table-cell table:number-columns-repeated="3" table:style-name="ce78"/>
          <table:covered-table-cell table:style-name="ce36"/>
          <table:table-cell table:style-name="ce38"/>
          <table:table-cell table:style-name="ce77" office:value-type="string" table:number-columns-spanned="5" table:number-rows-spanned="1">
            <text:p>M, Baraneedharan</text:p>
          </table:table-cell>
          <table:covered-table-cell table:number-columns-repeated="3" table:style-name="ce77"/>
          <table:covered-table-cell table:style-name="ce36"/>
          <table:table-cell table:style-name="ce38"/>
          <table:table-cell table:style-name="ce77" office:value-type="string" table:number-columns-spanned="5" table:number-rows-spanned="1">
            <text:p>Mehta, Vikram</text:p>
          </table:table-cell>
          <table:covered-table-cell table:number-columns-repeated="3" table:style-name="ce77"/>
          <table:covered-table-cell table:style-name="ce36"/>
          <table:table-cell table:style-name="ce38"/>
          <table:table-cell table:style-name="ce77" office:value-type="string" table:number-columns-spanned="5" table:number-rows-spanned="1">
            <text:p>Tom, Joby</text:p>
          </table:table-cell>
          <table:covered-table-cell table:number-columns-repeated="3" table:style-name="ce77"/>
          <table:covered-table-cell table:style-name="ce36"/>
          <table:table-cell table:style-name="ce38"/>
          <table:table-cell table:style-name="ce78" office:value-type="string" table:number-columns-spanned="5" table:number-rows-spanned="1">
            <text:p>Trivedi, Dhaval</text:p>
          </table:table-cell>
          <table:covered-table-cell table:number-columns-repeated="3" table:style-name="ce78"/>
          <table:covered-table-cell table:style-name="ce36"/>
          <table:table-cell table:style-name="ce38"/>
          <table:table-cell table:style-name="ce77" office:value-type="string" table:number-columns-spanned="5" table:number-rows-spanned="1">
            <text:p>V, Vipin</text:p>
          </table:table-cell>
          <table:covered-table-cell table:number-columns-repeated="3" table:style-name="ce77"/>
          <table:covered-table-cell table:style-name="ce36"/>
          <table:table-cell table:style-name="ce38"/>
          <table:table-cell table:number-columns-repeated="862"/>
        </table:table-row>
        <table:table-row table:style-name="ro2">
          <table:table-cell table:style-name="ce3" office:value-type="string">
            <text:p>Misc Tasks</text:p>
          </table:table-cell>
          <table:table-cell table:style-name="ce18"/>
          <table:table-cell table:style-name="ce34"/>
          <table:table-cell table:style-name="ce36" table:formula="of:=SUM([.F2:.FF2])" office:value-type="float" office:value="795.8">
            <text:p>795.8</text:p>
          </table:table-cell>
          <table:table-cell table:style-name="ce34"/>
          <table:table-cell table:style-name="ce53"/>
          <table:table-cell table:style-name="ce34" table:number-columns-repeated="3"/>
          <table:table-cell table:style-name="ce34" office:value-type="float" office:value="1">
            <office:annotation draw:style-name="gr1" draw:text-style-name="P1" svg:width="3.387cm" svg:height="1.958cm" svg:x="32.147cm" svg:y="0.238cm" draw:caption-point-x="-14.576cm" draw:caption-point-y="0.792cm">
              <dc:date>1899-12-30T00:00:00</dc:date>
              <text:p text:style-name="P1">Dhingana iPhone</text:p>
            </office:annotation>
            <text:p>1</text:p>
          </table:table-cell>
          <table:table-cell table:style-name="ce34"/>
          <table:table-cell table:style-name="ce53"/>
          <table:table-cell table:style-name="ce34" office:value-type="float" office:value="1.5">
            <office:annotation draw:style-name="gr1" draw:text-style-name="P1" svg:width="3.387cm" svg:height="1.958cm" svg:x="41.672cm" svg:y="0.238cm" draw:caption-point-x="-21.728cm" draw:caption-point-y="0.792cm">
              <dc:date>1899-12-30T00:00:00</dc:date>
              <text:p text:style-name="P1">Team Meeting</text:p>
            </office:annotation>
            <text:p>1.5</text:p>
          </table:table-cell>
          <table:table-cell table:style-name="ce34" table:number-columns-repeated="4"/>
          <table:table-cell table:style-name="ce53"/>
          <table:table-cell table:style-name="ce34" table:number-columns-repeated="2"/>
          <table:table-cell table:style-name="ce34" office:value-type="float" office:value="10">
            <office:annotation draw:style-name="gr1" draw:text-style-name="P1" svg:width="3.387cm" svg:height="1.958cm" svg:x="67.072cm" svg:y="0.238cm" draw:caption-point-x="-40.802cm" draw:caption-point-y="0.792cm">
              <dc:date>1899-12-30T00:00:00</dc:date>
              <text:p text:style-name="P1">Management + Recruitment</text:p>
            </office:annotation>
            <text:p>10</text:p>
          </table:table-cell>
          <table:table-cell table:style-name="ce34" table:number-columns-repeated="2"/>
          <table:table-cell table:style-name="ce53"/>
          <table:table-cell table:style-name="ce34"/>
          <table:table-cell table:style-name="ce34" office:value-type="float" office:value="11">
            <text:p>11</text:p>
          </table:table-cell>
          <table:table-cell table:style-name="ce34"/>
          <table:table-cell table:style-name="ce34" office:value-type="float" office:value="2">
            <office:annotation draw:style-name="gr1" draw:text-style-name="P1" svg:width="3.387cm" svg:height="1.958cm" svg:x="89.297cm" svg:y="0.238cm" draw:caption-point-x="-57.492cm" draw:caption-point-y="0.792cm">
              <dc:date>1899-12-30T00:00:00</dc:date>
              <text:p text:style-name="P1">Client Calls</text:p>
            </office:annotation>
            <text:p>2</text:p>
          </table:table-cell>
          <table:table-cell table:style-name="ce34" office:value-type="float" office:value="4.5">
            <office:annotation draw:style-name="gr1" draw:text-style-name="P1" svg:width="3.387cm" svg:height="1.958cm" svg:x="92.472cm" svg:y="0.238cm" draw:caption-point-x="-59.876cm" draw:caption-point-y="0.792cm">
              <dc:date>1899-12-30T00:00:00</dc:date>
              <text:p text:style-name="P1">R&amp;D - Helping Radha with Windows 7, Daily Deeds</text:p>
              <text:p text:style-name="P1"/>
            </office:annotation>
            <text:p>4.5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office:value-type="float" office:value="1.5">
            <office:annotation draw:style-name="gr1" draw:text-style-name="P1" svg:width="3.387cm" svg:height="1.958cm" svg:x="136.922cm" svg:y="0.238cm" draw:caption-point-x="-93.255cm" draw:caption-point-y="0.792cm">
              <dc:date>1899-12-30T00:00:00</dc:date>
              <text:p text:style-name="P1">Batshit Crazy</text:p>
            </office:annotation>
            <text:p>1.5</text:p>
          </table:table-cell>
          <table:table-cell table:style-name="ce34" table:number-columns-repeated="4"/>
          <table:table-cell table:style-name="ce53"/>
          <table:table-cell table:style-name="ce34" office:value-type="float" office:value="1">
            <text:p>1</text:p>
          </table:table-cell>
          <table:table-cell table:style-name="ce34" table:number-columns-repeated="4"/>
          <table:table-cell table:style-name="ce53"/>
          <table:table-cell table:style-name="ce34" table:number-columns-repeated="2"/>
          <table:table-cell table:style-name="ce34" office:value-type="float" office:value="2.5">
            <office:annotation draw:style-name="gr1" draw:text-style-name="P1" svg:width="3.387cm" svg:height="1.958cm" svg:x="181.372cm" svg:y="0.238cm" draw:caption-point-x="-126.634cm" draw:caption-point-y="0.792cm">
              <dc:date>1899-12-30T00:00:00</dc:date>
              <text:p text:style-name="P1">Discovering points of Interest</text:p>
            </office:annotation>
            <text:p>2.5</text:p>
          </table:table-cell>
          <table:table-cell table:style-name="ce34" office:value-type="float" office:value="1">
            <office:annotation draw:style-name="gr1" draw:text-style-name="P1" svg:width="3.387cm" svg:height="1.958cm" svg:x="184.547cm" svg:y="0.238cm" draw:caption-point-x="-129.018cm" draw:caption-point-y="0.792cm">
              <dc:date>1899-12-30T00:00:00</dc:date>
              <text:p text:style-name="P1">Discovery Point of Interest</text:p>
            </office:annotation>
            <text:p>1</text:p>
          </table:table-cell>
          <table:table-cell table:style-name="ce34" office:value-type="float" office:value="0.5">
            <text:p>0.5</text:p>
          </table:table-cell>
          <table:table-cell table:style-name="ce53"/>
          <table:table-cell table:style-name="ce34" table:number-columns-repeated="3"/>
          <table:table-cell table:style-name="ce34" office:value-type="float" office:value="6.5">
            <office:annotation draw:style-name="gr1" draw:text-style-name="P1" svg:width="3.387cm" svg:height="1.958cm" svg:x="203.597cm" svg:y="0.238cm" draw:caption-point-x="-143.323cm" draw:caption-point-y="0.792cm">
              <dc:date>1899-12-30T00:00:00</dc:date>
              <text:p text:style-name="P1">SOC Visualization Application</text:p>
            </office:annotation>
            <text:p>6.5</text:p>
          </table:table-cell>
          <table:table-cell table:style-name="ce34"/>
          <table:table-cell table:style-name="ce53"/>
          <table:table-cell table:style-name="ce34" table:number-columns-repeated="3"/>
          <table:table-cell table:style-name="ce34" office:value-type="float" office:value="25">
            <office:annotation draw:style-name="gr1" draw:text-style-name="P1" svg:width="3.387cm" svg:height="1.958cm" svg:x="222.647cm" svg:y="0.238cm" draw:caption-point-x="-157.629cm" draw:caption-point-y="0.792cm">
              <dc:date>1899-12-30T00:00:00</dc:date>
              <text:p text:style-name="P1">Learning about UI Design</text:p>
            </office:annotation>
            <text:p>25</text:p>
          </table:table-cell>
          <table:table-cell table:style-name="ce34" office:value-type="float" office:value="23">
            <office:annotation draw:style-name="gr1" draw:text-style-name="P1" svg:width="3.387cm" svg:height="1.958cm" svg:x="225.822cm" svg:y="0.238cm" draw:caption-point-x="-160.013cm" draw:caption-point-y="0.792cm">
              <dc:date>1899-12-30T00:00:00</dc:date>
              <text:p text:style-name="P1">Learning about UI Design</text:p>
              <text:p text:style-name="P1"/>
            </office:annotation>
            <text:p>23</text:p>
          </table:table-cell>
          <table:table-cell table:style-name="ce53"/>
          <table:table-cell table:style-name="ce34" office:value-type="float" office:value="10">
            <text:p>10</text:p>
          </table:table-cell>
          <table:table-cell table:style-name="ce34" office:value-type="float" office:value="4.8">
            <text:p>4.8</text:p>
          </table:table-cell>
          <table:table-cell table:style-name="ce34" office:value-type="float" office:value="15">
            <office:annotation draw:style-name="gr1" draw:text-style-name="P1" svg:width="3.387cm" svg:height="1.958cm" svg:x="238.522cm" svg:y="0.238cm" draw:caption-point-x="-169.55cm" draw:caption-point-y="0.792cm">
              <dc:date>1899-12-30T00:00:00</dc:date>
              <text:p text:style-name="P1">Bubble Motion, Photoshop Must Have Skills ppt.</text:p>
              <text:p text:style-name="P1">Interviews and reading design books.</text:p>
            </office:annotation>
            <text:p>15</text:p>
          </table:table-cell>
          <table:table-cell table:style-name="ce34" office:value-type="float" office:value="14.75">
            <office:annotation draw:style-name="gr1" draw:text-style-name="P1" svg:width="3.387cm" svg:height="1.958cm" svg:x="241.697cm" svg:y="0.238cm" draw:caption-point-x="-171.934cm" draw:caption-point-y="0.792cm">
              <dc:date>1899-12-30T00:00:00</dc:date>
              <text:p text:style-name="P1">Interviews</text:p>
              <text:p text:style-name="P1">Brief Kris</text:p>
              <text:p text:style-name="P1">Reports</text:p>
              <text:p text:style-name="P1">Reading Design Books</text:p>
            </office:annotation>
            <text:p>14.75</text:p>
          </table:table-cell>
          <table:table-cell table:style-name="ce34" office:value-type="float" office:value="9.6">
            <office:annotation draw:style-name="gr1" draw:text-style-name="P1" svg:width="3.387cm" svg:height="1.958cm" svg:x="244.872cm" svg:y="0.238cm" draw:caption-point-x="-174.318cm" draw:caption-point-y="0.792cm">
              <dc:date>1899-12-30T00:00:00</dc:date>
              <text:p text:style-name="P1">Abbott, NID Presentation, Interviews, Reading Design Books</text:p>
              <text:p text:style-name="P1"/>
            </office:annotation>
            <text:p>9.6</text:p>
          </table:table-cell>
          <table:table-cell table:style-name="ce53"/>
          <table:table-cell table:style-name="ce34" table:formula="of:=3+0.5" office:value-type="float" office:value="3.5">
            <text:p>3.5</text:p>
          </table:table-cell>
          <table:table-cell table:style-name="ce34" office:value-type="float" office:value="3.75">
            <office:annotation draw:style-name="gr1" draw:text-style-name="P1" svg:width="3.387cm" svg:height="1.958cm" svg:x="254.397cm" svg:y="0.238cm" draw:caption-point-x="-181.471cm" draw:caption-point-y="0.792cm">
              <dc:date>1899-12-30T00:00:00</dc:date>
              <text:p text:style-name="P1">2nd Magazine, Kout Slicing</text:p>
            </office:annotation>
            <text:p>3.75</text:p>
          </table:table-cell>
          <table:table-cell table:style-name="ce34" office:value-type="float" office:value="1.5">
            <office:annotation draw:style-name="gr1" draw:text-style-name="P1" svg:width="3.387cm" svg:height="1.958cm" svg:x="257.572cm" svg:y="0.238cm" draw:caption-point-x="-183.855cm" draw:caption-point-y="0.792cm">
              <dc:date>1899-12-30T00:00:00</dc:date>
              <text:p text:style-name="P1">Sbits Magazine</text:p>
            </office:annotation>
            <text:p>1.5</text:p>
          </table:table-cell>
          <table:table-cell table:style-name="ce34" office:value-type="float" office:value="29.75">
            <office:annotation draw:style-name="gr1" draw:text-style-name="P1" svg:width="3.387cm" svg:height="1.958cm" svg:x="260.747cm" svg:y="0.238cm" draw:caption-point-x="-186.239cm" draw:caption-point-y="0.792cm">
              <dc:date>1899-12-30T00:00:00</dc:date>
              <text:p text:style-name="P1">18 = 2nd Issue of Magazine</text:p>
              <text:p text:style-name="P1"/>
              <text:p text:style-name="P1">11.75 = Dhingana iPhone</text:p>
            </office:annotation>
            <text:p>29.75</text:p>
          </table:table-cell>
          <table:table-cell table:style-name="ce34" office:value-type="float" office:value="3.75">
            <office:annotation draw:style-name="gr1" draw:text-style-name="P1" svg:width="3.387cm" svg:height="1.958cm" svg:x="263.922cm" svg:y="0.238cm" draw:caption-point-x="-188.623cm" draw:caption-point-y="0.792cm">
              <dc:date>1899-12-30T00:00:00</dc:date>
              <text:p text:style-name="P1">Balot Changes, Dhingana</text:p>
              <text:p text:style-name="P1"/>
            </office:annotation>
            <text:p>3.75</text:p>
          </table:table-cell>
          <table:table-cell table:style-name="ce53"/>
          <table:table-cell table:style-name="ce34" office:value-type="float" office:value="3">
            <text:p>3</text:p>
          </table:table-cell>
          <table:table-cell table:style-name="ce34" table:number-columns-repeated="2"/>
          <table:table-cell table:style-name="ce34" office:value-type="float" office:value="1.5">
            <office:annotation draw:style-name="gr1" draw:text-style-name="P1" svg:width="3.387cm" svg:height="1.958cm" svg:x="279.797cm" svg:y="0.238cm" draw:caption-point-x="-200.545cm" draw:caption-point-y="0.792cm">
              <dc:date>1899-12-30T00:00:00</dc:date>
              <text:p text:style-name="P1">Omnigraffle</text:p>
            </office:annotation>
            <text:p>1.5</text:p>
          </table:table-cell>
          <table:table-cell table:style-name="ce34" office:value-type="float" office:value="5">
            <office:annotation draw:style-name="gr1" draw:text-style-name="P1" svg:width="3.387cm" svg:height="1.958cm" svg:x="282.972cm" svg:y="0.238cm" draw:caption-point-x="-202.929cm" draw:caption-point-y="0.792cm">
              <dc:date>1899-12-30T00:00:00</dc:date>
              <text:p text:style-name="P1">Abbott, Typography Study</text:p>
            </office:annotation>
            <text:p>5</text:p>
          </table:table-cell>
          <table:table-cell table:style-name="ce53"/>
          <table:table-cell table:style-name="ce34" office:value-type="float" office:value="1.5">
            <text:p>1.5</text:p>
          </table:table-cell>
          <table:table-cell table:style-name="ce34"/>
          <table:table-cell table:style-name="ce34" office:value-type="float" office:value="8.6">
            <office:annotation draw:style-name="gr1" draw:text-style-name="P1" svg:width="3.387cm" svg:height="1.958cm" svg:x="295.672cm" svg:y="0.238cm" draw:caption-point-x="-212.466cm" draw:caption-point-y="0.792cm">
              <dc:date>1899-12-30T00:00:00</dc:date>
              <text:p text:style-name="P1">The Filter icons, Estimation and Reading iPad Usability.</text:p>
            </office:annotation>
            <text:p>8.6</text:p>
          </table:table-cell>
          <table:table-cell table:style-name="ce34" office:value-type="float" office:value="5">
            <office:annotation draw:style-name="gr1" draw:text-style-name="P1" svg:width="3.387cm" svg:height="1.958cm" svg:x="298.847cm" svg:y="0.238cm" draw:caption-point-x="-214.85cm" draw:caption-point-y="0.792cm">
              <dc:date>1899-12-30T00:00:00</dc:date>
              <text:p text:style-name="P1">Reading iPad Doc</text:p>
            </office:annotation>
            <text:p>5</text:p>
          </table:table-cell>
          <table:table-cell table:style-name="ce34"/>
          <table:table-cell table:style-name="ce53"/>
          <table:table-cell table:style-name="ce34" office:value-type="float" office:value="40">
            <office:annotation draw:style-name="gr1" draw:text-style-name="P1" svg:width="3.387cm" svg:height="1.958cm" svg:x="308.372cm" svg:y="0.238cm" draw:caption-point-x="-222.002cm" draw:caption-point-y="0.792cm">
              <dc:date>1899-12-30T00:00:00</dc:date>
              <text:p text:style-name="P1">Batshit Crazy</text:p>
            </office:annotation>
            <text:p>40</text:p>
          </table:table-cell>
          <table:table-cell table:style-name="ce34" office:value-type="float" office:value="41">
            <office:annotation draw:style-name="gr1" draw:text-style-name="P1" svg:width="3.387cm" svg:height="1.958cm" svg:x="311.547cm" svg:y="0.238cm" draw:caption-point-x="-224.387cm" draw:caption-point-y="0.792cm">
              <dc:date>1899-12-30T00:00:00</dc:date>
              <text:p text:style-name="P1">Batshit Crazy</text:p>
            </office:annotation>
            <text:p>41</text:p>
          </table:table-cell>
          <table:table-cell table:style-name="ce34" office:value-type="float" office:value="39.5">
            <office:annotation draw:style-name="gr1" draw:text-style-name="P1" svg:width="3.387cm" svg:height="1.958cm" svg:x="314.722cm" svg:y="0.238cm" draw:caption-point-x="-226.771cm" draw:caption-point-y="0.792cm">
              <dc:date>1899-12-30T00:00:00</dc:date>
              <text:p text:style-name="P1">Batshit Crazy</text:p>
            </office:annotation>
            <text:p>39.5</text:p>
          </table:table-cell>
          <table:table-cell table:style-name="ce34" office:value-type="float" office:value="40.9">
            <office:annotation draw:style-name="gr1" draw:text-style-name="P1" svg:width="3.387cm" svg:height="1.958cm" svg:x="317.897cm" svg:y="0.238cm" draw:caption-point-x="-229.155cm" draw:caption-point-y="0.792cm">
              <dc:date>1899-12-30T00:00:00</dc:date>
              <text:p text:style-name="P1">Batshit Crazy</text:p>
              <text:p text:style-name="P1">Story Models</text:p>
              <text:p text:style-name="P1">Character Models</text:p>
            </office:annotation>
            <text:p>40.9</text:p>
          </table:table-cell>
          <table:table-cell table:style-name="ce34" office:value-type="float" office:value="40.4">
            <office:annotation draw:style-name="gr1" draw:text-style-name="P1" svg:width="3.387cm" svg:height="1.958cm" svg:x="321.072cm" svg:y="0.238cm" draw:caption-point-x="-231.539cm" draw:caption-point-y="0.792cm">
              <dc:date>1899-12-30T00:00:00</dc:date>
              <text:p text:style-name="P1">Batshit Crazy</text:p>
              <text:p text:style-name="P1"/>
            </office:annotation>
            <text:p>40.4</text:p>
          </table:table-cell>
          <table:table-cell table:style-name="ce53"/>
          <table:table-cell table:style-name="ce34" office:value-type="float" office:value="20">
            <text:p>20</text:p>
          </table:table-cell>
          <table:table-cell table:style-name="ce18"/>
          <table:table-cell table:style-name="ce34" office:value-type="float" office:value="7">
            <text:p>7</text:p>
          </table:table-cell>
          <table:table-cell table:style-name="ce34" office:value-type="float" office:value="27">
            <office:annotation draw:style-name="gr1" draw:text-style-name="P1" svg:width="3.387cm" svg:height="1.958cm" svg:x="336.947cm" svg:y="0.238cm" draw:caption-point-x="-243.46cm" draw:caption-point-y="0.792cm">
              <dc:date>1899-12-30T00:00:00</dc:date>
              <text:p text:style-name="P1">Estimation</text:p>
              <text:p text:style-name="P1">Briefing</text:p>
              <text:p text:style-name="P1">Reports</text:p>
              <text:p text:style-name="P1">Book Reading</text:p>
            </office:annotation>
            <text:p>27</text:p>
          </table:table-cell>
          <table:table-cell table:style-name="ce34" office:value-type="float" office:value="24">
            <office:annotation draw:style-name="gr1" draw:text-style-name="P1" svg:width="3.387cm" svg:height="1.958cm" svg:x="340.122cm" svg:y="0.238cm" draw:caption-point-x="-245.845cm" draw:caption-point-y="0.792cm">
              <dc:date>1899-12-30T00:00:00</dc:date>
              <text:p text:style-name="P1">Estimation,Venkat Raghu briefing, Reading Design Books</text:p>
              <text:p text:style-name="P1"/>
            </office:annotation>
            <text:p>24</text:p>
          </table:table-cell>
          <table:table-cell table:style-name="ce53"/>
          <table:table-cell table:style-name="ce34" office:value-type="float" office:value="1.5">
            <text:p>1.5</text:p>
          </table:table-cell>
          <table:table-cell table:style-name="ce34" table:number-columns-repeated="2"/>
          <table:table-cell table:style-name="ce34" office:value-type="float" office:value="5.5">
            <office:annotation draw:style-name="gr1" draw:text-style-name="P1" svg:width="3.387cm" svg:height="1.958cm" svg:x="355.997cm" svg:y="0.238cm" draw:caption-point-x="-257.766cm" draw:caption-point-y="0.792cm">
              <dc:date>1899-12-30T00:00:00</dc:date>
              <text:p text:style-name="P1">Omnigraffle</text:p>
              <text:p text:style-name="P1">2nd Issue</text:p>
              <text:p text:style-name="P1">Training</text:p>
            </office:annotation>
            <text:p>5.5</text:p>
          </table:table-cell>
          <table:table-cell table:style-name="ce34"/>
          <table:table-cell table:style-name="ce53"/>
          <table:table-cell table:style-name="ce34" table:number-columns-repeated="3"/>
          <table:table-cell table:style-name="ce34" office:value-type="float" office:value="4">
            <office:annotation draw:style-name="gr1" draw:text-style-name="P1" svg:width="3.387cm" svg:height="1.958cm" svg:x="375.047cm" svg:y="0.238cm" draw:caption-point-x="-272.071cm" draw:caption-point-y="0.792cm">
              <dc:date>1899-12-30T00:00:00</dc:date>
              <text:p text:style-name="P1">Front-End Labs</text:p>
            </office:annotation>
            <text:p>4</text:p>
          </table:table-cell>
          <table:table-cell table:style-name="ce34" office:value-type="float" office:value="1">
            <office:annotation draw:style-name="gr1" draw:text-style-name="P1" svg:width="3.387cm" svg:height="1.958cm" svg:x="378.222cm" svg:y="0.238cm" draw:caption-point-x="-274.455cm" draw:caption-point-y="0.792cm">
              <dc:date>1899-12-30T00:00:00</dc:date>
              <text:p text:style-name="P1">Meeting with Tonio</text:p>
              <text:p text:style-name="P1"/>
            </office:annotation>
            <text:p>1</text:p>
          </table:table-cell>
          <table:table-cell table:style-name="ce53"/>
          <table:table-cell table:style-name="ce34" office:value-type="float" office:value="17">
            <text:p>17</text:p>
          </table:table-cell>
          <table:table-cell table:style-name="ce34" office:value-type="float" office:value="21">
            <office:annotation draw:style-name="gr1" draw:text-style-name="P1" svg:width="3.387cm" svg:height="1.958cm" svg:x="387.747cm" svg:y="0.238cm" draw:caption-point-x="-281.608cm" draw:caption-point-y="0.792cm">
              <dc:date>1899-12-30T00:00:00</dc:date>
              <text:p text:style-name="P1">Functions, Objects, jQuery Plugins and sample code.</text:p>
            </office:annotation>
            <text:p>21</text:p>
          </table:table-cell>
          <table:table-cell table:style-name="ce34" office:value-type="float" office:value="17">
            <office:annotation draw:style-name="gr1" draw:text-style-name="P1" svg:width="3.387cm" svg:height="1.958cm" svg:x="390.922cm" svg:y="0.238cm" draw:caption-point-x="-283.992cm" draw:caption-point-y="0.792cm">
              <dc:date>1899-12-30T00:00:00</dc:date>
              <text:p text:style-name="P1">Front End Labs - Functions, Objects, GIt Presentation, jQuery Plugin, Photoshop Training</text:p>
            </office:annotation>
            <text:p>17</text:p>
          </table:table-cell>
          <table:table-cell table:style-name="ce34" office:value-type="float" office:value="40.5">
            <office:annotation draw:style-name="gr1" draw:text-style-name="P1" svg:width="3.387cm" svg:height="1.958cm" svg:x="394.097cm" svg:y="0.238cm" draw:caption-point-x="-286.376cm" draw:caption-point-y="0.792cm">
              <dc:date>1899-12-30T00:00:00</dc:date>
              <text:p text:style-name="P1">Front-End Labs</text:p>
              <text:p text:style-name="P1">Photoshop and CSS Training</text:p>
            </office:annotation>
            <text:p>40.5</text:p>
          </table:table-cell>
          <table:table-cell table:style-name="ce34" office:value-type="float" office:value="15">
            <office:annotation draw:style-name="gr1" draw:text-style-name="P1" svg:width="3.387cm" svg:height="1.958cm" svg:x="397.272cm" svg:y="0.238cm" draw:caption-point-x="-288.76cm" draw:caption-point-y="0.792cm">
              <dc:date>1899-12-30T00:00:00</dc:date>
              <text:p text:style-name="P1">JS Training, Basics of JS, CSS3</text:p>
              <text:p text:style-name="P1"/>
            </office:annotation>
            <text:p>15</text:p>
          </table:table-cell>
          <table:table-cell table:style-name="ce53"/>
          <table:table-cell table:style-name="ce34" office:value-type="float" office:value="1.5">
            <text:p>1.5</text:p>
          </table:table-cell>
          <table:table-cell table:style-name="ce34" office:value-type="float" office:value="2">
            <office:annotation draw:style-name="gr1" draw:text-style-name="P1" svg:width="3.387cm" svg:height="1.958cm" svg:x="406.797cm" svg:y="0.238cm" draw:caption-point-x="-295.913cm" draw:caption-point-y="0.792cm">
              <dc:date>1899-12-30T00:00:00</dc:date>
              <text:p text:style-name="P1">Git Presentation</text:p>
            </office:annotation>
            <text:p>2</text:p>
          </table:table-cell>
          <table:table-cell table:style-name="ce34" office:value-type="float" office:value="5">
            <office:annotation draw:style-name="gr1" draw:text-style-name="P1" svg:width="3.387cm" svg:height="1.958cm" svg:x="409.972cm" svg:y="0.238cm" draw:caption-point-x="-298.297cm" draw:caption-point-y="0.792cm">
              <dc:date>1899-12-30T00:00:00</dc:date>
              <text:p text:style-name="P1">Git Presentation Preparation, Deal Exchange Engine Discussion</text:p>
            </office:annotation>
            <text:p>5</text:p>
          </table:table-cell>
          <table:table-cell table:style-name="ce34" office:value-type="float" office:value="11.5">
            <office:annotation draw:style-name="gr1" draw:text-style-name="P1" svg:width="3.387cm" svg:height="1.958cm" svg:x="413.147cm" svg:y="0.238cm" draw:caption-point-x="-300.682cm" draw:caption-point-y="0.792cm">
              <dc:date>1899-12-30T00:00:00</dc:date>
              <text:p text:style-name="P1">ngMoco Research</text:p>
              <text:p text:style-name="P1">Mobile Cross Platform</text:p>
            </office:annotation>
            <text:p>11.5</text:p>
          </table:table-cell>
          <table:table-cell table:style-name="ce34"/>
          <table:table-cell table:style-name="ce53"/>
          <table:table-cell table:style-name="ce34" table:number-columns-repeated="4"/>
          <table:table-cell table:style-name="ce34" office:value-type="float" office:value="2">
            <office:annotation draw:style-name="gr1" draw:text-style-name="P1" svg:width="3.387cm" svg:height="1.958cm" svg:x="435.372cm" svg:y="0.238cm" draw:caption-point-x="-317.371cm" draw:caption-point-y="0.792cm">
              <dc:date>1899-12-30T00:00:00</dc:date>
              <text:p text:style-name="P1">JS Training</text:p>
              <text:p text:style-name="P1"/>
            </office:annotation>
            <text:p>2</text:p>
          </table:table-cell>
          <table:table-cell table:style-name="ce53"/>
          <table:table-cell table:style-name="ce34" office:value-type="float" office:value="2.5">
            <text:p>2.5</text:p>
          </table:table-cell>
          <table:table-cell table:style-name="ce34" office:value-type="float" office:value="11">
            <text:p>11</text:p>
          </table:table-cell>
          <table:table-cell table:style-name="ce34"/>
          <table:table-cell table:style-name="ce34" office:value-type="float" office:value="1.5">
            <office:annotation draw:style-name="gr1" draw:text-style-name="P1" svg:width="3.387cm" svg:height="1.958cm" svg:x="451.247cm" svg:y="0.238cm" draw:caption-point-x="-329.292cm" draw:caption-point-y="0.792cm">
              <dc:date>1899-12-30T00:00:00</dc:date>
              <text:p text:style-name="P1">Omnigraffle Training</text:p>
            </office:annotation>
            <text:p>1.5</text:p>
          </table:table-cell>
          <table:table-cell table:style-name="ce34" office:value-type="float" office:value="1.5">
            <office:annotation draw:style-name="gr1" draw:text-style-name="P1" svg:width="3.387cm" svg:height="1.958cm" svg:x="454.422cm" svg:y="0.238cm" draw:caption-point-x="-331.676cm" draw:caption-point-y="0.792cm">
              <dc:date>1899-12-30T00:00:00</dc:date>
              <text:p text:style-name="P1">JS Training</text:p>
            </office:annotation>
            <text:p>1.5</text:p>
          </table:table-cell>
          <table:table-cell table:style-name="ce53"/>
          <table:table-cell table:style-name="ce34" table:number-columns-repeated="2"/>
          <table:table-cell table:style-name="ce34" office:value-type="float" office:value="2">
            <office:annotation draw:style-name="gr1" draw:text-style-name="P1" svg:width="3.387cm" svg:height="1.958cm" svg:x="467.122cm" svg:y="0.238cm" draw:caption-point-x="-341.213cm" draw:caption-point-y="0.792cm">
              <dc:date>1899-12-30T00:00:00</dc:date>
              <text:p text:style-name="P1">Deal Exchange Discussion</text:p>
              <text:p text:style-name="P1"/>
            </office:annotation>
            <text:p>2</text:p>
          </table:table-cell>
          <table:table-cell table:style-name="ce34" table:number-columns-repeated="2"/>
          <table:table-cell table:style-name="ce53"/>
          <table:table-cell table:style-name="ce34" office:value-type="float" office:value="9">
            <text:p>9</text:p>
          </table:table-cell>
          <table:table-cell table:style-name="ce34" table:number-columns-repeated="2"/>
          <table:table-cell table:style-name="ce34" office:value-type="float" office:value="4.5">
            <office:annotation draw:style-name="gr1" draw:text-style-name="P1" svg:width="3.387cm" svg:height="1.958cm" svg:x="489.347cm" svg:y="0.238cm" draw:caption-point-x="-357.903cm" draw:caption-point-y="0.792cm">
              <dc:date>1899-12-30T00:00:00</dc:date>
              <text:p text:style-name="P1">Interviews</text:p>
              <text:p text:style-name="P1"/>
            </office:annotation>
            <text:p>4.5</text:p>
          </table:table-cell>
          <table:table-cell table:style-name="ce34" office:value-type="float" office:value="2.5">
            <office:annotation draw:style-name="gr1" draw:text-style-name="P1" svg:width="3.387cm" svg:height="1.958cm" svg:x="492.522cm" svg:y="0.238cm" draw:caption-point-x="-360.287cm" draw:caption-point-y="0.792cm">
              <dc:date>1899-12-30T00:00:00</dc:date>
              <text:p text:style-name="P1">JS Training, Interviews</text:p>
              <text:p text:style-name="P1"/>
            </office:annotation>
            <text:p>2.5</text:p>
          </table:table-cell>
          <table:table-cell table:style-name="ce53"/>
          <table:table-cell table:style-name="ce34" table:number-columns-repeated="2"/>
          <table:table-cell table:style-name="ce34" office:value-type="float" office:value="44.5">
            <office:annotation draw:style-name="gr1" draw:text-style-name="P1" svg:width="3.387cm" svg:height="1.958cm" svg:x="505.222cm" svg:y="0.238cm" draw:caption-point-x="-369.824cm" draw:caption-point-y="0.792cm">
              <dc:date>1899-12-30T00:00:00</dc:date>
              <text:p text:style-name="P1">Front End Labs</text:p>
            </office:annotation>
            <text:p>44.5</text:p>
          </table:table-cell>
          <table:table-cell table:style-name="ce34" office:value-type="float" office:value="44">
            <office:annotation draw:style-name="gr1" draw:text-style-name="P1" svg:width="3.387cm" svg:height="1.958cm" svg:x="508.397cm" svg:y="0.238cm" draw:caption-point-x="-372.208cm" draw:caption-point-y="0.792cm">
              <dc:date>1899-12-30T00:00:00</dc:date>
              <text:p text:style-name="P1">Front End Labs</text:p>
              <text:p text:style-name="P1">Javascript</text:p>
              <text:p text:style-name="P1">Omnigraffle</text:p>
              <text:p text:style-name="P1">Photoshop</text:p>
              <text:p text:style-name="P1">Frameworks</text:p>
              <text:p text:style-name="P1">Mobile browsers</text:p>
            </office:annotation>
            <text:p>44</text:p>
          </table:table-cell>
          <table:table-cell table:style-name="ce34" office:value-type="float" office:value="36.5">
            <office:annotation draw:style-name="gr1" draw:text-style-name="P1" svg:width="3.387cm" svg:height="1.958cm" svg:x="511.572cm" svg:y="0.238cm" draw:caption-point-x="-374.592cm" draw:caption-point-y="0.792cm">
              <dc:date>1899-12-30T00:00:00</dc:date>
              <text:p text:style-name="P1">JS and DOM, HTML and CSS</text:p>
            </office:annotation>
            <text:p>36.5</text:p>
          </table:table-cell>
          <table:table-cell table:style-name="ce53"/>
          <table:table-cell table:number-columns-repeated="862"/>
        </table:table-row>
        <table:table-row table:style-name="ro2">
          <table:table-cell table:style-name="ce3" office:value-type="string">
            <text:p>Sales Tasks</text:p>
          </table:table-cell>
          <table:table-cell table:style-name="ce18"/>
          <table:table-cell table:style-name="ce34"/>
          <table:table-cell table:style-name="ce36" table:formula="of:=SUM([.F3:.FF3])" office:value-type="float" office:value="122">
            <text:p>122</text:p>
          </table:table-cell>
          <table:table-cell table:style-name="ce34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1">
            <office:annotation draw:style-name="gr1" draw:text-style-name="P1" svg:width="3.387cm" svg:height="1.958cm" svg:x="63.897cm" svg:y="0.688cm" draw:caption-point-x="-38.418cm" draw:caption-point-y="0.834cm">
              <dc:date>1899-12-30T00:00:00</dc:date>
              <text:p text:style-name="P1">Crushpath</text:p>
            </office:annotation>
            <text:p>1</text:p>
          </table:table-cell>
          <table:table-cell table:style-name="ce34" table:number-columns-repeated="3"/>
          <table:table-cell table:style-name="ce53"/>
          <table:table-cell table:style-name="ce34" office:value-type="float" office:value="1">
            <office:annotation draw:style-name="gr1" draw:text-style-name="P1" svg:width="3.387cm" svg:height="1.958cm" svg:x="79.772cm" svg:y="0.688cm" draw:caption-point-x="-50.339cm" draw:caption-point-y="0.834cm">
              <dc:date>1899-12-30T00:00:00</dc:date>
              <text:p text:style-name="P1">Crushpath</text:p>
            </office:annotation>
            <text:p>1</text:p>
          </table:table-cell>
          <table:table-cell table:style-name="ce34" table:number-columns-repeated="4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3">
            <office:annotation draw:style-name="gr1" draw:text-style-name="P1" svg:width="3.387cm" svg:height="1.958cm" svg:x="121.047cm" svg:y="0.688cm" draw:caption-point-x="-81.334cm" draw:caption-point-y="0.834cm">
              <dc:date>1899-12-30T00:00:00</dc:date>
              <text:p text:style-name="P1">Mandate Concept</text:p>
            </office:annotation>
            <text:p>3</text:p>
          </table:table-cell>
          <table:table-cell table:style-name="ce34" table:number-columns-repeated="3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5">
            <office:annotation draw:style-name="gr1" draw:text-style-name="P1" svg:width="3.387cm" svg:height="1.958cm" svg:x="178.197cm" svg:y="0.688cm" draw:caption-point-x="-124.25cm" draw:caption-point-y="0.834cm">
              <dc:date>1899-12-30T00:00:00</dc:date>
              <text:p text:style-name="P1">HDFC + HCIP (Wires)</text:p>
            </office:annotation>
            <text:p>5</text:p>
          </table:table-cell>
          <table:table-cell table:style-name="ce34" office:value-type="float" office:value="7">
            <office:annotation draw:style-name="gr1" draw:text-style-name="P1" svg:width="3.387cm" svg:height="1.958cm" svg:x="181.372cm" svg:y="0.688cm" draw:caption-point-x="-126.634cm" draw:caption-point-y="0.834cm">
              <dc:date>1899-12-30T00:00:00</dc:date>
              <text:p text:style-name="P1">HCIP UI Design</text:p>
            </office:annotation>
            <text:p>7</text:p>
          </table:table-cell>
          <table:table-cell table:style-name="ce34" table:number-columns-repeated="2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office:value-type="float" office:value="7">
            <text:p>7</text:p>
          </table:table-cell>
          <table:table-cell table:style-name="ce18"/>
          <table:table-cell table:style-name="ce34" table:number-columns-repeated="3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19">
            <text:p>19</text:p>
          </table:table-cell>
          <table:table-cell table:style-name="ce34" office:value-type="float" office:value="14.5">
            <text:p>14.5</text:p>
          </table:table-cell>
          <table:table-cell table:style-name="ce34" table:number-columns-repeated="2"/>
          <table:table-cell table:style-name="ce53"/>
          <table:table-cell table:style-name="ce34" table:formula="of:=4.5+4" office:value-type="float" office:value="8.5">
            <text:p>8.5</text:p>
          </table:table-cell>
          <table:table-cell table:style-name="ce34" office:value-type="float" office:value="23">
            <office:annotation draw:style-name="gr1" draw:text-style-name="P1" svg:width="3.387cm" svg:height="1.958cm" svg:x="349.647cm" svg:y="0.688cm" draw:caption-point-x="-252.997cm" draw:caption-point-y="0.834cm">
              <dc:date>1899-12-30T00:00:00</dc:date>
              <text:p text:style-name="P1">iBall, Lava Mobiles, ICICI, Fashion and You.</text:p>
            </office:annotation>
            <text:p>23</text:p>
          </table:table-cell>
          <table:table-cell table:style-name="ce34" office:value-type="float" office:value="11">
            <office:annotation draw:style-name="gr1" draw:text-style-name="P1" svg:width="3.387cm" svg:height="1.958cm" svg:x="352.822cm" svg:y="0.688cm" draw:caption-point-x="-255.381cm" draw:caption-point-y="0.834cm">
              <dc:date>1899-12-30T00:00:00</dc:date>
              <text:p text:style-name="P1">CrushPath, iPhone: Air Shuttle Scheduler</text:p>
            </office:annotation>
            <text:p>11</text:p>
          </table:table-cell>
          <table:table-cell table:style-name="ce34"/>
          <table:table-cell table:style-name="ce34" office:value-type="float" office:value="9">
            <office:annotation draw:style-name="gr1" draw:text-style-name="P1" svg:width="3.387cm" svg:height="1.958cm" svg:x="359.172cm" svg:y="0.688cm" draw:caption-point-x="-260.15cm" draw:caption-point-y="0.834cm">
              <dc:date>1899-12-30T00:00:00</dc:date>
              <text:p text:style-name="P1">ICICI, iBall</text:p>
              <text:p text:style-name="P1"/>
            </office:annotation>
            <text:p>9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10">
            <office:annotation draw:style-name="gr1" draw:text-style-name="P1" svg:width="3.387cm" svg:height="1.958cm" svg:x="406.797cm" svg:y="0.688cm" draw:caption-point-x="-295.913cm" draw:caption-point-y="0.834cm">
              <dc:date>1899-12-30T00:00:00</dc:date>
              <text:p text:style-name="P1">Religare, HDFC, Fashion and you, Samsung, Online Music and profile.com</text:p>
              <text:p text:style-name="P1"/>
            </office:annotation>
            <text:p>10</text:p>
          </table:table-cell>
          <table:table-cell table:style-name="ce34" office:value-type="float" office:value="1">
            <office:annotation draw:style-name="gr1" draw:text-style-name="P1" svg:width="3.387cm" svg:height="1.958cm" svg:x="409.972cm" svg:y="0.688cm" draw:caption-point-x="-298.297cm" draw:caption-point-y="0.834cm">
              <dc:date>1899-12-30T00:00:00</dc:date>
              <text:p text:style-name="P1">Travel Guide, Xoom</text:p>
              <text:p text:style-name="P1"/>
            </office:annotation>
            <text:p>1</text:p>
          </table:table-cell>
          <table:table-cell table:style-name="ce34" office:value-type="float" office:value="2">
            <office:annotation draw:style-name="gr1" draw:text-style-name="P1" svg:width="3.387cm" svg:height="1.958cm" svg:x="413.147cm" svg:y="0.688cm" draw:caption-point-x="-300.682cm" draw:caption-point-y="0.834cm">
              <dc:date>1899-12-30T00:00:00</dc:date>
              <text:p text:style-name="P1">Estimates</text:p>
            </office:annotation>
            <text:p>2</text:p>
          </table:table-cell>
          <table:table-cell table:style-name="ce34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number-columns-repeated="862"/>
        </table:table-row>
        <table:table-row table:style-name="ro8">
          <table:table-cell table:style-name="ce4" table:formula="of:=(&quot;Client (&quot;&amp;COUNTA([.A5:.A48]))&amp;&quot;)&quot;" office:value-type="string" office:string-value="Client (43)">
            <text:p>Client (43)</text:p>
          </table:table-cell>
          <table:table-cell table:style-name="ce19"/>
          <table:table-cell table:style-name="ce35" table:number-columns-repeated="160"/>
          <table:table-cell table:number-columns-repeated="862"/>
        </table:table-row>
        <table:table-row table:style-name="ro2">
          <table:table-cell table:style-name="ce5" office:value-type="string">
            <text:p>AccountEdge</text:p>
          </table:table-cell>
          <table:table-cell table:style-name="ce20" office:value-type="string">
            <text:p>Piotr Gajos</text:p>
          </table:table-cell>
          <table:table-cell table:style-name="ce36" office:value-type="float" office:value="80">
            <office:annotation draw:style-name="gr1" draw:text-style-name="P1" svg:width="3.387cm" svg:height="1.958cm" svg:x="9.922cm" svg:y="1.588cm" draw:caption-point-x="0.242cm" draw:caption-point-y="1.48cm">
              <dc:date>1899-12-30T00:00:00</dc:date>
              <text:p text:style-name="P1">T&amp;M</text:p>
              <text:p text:style-name="P1"/>
              <text:p text:style-name="P1">80 per month</text:p>
            </office:annotation>
            <text:p>80</text:p>
          </table:table-cell>
          <table:table-cell table:style-name="ce36" table:formula="of:=SUM([.F5:.FF5])" office:value-type="float" office:value="3.25">
            <text:p>3.25</text:p>
          </table:table-cell>
          <table:table-cell table:style-name="ce85" table:formula="of:=[.C5]-[.D5]" office:value-type="float" office:value="76.75">
            <text:p>76.7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1">
            <text:p>1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36"/>
          <table:table-cell table:style-name="ce36" office:value-type="float" office:value="0.5">
            <text:p>0.5</text:p>
          </table:table-cell>
          <table:table-cell table:style-name="ce36" office:value-type="float" office:value="0.25">
            <text:p>0.2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Al Rajhi iPad</text:p>
          </table:table-cell>
          <table:table-cell table:style-name="ce20" office:value-type="string">
            <text:p>Raghavendra Shet</text:p>
          </table:table-cell>
          <table:table-cell table:style-name="ce36" office:value-type="float" office:value="54.5">
            <office:annotation draw:style-name="gr1" draw:text-style-name="P1" svg:width="3.387cm" svg:height="1.958cm" svg:x="9.922cm" svg:y="2.037cm" draw:caption-point-x="0.242cm" draw:caption-point-y="1.523cm">
              <dc:date>1899-12-30T00:00:00</dc:date>
              <text:p text:style-name="P1">Fixed cost</text:p>
              <text:p text:style-name="P1"/>
              <text:p text:style-name="P1">184 in total</text:p>
            </office:annotation>
            <text:p>54.5</text:p>
          </table:table-cell>
          <table:table-cell table:style-name="ce36" table:formula="of:=SUM([.F6:.FF6])" office:value-type="float" office:value="12">
            <text:p>12</text:p>
          </table:table-cell>
          <table:table-cell table:style-name="ce85" table:formula="of:=[.C6]-[.D6]" office:value-type="float" office:value="42.5">
            <text:p>42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8.5">
            <text:p>8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style-name="ce36" office:value-type="float" office:value="0.5">
            <text:p>0.5</text:p>
          </table:table-cell>
          <table:table-cell table:style-name="ce36" office:value-type="float" office:value="3">
            <text:p>3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7" office:value-type="string">
            <text:p>Apalya</text:p>
          </table:table-cell>
          <table:table-cell table:style-name="ce21" office:value-type="string">
            <text:p>Benjamin George</text:p>
          </table:table-cell>
          <table:table-cell table:style-name="ce36" office:value-type="float" office:value="320">
            <office:annotation draw:style-name="gr1" draw:text-style-name="P1" svg:width="3.387cm" svg:height="1.958cm" svg:x="9.922cm" svg:y="2.487cm" draw:caption-point-x="0.242cm" draw:caption-point-y="2.092cm">
              <dc:date>1899-12-30T00:00:00</dc:date>
              <text:p text:style-name="P1">T&amp;M</text:p>
              <text:p text:style-name="P1"/>
              <text:p text:style-name="P1">320 Per month</text:p>
            </office:annotation>
            <text:p>320</text:p>
          </table:table-cell>
          <table:table-cell table:style-name="ce36" table:formula="of:=SUM([.F7:.FF7])" office:value-type="float" office:value="0">
            <text:p>0</text:p>
          </table:table-cell>
          <table:table-cell table:style-name="ce85" table:formula="of:=[.C7]-[.D7]" office:value-type="float" office:value="320">
            <text:p>32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Bausch Dental</text:p>
          </table:table-cell>
          <table:table-cell table:style-name="ce22" office:value-type="string">
            <text:p>Dave Forgash</text:p>
          </table:table-cell>
          <table:table-cell table:style-name="ce36" office:value-type="float" office:value="28.5">
            <office:annotation draw:style-name="gr1" draw:text-style-name="P1" svg:width="3.387cm" svg:height="1.958cm" svg:x="9.922cm" svg:y="2.937cm" draw:caption-point-x="0.242cm" draw:caption-point-y="2.135cm">
              <dc:date>1899-12-30T00:00:00</dc:date>
              <text:p text:style-name="P1">Fixed cost</text:p>
              <text:p text:style-name="P1"/>
              <text:p text:style-name="P1">In total</text:p>
            </office:annotation>
            <text:p>28.5</text:p>
          </table:table-cell>
          <table:table-cell table:style-name="ce36" table:formula="of:=SUM([.F8:.FF8])" office:value-type="float" office:value="14.5">
            <text:p>14.5</text:p>
          </table:table-cell>
          <table:table-cell table:style-name="ce85" table:formula="of:=[.C8]-[.D8]" office:value-type="float" office:value="14">
            <text:p>14</text:p>
          </table:table-cell>
          <table:table-cell table:style-name="ce38"/>
          <table:table-cell table:style-name="ce36" office:value-type="float" office:value="1.5">
            <text:p>1.5</text:p>
          </table:table-cell>
          <table:table-cell table:number-columns-repeated="2" table:style-name="ce36" office:value-type="float" office:value="2.5">
            <text:p>2.5</text:p>
          </table:table-cell>
          <table:table-cell table:style-name="ce36" table:number-columns-repeated="2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6" table:number-columns-repeated="3"/>
          <table:table-cell table:style-name="ce38"/>
          <table:table-cell table:style-name="ce36" table:number-columns-repeated="2"/>
          <table:table-cell table:style-name="ce36" office:value-type="float" office:value="3.5">
            <text:p>3.5</text:p>
          </table:table-cell>
          <table:table-cell table:style-name="ce36" office:value-type="float" office:value="0.5">
            <text:p>0.5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Blueplate</text:p>
          </table:table-cell>
          <table:table-cell table:style-name="ce22" office:value-type="string">
            <text:p>Gary Howe</text:p>
          </table:table-cell>
          <table:table-cell table:style-name="ce36" office:value-type="float" office:value="168">
            <office:annotation draw:style-name="gr1" draw:text-style-name="P1" svg:width="3.387cm" svg:height="1.958cm" svg:x="9.922cm" svg:y="3.387cm" draw:caption-point-x="0.242cm" draw:caption-point-y="2.177cm">
              <dc:date>1899-12-30T00:00:00</dc:date>
              <text:p text:style-name="P1">Fixed cost</text:p>
              <text:p text:style-name="P1"/>
              <text:p text:style-name="P1">In total</text:p>
            </office:annotation>
            <text:p>168</text:p>
          </table:table-cell>
          <table:table-cell table:style-name="ce36" table:formula="of:=SUM([.F9:.FF9])" office:value-type="float" office:value="114.25">
            <text:p>114.25</text:p>
          </table:table-cell>
          <table:table-cell table:style-name="ce85" table:formula="of:=[.C9]-[.D9]" office:value-type="float" office:value="53.75">
            <text:p>53.75</text:p>
          </table:table-cell>
          <table:table-cell table:style-name="ce38"/>
          <table:table-cell table:style-name="ce61"/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6" office:value-type="float" office:value="1">
            <text:p>1</text:p>
          </table:table-cell>
          <table:table-cell table:style-name="ce36" table:number-columns-repeated="3"/>
          <table:table-cell table:style-name="ce38"/>
          <table:table-cell table:style-name="ce36" office:value-type="float" office:value="7.5">
            <text:p>7.5</text:p>
          </table:table-cell>
          <table:table-cell table:style-name="ce36" office:value-type="float" office:value="8.5">
            <text:p>8.5</text:p>
          </table:table-cell>
          <table:table-cell table:style-name="ce36"/>
          <table:table-cell table:style-name="ce36" office:value-type="float" office:value="12">
            <text:p>12</text:p>
          </table:table-cell>
          <table:table-cell table:style-name="ce36" office:value-type="float" office:value="7">
            <text:p>7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17">
            <text:p>17</text:p>
          </table:table-cell>
          <table:table-cell table:style-name="ce36" office:value-type="float" office:value="16.5">
            <text:p>16.5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32">
            <text:p>32</text:p>
          </table:table-cell>
          <table:table-cell table:style-name="ce36" office:value-type="float" office:value="7.75">
            <text:p>7.7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Blueplate Mobile Web</text:p>
          </table:table-cell>
          <table:table-cell table:style-name="ce22" office:value-type="string">
            <text:p>Dhaval Trivedi</text:p>
          </table:table-cell>
          <table:table-cell table:style-name="ce36" office:value-type="float" office:value="300">
            <office:annotation draw:style-name="gr1" draw:text-style-name="P1" svg:width="3.387cm" svg:height="1.958cm" svg:x="9.922cm" svg:y="3.836cm" draw:caption-point-x="0.242cm" draw:caption-point-y="2.22cm">
              <dc:date>1899-12-30T00:00:00</dc:date>
              <text:p text:style-name="P1">Fixed cost</text:p>
              <text:p text:style-name="P1"/>
              <text:p text:style-name="P1">In total</text:p>
            </office:annotation>
            <text:p>300</text:p>
          </table:table-cell>
          <table:table-cell table:style-name="ce36" table:formula="of:=SUM([.F10:.FF10])" office:value-type="float" office:value="4">
            <text:p>4</text:p>
          </table:table-cell>
          <table:table-cell table:style-name="ce85" table:formula="of:=[.C10]-[.D10]" office:value-type="float" office:value="296">
            <text:p>29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style-name="ce36" office:value-type="float" office:value="1">
            <text:p>1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3">
            <text:p>3</text:p>
          </table:table-cell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Code2Cloud</text:p>
          </table:table-cell>
          <table:table-cell table:style-name="ce22" office:value-type="string">
            <text:p>Piotr Gajos</text:p>
          </table:table-cell>
          <table:table-cell table:style-name="ce36" office:value-type="float" office:value="233.25">
            <text:p>233.25</text:p>
          </table:table-cell>
          <table:table-cell table:style-name="ce36" table:formula="of:=SUM([.F11:.FF11])" office:value-type="float" office:value="136.82664">
            <text:p>136.82664</text:p>
          </table:table-cell>
          <table:table-cell table:style-name="ce85" table:formula="of:=[.C11]-[.D11]" office:value-type="float" office:value="96.42336">
            <text:p>96.4233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office:value-type="float" office:value="50">
            <text:p>50</text:p>
          </table:table-cell>
          <table:table-cell table:style-name="ce34" office:value-type="float" office:value="21.96664">
            <text:p>21.96664</text:p>
          </table:table-cell>
          <table:table-cell table:style-name="ce34" office:value-type="float" office:value="17.3">
            <text:p>17.3</text:p>
          </table:table-cell>
          <table:table-cell table:style-name="ce34" office:value-type="float" office:value="10.5">
            <text:p>10.5</text:p>
          </table:table-cell>
          <table:table-cell table:style-name="ce34" office:value-type="float" office:value="21.06">
            <text:p>21.06</text:p>
          </table:table-cell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3"/>
          <table:table-cell table:style-name="ce34" office:value-type="float" office:value="16">
            <text:p>16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5" office:value-type="string">
            <text:p>Code2Cloud Web</text:p>
          </table:table-cell>
          <table:table-cell table:style-name="ce22" office:value-type="string">
            <text:p>Ravi Kanchikare</text:p>
          </table:table-cell>
          <table:table-cell table:style-name="ce36" office:value-type="float" office:value="300">
            <text:p>300</text:p>
          </table:table-cell>
          <table:table-cell table:style-name="ce36" table:formula="of:=SUM([.F12:.FF12])" office:value-type="float" office:value="199.8">
            <text:p>199.8</text:p>
          </table:table-cell>
          <table:table-cell table:style-name="ce85" table:formula="of:=[.C12]-[.D12]" office:value-type="float" office:value="100.2">
            <text:p>100.2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office:value-type="float" office:value="47">
            <text:p>47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18">
            <text:p>18</text:p>
          </table:table-cell>
          <table:table-cell table:style-name="ce34"/>
          <table:table-cell table:style-name="ce38"/>
          <table:table-cell table:style-name="ce36" office:value-type="float" office:value="3.5">
            <text:p>3.5</text:p>
          </table:table-cell>
          <table:table-cell table:style-name="ce34" office:value-type="float" office:value="11">
            <text:p>11</text:p>
          </table:table-cell>
          <table:table-cell table:style-name="ce34" table:number-columns-repeated="3"/>
          <table:table-cell table:style-name="ce38"/>
          <table:table-cell table:style-name="ce36" office:value-type="float" office:value="28">
            <text:p>28</text:p>
          </table:table-cell>
          <table:table-cell table:style-name="ce34" office:value-type="float" office:value="4.3">
            <text:p>4.3</text:p>
          </table:table-cell>
          <table:table-cell table:style-name="ce34" table:number-columns-repeated="3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24">
            <text:p>24</text:p>
          </table:table-cell>
          <table:table-cell table:style-name="ce34" office:value-type="float" office:value="32">
            <text:p>32</text:p>
          </table:table-cell>
          <table:table-cell table:style-name="ce34" table:number-columns-repeated="3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Dharma</text:p>
          </table:table-cell>
          <table:table-cell table:style-name="ce22" office:value-type="string">
            <text:p>Piotr Gajos</text:p>
          </table:table-cell>
          <table:table-cell table:style-name="ce36" office:value-type="float" office:value="8">
            <office:annotation draw:style-name="gr1" draw:text-style-name="P1" svg:width="3.387cm" svg:height="1.958cm" svg:x="9.922cm" svg:y="5.186cm" draw:caption-point-x="0.242cm" draw:caption-point-y="3.4cm">
              <dc:date>1899-12-30T00:00:00</dc:date>
              <text:p text:style-name="P1">8 per month</text:p>
            </office:annotation>
            <text:p>8</text:p>
          </table:table-cell>
          <table:table-cell table:style-name="ce36" table:formula="of:=SUM([.F13:.FF13])" office:value-type="float" office:value="0">
            <text:p>0</text:p>
          </table:table-cell>
          <table:table-cell table:style-name="ce85" table:formula="of:=[.C13]-[.D13]" office:value-type="float" office:value="8">
            <text:p>8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Dr In Touch</text:p>
          </table:table-cell>
          <table:table-cell table:style-name="ce22" office:value-type="string">
            <text:p>Dave Forgash</text:p>
          </table:table-cell>
          <table:table-cell table:style-name="ce36" office:value-type="float" office:value="161">
            <office:annotation draw:style-name="gr1" draw:text-style-name="P1" svg:width="3.387cm" svg:height="1.958cm" svg:x="9.922cm" svg:y="5.636cm" draw:caption-point-x="0.242cm" draw:caption-point-y="3.442cm">
              <dc:date>1899-12-30T00:00:00</dc:date>
              <text:p text:style-name="P1">In total</text:p>
            </office:annotation>
            <text:p>161</text:p>
          </table:table-cell>
          <table:table-cell table:style-name="ce36" table:formula="of:=SUM([.F14:.FF14])" office:value-type="float" office:value="0">
            <text:p>0</text:p>
          </table:table-cell>
          <table:table-cell table:style-name="ce85" table:formula="of:=[.C14]-[.D14]" office:value-type="float" office:value="161">
            <text:p>161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5" office:value-type="string">
            <text:p>Dr In Touch Web</text:p>
          </table:table-cell>
          <table:table-cell table:style-name="ce22" office:value-type="string">
            <text:p>Dhaval Trivedi</text:p>
          </table:table-cell>
          <table:table-cell table:style-name="ce36" office:value-type="float" office:value="240">
            <text:p>240</text:p>
          </table:table-cell>
          <table:table-cell table:style-name="ce36" table:formula="of:=SUM([.F15:.FF15])" office:value-type="float" office:value="52">
            <text:p>52</text:p>
          </table:table-cell>
          <table:table-cell table:style-name="ce85" table:formula="of:=[.C15]-[.D15]" office:value-type="float" office:value="188">
            <text:p>188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14.5">
            <text:p>14.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23.5">
            <text:p>23.5</text:p>
          </table:table-cell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/>
          <table:table-cell table:style-name="ce34" office:value-type="float" office:value="8">
            <text:p>8</text:p>
          </table:table-cell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Expense Reporter</text:p>
          </table:table-cell>
          <table:table-cell table:style-name="ce22" office:value-type="string">
            <text:p>Benjamin George</text:p>
          </table:table-cell>
          <table:table-cell table:style-name="ce36" table:formula="of:=[.D16]" office:value-type="float" office:value="49">
            <office:annotation draw:style-name="gr1" draw:text-style-name="P1" svg:width="3.387cm" svg:height="1.958cm" svg:x="9.922cm" svg:y="6.535cm" draw:caption-point-x="0.242cm" draw:caption-point-y="4.054cm">
              <dc:date>1899-12-30T00:00:00</dc:date>
              <text:p text:style-name="P1">Billable</text:p>
            </office:annotation>
            <text:p>49</text:p>
          </table:table-cell>
          <table:table-cell table:style-name="ce36" table:formula="of:=SUM([.F16:.FF16])" office:value-type="float" office:value="49">
            <text:p>49</text:p>
          </table:table-cell>
          <table:table-cell table:style-name="ce85" table:formula="of:=[.C16]-[.D16]" office:value-type="float" office:value="0">
            <text:p>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office:value-type="float" office:value="3.5">
            <text:p>3.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">
            <text:p>1</text:p>
          </table:table-cell>
          <table:table-cell table:style-name="ce36" table:number-columns-repeated="2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0.5">
            <text:p>0.5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 office:value-type="float" office:value="17">
            <text:p>17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14">
            <text:p>14</text:p>
          </table:table-cell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GlobalStar</text:p>
          </table:table-cell>
          <table:table-cell table:style-name="ce22" office:value-type="string">
            <text:p>Gary Howe</text:p>
          </table:table-cell>
          <table:table-cell table:style-name="ce36" office:value-type="float" office:value="80">
            <office:annotation draw:style-name="gr1" draw:text-style-name="P1" svg:width="3.387cm" svg:height="1.958cm" svg:x="9.922cm" svg:y="6.985cm" draw:caption-point-x="0.242cm" draw:caption-point-y="4.624cm">
              <dc:date>1899-12-30T00:00:00</dc:date>
              <text:p text:style-name="P1">Per month</text:p>
            </office:annotation>
            <text:p>80</text:p>
          </table:table-cell>
          <table:table-cell table:style-name="ce36" table:formula="of:=SUM([.F17:.FF17])" office:value-type="float" office:value="58.05">
            <text:p>58.05</text:p>
          </table:table-cell>
          <table:table-cell table:style-name="ce85" table:formula="of:=[.C17]-[.D17]" office:value-type="float" office:value="21.95">
            <text:p>21.9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2"/>
          <table:table-cell table:number-columns-repeated="2" table:style-name="ce36" office:value-type="float" office:value="2">
            <text:p>2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36"/>
          <table:table-cell table:style-name="ce36" office:value-type="float" office:value="1.5">
            <text:p>1.5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2.3">
            <text:p>2.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8.25">
            <text:p>8.2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style-name="ce36" office:value-type="float" office:value="9">
            <text:p>9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5" office:value-type="string">
            <office:annotation draw:style-name="gr1" draw:text-style-name="P1" svg:width="3.387cm" svg:height="1.958cm" svg:x="3.572cm" svg:y="7.435cm" draw:caption-point-x="1.663cm" draw:caption-point-y="4.666cm">
              <dc:date>1899-12-30T00:00:00</dc:date>
              <text:p text:style-name="P1">140 hours in total</text:p>
              <text:p text:style-name="P1">- This is a card game project similar to Balot and Kout.</text:p>
              <text:p text:style-name="P1">- Complete design, development and QA is to be done by sourcebits.</text:p>
              <text:p text:style-name="P1">- Timeframe: 3 months (From Kick off meeting)</text:p>
            </office:annotation>
            <text:p>Hands</text:p>
          </table:table-cell>
          <table:table-cell table:style-name="ce22" office:value-type="string">
            <text:p>Raghavendra Shet</text:p>
          </table:table-cell>
          <table:table-cell table:style-name="ce36" office:value-type="float" office:value="15.25">
            <office:annotation draw:style-name="gr1" draw:text-style-name="P1" svg:width="3.387cm" svg:height="1.958cm" svg:x="9.922cm" svg:y="7.435cm" draw:caption-point-x="0.242cm" draw:caption-point-y="4.666cm">
              <dc:date>1899-12-30T00:00:00</dc:date>
              <text:p text:style-name="P1">In total</text:p>
              <text:p text:style-name="P1"/>
              <text:p text:style-name="P1">Platform: iPhone/iPod with IOS 3.0 or above</text:p>
              <text:p text:style-name="P1"/>
              <text:p text:style-name="P1">Duration: 1000 hours (As told by Amit)</text:p>
              <text:p text:style-name="P1">UI Design: 4 weeks (160 hours)</text:p>
              <text:p text:style-name="P1">Development: 18 weeks (720 hours)</text:p>
              <text:p text:style-name="P1">Start date: 11-04-11</text:p>
              <text:p text:style-name="P1">End date: 11-06-11 (As told by Amit)</text:p>
            </office:annotation>
            <text:p>15.25</text:p>
          </table:table-cell>
          <table:table-cell table:style-name="ce36" table:formula="of:=SUM([.F18:.FF18])" office:value-type="float" office:value="41.05">
            <text:p>41.05</text:p>
          </table:table-cell>
          <table:table-cell table:style-name="ce85" table:formula="of:=[.C18]-[.D18]" office:value-type="float" office:value="-25.8">
            <text:p>-25.8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7.8">
            <text:p>7.8</text:p>
          </table:table-cell>
          <table:table-cell table:style-name="ce36" office:value-type="float" office:value="7.25">
            <text:p>7.25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3.75">
            <text:p>3.7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17">
            <text:p>17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2">
            <text:p>2</text:p>
          </table:table-cell>
          <table:table-cell table:style-name="ce36" table:number-columns-repeated="2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Hersheys</text:p>
          </table:table-cell>
          <table:table-cell table:style-name="ce22" office:value-type="string">
            <text:p>Dave Forgash</text:p>
          </table:table-cell>
          <table:table-cell table:style-name="ce36" office:value-type="float" office:value="0">
            <text:p>0</text:p>
          </table:table-cell>
          <table:table-cell table:style-name="ce36" table:formula="of:=SUM([.F19:.FF19])" office:value-type="float" office:value="5">
            <text:p>5</text:p>
          </table:table-cell>
          <table:table-cell table:style-name="ce85" table:formula="of:=[.C19]-[.D19]" office:value-type="float" office:value="-5">
            <text:p>-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6" office:value-type="float" office:value="5">
            <text:p>5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Hydration Coach</text:p>
          </table:table-cell>
          <table:table-cell table:style-name="ce22" office:value-type="string">
            <text:p>Dave Forgash</text:p>
          </table:table-cell>
          <table:table-cell table:style-name="ce36" office:value-type="float" office:value="294">
            <office:annotation draw:style-name="gr1" draw:text-style-name="P1" svg:width="3.387cm" svg:height="1.958cm" svg:x="9.922cm" svg:y="8.334cm" draw:caption-point-x="0.242cm" draw:caption-point-y="5.278cm">
              <dc:date>1899-12-30T00:00:00</dc:date>
              <text:p text:style-name="P1">In total</text:p>
            </office:annotation>
            <text:p>294</text:p>
          </table:table-cell>
          <table:table-cell table:style-name="ce36" table:formula="of:=SUM([.F20:.FF20])" office:value-type="float" office:value="94">
            <text:p>94</text:p>
          </table:table-cell>
          <table:table-cell table:style-name="ce85" table:formula="of:=[.C20]-[.D20]" office:value-type="float" office:value="200">
            <text:p>20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style-name="ce36" office:value-type="float" office:value="6">
            <text:p>6</text:p>
          </table:table-cell>
          <table:table-cell table:style-name="ce36" office:value-type="float" office:value="10">
            <text:p>10</text:p>
          </table:table-cell>
          <table:table-cell table:style-name="ce38"/>
          <table:table-cell table:style-name="ce36"/>
          <table:table-cell table:style-name="ce36" office:value-type="float" office:value="7">
            <text:p>7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3.5">
            <text:p>13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4.5">
            <text:p>4.5</text:p>
          </table:table-cell>
          <table:table-cell table:style-name="ce36" office:value-type="float" office:value="13">
            <text:p>13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2"/>
          <table:table-cell table:style-name="ce36" office:value-type="float" office:value="13">
            <text:p>13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6">
            <text:p>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3">
            <text:p>3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Intel</text:p>
          </table:table-cell>
          <table:table-cell table:style-name="ce22" office:value-type="string">
            <text:p>Dave Forgash</text:p>
          </table:table-cell>
          <table:table-cell table:style-name="ce36" table:formula="of:=156+154" office:value-type="float" office:value="310">
            <office:annotation draw:style-name="gr1" draw:text-style-name="P1" svg:width="3.387cm" svg:height="1.958cm" svg:x="9.922cm" svg:y="8.784cm" draw:caption-point-x="0.242cm" draw:caption-point-y="5.847cm">
              <dc:date>1899-12-30T00:00:00</dc:date>
              <text:p text:style-name="P1">Fixed cost</text:p>
              <text:p text:style-name="P1"/>
              <text:p text:style-name="P1">ISS - 156</text:p>
              <text:p text:style-name="P1">ICRS — 154</text:p>
            </office:annotation>
            <text:p>310</text:p>
          </table:table-cell>
          <table:table-cell table:style-name="ce36" table:formula="of:=SUM([.F21:.FF21])" office:value-type="float" office:value="232">
            <text:p>232</text:p>
          </table:table-cell>
          <table:table-cell table:style-name="ce85" table:formula="of:=[.C21]-[.D21]" office:value-type="float" office:value="78">
            <text:p>78</text:p>
          </table:table-cell>
          <table:table-cell table:style-name="ce38"/>
          <table:table-cell table:style-name="ce36" office:value-type="float" office:value="46">
            <text:p>46</text:p>
          </table:table-cell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.5">
            <text:p>4.5</text:p>
          </table:table-cell>
          <table:table-cell table:style-name="ce36" office:value-type="float" office:value="16">
            <text:p>1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2">
            <text:p>2</text:p>
          </table:table-cell>
          <table:table-cell table:style-name="ce36" office:value-type="float" office:value="5.5">
            <text:p>5.5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7.5">
            <text:p>7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1.5">
            <text:p>1.5</text:p>
          </table:table-cell>
          <table:table-cell table:style-name="ce36" table:number-columns-repeated="3"/>
          <table:table-cell table:style-name="ce36" office:value-type="float" office:value="1">
            <text:p>1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17">
            <text:p>17</text:p>
          </table:table-cell>
          <table:table-cell table:style-name="ce36" table:number-columns-repeated="2"/>
          <table:table-cell table:style-name="ce36" office:value-type="float" office:value="10.5">
            <office:annotation draw:style-name="gr1" draw:text-style-name="P1" svg:width="3.387cm" svg:height="1.958cm" svg:x="184.547cm" svg:y="8.784cm" draw:caption-point-x="-129.018cm" draw:caption-point-y="5.847cm">
              <dc:date>1899-12-30T00:00:00</dc:date>
              <text:p text:style-name="P1">CRS Project</text:p>
            </office:annotation>
            <text:p>10.5</text:p>
          </table:table-cell>
          <table:table-cell table:style-name="ce36" office:value-type="float" office:value="12">
            <text:p>12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6" office:value-type="float" office:value="12">
            <text:p>12</text:p>
          </table:table-cell>
          <table:table-cell table:style-name="ce36" office:value-type="float" office:value="17.5">
            <text:p>17.5</text:p>
          </table:table-cell>
          <table:table-cell table:style-name="ce36" table:number-columns-repeated="2"/>
          <table:table-cell table:style-name="ce38"/>
          <table:table-cell table:style-name="ce36" table:number-columns-repeated="4"/>
          <table:table-cell table:style-name="ce36" office:value-type="float" office:value="3.5">
            <text:p>3.5</text:p>
          </table:table-cell>
          <table:table-cell table:style-name="ce38"/>
          <table:table-cell table:style-name="ce36" office:value-type="float" office:value="4.5">
            <text:p>4.5</text:p>
          </table:table-cell>
          <table:table-cell table:style-name="ce36" office:value-type="float" office:value="17.5">
            <text:p>17.5</text:p>
          </table:table-cell>
          <table:table-cell table:style-name="ce36" office:value-type="float" office:value="3.75">
            <text:p>3.7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3.75">
            <text:p>3.7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office:value-type="float" office:value="4">
            <text:p>4</text:p>
          </table:table-cell>
          <table:table-cell table:style-name="ce34" table:number-columns-repeated="3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JB Remote</text:p>
          </table:table-cell>
          <table:table-cell table:style-name="ce22" office:value-type="string">
            <text:p>Benjamin George</text:p>
          </table:table-cell>
          <table:table-cell table:style-name="ce36" office:value-type="float" office:value="312">
            <office:annotation draw:style-name="gr1" draw:text-style-name="P1" svg:width="3.387cm" svg:height="1.958cm" svg:x="9.922cm" svg:y="9.234cm" draw:caption-point-x="0.242cm" draw:caption-point-y="5.889cm">
              <dc:date>1899-12-30T00:00:00</dc:date>
              <text:p text:style-name="P1">Fixed cost</text:p>
              <text:p text:style-name="P1"/>
              <text:p text:style-name="P1">240 hours</text:p>
              <text:p text:style-name="P1">6 weeks</text:p>
            </office:annotation>
            <text:p>312</text:p>
          </table:table-cell>
          <table:table-cell table:style-name="ce36" table:formula="of:=SUM([.F22:.FF22])" office:value-type="float" office:value="297">
            <text:p>297</text:p>
          </table:table-cell>
          <table:table-cell table:style-name="ce85" table:formula="of:=[.C22]-[.D22]" office:value-type="float" office:value="15">
            <text:p>1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2"/>
          <table:table-cell table:style-name="ce36" office:value-type="float" office:value="3">
            <text:p>3</text:p>
          </table:table-cell>
          <table:table-cell table:style-name="ce36"/>
          <table:table-cell table:style-name="ce36" office:value-type="float" office:value="4">
            <text:p>4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/>
          <table:table-cell table:style-name="ce34" office:value-type="float" office:value="13">
            <text:p>13</text:p>
          </table:table-cell>
          <table:table-cell table:style-name="ce34" office:value-type="float" office:value="2.5">
            <text:p>2.5</text:p>
          </table:table-cell>
          <table:table-cell table:style-name="ce34" table:number-columns-repeated="2"/>
          <table:table-cell table:style-name="ce38"/>
          <table:table-cell table:style-name="ce36" office:value-type="float" office:value="12">
            <text:p>12</text:p>
          </table:table-cell>
          <table:table-cell table:style-name="ce36" office:value-type="float" office:value="38">
            <text:p>38</text:p>
          </table:table-cell>
          <table:table-cell table:style-name="ce36" office:value-type="float" office:value="39">
            <text:p>39</text:p>
          </table:table-cell>
          <table:table-cell table:style-name="ce36" office:value-type="float" office:value="35.5">
            <text:p>35.5</text:p>
          </table:table-cell>
          <table:table-cell table:style-name="ce36" office:value-type="float" office:value="16">
            <text:p>1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10">
            <text:p>10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24.5">
            <text:p>24.5</text:p>
          </table:table-cell>
          <table:table-cell table:style-name="ce36" office:value-type="float" office:value="24">
            <text:p>24</text:p>
          </table:table-cell>
          <table:table-cell table:style-name="ce36" office:value-type="float" office:value="33.5">
            <text:p>33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22">
            <text:p>22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7">
            <text:p>7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Knocking</text:p>
          </table:table-cell>
          <table:table-cell table:style-name="ce22" office:value-type="string">
            <text:p>Piotr Gajos</text:p>
          </table:table-cell>
          <table:table-cell table:style-name="ce36" office:value-type="float" office:value="160">
            <office:annotation draw:style-name="gr1" draw:text-style-name="P1" svg:width="3.387cm" svg:height="1.958cm" svg:x="9.922cm" svg:y="9.684cm" draw:caption-point-x="0.242cm" draw:caption-point-y="5.931cm">
              <dc:date>1899-12-30T00:00:00</dc:date>
              <text:p text:style-name="P1">T&amp;M</text:p>
              <text:p text:style-name="P1"/>
              <text:p text:style-name="P1">160 Per month</text:p>
            </office:annotation>
            <text:p>160</text:p>
          </table:table-cell>
          <table:table-cell table:style-name="ce36" table:formula="of:=SUM([.F23:.FF23])" office:value-type="float" office:value="11">
            <text:p>11</text:p>
          </table:table-cell>
          <table:table-cell table:style-name="ce85" table:formula="of:=[.C23]-[.D23]" office:value-type="float" office:value="149">
            <text:p>149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3">
            <text:p>3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0.5">
            <text:p>0.5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7">
            <text:p>7</text:p>
          </table:table-cell>
          <table:table-cell table:style-name="ce36" office:value-type="float" office:value="0.5">
            <text:p>0.5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Live Dibs</text:p>
          </table:table-cell>
          <table:table-cell table:style-name="ce22" office:value-type="string">
            <text:p>Dave Forgash</text:p>
          </table:table-cell>
          <table:table-cell table:style-name="ce36" office:value-type="float" office:value="-160.5">
            <office:annotation draw:style-name="gr1" draw:text-style-name="P1" svg:width="3.387cm" svg:height="1.958cm" svg:x="9.922cm" svg:y="10.134cm" draw:caption-point-x="0.242cm" draw:caption-point-y="5.973cm">
              <dc:date>1899-12-30T00:00:00</dc:date>
              <text:p text:style-name="P1">Fixed cost</text:p>
            </office:annotation>
            <text:p>-160.5</text:p>
          </table:table-cell>
          <table:table-cell table:style-name="ce36" table:formula="of:=SUM([.F24:.FF24])" office:value-type="float" office:value="124">
            <text:p>124</text:p>
          </table:table-cell>
          <table:table-cell table:style-name="ce85" table:formula="of:=[.C24]-[.D24]" office:value-type="float" office:value="-284.5">
            <text:p>-284.5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6" table:number-columns-repeated="2"/>
          <table:table-cell table:style-name="ce36" office:value-type="float" office:value="11">
            <text:p>11</text:p>
          </table:table-cell>
          <table:table-cell table:style-name="ce36" office:value-type="float" office:value="4">
            <text:p>4</text:p>
          </table:table-cell>
          <table:table-cell table:style-name="ce34"/>
          <table:table-cell table:style-name="ce53"/>
          <table:table-cell table:style-name="ce34" office:value-type="float" office:value="2">
            <text:p>2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8">
            <text:p>8</text:p>
          </table:table-cell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/>
          <table:table-cell table:style-name="ce36" office:value-type="float" office:value="1.5">
            <text:p>1.5</text:p>
          </table:table-cell>
          <table:table-cell table:style-name="ce36" table:number-columns-repeated="2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2"/>
          <table:table-cell table:style-name="ce36" office:value-type="float" office:value="0.5">
            <text:p>0.5</text:p>
          </table:table-cell>
          <table:table-cell table:style-name="ce36"/>
          <table:table-cell table:style-name="ce34"/>
          <table:table-cell table:style-name="ce53"/>
          <table:table-cell table:style-name="ce36" office:value-type="float" office:value="24">
            <text:p>24</text:p>
          </table:table-cell>
          <table:table-cell table:style-name="ce36" office:value-type="float" office:value="9.5">
            <text:p>9.5</text:p>
          </table:table-cell>
          <table:table-cell table:style-name="ce36" office:value-type="float" office:value="2.5">
            <text:p>2.5</text:p>
          </table:table-cell>
          <table:table-cell table:style-name="ce36" office:value-type="float" office:value="0.5">
            <text:p>0.5</text:p>
          </table:table-cell>
          <table:table-cell table:style-name="ce34" office:value-type="float" office:value="0.5">
            <text:p>0.5</text:p>
          </table:table-cell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/>
          <table:table-cell table:style-name="ce36" office:value-type="float" office:value="3">
            <text:p>3</text:p>
          </table:table-cell>
          <table:table-cell table:style-name="ce36" table:number-columns-repeated="2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/>
          <table:table-cell table:style-name="ce36" office:value-type="float" office:value="1">
            <text:p>1</text:p>
          </table:table-cell>
          <table:table-cell table:style-name="ce36" table:number-columns-repeated="2"/>
          <table:table-cell table:style-name="ce3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 office:value-type="float" office:value="33">
            <text:p>33</text:p>
          </table:table-cell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number-columns-repeated="862"/>
        </table:table-row>
        <table:table-row table:style-name="ro2">
          <table:table-cell table:style-name="ce6" office:value-type="string">
            <text:p>Live Dibs Web</text:p>
          </table:table-cell>
          <table:table-cell table:style-name="ce22" office:value-type="string">
            <text:p>Dhaval Trivedi</text:p>
          </table:table-cell>
          <table:table-cell table:style-name="ce36" office:value-type="float" office:value="720">
            <office:annotation draw:style-name="gr1" draw:text-style-name="P1" svg:width="3.387cm" svg:height="1.958cm" svg:x="9.922cm" svg:y="10.583cm" draw:caption-point-x="0.242cm" draw:caption-point-y="6.016cm">
              <dc:date>1899-12-30T00:00:00</dc:date>
              <text:p text:style-name="P1">In total</text:p>
            </office:annotation>
            <text:p>720</text:p>
          </table:table-cell>
          <table:table-cell table:style-name="ce36" table:formula="of:=SUM([.F25:.FF25])" office:value-type="float" office:value="177">
            <text:p>177</text:p>
          </table:table-cell>
          <table:table-cell table:style-name="ce85" table:formula="of:=[.C25]-[.D25]" office:value-type="float" office:value="543">
            <text:p>543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4" table:number-columns-repeated="5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office:value-type="float" office:value="4.5">
            <text:p>4.5</text:p>
          </table:table-cell>
          <table:table-cell table:style-name="ce36" table:number-columns-repeated="3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office:value-type="float" office:value="0.5">
            <text:p>0.5</text:p>
          </table:table-cell>
          <table:table-cell table:style-name="ce34" table:number-columns-repeated="3"/>
          <table:table-cell table:style-name="ce53"/>
          <table:table-cell table:style-name="ce36"/>
          <table:table-cell table:style-name="ce34" office:value-type="float" office:value="40.5">
            <text:p>40.5</text:p>
          </table:table-cell>
          <table:table-cell table:style-name="ce34" office:value-type="float" office:value="43.5">
            <text:p>43.5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3">
            <text:p>43</text:p>
          </table:table-cell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number-columns-repeated="862"/>
        </table:table-row>
        <table:table-row table:style-name="ro2">
          <table:table-cell table:style-name="ce6" office:value-type="string">
            <text:p>New Leaf</text:p>
          </table:table-cell>
          <table:table-cell table:style-name="ce22" office:value-type="string">
            <text:p>Adam Cartlidge</text:p>
          </table:table-cell>
          <table:table-cell table:style-name="ce36" office:value-type="float" office:value="168">
            <office:annotation draw:style-name="gr1" draw:text-style-name="P1" svg:width="3.387cm" svg:height="1.958cm" svg:x="9.922cm" svg:y="11.033cm" draw:caption-point-x="0.242cm" draw:caption-point-y="6.058cm">
              <dc:date>1899-12-30T00:00:00</dc:date>
              <text:p text:style-name="P1">Fixed cost</text:p>
              <text:p text:style-name="P1"/>
              <text:p text:style-name="P1">Total: 168</text:p>
            </office:annotation>
            <text:p>168</text:p>
          </table:table-cell>
          <table:table-cell table:style-name="ce36" table:formula="of:=SUM([.F26:.FF26])" office:value-type="float" office:value="74">
            <text:p>74</text:p>
          </table:table-cell>
          <table:table-cell table:style-name="ce85" table:formula="of:=[.C26]-[.D26]" office:value-type="float" office:value="94">
            <text:p>94</text:p>
          </table:table-cell>
          <table:table-cell table:style-name="ce53"/>
          <table:table-cell table:style-name="ce34" table:number-columns-repeated="2"/>
          <table:table-cell table:style-name="ce34" office:value-type="float" office:value="2">
            <text:p>2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7">
            <text:p>17</text:p>
          </table:table-cell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4" table:number-columns-repeated="2"/>
          <table:table-cell table:style-name="ce34" office:value-type="float" office:value="4.5">
            <text:p>4.5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2">
            <text:p>2</text:p>
          </table:table-cell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 office:value-type="float" office:value="1">
            <text:p>1</text:p>
          </table:table-cell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2"/>
          <table:table-cell table:style-name="ce36" office:value-type="float" office:value="3">
            <text:p>3</text:p>
          </table:table-cell>
          <table:table-cell table:style-name="ce36" office:value-type="float" office:value="10">
            <text:p>10</text:p>
          </table:table-cell>
          <table:table-cell table:style-name="ce34" office:value-type="float" office:value="13.5">
            <text:p>13.5</text:p>
          </table:table-cell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 table:number-columns-repeated="4"/>
          <table:table-cell table:style-name="ce3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style-name="ce36"/>
          <table:table-cell table:style-name="ce34" table:number-columns-repeated="4"/>
          <table:table-cell table:style-name="ce53"/>
          <table:table-cell table:number-columns-repeated="862"/>
        </table:table-row>
        <table:table-row table:style-name="ro2">
          <table:table-cell table:style-name="ce6" office:value-type="string">
            <text:p>nForm</text:p>
          </table:table-cell>
          <table:table-cell table:style-name="ce22" office:value-type="string">
            <text:p>Piotr Gajos</text:p>
          </table:table-cell>
          <table:table-cell table:style-name="ce36" table:formula="of:=[.D27]" office:value-type="float" office:value="3">
            <office:annotation draw:style-name="gr1" draw:text-style-name="P1" svg:width="3.387cm" svg:height="1.958cm" svg:x="9.922cm" svg:y="11.483cm" draw:caption-point-x="0.242cm" draw:caption-point-y="6.1cm">
              <dc:date>1899-12-30T00:00:00</dc:date>
              <text:p text:style-name="P1">Billable</text:p>
            </office:annotation>
            <text:p>3</text:p>
          </table:table-cell>
          <table:table-cell table:style-name="ce36" table:formula="of:=SUM([.F27:.FF27])" office:value-type="float" office:value="3">
            <text:p>3</text:p>
          </table:table-cell>
          <table:table-cell table:style-name="ce85" table:formula="of:=[.C27]-[.D27]" office:value-type="float" office:value="0">
            <text:p>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3">
            <text:p>3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/>
          <table:table-cell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nForm Web</text:p>
          </table:table-cell>
          <table:table-cell table:style-name="ce22" office:value-type="string">
            <text:p>Ravi Kanchikare</text:p>
          </table:table-cell>
          <table:table-cell table:style-name="ce36" office:value-type="float" office:value="160">
            <office:annotation draw:style-name="gr1" draw:text-style-name="P1" svg:width="3.387cm" svg:height="1.958cm" svg:x="9.922cm" svg:y="11.933cm" draw:caption-point-x="0.242cm" draw:caption-point-y="6.143cm">
              <dc:date>1899-12-30T00:00:00</dc:date>
              <text:p text:style-name="P1">T&amp;M</text:p>
              <text:p text:style-name="P1"/>
              <text:p text:style-name="P1">160 per month</text:p>
            </office:annotation>
            <text:p>160</text:p>
          </table:table-cell>
          <table:table-cell table:style-name="ce36" table:formula="of:=SUM([.F28:.FF28])" office:value-type="float" office:value="142.1">
            <text:p>142.1</text:p>
          </table:table-cell>
          <table:table-cell table:style-name="ce85" table:formula="of:=[.C28]-[.D28]" office:value-type="float" office:value="17.9">
            <text:p>17.9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33">
            <text:p>33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16.5">
            <text:p>16.5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37.6">
            <text:p>37.6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Online Soft. Management</text:p>
          </table:table-cell>
          <table:table-cell table:style-name="ce22" office:value-type="string">
            <text:p>Dave Forgash</text:p>
          </table:table-cell>
          <table:table-cell table:style-name="ce36" office:value-type="float" office:value="292.5">
            <office:annotation draw:style-name="gr1" draw:text-style-name="P1" svg:width="3.387cm" svg:height="1.958cm" svg:x="9.922cm" svg:y="12.383cm" draw:caption-point-x="0.242cm" draw:caption-point-y="6.185cm">
              <dc:date>1899-12-30T00:00:00</dc:date>
              <text:p text:style-name="P1">In total.</text:p>
              <text:p text:style-name="P1"/>
              <text:p text:style-name="P1">150 for Functional Skills System</text:p>
              <text:p text:style-name="P1">250 for Management System</text:p>
            </office:annotation>
            <text:p>292.5</text:p>
          </table:table-cell>
          <table:table-cell table:style-name="ce36" table:formula="of:=SUM([.F29:.FF29])" office:value-type="float" office:value="136.5">
            <text:p>136.5</text:p>
          </table:table-cell>
          <table:table-cell table:style-name="ce85" table:formula="of:=[.C29]-[.D29]" office:value-type="float" office:value="156">
            <text:p>15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25">
            <text:p>25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9">
            <text:p>19</text:p>
          </table:table-cell>
          <table:table-cell table:style-name="ce38"/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7">
            <text:p>7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2">
            <text:p>12</text:p>
          </table:table-cell>
          <table:table-cell table:style-name="ce38"/>
          <table:table-cell table:style-name="ce36" office:value-type="float" office:value="2.5">
            <text:p>2.5</text:p>
          </table:table-cell>
          <table:table-cell table:style-name="ce36" table:number-columns-repeated="2"/>
          <table:table-cell table:style-name="ce36" office:value-type="float" office:value="2.5">
            <text:p>2.5</text:p>
          </table:table-cell>
          <table:table-cell table:style-name="ce36" office:value-type="float" office:value="4.5">
            <text:p>4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2">
            <text:p>2</text:p>
          </table:table-cell>
          <table:table-cell table:style-name="ce36" table:number-columns-repeated="2"/>
          <table:table-cell table:style-name="ce36" office:value-type="float" office:value="1">
            <text:p>1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4">
          <table:table-cell table:style-name="ce6" office:value-type="string">
            <text:p>Online Soft. Management Web</text:p>
          </table:table-cell>
          <table:table-cell table:style-name="ce22" office:value-type="string">
            <text:p>Dhaval Trivedi</text:p>
          </table:table-cell>
          <table:table-cell table:style-name="ce36" office:value-type="float" office:value="400">
            <office:annotation draw:style-name="gr1" draw:text-style-name="P1" svg:width="3.387cm" svg:height="1.958cm" svg:x="9.922cm" svg:y="12.832cm" draw:caption-point-x="0.242cm" draw:caption-point-y="6.755cm">
              <dc:date>1899-12-30T00:00:00</dc:date>
              <text:p text:style-name="P1">Fixed cost</text:p>
              <text:p text:style-name="P1"/>
              <text:p text:style-name="P1">400 in total</text:p>
            </office:annotation>
            <text:p>400</text:p>
          </table:table-cell>
          <table:table-cell table:style-name="ce36" table:formula="of:=SUM([.F30:.FF30])" office:value-type="float" office:value="178">
            <text:p>178</text:p>
          </table:table-cell>
          <table:table-cell table:style-name="ce85" table:formula="of:=[.C30]-[.D30]" office:value-type="float" office:value="222">
            <text:p>222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2">
            <text:p>2</text:p>
          </table:table-cell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14">
            <text:p>14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15.5">
            <text:p>15.5</text:p>
          </table:table-cell>
          <table:table-cell table:style-name="ce34"/>
          <table:table-cell table:style-name="ce38"/>
          <table:table-cell table:style-name="ce36"/>
          <table:table-cell table:style-name="ce34"/>
          <table:table-cell table:style-name="ce34" office:value-type="float" office:value="24.5">
            <text:p>24.5</text:p>
          </table:table-cell>
          <table:table-cell table:style-name="ce34" table:number-columns-repeated="2"/>
          <table:table-cell table:style-name="ce38"/>
          <table:table-cell table:style-name="ce36" office:value-type="float" office:value="6">
            <text:p>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15">
            <text:p>15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Planet Jill</text:p>
          </table:table-cell>
          <table:table-cell table:style-name="ce22" office:value-type="string">
            <text:p>Benjamin George</text:p>
          </table:table-cell>
          <table:table-cell table:style-name="ce36" office:value-type="float" office:value="5">
            <office:annotation draw:style-name="gr1" draw:text-style-name="P1" svg:width="3.387cm" svg:height="1.958cm" svg:x="9.922cm" svg:y="13.282cm" draw:caption-point-x="0.242cm" draw:caption-point-y="7.816cm">
              <dc:date>1899-12-30T00:00:00</dc:date>
              <text:p text:style-name="P1">In total</text:p>
              <text:p text:style-name="P1"/>
            </office:annotation>
            <text:p>5</text:p>
          </table:table-cell>
          <table:table-cell table:style-name="ce36" table:formula="of:=SUM([.F31:.FF31])" office:value-type="float" office:value="9.1">
            <text:p>9.1</text:p>
          </table:table-cell>
          <table:table-cell table:style-name="ce85" table:formula="of:=[.C31]-[.D31]" office:value-type="float" office:value="-4.1">
            <text:p>-4.1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0.5">
            <text:p>0.5</text:p>
          </table:table-cell>
          <table:table-cell table:style-name="ce36" office:value-type="float" office:value="2.1">
            <text:p>2.1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6" office:value-type="float" office:value="2">
            <text:p>2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 office:value-type="float" office:value="2.5">
            <text:p>2.5</text:p>
          </table:table-cell>
          <table:table-cell table:style-name="ce34" office:value-type="float" office:value="2">
            <text:p>2</text:p>
          </table:table-cell>
          <table:table-cell table:style-name="ce34" table:number-columns-repeated="3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Procter &amp; Gamble</text:p>
          </table:table-cell>
          <table:table-cell table:style-name="ce22" office:value-type="string">
            <text:p>Piotr Gajos</text:p>
          </table:table-cell>
          <table:table-cell table:style-name="ce36" office:value-type="float" office:value="144">
            <office:annotation draw:style-name="gr1" draw:text-style-name="P1" svg:width="3.387cm" svg:height="1.958cm" svg:x="9.922cm" svg:y="13.732cm" draw:caption-point-x="0.242cm" draw:caption-point-y="7.858cm">
              <dc:date>1899-12-30T00:00:00</dc:date>
              <text:p text:style-name="P1">In total</text:p>
            </office:annotation>
            <text:p>144</text:p>
          </table:table-cell>
          <table:table-cell table:style-name="ce36" table:formula="of:=SUM([.F32:.FF32])" office:value-type="float" office:value="9.5">
            <text:p>9.5</text:p>
          </table:table-cell>
          <table:table-cell table:style-name="ce85" table:formula="of:=[.C32]-[.D32]" office:value-type="float" office:value="134.5">
            <text:p>134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0.5">
            <text:p>0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2"/>
          <table:table-cell table:style-name="ce34" office:value-type="float" office:value="9">
            <text:p>9</text:p>
          </table:table-cell>
          <table:table-cell table:style-name="ce3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Procter &amp; Gamble Web</text:p>
          </table:table-cell>
          <table:table-cell table:style-name="ce20" office:value-type="string">
            <text:p>John Josef</text:p>
          </table:table-cell>
          <table:table-cell table:style-name="ce36" office:value-type="float" office:value="91">
            <office:annotation draw:style-name="gr1" draw:text-style-name="P1" svg:width="3.387cm" svg:height="1.958cm" svg:x="9.922cm" svg:y="14.182cm" draw:caption-point-x="0.242cm" draw:caption-point-y="8.427cm">
              <dc:date>1899-12-30T00:00:00</dc:date>
              <text:p text:style-name="P1">In total</text:p>
            </office:annotation>
            <text:p>91</text:p>
          </table:table-cell>
          <table:table-cell table:style-name="ce36" table:formula="of:=SUM([.F33:.FF33])" office:value-type="float" office:value="4">
            <text:p>4</text:p>
          </table:table-cell>
          <table:table-cell table:style-name="ce85" table:formula="of:=[.C33]-[.D33]" office:value-type="float" office:value="87">
            <text:p>87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2"/>
          <table:table-cell table:style-name="ce34" office:value-type="float" office:value="4">
            <text:p>4</text:p>
          </table:table-cell>
          <table:table-cell table:style-name="ce3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Prolexic</text:p>
          </table:table-cell>
          <table:table-cell table:style-name="ce20" office:value-type="string">
            <text:p>Alex Tsibulski</text:p>
          </table:table-cell>
          <table:table-cell table:style-name="ce36" office:value-type="float" office:value="120">
            <office:annotation draw:style-name="gr1" draw:text-style-name="P1" svg:width="3.387cm" svg:height="1.958cm" svg:x="9.922cm" svg:y="14.631cm" draw:caption-point-x="0.242cm" draw:caption-point-y="8.998cm">
              <dc:date>1899-12-30T00:00:00</dc:date>
              <text:p text:style-name="P1">Fixed cost</text:p>
              <text:p text:style-name="P1"/>
              <text:p text:style-name="P1">120 total</text:p>
            </office:annotation>
            <text:p>120</text:p>
          </table:table-cell>
          <table:table-cell table:style-name="ce36" table:formula="of:=SUM([.F34:.FF34])" office:value-type="float" office:value="21.5">
            <text:p>21.5</text:p>
          </table:table-cell>
          <table:table-cell table:style-name="ce85" table:formula="of:=[.C34]-[.D34]" office:value-type="float" office:value="98.5">
            <text:p>98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1">
            <text:p>1</text:p>
          </table:table-cell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2"/>
          <table:table-cell table:style-name="ce36" office:value-type="float" office:value="2.5">
            <text:p>2.5</text:p>
          </table:table-cell>
          <table:table-cell table:style-name="ce36"/>
          <table:table-cell table:style-name="ce36" office:value-type="float" office:value="18">
            <text:p>18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5" office:value-type="string">
            <text:p>Quran</text:p>
          </table:table-cell>
          <table:table-cell table:style-name="ce20" office:value-type="string">
            <text:p>Raghavendra Shet</text:p>
          </table:table-cell>
          <table:table-cell table:style-name="ce36" table:formula="of:=86.75+40" office:value-type="float" office:value="126.75">
            <office:annotation draw:style-name="gr1" draw:text-style-name="P1" svg:width="3.387cm" svg:height="1.958cm" svg:x="9.922cm" svg:y="15.081cm" draw:caption-point-x="0.242cm" draw:caption-point-y="9.04cm">
              <dc:date>1899-12-30T00:00:00</dc:date>
              <text:p text:style-name="P1">Type of project: Design and Development</text:p>
              <text:p text:style-name="P1">Platform: iPhone/iPad with iOS 4.0 or above</text:p>
              <text:p text:style-name="P1">Duration: 1440 hours</text:p>
              <text:p text:style-name="P1">POC Phase: 4 weeks (320 hours)</text:p>
              <text:p text:style-name="P1">Design Phase: 6 weeks (240 hours)</text:p>
              <text:p text:style-name="P1">Universal App: 8 weeks (880 hours)</text:p>
              <text:p text:style-name="P1">Start Date: 5-04-2011</text:p>
              <text:p text:style-name="P1">End Date: 5-07-2011</text:p>
              <text:p text:style-name="P1">Where in Dropbox: SourceBits/Mobile/Quran/Phase 2</text:p>
            </office:annotation>
            <text:p>126.75</text:p>
          </table:table-cell>
          <table:table-cell table:style-name="ce36" table:formula="of:=SUM([.F35:.FF35])" office:value-type="float" office:value="199.75">
            <text:p>199.75</text:p>
          </table:table-cell>
          <table:table-cell table:style-name="ce85" table:formula="of:=[.C35]-[.D35]" office:value-type="float" office:value="-73">
            <text:p>-73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2"/>
          <table:table-cell table:style-name="ce36" office:value-type="float" office:value="16">
            <text:p>16</text:p>
          </table:table-cell>
          <table:table-cell table:style-name="ce36" table:number-columns-repeated="2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2">
            <text:p>2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36" table:number-columns-repeated="2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20">
            <text:p>20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7">
            <text:p>7</text:p>
          </table:table-cell>
          <table:table-cell table:style-name="ce36" office:value-type="float" office:value="4.8">
            <text:p>4.8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0.75">
            <text:p>0.75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6" office:value-type="float" office:value="11">
            <text:p>11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0.5">
            <text:p>0.5</text:p>
          </table:table-cell>
          <table:table-cell table:style-name="ce36" office:value-type="float" office:value="5">
            <text:p>5</text:p>
          </table:table-cell>
          <table:table-cell table:style-name="ce38"/>
          <table:table-cell table:style-name="ce36" office:value-type="float" office:value="21.5">
            <text:p>21.5</text:p>
          </table:table-cell>
          <table:table-cell table:number-columns-repeated="2" table:style-name="ce36" office:value-type="float" office:value="27.5">
            <text:p>27.5</text:p>
          </table:table-cell>
          <table:table-cell table:style-name="ce36" office:value-type="float" office:value="11.7">
            <text:p>11.7</text:p>
          </table:table-cell>
          <table:table-cell table:style-name="ce36"/>
          <table:table-cell table:style-name="ce38"/>
          <table:table-cell table:style-name="ce34" table:number-columns-repeated="5"/>
          <table:table-cell table:style-name="ce38"/>
          <table:table-cell table:style-name="ce34" office:value-type="float" office:value="19.5">
            <text:p>19.5</text:p>
          </table:table-cell>
          <table:table-cell table:style-name="ce34" office:value-type="float" office:value="11.5">
            <text:p>11.5</text:p>
          </table:table-cell>
          <table:table-cell table:style-name="ce36" office:value-type="float" office:value="1">
            <text:p>1</text:p>
          </table:table-cell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Rerun</text:p>
          </table:table-cell>
          <table:table-cell table:style-name="ce22" office:value-type="string">
            <text:p>Piotr Gajos</text:p>
          </table:table-cell>
          <table:table-cell table:style-name="ce36" table:formula="of:=[.D36]" office:value-type="float" office:value="32">
            <office:annotation draw:style-name="gr1" draw:text-style-name="P1" svg:width="3.387cm" svg:height="1.958cm" svg:x="9.922cm" svg:y="15.531cm" draw:caption-point-x="0.242cm" draw:caption-point-y="9.609cm">
              <dc:date>1899-12-30T00:00:00</dc:date>
              <text:p text:style-name="P1">Billable</text:p>
            </office:annotation>
            <text:p>32</text:p>
          </table:table-cell>
          <table:table-cell table:style-name="ce36" table:formula="of:=SUM([.F36:.FF36])" office:value-type="float" office:value="32">
            <text:p>32</text:p>
          </table:table-cell>
          <table:table-cell table:style-name="ce85" office:value-type="float" office:value="0">
            <text:p>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4"/>
          <table:table-cell table:style-name="ce36" office:value-type="float" office:value="6">
            <text:p>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9">
            <text:p>9</text:p>
          </table:table-cell>
          <table:table-cell table:style-name="ce34" office:value-type="float" office:value="5">
            <text:p>5</text:p>
          </table:table-cell>
          <table:table-cell table:style-name="ce34" table:number-columns-repeated="2"/>
          <table:table-cell table:style-name="ce34" office:value-type="float" office:value="4.5">
            <text:p>4.5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/>
          <table:table-cell table:style-name="ce34" office:value-type="float" office:value="7.5">
            <text:p>7.5</text:p>
          </table:table-cell>
          <table:table-cell table:style-name="ce34" table:number-columns-repeated="2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Sequoia Print</text:p>
          </table:table-cell>
          <table:table-cell table:style-name="ce22" office:value-type="string">
            <text:p>Piotr Gajos</text:p>
          </table:table-cell>
          <table:table-cell table:style-name="ce36" table:formula="of:=[.D37]" office:value-type="float" office:value="0">
            <office:annotation draw:style-name="gr1" draw:text-style-name="P1" svg:width="3.387cm" svg:height="1.958cm" svg:x="9.922cm" svg:y="15.981cm" draw:caption-point-x="0.242cm" draw:caption-point-y="9.651cm">
              <dc:date>1899-12-30T00:00:00</dc:date>
              <text:p text:style-name="P1">Billable</text:p>
            </office:annotation>
            <text:p>0</text:p>
          </table:table-cell>
          <table:table-cell table:style-name="ce36" table:formula="of:=SUM([.F37:.FF37])" office:value-type="float" office:value="0">
            <text:p>0</text:p>
          </table:table-cell>
          <table:table-cell table:style-name="ce85" table:formula="of:=[.C37]-[.D37]" office:value-type="float" office:value="0">
            <text:p>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4">
          <table:table-cell table:style-name="ce6" office:value-type="string">
            <text:p>Sequoia Website Design</text:p>
          </table:table-cell>
          <table:table-cell table:style-name="ce20" office:value-type="string">
            <text:p>Piotr Gajos</text:p>
          </table:table-cell>
          <table:table-cell table:style-name="ce36" table:formula="of:=[.D38]" office:value-type="float" office:value="6">
            <office:annotation draw:style-name="gr1" draw:text-style-name="P1" svg:width="3.387cm" svg:height="1.958cm" svg:x="9.922cm" svg:y="16.431cm" draw:caption-point-x="0.242cm" draw:caption-point-y="9.693cm">
              <dc:date>1899-12-30T00:00:00</dc:date>
              <text:p text:style-name="P1">T&amp;M</text:p>
              <text:p text:style-name="P1"/>
              <text:p text:style-name="P1">Bill every month</text:p>
            </office:annotation>
            <text:p>6</text:p>
          </table:table-cell>
          <table:table-cell table:style-name="ce36" table:formula="of:=SUM([.F38:.FF38])" office:value-type="float" office:value="6">
            <text:p>6</text:p>
          </table:table-cell>
          <table:table-cell table:style-name="ce85" table:formula="of:=[.C38]-[.D38]" office:value-type="float" office:value="0">
            <text:p>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2"/>
          <table:table-cell table:style-name="ce36" office:value-type="float" office:value="5">
            <text:p>5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Sequoia Website Web</text:p>
          </table:table-cell>
          <table:table-cell table:style-name="ce20" office:value-type="string">
            <text:p>Dhaval Trivedi</text:p>
          </table:table-cell>
          <table:table-cell table:style-name="ce36" table:formula="of:=[.D39]" office:value-type="float" office:value="49">
            <office:annotation draw:style-name="gr1" draw:text-style-name="P1" svg:width="3.387cm" svg:height="1.958cm" svg:x="9.922cm" svg:y="16.88cm" draw:caption-point-x="0.242cm" draw:caption-point-y="10.755cm">
              <dc:date>1899-12-30T00:00:00</dc:date>
              <text:p text:style-name="P1">T&amp;M</text:p>
              <text:p text:style-name="P1"/>
              <text:p text:style-name="P1">Bill every month</text:p>
            </office:annotation>
            <text:p>49</text:p>
          </table:table-cell>
          <table:table-cell table:style-name="ce36" table:formula="of:=SUM([.F39:.FF39])" office:value-type="float" office:value="49">
            <text:p>49</text:p>
          </table:table-cell>
          <table:table-cell table:style-name="ce85" table:formula="of:=[.C39]-[.D39]" office:value-type="float" office:value="0">
            <text:p>0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4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22">
            <text:p>22</text:p>
          </table:table-cell>
          <table:table-cell table:style-name="ce34" office:value-type="float" office:value="8">
            <text:p>8</text:p>
          </table:table-cell>
          <table:table-cell table:style-name="ce34" table:number-columns-repeated="2"/>
          <table:table-cell table:style-name="ce34" office:value-type="float" office:value="19">
            <text:p>19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SGS Raga</text:p>
          </table:table-cell>
          <table:table-cell table:style-name="ce20" office:value-type="string">
            <text:p>Benjamin George</text:p>
          </table:table-cell>
          <table:table-cell table:style-name="ce36" office:value-type="float" office:value="263.25">
            <office:annotation draw:style-name="gr1" draw:text-style-name="P1" svg:width="3.387cm" svg:height="1.958cm" svg:x="9.922cm" svg:y="17.33cm" draw:caption-point-x="0.242cm" draw:caption-point-y="11.324cm">
              <dc:date>1899-12-30T00:00:00</dc:date>
              <text:p text:style-name="P1">Fixed</text:p>
              <text:p text:style-name="P1"/>
              <text:p text:style-name="P1">iPad — 156</text:p>
              <text:p text:style-name="P1">iPhone — 116</text:p>
              <text:p text:style-name="P1">Web — 176</text:p>
            </office:annotation>
            <text:p>263.25</text:p>
          </table:table-cell>
          <table:table-cell table:style-name="ce36" table:formula="of:=SUM([.F40:.FF40])" office:value-type="float" office:value="82.49">
            <text:p>82.49</text:p>
          </table:table-cell>
          <table:table-cell table:style-name="ce85" table:formula="of:=[.C40]-[.D40]" office:value-type="float" office:value="180.76">
            <text:p>180.76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7.79">
            <text:p>7.79</text:p>
          </table:table-cell>
          <table:table-cell table:style-name="ce34" table:number-columns-repeated="3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office:value-type="float" office:value="1.5">
            <text:p>1.5</text:p>
          </table:table-cell>
          <table:table-cell table:style-name="ce34" office:value-type="float" office:value="15.2">
            <text:p>15.2</text:p>
          </table:table-cell>
          <table:table-cell table:style-name="ce34"/>
          <table:table-cell table:style-name="ce34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3"/>
          <table:table-cell table:style-name="ce34" office:value-type="float" office:value="11">
            <text:p>11</text:p>
          </table:table-cell>
          <table:table-cell table:style-name="ce34" office:value-type="float" office:value="21">
            <text:p>21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6">
            <text:p>6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4.5">
            <text:p>4.5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number-columns-repeated="862"/>
        </table:table-row>
        <table:table-row table:style-name="ro2">
          <table:table-cell table:style-name="ce6" office:value-type="string">
            <text:p>SocialSee</text:p>
          </table:table-cell>
          <table:table-cell table:style-name="ce20" office:value-type="string">
            <text:p>Dave Forgash</text:p>
          </table:table-cell>
          <table:table-cell table:style-name="ce36" office:value-type="float" office:value="268">
            <office:annotation draw:style-name="gr1" draw:text-style-name="P1" svg:width="3.387cm" svg:height="1.958cm" svg:x="9.922cm" svg:y="17.78cm" draw:caption-point-x="0.242cm" draw:caption-point-y="11.367cm">
              <dc:date>1899-12-30T00:00:00</dc:date>
              <text:p text:style-name="P1">In total</text:p>
            </office:annotation>
            <text:p>268</text:p>
          </table:table-cell>
          <table:table-cell table:style-name="ce36" table:formula="of:=SUM([.F41:.FF41])" office:value-type="float" office:value="58">
            <text:p>58</text:p>
          </table:table-cell>
          <table:table-cell table:style-name="ce85" table:formula="of:=[.C41]-[.D41]" office:value-type="float" office:value="210">
            <text:p>210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5">
            <text:p>5</text:p>
          </table:table-cell>
          <table:table-cell table:style-name="ce53"/>
          <table:table-cell table:style-name="ce34" office:value-type="float" office:value="14">
            <text:p>14</text:p>
          </table:table-cell>
          <table:table-cell table:style-name="ce34" office:value-type="float" office:value="9">
            <text:p>9</text:p>
          </table:table-cell>
          <table:table-cell table:style-name="ce34" table:number-columns-repeated="2"/>
          <table:table-cell table:style-name="ce34" office:value-type="float" office:value="3">
            <text:p>3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2"/>
          <table:table-cell table:style-name="ce34" office:value-type="float" office:value="10">
            <text:p>10</text:p>
          </table:table-cell>
          <table:table-cell table:style-name="ce34"/>
          <table:table-cell table:style-name="ce34" office:value-type="float" office:value="6">
            <text:p>6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number-columns-repeated="862"/>
        </table:table-row>
        <table:table-row table:style-name="ro1">
          <table:table-cell table:style-name="ce5" office:value-type="string">
            <text:p>Voices Republic</text:p>
          </table:table-cell>
          <table:table-cell table:style-name="ce20" office:value-type="string">
            <text:p>Piotr Gajos</text:p>
          </table:table-cell>
          <table:table-cell table:style-name="ce36" table:formula="of:=[.D42]" office:value-type="float" office:value="74">
            <office:annotation draw:style-name="gr1" draw:text-style-name="P1" svg:width="3.387cm" svg:height="1.958cm" svg:x="9.922cm" svg:y="18.23cm" draw:caption-point-x="0.242cm" draw:caption-point-y="11.409cm">
              <dc:date>1899-12-30T00:00:00</dc:date>
              <text:p text:style-name="P1">Billable</text:p>
            </office:annotation>
            <text:p>74</text:p>
          </table:table-cell>
          <table:table-cell table:style-name="ce36" table:formula="of:=SUM([.F42:.FF42])" office:value-type="float" office:value="74">
            <text:p>74</text:p>
          </table:table-cell>
          <table:table-cell table:style-name="ce85" table:formula="of:=[.C42]-[.D42]" office:value-type="float" office:value="0">
            <text:p>0</text:p>
          </table:table-cell>
          <table:table-cell table:style-name="ce38"/>
          <table:table-cell table:style-name="ce36" table:number-columns-repeated="2"/>
          <table:table-cell table:style-name="ce36" office:value-type="float" office:value="32">
            <text:p>32</text:p>
          </table:table-cell>
          <table:table-cell table:style-name="ce36" office:value-type="float" office:value="12.5">
            <text:p>12.5</text:p>
          </table:table-cell>
          <table:table-cell table:style-name="ce36" office:value-type="float" office:value="6">
            <text:p>6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6" office:value-type="float" office:value="6">
            <text:p>6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0.5">
            <text:p>0.5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8">
            <text:p>8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1">
          <table:table-cell table:style-name="ce6" office:value-type="string">
            <text:p>Voices Republic Web</text:p>
          </table:table-cell>
          <table:table-cell table:style-name="ce22" office:value-type="string">
            <text:p>Dhaval Trivedi</text:p>
          </table:table-cell>
          <table:table-cell table:style-name="ce36" office:value-type="float" office:value="160">
            <office:annotation draw:style-name="gr1" draw:text-style-name="P1" svg:width="3.387cm" svg:height="1.958cm" svg:x="9.922cm" svg:y="18.68cm" draw:caption-point-x="0.242cm" draw:caption-point-y="11.978cm">
              <dc:date>1899-12-30T00:00:00</dc:date>
              <text:p text:style-name="P1">T&amp;M</text:p>
              <text:p text:style-name="P1"/>
              <text:p text:style-name="P1">160 per month</text:p>
            </office:annotation>
            <text:p>160</text:p>
          </table:table-cell>
          <table:table-cell table:style-name="ce36" table:formula="of:=SUM([.F43:.FF43])" office:value-type="float" office:value="110">
            <text:p>110</text:p>
          </table:table-cell>
          <table:table-cell table:style-name="ce85" table:formula="of:=[.C43]-[.D43]" office:value-type="float" office:value="50">
            <text:p>50</text:p>
          </table:table-cell>
          <table:table-cell table:style-name="ce38"/>
          <table:table-cell table:style-name="ce36"/>
          <table:table-cell table:style-name="ce36" office:value-type="float" office:value="13">
            <text:p>13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 office:value-type="float" office:value="5">
            <text:p>5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2.5">
            <text:p>2.5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38.5">
            <text:p>38.5</text:p>
          </table:table-cell>
          <table:table-cell table:style-name="ce38"/>
          <table:table-cell table:style-name="ce36" office:value-type="float" office:value="4">
            <text:p>4</text:p>
          </table:table-cell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That App</text:p>
          </table:table-cell>
          <table:table-cell table:style-name="ce20" office:value-type="string">
            <text:p>Rick Patrick</text:p>
          </table:table-cell>
          <table:table-cell table:style-name="ce36" office:value-type="float" office:value="200">
            <text:p>200</text:p>
          </table:table-cell>
          <table:table-cell table:style-name="ce36" table:formula="of:=SUM([.F44:.FF44])" office:value-type="float" office:value="156.67">
            <text:p>156.67</text:p>
          </table:table-cell>
          <table:table-cell table:style-name="ce85" table:formula="of:=[.C44]-[.D44]" office:value-type="float" office:value="43.33">
            <text:p>43.33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17.3">
            <text:p>17.3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34.7">
            <text:p>34.7</text:p>
          </table:table-cell>
          <table:table-cell table:style-name="ce34" office:value-type="float" office:value="23.17">
            <text:p>23.17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13">
            <text:p>13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3.5">
            <text:p>3.5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number-columns-repeated="862"/>
        </table:table-row>
        <table:table-row table:style-name="ro2">
          <table:table-cell table:style-name="ce6" office:value-type="string">
            <text:p>Wantsa</text:p>
          </table:table-cell>
          <table:table-cell table:style-name="ce20" office:value-type="string">
            <text:p>Jacob Griffin</text:p>
          </table:table-cell>
          <table:table-cell table:style-name="ce36"/>
          <table:table-cell table:style-name="ce36" table:formula="of:=SUM([.F45:.FF45])" office:value-type="float" office:value="89.5">
            <text:p>89.5</text:p>
          </table:table-cell>
          <table:table-cell table:style-name="ce85" table:formula="of:=[.C45]-[.D45]" office:value-type="float" office:value="-89.5">
            <text:p>-89.5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6">
            <text:p>6</text:p>
          </table:table-cell>
          <table:table-cell table:style-name="ce34" office:value-type="float" office:value="48">
            <text:p>48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7">
            <text:p>17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3"/>
          <table:table-cell table:style-name="ce34" office:value-type="float" office:value="2">
            <text:p>2</text:p>
          </table:table-cell>
          <table:table-cell table:style-name="ce34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3"/>
          <table:table-cell table:style-name="ce34" office:value-type="float" office:value="4">
            <text:p>4</text:p>
          </table:table-cell>
          <table:table-cell table:style-name="ce34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/>
          <table:table-cell table:style-name="ce34" office:value-type="float" office:value="0.5">
            <text:p>0.5</text:p>
          </table:table-cell>
          <table:table-cell table:style-name="ce34" table:number-columns-repeated="3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number-columns-repeated="862"/>
        </table:table-row>
        <table:table-row table:style-name="ro2">
          <table:table-cell table:style-name="ce6" office:value-type="string">
            <text:p>Wantsa Web</text:p>
          </table:table-cell>
          <table:table-cell table:style-name="ce20" office:value-type="string">
            <text:p>Jacob Griffin</text:p>
          </table:table-cell>
          <table:table-cell table:style-name="ce36" office:value-type="float" office:value="1920">
            <text:p>1920</text:p>
          </table:table-cell>
          <table:table-cell table:style-name="ce36" table:formula="of:=SUM([.F46:.FF46])" office:value-type="float" office:value="2">
            <text:p>2</text:p>
          </table:table-cell>
          <table:table-cell table:style-name="ce85" table:formula="of:=[.C46]-[.D46]" office:value-type="float" office:value="1918">
            <text:p>1918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3"/>
          <table:table-cell table:style-name="ce34" office:value-type="float" office:value="2">
            <text:p>2</text:p>
          </table:table-cell>
          <table:table-cell table:style-name="ce34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number-columns-repeated="862"/>
        </table:table-row>
        <table:table-row table:style-name="ro2">
          <table:table-cell table:style-name="ce5" office:value-type="string">
            <text:p>Who App</text:p>
          </table:table-cell>
          <table:table-cell table:style-name="ce20" office:value-type="string">
            <text:p>Piotr Gajos</text:p>
          </table:table-cell>
          <table:table-cell table:style-name="ce36" table:formula="of:=[.D47]" office:value-type="float" office:value="34.5">
            <office:annotation draw:style-name="gr1" draw:text-style-name="P1" svg:width="3.387cm" svg:height="1.958cm" svg:x="9.922cm" svg:y="20.479cm" draw:caption-point-x="0.242cm" draw:caption-point-y="12.674cm">
              <dc:date>1899-12-30T00:00:00</dc:date>
              <text:p text:style-name="P1">Billable</text:p>
            </office:annotation>
            <text:p>34.5</text:p>
          </table:table-cell>
          <table:table-cell table:style-name="ce36" table:formula="of:=SUM([.F47:.FF47])" office:value-type="float" office:value="34.5">
            <text:p>34.5</text:p>
          </table:table-cell>
          <table:table-cell table:style-name="ce85" table:formula="of:=[.C47]-[.D47]" office:value-type="float" office:value="0">
            <text:p>0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office:value-type="float" office:value="14">
            <text:p>14</text:p>
          </table:table-cell>
          <table:table-cell table:style-name="ce34" office:value-type="float" office:value="5.5">
            <text:p>5.5</text:p>
          </table:table-cell>
          <table:table-cell table:style-name="ce34" table:number-columns-repeated="3"/>
          <table:table-cell table:style-name="ce53"/>
          <table:table-cell table:style-name="ce34" office:value-type="float" office:value="7">
            <text:p>7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table:number-columns-repeated="2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4"/>
          <table:table-cell table:style-name="ce34" office:value-type="float" office:value="0.5">
            <text:p>0.5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office:value-type="float" office:value="3">
            <text:p>3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34"/>
          <table:table-cell table:style-name="ce34" office:value-type="float" office:value="0.5">
            <text:p>0.5</text:p>
          </table:table-cell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style-name="ce34" table:number-columns-repeated="5"/>
          <table:table-cell table:style-name="ce53"/>
          <table:table-cell table:number-columns-repeated="862"/>
        </table:table-row>
        <table:table-row table:style-name="ro2" table:visibility="collapse">
          <table:table-cell table:style-name="ce9"/>
          <table:table-cell table:style-name="ce18"/>
          <table:table-cell table:style-name="ce36" table:number-columns-repeated="3"/>
          <table:table-cell table:style-name="ce53" table:number-columns-repeated="157"/>
          <table:table-cell table:number-columns-repeated="862"/>
        </table:table-row>
        <table:table-row table:style-name="ro2">
          <table:table-cell table:style-name="ce79" office:value-type="string">
            <text:p>Totals</text:p>
          </table:table-cell>
          <table:table-cell table:style-name="ce23"/>
          <table:table-cell table:style-name="ce81" table:formula="of:=SUM([.C2:.C42])" office:value-type="float" office:value="5875.5">
            <text:p>5875.5</text:p>
          </table:table-cell>
          <table:table-cell table:style-name="ce81" table:formula="of:=SUM([.D2:.D47])" office:value-type="float" office:value="4014.13664">
            <text:p>4014.13664</text:p>
          </table:table-cell>
          <table:table-cell table:style-name="ce81" table:formula="of:=SUM([.E2:.E42])" office:value-type="float" office:value="3171.83336">
            <text:p>3171.83336</text:p>
          </table:table-cell>
          <table:table-cell table:style-name="ce53" table:number-columns-repeated="157"/>
          <table:table-cell table:number-columns-repeated="862"/>
        </table:table-row>
        <table:table-row table:style-name="ro8">
          <table:table-cell table:style-name="ce4" table:formula="of:=(&quot;Internal (&quot;&amp;COUNTA([.A51:.A62]))&amp;&quot;)&quot;" office:value-type="string" office:string-value="Internal (12)">
            <text:p>Internal (12)</text:p>
          </table:table-cell>
          <table:table-cell table:style-name="ce19"/>
          <table:table-cell table:style-name="ce35"/>
          <table:table-cell table:style-name="ce83" table:number-columns-repeated="2"/>
          <table:table-cell table:style-name="ce35" table:number-columns-repeated="157"/>
          <table:table-cell table:number-columns-repeated="862"/>
        </table:table-row>
        <table:table-row table:style-name="ro2">
          <table:table-cell table:style-name="ce5" office:value-type="string">
            <text:p>Beats</text:p>
          </table:table-cell>
          <table:table-cell table:style-name="ce24"/>
          <table:table-cell table:style-name="ce36"/>
          <table:table-cell table:style-name="ce36" table:formula="of:=SUM([.F51:.FF51])" office:value-type="float" office:value="0">
            <text:p>0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Climate</text:p>
          </table:table-cell>
          <table:table-cell table:style-name="ce24"/>
          <table:table-cell table:style-name="ce36"/>
          <table:table-cell table:style-name="ce36" table:formula="of:=SUM([.F52:.FF52])" office:value-type="float" office:value="3">
            <text:p>3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2">
            <office:annotation draw:style-name="gr1" draw:text-style-name="P1" svg:width="3.387cm" svg:height="1.958cm" svg:x="41.672cm" svg:y="22.728cm" draw:caption-point-x="-21.728cm" draw:caption-point-y="12.956cm">
              <dc:date>1899-12-30T00:00:00</dc:date>
              <text:p text:style-name="P1">Design Management</text:p>
            </office:annotation>
            <text:p>2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1">
            <text:p>1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Contacts</text:p>
          </table:table-cell>
          <table:table-cell table:style-name="ce24"/>
          <table:table-cell table:style-name="ce36"/>
          <table:table-cell table:style-name="ce36" table:formula="of:=SUM([.F53:.FF53])" office:value-type="float" office:value="0">
            <text:p>0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Courier Killer</text:p>
          </table:table-cell>
          <table:table-cell table:style-name="ce24"/>
          <table:table-cell table:style-name="ce36"/>
          <table:table-cell table:style-name="ce36" table:formula="of:=SUM([.F54:.FF54])" office:value-type="float" office:value="6">
            <text:p>6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5">
            <text:p>5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36" table:number-columns-repeated="2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Day Stand</text:p>
          </table:table-cell>
          <table:table-cell table:style-name="ce24"/>
          <table:table-cell table:style-name="ce36"/>
          <table:table-cell table:style-name="ce36" table:formula="of:=SUM([.F55:.FF55])" office:value-type="float" office:value="5.5">
            <text:p>5.5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2">
            <text:p>2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4"/>
          <table:table-cell table:style-name="ce36" office:value-type="float" office:value="0.5">
            <text:p>0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Fun Booth 3</text:p>
          </table:table-cell>
          <table:table-cell table:style-name="ce24"/>
          <table:table-cell table:style-name="ce36"/>
          <table:table-cell table:style-name="ce36" table:formula="of:=SUM([.F56:.FF56])" office:value-type="float" office:value="8">
            <text:p>8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6" office:value-type="float" office:value="8">
            <text:p>8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Night Stand</text:p>
          </table:table-cell>
          <table:table-cell table:style-name="ce24"/>
          <table:table-cell table:style-name="ce36"/>
          <table:table-cell table:style-name="ce36" table:formula="of:=SUM([.F57:.FF57])" office:value-type="float" office:value="22.5">
            <text:p>22.5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number-columns-repeated="2" table:style-name="ce36" office:value-type="float" office:value="2">
            <text:p>2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style-name="ce36" office:value-type="float" office:value="4">
            <text:p>4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2"/>
          <table:table-cell table:style-name="ce36" office:value-type="float" office:value="3">
            <text:p>3</text:p>
          </table:table-cell>
          <table:table-cell table:style-name="ce36" table:number-columns-repeated="2"/>
          <table:table-cell table:style-name="ce38"/>
          <table:table-cell table:style-name="ce36"/>
          <table:table-cell table:style-name="ce34"/>
          <table:table-cell table:style-name="ce34" office:value-type="float" office:value="8">
            <text:p>8</text:p>
          </table:table-cell>
          <table:table-cell table:style-name="ce34" office:value-type="float" office:value="3.5">
            <text:p>3.5</text:p>
          </table:table-cell>
          <table:table-cell table:style-name="ce3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The Plateau</text:p>
          </table:table-cell>
          <table:table-cell table:style-name="ce24"/>
          <table:table-cell table:style-name="ce36"/>
          <table:table-cell table:style-name="ce36" table:formula="of:=SUM([.F58:.FF58])" office:value-type="float" office:value="0">
            <text:p>0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iGame Social</text:p>
          </table:table-cell>
          <table:table-cell table:style-name="ce24"/>
          <table:table-cell table:style-name="ce36"/>
          <table:table-cell table:style-name="ce36" table:formula="of:=SUM([.F59:.FF59])" office:value-type="float" office:value="249">
            <text:p>249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42.5">
            <text:p>42.5</text:p>
          </table:table-cell>
          <table:table-cell table:style-name="ce36" office:value-type="float" office:value="44">
            <text:p>44</text:p>
          </table:table-cell>
          <table:table-cell table:style-name="ce36" office:value-type="float" office:value="39">
            <text:p>39</text:p>
          </table:table-cell>
          <table:table-cell table:style-name="ce36" office:value-type="float" office:value="44">
            <text:p>44</text:p>
          </table:table-cell>
          <table:table-cell table:style-name="ce36" office:value-type="float" office:value="34.5">
            <text:p>34.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2"/>
          <table:table-cell table:style-name="ce34" office:value-type="float" office:value="20">
            <text:p>20</text:p>
          </table:table-cell>
          <table:table-cell table:style-name="ce34" office:value-type="float" office:value="25">
            <text:p>25</text:p>
          </table:table-cell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5" office:value-type="string">
            <text:p>Robokill</text:p>
          </table:table-cell>
          <table:table-cell table:style-name="ce24"/>
          <table:table-cell table:style-name="ce36"/>
          <table:table-cell table:style-name="ce36" table:formula="of:=SUM([.F60:.FF60])" office:value-type="float" office:value="0">
            <text:p>0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sourcebits.com</text:p>
          </table:table-cell>
          <table:table-cell table:style-name="ce24"/>
          <table:table-cell table:style-name="ce36"/>
          <table:table-cell table:style-name="ce36" table:formula="of:=SUM([.F61:.FF61])" office:value-type="float" office:value="79.5">
            <text:p>79.5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3"/>
          <table:table-cell table:style-name="ce36" office:value-type="float" office:value="4">
            <text:p>4</text:p>
          </table:table-cell>
          <table:table-cell table:style-name="ce36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35.5">
            <text:p>35.5</text:p>
          </table:table-cell>
          <table:table-cell table:style-name="ce36" office:value-type="float" office:value="18">
            <text:p>18</text:p>
          </table:table-cell>
          <table:table-cell table:style-name="ce36"/>
          <table:table-cell table:style-name="ce36" office:value-type="float" office:value="6">
            <text:p>6</text:p>
          </table:table-cell>
          <table:table-cell table:style-name="ce36" office:value-type="float" office:value="5">
            <text:p>5</text:p>
          </table:table-cell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1">
            <text:p>1</text:p>
          </table:table-cell>
          <table:table-cell table:style-name="ce36" table:number-columns-repeated="4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office:value-type="float" office:value="4">
            <text:p>4</text:p>
          </table:table-cell>
          <table:table-cell table:style-name="ce34"/>
          <table:table-cell table:style-name="ce34" office:value-type="float" office:value="6">
            <text:p>6</text:p>
          </table:table-cell>
          <table:table-cell table:style-name="ce3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6" office:value-type="string">
            <text:p>Zombie <text:s/>Game</text:p>
          </table:table-cell>
          <table:table-cell table:style-name="ce24"/>
          <table:table-cell table:style-name="ce36"/>
          <table:table-cell table:style-name="ce36" table:formula="of:=SUM([.F62:.FF62])" office:value-type="float" office:value="12">
            <text:p>12</text:p>
          </table:table-cell>
          <table:table-cell table:style-name="ce8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office:value-type="float" office:value="3.5">
            <text:p>3.5</text:p>
          </table:table-cell>
          <table:table-cell table:style-name="ce36" office:value-type="float" office:value="8.5">
            <text:p>8.5</text:p>
          </table:table-cell>
          <table:table-cell table:style-name="ce36" table:number-columns-repeated="3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 table:number-columns-repeated="5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style-name="ce36"/>
          <table:table-cell table:style-name="ce34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8"/>
          <table:table-cell table:style-name="ce25"/>
          <table:table-cell table:style-name="ce38" table:number-columns-repeated="107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 table:number-columns-repeated="2"/>
          <table:table-cell table:style-name="ce53" table:number-columns-repeated="4"/>
          <table:table-cell table:style-name="ce38"/>
          <table:table-cell table:number-columns-repeated="862"/>
        </table:table-row>
        <table:table-row table:style-name="ro2">
          <table:table-cell table:style-name="ce79" office:value-type="string">
            <text:p>Totals</text:p>
          </table:table-cell>
          <table:table-cell table:style-name="ce80"/>
          <table:table-cell table:style-name="ce81" table:formula="of:=SUM([.C51:.C62])" office:value-type="float" office:value="0">
            <text:p>0</text:p>
          </table:table-cell>
          <table:table-cell table:style-name="ce81" table:formula="of:=SUM([.D51:.D62])" office:value-type="float" office:value="385.5">
            <text:p>385.5</text:p>
          </table:table-cell>
          <table:table-cell table:style-name="ce81" table:formula="of:=SUM([.E51:.E62])" office:value-type="float" office:value="0">
            <text:p>0</text:p>
          </table:table-cell>
          <table:table-cell table:style-name="ce87"/>
          <table:table-cell table:style-name="ce88" table:formula="of:=SUM([.G2:.G63])" office:value-type="float" office:value="47.5">
            <text:p>47.5</text:p>
          </table:table-cell>
          <table:table-cell table:style-name="ce89" table:formula="of:=SUM([.H2:.H63])" office:value-type="float" office:value="41.5">
            <text:p>41.5</text:p>
          </table:table-cell>
          <table:table-cell table:style-name="ce89" table:formula="of:=SUM([.I2:.I63])" office:value-type="float" office:value="39.5">
            <text:p>39.5</text:p>
          </table:table-cell>
          <table:table-cell table:style-name="ce89" table:formula="of:=SUM([.J2:.J63])" office:value-type="float" office:value="32">
            <office:annotation draw:style-name="gr1" draw:text-style-name="P1" svg:width="3.387cm" svg:height="1.958cm" svg:x="32.147cm" svg:y="28.125cm" draw:caption-point-x="-14.576cm" draw:caption-point-y="13.463cm">
              <dc:date>1899-12-30T00:00:00</dc:date>
              <text:p text:style-name="P1">2 day leave - 6/22 and 6/23</text:p>
            </office:annotation>
            <text:p>32</text:p>
          </table:table-cell>
          <table:table-cell table:style-name="ce89" table:formula="of:=SUM([.K2:.K63])" office:value-type="float" office:value="39">
            <text:p>39</text:p>
          </table:table-cell>
          <table:table-cell table:style-name="ce87"/>
          <table:table-cell table:style-name="ce89" table:formula="of:=SUM([.M2:.M63])" office:value-type="float" office:value="31.5">
            <office:annotation draw:style-name="gr1" draw:text-style-name="P1" svg:width="3.387cm" svg:height="1.958cm" svg:x="41.672cm" svg:y="28.125cm" draw:caption-point-x="-21.728cm" draw:caption-point-y="13.463cm">
              <dc:date>1899-12-30T00:00:00</dc:date>
              <text:p text:style-name="P1">1 day leave — 5/31</text:p>
            </office:annotation>
            <text:p>31.5</text:p>
          </table:table-cell>
          <table:table-cell table:style-name="ce89" table:formula="of:=SUM([.N2:.N63])" office:value-type="float" office:value="14">
            <office:annotation draw:style-name="gr1" draw:text-style-name="P1" svg:width="3.387cm" svg:height="1.958cm" svg:x="44.847cm" svg:y="28.125cm" draw:caption-point-x="-24.113cm" draw:caption-point-y="13.463cm">
              <dc:date>1899-12-30T00:00:00</dc:date>
              <text:p text:style-name="P1">3 Days Leave</text:p>
            </office:annotation>
            <text:p>14</text:p>
          </table:table-cell>
          <table:table-cell table:style-name="ce89" table:formula="of:=SUM([.O2:.O63])" office:value-type="float" office:value="39">
            <text:p>39</text:p>
          </table:table-cell>
          <table:table-cell table:style-name="ce90" table:formula="of:=SUM([.P2:.P63])" office:value-type="float" office:value="32">
            <text:p>32</text:p>
          </table:table-cell>
          <table:table-cell table:style-name="ce90" table:formula="of:=SUM([.Q2:.Q63])" office:value-type="float" office:value="33">
            <text:p>33</text:p>
          </table:table-cell>
          <table:table-cell table:style-name="ce38"/>
          <table:table-cell table:style-name="ce91" table:formula="of:=SUM([.S2:.S63])" office:value-type="float" office:value="7">
            <office:annotation draw:style-name="gr1" draw:text-style-name="P1" svg:width="3.387cm" svg:height="1.958cm" svg:x="60.722cm" svg:y="28.125cm" draw:caption-point-x="-36.034cm" draw:caption-point-y="13.463cm">
              <dc:date>1899-12-30T00:00:00</dc:date>
              <text:p text:style-name="P1">1 day leave</text:p>
            </office:annotation>
            <text:p>7</text:p>
          </table:table-cell>
          <table:table-cell table:style-name="ce90" table:formula="of:=SUM([.T2:.T63])" office:value-type="float" office:value="35.5">
            <text:p>35.5</text:p>
          </table:table-cell>
          <table:table-cell table:style-name="ce89" table:formula="of:=SUM([.U2:.U63])" office:value-type="float" office:value="42.5">
            <text:p>42.5</text:p>
          </table:table-cell>
          <table:table-cell table:style-name="ce88" table:formula="of:=SUM([.V2:.V63])" office:value-type="float" office:value="42">
            <text:p>42</text:p>
          </table:table-cell>
          <table:table-cell table:style-name="ce89" table:formula="of:=SUM([.W2:.W63])" office:value-type="float" office:value="48">
            <text:p>48</text:p>
          </table:table-cell>
          <table:table-cell table:style-name="ce87"/>
          <table:table-cell table:style-name="ce90" table:formula="of:=SUM([.Y2:.Y63])" office:value-type="float" office:value="29">
            <office:annotation draw:style-name="gr1" draw:text-style-name="P1" svg:width="3.387cm" svg:height="1.958cm" svg:x="79.772cm" svg:y="28.125cm" draw:caption-point-x="-50.339cm" draw:caption-point-y="13.463cm">
              <dc:date>1899-12-30T00:00:00</dc:date>
              <text:p text:style-name="P1">1 day leave</text:p>
            </office:annotation>
            <text:p>29</text:p>
          </table:table-cell>
          <table:table-cell table:style-name="ce90" table:formula="of:=SUM([.Z2:.Z63])" office:value-type="float" office:value="35.5">
            <text:p>35.5</text:p>
          </table:table-cell>
          <table:table-cell table:style-name="ce88" table:formula="of:=SUM([.AA2:.AA63])" office:value-type="float" office:value="48">
            <text:p>48</text:p>
          </table:table-cell>
          <table:table-cell table:style-name="ce89" table:formula="of:=SUM([.AB2:.AB63])" office:value-type="float" office:value="31">
            <office:annotation draw:style-name="gr1" draw:text-style-name="P1" svg:width="3.387cm" svg:height="1.958cm" svg:x="89.297cm" svg:y="28.125cm" draw:caption-point-x="-57.492cm" draw:caption-point-y="13.463cm">
              <dc:date>1899-12-30T00:00:00</dc:date>
              <text:p text:style-name="P1">1/2 day leave on 6/24</text:p>
            </office:annotation>
            <text:p>31</text:p>
          </table:table-cell>
          <table:table-cell table:style-name="ce89" table:formula="of:=SUM([.AC2:.AC63])" office:value-type="float" office:value="36">
            <office:annotation draw:style-name="gr1" draw:text-style-name="P1" svg:width="3.387cm" svg:height="1.958cm" svg:x="92.472cm" svg:y="28.125cm" draw:caption-point-x="-59.876cm" draw:caption-point-y="13.463cm">
              <dc:date>1899-12-30T00:00:00</dc:date>
              <text:p text:style-name="P1">0.5 day leave 7/1</text:p>
            </office:annotation>
            <text:p>36</text:p>
          </table:table-cell>
          <table:table-cell table:style-name="ce87"/>
          <table:table-cell table:style-name="ce91" table:formula="of:=SUM([.AE2:.AE63])" office:value-type="float" office:value="23">
            <text:p>23</text:p>
          </table:table-cell>
          <table:table-cell table:style-name="ce91" table:formula="of:=SUM([.AF2:.AF63])" office:value-type="float" office:value="20">
            <text:p>20</text:p>
          </table:table-cell>
          <table:table-cell table:number-columns-repeated="3" table:style-name="ce89" office:value-type="string">
            <text:p>X</text:p>
          </table:table-cell>
          <table:table-cell table:style-name="ce87"/>
          <table:table-cell table:style-name="ce89" table:formula="of:=SUM([.AK2:.AK63])" office:value-type="float" office:value="10.5">
            <text:p>10.5</text:p>
          </table:table-cell>
          <table:table-cell table:style-name="ce89" table:formula="of:=SUM([.AL2:.AL63])" office:value-type="float" office:value="5">
            <text:p>5</text:p>
          </table:table-cell>
          <table:table-cell table:style-name="ce89" table:formula="of:=SUM([.AM2:.AM63])" office:value-type="float" office:value="11">
            <text:p>11</text:p>
          </table:table-cell>
          <table:table-cell table:style-name="ce92" table:formula="of:=SUM([.AN2:.AN63])" office:value-type="float" office:value="12">
            <text:p>12</text:p>
          </table:table-cell>
          <table:table-cell table:style-name="ce89" table:formula="of:=SUM([.AO2:.AO63])" office:value-type="float" office:value="11">
            <text:p>11</text:p>
          </table:table-cell>
          <table:table-cell table:style-name="ce87"/>
          <table:table-cell table:style-name="ce89" table:formula="of:=SUM([.AQ2:.AQ63])" office:value-type="float" office:value="44">
            <text:p>44</text:p>
          </table:table-cell>
          <table:table-cell table:style-name="ce89" table:formula="of:=SUM([.AR2:.AR63])" office:value-type="float" office:value="44">
            <text:p>44</text:p>
          </table:table-cell>
          <table:table-cell table:style-name="ce89" table:formula="of:=SUM([.AS2:.AS63])" office:value-type="float" office:value="39">
            <text:p>39</text:p>
          </table:table-cell>
          <table:table-cell table:style-name="ce89" table:formula="of:=SUM([.AT2:.AT63])" office:value-type="float" office:value="44">
            <text:p>44</text:p>
          </table:table-cell>
          <table:table-cell table:style-name="ce89" table:formula="of:=SUM([.AU2:.AU63])" office:value-type="float" office:value="34.5">
            <text:p>34.5</text:p>
          </table:table-cell>
          <table:table-cell table:style-name="ce87"/>
          <table:table-cell table:style-name="ce89" table:formula="of:=SUM([.AW2:.AW63])" office:value-type="float" office:value="51">
            <text:p>51</text:p>
          </table:table-cell>
          <table:table-cell table:style-name="ce89" table:formula="of:=SUM([.AX2:.AX63])" office:value-type="float" office:value="47.05664">
            <text:p>47.05664</text:p>
          </table:table-cell>
          <table:table-cell table:style-name="ce88" table:formula="of:=SUM([.AY2:.AY63])" office:value-type="float" office:value="45.3">
            <text:p>45.3</text:p>
          </table:table-cell>
          <table:table-cell table:style-name="ce88" table:formula="of:=SUM([.AZ2:.AZ63])" office:value-type="float" office:value="45.2">
            <text:p>45.2</text:p>
          </table:table-cell>
          <table:table-cell table:style-name="ce89" table:formula="of:=SUM([.BA2:.BA63])" office:value-type="float" office:value="44.23">
            <text:p>44.23</text:p>
          </table:table-cell>
          <table:table-cell table:style-name="ce87"/>
          <table:table-cell table:style-name="ce89" table:formula="of:=SUM([.BC2:.BC63])" office:value-type="float" office:value="20">
            <text:p>20</text:p>
          </table:table-cell>
          <table:table-cell table:style-name="ce89" table:formula="of:=SUM([.BD2:.BD63])" office:value-type="float" office:value="24">
            <text:p>24</text:p>
          </table:table-cell>
          <table:table-cell table:style-name="ce89" table:formula="of:=SUM([.BE2:.BE63])" office:value-type="float" office:value="24">
            <text:p>24</text:p>
          </table:table-cell>
          <table:table-cell table:style-name="ce89" table:formula="of:=SUM([.BF2:.BF63])" office:value-type="float" office:value="26">
            <text:p>26</text:p>
          </table:table-cell>
          <table:table-cell table:style-name="ce89" table:formula="of:=SUM([.BG2:.BG63])" office:value-type="float" office:value="26">
            <text:p>26</text:p>
          </table:table-cell>
          <table:table-cell table:style-name="ce87"/>
          <table:table-cell table:style-name="ce90" table:formula="of:=SUM([.BI2:.BI63])" office:value-type="float" office:value="35.5">
            <text:p>35.5</text:p>
          </table:table-cell>
          <table:table-cell table:style-name="ce89" table:formula="of:=SUM([.BJ2:.BJ63])" office:value-type="float" office:value="44">
            <text:p>44</text:p>
          </table:table-cell>
          <table:table-cell table:style-name="ce89" table:formula="of:=SUM([.BK2:.BK63])" office:value-type="float" office:value="42.5">
            <text:p>42.5</text:p>
          </table:table-cell>
          <table:table-cell table:style-name="ce89" table:formula="of:=SUM([.BL2:.BL63])" office:value-type="float" office:value="42">
            <text:p>42</text:p>
          </table:table-cell>
          <table:table-cell table:style-name="ce89" table:formula="of:=SUM([.BM2:.BM63])" office:value-type="float" office:value="40">
            <text:p>40</text:p>
          </table:table-cell>
          <table:table-cell table:style-name="ce87"/>
          <table:table-cell table:style-name="ce90" table:formula="of:=SUM([.BO2:.BO63])" office:value-type="float" office:value="35.5">
            <text:p>35.5</text:p>
          </table:table-cell>
          <table:table-cell table:style-name="ce89" table:formula="of:=SUM([.BP2:.BP63])" office:value-type="float" office:value="38">
            <text:p>38</text:p>
          </table:table-cell>
          <table:table-cell table:style-name="ce89" table:formula="of:=SUM([.BQ2:.BQ63])" office:value-type="float" office:value="40.5">
            <text:p>40.5</text:p>
          </table:table-cell>
          <table:table-cell table:style-name="ce89" table:formula="of:=SUM([.BR2:.BR63])" office:value-type="float" office:value="40">
            <text:p>40</text:p>
          </table:table-cell>
          <table:table-cell table:style-name="ce89" table:formula="of:=SUM([.BS2:.BS63])" office:value-type="float" office:value="40">
            <text:p>40</text:p>
          </table:table-cell>
          <table:table-cell table:style-name="ce87"/>
          <table:table-cell table:style-name="ce89" table:formula="of:=SUM([.BU2:.BU63])" office:value-type="float" office:value="43">
            <text:p>43</text:p>
          </table:table-cell>
          <table:table-cell table:style-name="ce89" table:formula="of:=SUM([.BV2:.BV63])" office:value-type="float" office:value="40.9">
            <text:p>40.9</text:p>
          </table:table-cell>
          <table:table-cell table:style-name="ce89" table:formula="of:=SUM([.BW2:.BW63])" office:value-type="float" office:value="40.5">
            <text:p>40.5</text:p>
          </table:table-cell>
          <table:table-cell table:style-name="ce89" table:formula="of:=SUM([.BX2:.BX63])" office:value-type="float" office:value="41">
            <text:p>41</text:p>
          </table:table-cell>
          <table:table-cell table:style-name="ce88" table:formula="of:=SUM([.BY2:.BY63])" office:value-type="float" office:value="48.6">
            <text:p>48.6</text:p>
          </table:table-cell>
          <table:table-cell table:style-name="ce87"/>
          <table:table-cell table:style-name="ce89" table:formula="of:=SUM([.CA2:.CA63])" office:value-type="float" office:value="43.6">
            <text:p>43.6</text:p>
          </table:table-cell>
          <table:table-cell table:style-name="ce89" table:formula="of:=SUM([.CB2:.CB63])" office:value-type="float" office:value="43">
            <text:p>43</text:p>
          </table:table-cell>
          <table:table-cell table:style-name="ce89" table:formula="of:=SUM([.CC2:.CC63])" office:value-type="float" office:value="25.75">
            <office:annotation draw:style-name="gr1" draw:text-style-name="P1" svg:width="3.387cm" svg:height="1.958cm" svg:x="257.572cm" svg:y="28.125cm" draw:caption-point-x="-183.855cm" draw:caption-point-y="13.463cm">
              <dc:date>1899-12-30T00:00:00</dc:date>
              <text:p text:style-name="P1">2 day leave, 6/13, 6/14</text:p>
              <text:p text:style-name="P1"/>
            </office:annotation>
            <text:p>25.75</text:p>
          </table:table-cell>
          <table:table-cell table:style-name="ce89" table:formula="of:=SUM([.CD2:.CD63])" office:value-type="float" office:value="43.5">
            <text:p>43.5</text:p>
          </table:table-cell>
          <table:table-cell table:style-name="ce89" table:formula="of:=SUM([.CE2:.CE63])" office:value-type="float" office:value="37.75">
            <text:p>37.75</text:p>
          </table:table-cell>
          <table:table-cell table:style-name="ce87"/>
          <table:table-cell table:style-name="ce90" table:formula="of:=SUM([.CG2:.CG63])" office:value-type="float" office:value="35.5">
            <text:p>35.5</text:p>
          </table:table-cell>
          <table:table-cell table:style-name="ce88" table:formula="of:=SUM([.CH2:.CH63])" office:value-type="float" office:value="51.5">
            <text:p>51.5</text:p>
          </table:table-cell>
          <table:table-cell table:style-name="ce89" table:formula="of:=SUM([.CI2:.CI63])" office:value-type="float" office:value="42">
            <text:p>42</text:p>
          </table:table-cell>
          <table:table-cell table:style-name="ce88" table:formula="of:=SUM([.CJ2:.CJ63])" office:value-type="float" office:value="45">
            <text:p>45</text:p>
          </table:table-cell>
          <table:table-cell table:style-name="ce89" table:formula="of:=SUM([.CK2:.CK63])" office:value-type="float" office:value="24.75">
            <office:annotation draw:style-name="gr1" draw:text-style-name="P1" svg:width="3.387cm" svg:height="1.958cm" svg:x="282.972cm" svg:y="28.125cm" draw:caption-point-x="-202.929cm" draw:caption-point-y="13.463cm">
              <dc:date>1899-12-30T00:00:00</dc:date>
              <text:p text:style-name="P1">2 Days Leave</text:p>
              <text:p text:style-name="P1"/>
            </office:annotation>
            <text:p>24.75</text:p>
          </table:table-cell>
          <table:table-cell table:style-name="ce87"/>
          <table:table-cell table:style-name="ce89" table:formula="of:=SUM([.CM2:.CM63])" office:value-type="float" office:value="40">
            <text:p>40</text:p>
          </table:table-cell>
          <table:table-cell table:style-name="ce91" table:formula="of:=SUM([.CN2:.CN63])" office:value-type="float" office:value="32">
            <text:p>32</text:p>
          </table:table-cell>
          <table:table-cell table:style-name="ce89" table:formula="of:=SUM([.CO2:.CO63])" office:value-type="float" office:value="38.1">
            <text:p>38.1</text:p>
          </table:table-cell>
          <table:table-cell table:style-name="ce89" table:formula="of:=SUM([.CP2:.CP63])" office:value-type="float" office:value="36.7">
            <text:p>36.7</text:p>
          </table:table-cell>
          <table:table-cell table:style-name="ce89" table:formula="of:=SUM([.CQ2:.CQ63])" office:value-type="float" office:value="43">
            <text:p>43</text:p>
          </table:table-cell>
          <table:table-cell table:style-name="ce87"/>
          <table:table-cell table:style-name="ce89" table:formula="of:=SUM([.CS2:.CS63])" office:value-type="float" office:value="40">
            <text:p>40</text:p>
          </table:table-cell>
          <table:table-cell table:style-name="ce89" table:formula="of:=SUM([.CT2:.CT63])" office:value-type="float" office:value="41">
            <text:p>41</text:p>
          </table:table-cell>
          <table:table-cell table:style-name="ce89" table:formula="of:=SUM([.CU2:.CU63])" office:value-type="float" office:value="39.5">
            <text:p>39.5</text:p>
          </table:table-cell>
          <table:table-cell table:style-name="ce89" table:formula="of:=SUM([.CV2:.CV63])" office:value-type="float" office:value="40.9">
            <text:p>40.9</text:p>
          </table:table-cell>
          <table:table-cell table:style-name="ce89" table:formula="of:=SUM([.CW2:.CW63])" office:value-type="float" office:value="40.4">
            <text:p>40.4</text:p>
          </table:table-cell>
          <table:table-cell table:style-name="ce87"/>
          <table:table-cell table:style-name="ce89" table:formula="of:=SUM([.CY2:.CY63])" office:value-type="float" office:value="42.5">
            <text:p>42.5</text:p>
          </table:table-cell>
          <table:table-cell table:style-name="ce89" table:formula="of:=SUM([.CZ2:.CZ63])" office:value-type="float" office:value="38">
            <text:p>38</text:p>
          </table:table-cell>
          <table:table-cell table:style-name="ce89" table:formula="of:=SUM([.DA2:.DA63])" office:value-type="float" office:value="27.5">
            <office:annotation draw:style-name="gr1" draw:text-style-name="P1" svg:width="3.387cm" svg:height="1.958cm" svg:x="333.772cm" svg:y="28.125cm" draw:caption-point-x="-241.076cm" draw:caption-point-y="13.463cm">
              <dc:date>1899-12-30T00:00:00</dc:date>
              <text:p text:style-name="P1">1 day leave - 14/6/201</text:p>
            </office:annotation>
            <text:p>27.5</text:p>
          </table:table-cell>
          <table:table-cell table:style-name="ce89" table:formula="of:=SUM([.DB2:.DB63])" office:value-type="float" office:value="39.5">
            <text:p>39.5</text:p>
          </table:table-cell>
          <table:table-cell table:style-name="ce89" table:formula="of:=SUM([.DC2:.DC63])" office:value-type="float" office:value="39">
            <text:p>39</text:p>
          </table:table-cell>
          <table:table-cell table:style-name="ce87"/>
          <table:table-cell table:style-name="ce89" table:formula="of:=SUM([.DE2:.DE63])" office:value-type="float" office:value="38.5">
            <text:p>38.5</text:p>
          </table:table-cell>
          <table:table-cell table:style-name="ce89" table:formula="of:=SUM([.DF2:.DF63])" office:value-type="float" office:value="41">
            <text:p>41</text:p>
          </table:table-cell>
          <table:table-cell table:style-name="ce89" table:formula="of:=SUM([.DG2:.DG63])" office:value-type="float" office:value="33">
            <office:annotation draw:style-name="gr1" draw:text-style-name="P1" svg:width="3.387cm" svg:height="1.958cm" svg:x="352.822cm" svg:y="28.125cm" draw:caption-point-x="-255.381cm" draw:caption-point-y="13.463cm">
              <dc:date>1899-12-30T00:00:00</dc:date>
              <text:p text:style-name="P1">1 day leave</text:p>
            </office:annotation>
            <text:p>33</text:p>
          </table:table-cell>
          <table:table-cell table:style-name="ce89" table:formula="of:=SUM([.DH2:.DH63])" office:value-type="float" office:value="38">
            <text:p>38</text:p>
          </table:table-cell>
          <table:table-cell table:style-name="ce89" table:formula="of:=SUM([.DI2:.DI63])" office:value-type="float" office:value="38.5">
            <text:p>38.5</text:p>
          </table:table-cell>
          <table:table-cell table:style-name="ce87"/>
          <table:table-cell table:style-name="ce89" table:formula="of:=SUM([.DK2:.DK63])" office:value-type="float" office:value="0">
            <text:p>0</text:p>
          </table:table-cell>
          <table:table-cell table:style-name="ce89" table:formula="of:=SUM([.DL2:.DL63])" office:value-type="float" office:value="47">
            <text:p>47</text:p>
          </table:table-cell>
          <table:table-cell table:style-name="ce90" table:formula="of:=SUM([.DM2:.DM63])" office:value-type="float" office:value="32">
            <text:p>32</text:p>
          </table:table-cell>
          <table:table-cell table:style-name="ce93" table:formula="of:=SUM([.DN2:.DN63])" office:value-type="float" office:value="26">
            <text:p>26</text:p>
          </table:table-cell>
          <table:table-cell table:style-name="ce93" table:formula="of:=SUM([.DO2:.DO63])" office:value-type="float" office:value="17">
            <text:p>17</text:p>
          </table:table-cell>
          <table:table-cell table:style-name="ce87"/>
          <table:table-cell table:style-name="ce90" table:formula="of:=SUM([.DQ3:.DQ63])" office:value-type="float" office:value="20">
            <text:p>20</text:p>
          </table:table-cell>
          <table:table-cell table:style-name="ce89" table:formula="of:=SUM([.DR3:.DR63])" office:value-type="float" office:value="17">
            <text:p>17</text:p>
          </table:table-cell>
          <table:table-cell table:style-name="ce89" table:formula="of:=SUM([.DS3:.DS63])" office:value-type="float" office:value="23.5">
            <text:p>23.5</text:p>
          </table:table-cell>
          <table:table-cell table:style-name="ce89" table:formula="of:=SUM([.DT3:.DT63])" office:value-type="float" office:value="0">
            <office:annotation draw:style-name="gr1" draw:text-style-name="P1" svg:width="3.387cm" svg:height="1.958cm" svg:x="394.097cm" svg:y="28.125cm" draw:caption-point-x="-286.376cm" draw:caption-point-y="13.463cm">
              <dc:date>1899-12-30T00:00:00</dc:date>
              <text:p text:style-name="P1">1 day leave - 6/27</text:p>
            </office:annotation>
            <text:p>0</text:p>
          </table:table-cell>
          <table:table-cell table:style-name="ce89" table:formula="of:=SUM([.DU3:.DU63])" office:value-type="float" office:value="0">
            <text:p>0</text:p>
          </table:table-cell>
          <table:table-cell table:style-name="ce87"/>
          <table:table-cell table:style-name="ce88" table:formula="of:=SUM([.DW3:.DW63])" office:value-type="float" office:value="61">
            <text:p>61</text:p>
          </table:table-cell>
          <table:table-cell table:style-name="ce89" table:formula="of:=SUM([.DX3:.DX63])" office:value-type="float" office:value="42.8">
            <text:p>42.8</text:p>
          </table:table-cell>
          <table:table-cell table:style-name="ce91" table:formula="of:=SUM([.DY3:.DY63])" office:value-type="float" office:value="17.5">
            <text:p>17.5</text:p>
          </table:table-cell>
          <table:table-cell table:style-name="ce91" table:formula="of:=SUM([.DZ3:.DZ63])" office:value-type="float" office:value="29">
            <text:p>29</text:p>
          </table:table-cell>
          <table:table-cell table:style-name="ce89" table:formula="of:=SUM([.EA3:.EA63])" office:value-type="float" office:value="37.6">
            <text:p>37.6</text:p>
          </table:table-cell>
          <table:table-cell table:style-name="ce87"/>
          <table:table-cell table:style-name="ce90" table:formula="of:=SUM([.EC3:.EC63])" office:value-type="float" office:value="33">
            <text:p>33</text:p>
          </table:table-cell>
          <table:table-cell table:style-name="ce89" table:formula="of:=SUM([.ED3:.ED63])" office:value-type="float" office:value="40.5">
            <text:p>40.5</text:p>
          </table:table-cell>
          <table:table-cell table:style-name="ce89" table:formula="of:=SUM([.EE3:.EE63])" office:value-type="float" office:value="43.5">
            <text:p>43.5</text:p>
          </table:table-cell>
          <table:table-cell table:style-name="ce88" table:formula="of:=SUM([.EF3:.EF63])" office:value-type="float" office:value="45">
            <text:p>45</text:p>
          </table:table-cell>
          <table:table-cell table:style-name="ce88" table:formula="of:=SUM([.EG3:.EG63])" office:value-type="float" office:value="43">
            <text:p>43</text:p>
          </table:table-cell>
          <table:table-cell table:style-name="ce87"/>
          <table:table-cell table:style-name="ce93" table:formula="of:=SUM([.EI3:.EI63])" office:value-type="float" office:value="22">
            <text:p>22</text:p>
          </table:table-cell>
          <table:table-cell table:style-name="ce88" table:formula="of:=SUM([.EJ3:.EJ63])" office:value-type="float" office:value="42">
            <text:p>42</text:p>
          </table:table-cell>
          <table:table-cell table:style-name="ce93" table:formula="of:=SUM([.EK3:.EK63])" office:value-type="float" office:value="23.5">
            <text:p>23.5</text:p>
          </table:table-cell>
          <table:table-cell table:style-name="ce93" table:formula="of:=SUM([.EL3:.EL63])" office:value-type="float" office:value="24.5">
            <text:p>24.5</text:p>
          </table:table-cell>
          <table:table-cell table:style-name="ce89" table:formula="of:=SUM([.EM3:.EM63])" office:value-type="float" office:value="38.5">
            <text:p>38.5</text:p>
          </table:table-cell>
          <table:table-cell table:style-name="ce87"/>
          <table:table-cell table:style-name="ce91" table:formula="of:=SUM([.EO3:.EO63])" office:value-type="float" office:value="28">
            <text:p>28</text:p>
          </table:table-cell>
          <table:table-cell table:style-name="ce91" table:formula="of:=SUM([.EP3:.EP63])" office:value-type="float" office:value="32">
            <office:annotation draw:style-name="gr1" draw:text-style-name="P1" svg:width="3.387cm" svg:height="1.958cm" svg:x="463.947cm" svg:y="28.125cm" draw:caption-point-x="-338.829cm" draw:caption-point-y="13.463cm">
              <dc:date>1899-12-30T00:00:00</dc:date>
              <text:p text:style-name="P1">1 day leave 8/6</text:p>
            </office:annotation>
            <text:p>32</text:p>
          </table:table-cell>
          <table:table-cell table:style-name="ce89" table:formula="of:=SUM([.EQ3:.EQ63])" office:value-type="float" office:value="40">
            <text:p>40</text:p>
          </table:table-cell>
          <table:table-cell table:style-name="ce89" office:value-type="string">
            <office:annotation draw:style-name="gr1" draw:text-style-name="P1" svg:width="3.387cm" svg:height="1.958cm" svg:x="470.297cm" svg:y="28.125cm" draw:caption-point-x="-343.597cm" draw:caption-point-y="13.463cm">
              <dc:date>1899-12-30T00:00:00</dc:date>
              <text:p text:style-name="P1">5 day leave, MBA exams</text:p>
            </office:annotation>
            <text:p>L</text:p>
          </table:table-cell>
          <table:table-cell table:style-name="ce91" office:value-type="string">
            <text:p>X</text:p>
          </table:table-cell>
          <table:table-cell table:style-name="ce87"/>
          <table:table-cell table:style-name="ce90" table:formula="of:=SUM([.EU3:.EU63])" office:value-type="float" office:value="28">
            <text:p>28</text:p>
          </table:table-cell>
          <table:table-cell table:style-name="ce89" table:formula="of:=SUM([.EV3:.EV63])" office:value-type="float" office:value="39">
            <text:p>39</text:p>
          </table:table-cell>
          <table:table-cell table:style-name="ce89" table:formula="of:=SUM([.EW3:.EW63])" office:value-type="float" office:value="29">
            <office:annotation draw:style-name="gr1" draw:text-style-name="P1" svg:width="3.387cm" svg:height="1.958cm" svg:x="486.172cm" svg:y="28.125cm" draw:caption-point-x="-355.519cm" draw:caption-point-y="13.463cm">
              <dc:date>1899-12-30T00:00:00</dc:date>
              <text:p text:style-name="P1">1,5 day leave</text:p>
            </office:annotation>
            <text:p>29</text:p>
          </table:table-cell>
          <table:table-cell table:style-name="ce89" table:formula="of:=SUM([.EX3:.EX63])" office:value-type="float" office:value="26">
            <office:annotation draw:style-name="gr1" draw:text-style-name="P1" svg:width="3.387cm" svg:height="1.958cm" svg:x="489.347cm" svg:y="28.125cm" draw:caption-point-x="-357.903cm" draw:caption-point-y="13.463cm">
              <dc:date>1899-12-30T00:00:00</dc:date>
              <text:p text:style-name="P1">1 day leave - 6/21</text:p>
            </office:annotation>
            <text:p>26</text:p>
          </table:table-cell>
          <table:table-cell table:style-name="ce89" table:formula="of:=SUM([.EY3:.EY63])" office:value-type="float" office:value="34">
            <office:annotation draw:style-name="gr1" draw:text-style-name="P1" svg:width="3.387cm" svg:height="1.958cm" svg:x="492.522cm" svg:y="28.125cm" draw:caption-point-x="-360.287cm" draw:caption-point-y="13.463cm">
              <dc:date>1899-12-30T00:00:00</dc:date>
              <text:p text:style-name="P1">1 day leave 6/29</text:p>
            </office:annotation>
            <text:p>34</text:p>
          </table:table-cell>
          <table:table-cell table:style-name="ce87"/>
          <table:table-cell table:number-columns-repeated="2" table:style-name="ce91" office:value-type="string">
            <text:p>X</text:p>
          </table:table-cell>
          <table:table-cell table:style-name="ce88" table:formula="of:=SUM([.FC3:.FC63])" office:value-type="float" office:value="0">
            <text:p>0</text:p>
          </table:table-cell>
          <table:table-cell table:style-name="ce89" table:formula="of:=SUM([.FD3:.FD63])" office:value-type="float" office:value="0">
            <text:p>0</text:p>
          </table:table-cell>
          <table:table-cell table:style-name="ce90" table:formula="of:=SUM([.FE3:.FE63])" office:value-type="float" office:value="0">
            <text:p>0</text:p>
          </table:table-cell>
          <table:table-cell table:style-name="ce87"/>
          <table:table-cell table:number-columns-repeated="862"/>
        </table:table-row>
        <table:table-row table:style-name="ro1">
          <table:table-cell table:style-name="ce9"/>
          <table:table-cell table:style-name="ce9" office:value-type="string">
            <text:p>Key</text:p>
          </table:table-cell>
          <table:table-cell table:style-name="ce82" office:value-type="string">
            <text:p>Employee of the week</text:p>
          </table:table-cell>
          <table:table-cell table:style-name="ce84" office:value-type="string">
            <text:p>You need to do better</text:p>
          </table:table-cell>
          <table:table-cell table:style-name="ce86" office:value-type="string">
            <text:p>OMG UR FIRED</text:p>
          </table:table-cell>
          <table:table-cell table:style-name="ce55"/>
          <table:table-cell table:style-name="ce62" table:formula="of:=SUM([.G64:.K64])" office:value-type="float" office:value="199.5" table:number-columns-spanned="5" table:number-rows-spanned="1">
            <text:p>199.5</text:p>
          </table:table-cell>
          <table:covered-table-cell table:number-columns-repeated="4" table:style-name="ce62"/>
          <table:table-cell table:style-name="ce55"/>
          <table:table-cell table:style-name="ce62" table:formula="of:=SUM([.M64:.Q64])" office:value-type="float" office:value="149.5" table:number-columns-spanned="5" table:number-rows-spanned="1">
            <text:p>149.5</text:p>
          </table:table-cell>
          <table:covered-table-cell table:number-columns-repeated="4" table:style-name="ce62"/>
          <table:table-cell table:style-name="ce55"/>
          <table:table-cell table:style-name="ce62" table:formula="of:=SUM([.S64:.W64])" office:value-type="float" office:value="175" table:number-columns-spanned="5" table:number-rows-spanned="1">
            <text:p>175</text:p>
          </table:table-cell>
          <table:covered-table-cell table:number-columns-repeated="4" table:style-name="ce62"/>
          <table:table-cell table:style-name="ce55"/>
          <table:table-cell table:style-name="ce62" table:formula="of:=SUM([.Y64:.AC64])" office:value-type="float" office:value="179.5" table:number-columns-spanned="5" table:number-rows-spanned="1">
            <text:p>179.5</text:p>
          </table:table-cell>
          <table:covered-table-cell table:number-columns-repeated="4" table:style-name="ce62"/>
          <table:table-cell table:style-name="ce55"/>
          <table:table-cell table:style-name="ce62" table:formula="of:=SUM([.AE64:.AI64])" office:value-type="float" office:value="43" table:number-columns-spanned="5" table:number-rows-spanned="1">
            <text:p>43</text:p>
          </table:table-cell>
          <table:covered-table-cell table:number-columns-repeated="4" table:style-name="ce62"/>
          <table:table-cell table:style-name="ce55"/>
          <table:table-cell table:style-name="ce62" table:formula="of:=SUM([.AK64:.AO64])" office:value-type="float" office:value="49.5" table:number-columns-spanned="5" table:number-rows-spanned="1">
            <text:p>49.5</text:p>
          </table:table-cell>
          <table:covered-table-cell table:number-columns-repeated="4" table:style-name="ce62"/>
          <table:table-cell table:style-name="ce55"/>
          <table:table-cell table:style-name="ce62" table:formula="of:=SUM([.AQ64:.AU64])" office:value-type="float" office:value="205.5" table:number-columns-spanned="5" table:number-rows-spanned="1">
            <text:p>205.5</text:p>
          </table:table-cell>
          <table:covered-table-cell table:number-columns-repeated="4" table:style-name="ce62"/>
          <table:table-cell table:style-name="ce55"/>
          <table:table-cell table:style-name="ce62" table:formula="of:=SUM([.AW64:.BA64])" office:value-type="float" office:value="232.78664" table:number-columns-spanned="5" table:number-rows-spanned="1">
            <text:p>232.78664</text:p>
          </table:table-cell>
          <table:covered-table-cell table:number-columns-repeated="4" table:style-name="ce62"/>
          <table:table-cell table:style-name="ce55"/>
          <table:table-cell table:style-name="ce62" table:formula="of:=SUM([.BC64:.BG64])" office:value-type="float" office:value="120" table:number-columns-spanned="5" table:number-rows-spanned="1">
            <text:p>120</text:p>
          </table:table-cell>
          <table:covered-table-cell table:number-columns-repeated="4" table:style-name="ce62"/>
          <table:table-cell table:style-name="ce55"/>
          <table:table-cell table:style-name="ce62" table:formula="of:=SUM([.BI64:.BM64])" office:value-type="float" office:value="204" table:number-columns-spanned="5" table:number-rows-spanned="1">
            <text:p>204</text:p>
          </table:table-cell>
          <table:covered-table-cell table:number-columns-repeated="4" table:style-name="ce62"/>
          <table:table-cell table:style-name="ce55"/>
          <table:table-cell table:style-name="ce62" table:formula="of:=SUM([.BO64:.BS64])" office:value-type="float" office:value="194" table:number-columns-spanned="5" table:number-rows-spanned="1">
            <text:p>194</text:p>
          </table:table-cell>
          <table:covered-table-cell table:number-columns-repeated="4" table:style-name="ce62"/>
          <table:table-cell table:style-name="ce55"/>
          <table:table-cell table:style-name="ce62" table:formula="of:=SUM([.BU64:.BY64])" office:value-type="float" office:value="214" table:number-columns-spanned="5" table:number-rows-spanned="1">
            <text:p>214</text:p>
          </table:table-cell>
          <table:covered-table-cell table:number-columns-repeated="4" table:style-name="ce62"/>
          <table:table-cell table:style-name="ce55"/>
          <table:table-cell table:style-name="ce62" table:formula="of:=SUM([.CA64:.CE64])" office:value-type="float" office:value="193.6" table:number-columns-spanned="5" table:number-rows-spanned="1">
            <text:p>193.6</text:p>
          </table:table-cell>
          <table:covered-table-cell table:number-columns-repeated="4" table:style-name="ce62"/>
          <table:table-cell table:style-name="ce55"/>
          <table:table-cell table:style-name="ce62" table:formula="of:=SUM([.CG64:.CK64])" office:value-type="float" office:value="198.75" table:number-columns-spanned="5" table:number-rows-spanned="1">
            <text:p>198.75</text:p>
          </table:table-cell>
          <table:covered-table-cell table:number-columns-repeated="4" table:style-name="ce62"/>
          <table:table-cell table:style-name="ce55"/>
          <table:table-cell table:style-name="ce62" table:formula="of:=SUM([.CM64:.CQ64])" office:value-type="float" office:value="189.8" table:number-columns-spanned="5" table:number-rows-spanned="1">
            <text:p>189.8</text:p>
          </table:table-cell>
          <table:covered-table-cell table:number-columns-repeated="4" table:style-name="ce62"/>
          <table:table-cell table:style-name="ce55"/>
          <table:table-cell table:style-name="ce62" table:formula="of:=SUM([.CS64:.CW64])" office:value-type="float" office:value="201.8" table:number-columns-spanned="5" table:number-rows-spanned="1">
            <text:p>201.8</text:p>
          </table:table-cell>
          <table:covered-table-cell table:number-columns-repeated="4" table:style-name="ce62"/>
          <table:table-cell table:style-name="ce55"/>
          <table:table-cell table:style-name="ce62" table:formula="of:=SUM([.CY64:.DC64])" office:value-type="float" office:value="186.5" table:number-columns-spanned="5" table:number-rows-spanned="1">
            <text:p>186.5</text:p>
          </table:table-cell>
          <table:covered-table-cell table:number-columns-repeated="4" table:style-name="ce62"/>
          <table:table-cell table:style-name="ce55"/>
          <table:table-cell table:style-name="ce62" table:formula="of:=SUM([.DE64:.DI64])" office:value-type="float" office:value="189" table:number-columns-spanned="5" table:number-rows-spanned="1">
            <text:p>189</text:p>
          </table:table-cell>
          <table:covered-table-cell table:number-columns-repeated="4" table:style-name="ce62"/>
          <table:table-cell table:style-name="ce55"/>
          <table:table-cell table:style-name="ce62" table:formula="of:=SUM([.DK64:.DO64])" office:value-type="float" office:value="122" table:number-columns-spanned="5" table:number-rows-spanned="1">
            <text:p>122</text:p>
          </table:table-cell>
          <table:covered-table-cell table:number-columns-repeated="4" table:style-name="ce62"/>
          <table:table-cell table:style-name="ce55"/>
          <table:table-cell table:style-name="ce62" table:formula="of:=SUM([.DQ64:.DU64])" office:value-type="float" office:value="60.5" table:number-columns-spanned="5" table:number-rows-spanned="1">
            <text:p>60.5</text:p>
          </table:table-cell>
          <table:covered-table-cell table:number-columns-repeated="4" table:style-name="ce62"/>
          <table:table-cell table:style-name="ce55"/>
          <table:table-cell table:style-name="ce62" table:formula="of:=SUM([.DW64:.EA64])" office:value-type="float" office:value="187.9" table:number-columns-spanned="5" table:number-rows-spanned="1">
            <text:p>187.9</text:p>
          </table:table-cell>
          <table:covered-table-cell table:number-columns-repeated="4" table:style-name="ce62"/>
          <table:table-cell table:style-name="ce55"/>
          <table:table-cell table:style-name="ce62" table:formula="of:=SUM([.EC64:.EG64])" office:value-type="float" office:value="205" table:number-columns-spanned="5" table:number-rows-spanned="1">
            <text:p>205</text:p>
          </table:table-cell>
          <table:covered-table-cell table:number-columns-repeated="4" table:style-name="ce62"/>
          <table:table-cell table:style-name="ce55"/>
          <table:table-cell table:style-name="ce62" table:formula="of:=SUM([.EI64:.EM64])" office:value-type="float" office:value="150.5" table:number-columns-spanned="5" table:number-rows-spanned="1">
            <text:p>150.5</text:p>
          </table:table-cell>
          <table:covered-table-cell table:number-columns-repeated="4" table:style-name="ce62"/>
          <table:table-cell table:style-name="ce55"/>
          <table:table-cell table:style-name="ce62" table:formula="of:=SUM([.EO64:.ES64])" office:value-type="float" office:value="100" table:number-columns-spanned="5" table:number-rows-spanned="1">
            <text:p>100</text:p>
          </table:table-cell>
          <table:covered-table-cell table:number-columns-repeated="4" table:style-name="ce62"/>
          <table:table-cell table:style-name="ce55"/>
          <table:table-cell table:style-name="ce62" table:formula="of:=SUM([.EU64:.EY64])" office:value-type="float" office:value="156" table:number-columns-spanned="5" table:number-rows-spanned="1">
            <text:p>156</text:p>
          </table:table-cell>
          <table:covered-table-cell table:number-columns-repeated="4" table:style-name="ce62"/>
          <table:table-cell table:style-name="ce55"/>
          <table:table-cell table:style-name="ce62" table:formula="of:=SUM([.FA64:.FE64])" office:value-type="float" office:value="0" table:number-columns-spanned="5" table:number-rows-spanned="1">
            <text:p>0</text:p>
          </table:table-cell>
          <table:covered-table-cell table:number-columns-repeated="4" table:style-name="ce62"/>
          <table:table-cell table:style-name="ce55"/>
          <table:table-cell table:number-columns-repeated="862"/>
        </table:table-row>
        <table:table-row table:style-name="ro1">
          <table:table-cell table:style-name="ce9"/>
          <table:table-cell table:style-name="ce23"/>
          <table:table-cell table:style-name="ce9" office:value-type="string" table:number-columns-spanned="2" table:number-rows-spanned="1">
            <text:p>Total Monthly Efficiency</text:p>
          </table:table-cell>
          <table:covered-table-cell table:style-name="ce23"/>
          <table:table-cell table:style-name="ce64" table:formula="of:=(SUM([.F66:.FF66]))/(COUNT([.F66:.FF66]))" office:value-type="percentage" office:value="0.813007046153846">
            <text:p>81%</text:p>
          </table:table-cell>
          <table:table-cell table:style-name="ce55"/>
          <table:table-cell table:style-name="ce64" table:formula="of:=[.G65]/200" office:value-type="percentage" office:value="0.9975" table:number-columns-spanned="5" table:number-rows-spanned="1">
            <text:p>100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M65]/200" office:value-type="percentage" office:value="0.7475" table:number-columns-spanned="5" table:number-rows-spanned="1">
            <text:p>75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S65]/200" office:value-type="percentage" office:value="0.875" table:number-columns-spanned="5" table:number-rows-spanned="1">
            <text:p>88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Y65]/200" office:value-type="percentage" office:value="0.8975" table:number-columns-spanned="5" table:number-rows-spanned="1">
            <text:p>90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AE65]/200" office:value-type="percentage" office:value="0.215" table:number-columns-spanned="5" table:number-rows-spanned="1">
            <text:p>22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AK65]/200" office:value-type="percentage" office:value="0.2475" table:number-columns-spanned="5" table:number-rows-spanned="1">
            <text:p>25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AQ65]/200" office:value-type="percentage" office:value="1.0275" table:number-columns-spanned="5" table:number-rows-spanned="1">
            <text:p>103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AW65]/200" office:value-type="percentage" office:value="1.1639332" table:number-columns-spanned="5" table:number-rows-spanned="1">
            <text:p>116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BC65]/100" office:value-type="percentage" office:value="1.2" table:number-columns-spanned="5" table:number-rows-spanned="1">
            <text:p>120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BI65]/200" office:value-type="percentage" office:value="1.02" table:number-columns-spanned="5" table:number-rows-spanned="1">
            <text:p>102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BO65]/200" office:value-type="percentage" office:value="0.97" table:number-columns-spanned="5" table:number-rows-spanned="1">
            <text:p>97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BU65]/200" office:value-type="percentage" office:value="1.07" table:number-columns-spanned="5" table:number-rows-spanned="1">
            <text:p>107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CA65]/200" office:value-type="percentage" office:value="0.968" table:number-columns-spanned="5" table:number-rows-spanned="1">
            <text:p>97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CG65]/200" office:value-type="percentage" office:value="0.99375" table:number-columns-spanned="5" table:number-rows-spanned="1">
            <text:p>99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CM65]/200" office:value-type="percentage" office:value="0.949" table:number-columns-spanned="5" table:number-rows-spanned="1">
            <text:p>95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CS65]/200" office:value-type="percentage" office:value="1.009" table:number-columns-spanned="5" table:number-rows-spanned="1">
            <text:p>101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CY65]/200" office:value-type="percentage" office:value="0.9325" table:number-columns-spanned="5" table:number-rows-spanned="1">
            <text:p>93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DE65]/200" office:value-type="percentage" office:value="0.945" table:number-columns-spanned="5" table:number-rows-spanned="1">
            <text:p>95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DK65]/200" office:value-type="percentage" office:value="0.61" table:number-columns-spanned="5" table:number-rows-spanned="1">
            <text:p>61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DQ65]/200" office:value-type="percentage" office:value="0.3025" table:number-columns-spanned="5" table:number-rows-spanned="1">
            <text:p>30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DW65]/200" office:value-type="percentage" office:value="0.9395" table:number-columns-spanned="5" table:number-rows-spanned="1">
            <text:p>94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EC65]/200" office:value-type="percentage" office:value="1.025" table:number-columns-spanned="5" table:number-rows-spanned="1">
            <text:p>103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EI65]/200" office:value-type="percentage" office:value="0.7525" table:number-columns-spanned="5" table:number-rows-spanned="1">
            <text:p>75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EO65]/200" office:value-type="percentage" office:value="0.5" table:number-columns-spanned="5" table:number-rows-spanned="1">
            <text:p>50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EU65]/200" office:value-type="percentage" office:value="0.78" table:number-columns-spanned="5" table:number-rows-spanned="1">
            <text:p>78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style-name="ce64" table:formula="of:=[.FA65]/200" office:value-type="percentage" office:value="0" table:number-columns-spanned="5" table:number-rows-spanned="1">
            <text:p>0%</text:p>
          </table:table-cell>
          <table:covered-table-cell table:number-columns-repeated="3" table:style-name="ce64"/>
          <table:covered-table-cell table:style-name="ce62"/>
          <table:table-cell table:style-name="ce55"/>
          <table:table-cell table:number-columns-repeated="862"/>
        </table:table-row>
        <table:table-row table:style-name="ro0" table:number-rows-repeated="1048509">
          <table:table-cell table:number-columns-repeated="1024"/>
        </table:table-row>
        <table:table-row table:style-name="ro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number-style style:name="N120">
      <number:number number:decimal-places="15" number:min-integer-digits="1" number:grouping="true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  <style:style style:name="cf-0" style:family="table-cell" style:parent-style-name="Default">
      <style:table-cell-properties fo:background-color="#b3d580"/>
    </style:style>
    <style:style style:name="cf-1" style:family="table-cell" style:parent-style-name="Default">
      <style:table-cell-properties fo:background-color="#99ccff"/>
    </style:style>
    <style:style style:name="cf-2" style:family="table-cell" style:parent-style-name="Default">
      <style:table-cell-properties fo:background-color="#ff0000"/>
    </style:style>
    <style:style style:name="cf-3" style:family="table-cell" style:parent-style-name="Default">
      <style:table-cell-properties fo:background-color="#e69999"/>
    </style:style>
    <style:style style:name="cf-4" style:family="table-cell" style:parent-style-name="Default">
      <style:table-cell-properties fo:background-color="#ffff99"/>
    </style:style>
    <style:style style:name="cf-5" style:family="table-cell" style:parent-style-name="Default"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6" style:family="table-cell" style:parent-style-name="Default">
      <style:table-cell-properties fo:background-color="#ffcc99"/>
    </style:style>
    <style:style style:name="cf-7" style:family="table-cell" style:parent-style-name="Default">
      <style:table-cell-properties fo:background-color="#c0c0c0"/>
    </style:style>
    <style:style style:name="cf-8" style:family="table-cell" style:parent-style-name="Default">
      <style:table-cell-properties fo:background-color="#dddddd"/>
    </style:style>
    <style:style style:name="cf-9" style:family="table-cell" style:parent-style-name="Default">
      <style:table-cell-properties fo:background-color="#dddddd"/>
      <style:text-properties fo:color="#dddddd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10" style:family="table-cell" style:parent-style-name="Default">
      <style:table-cell-properties fo:background-color="#ff9900"/>
    </style:style>
    <style:style style:name="cf-11" style:family="table-cell" style:parent-style-name="Default">
      <style:table-cell-properties fo:background-color="#99cc00"/>
    </style:style>
    <style:style style:name="cf-12" style:family="table-cell" style:parent-style-name="Default">
      <style:table-cell-properties fo:background-color="#dddddd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5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1969-12-31T16:00:00</dc:date>
    <meta:print-date>1969-12-31T16:00:00</meta:print-date>
    <meta:document-statistic meta:table-count="6" meta:cell-count="2883" meta:object-count="0"/>
    <meta:generator>LibreOffice/3.3$Linux LibreOffice_project/330m19$Build-202</meta:generator>
  </office:meta>
</office:document-meta>
</file>